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66mm"/>
    </style:style>
    <style:style style:name="co10" style:family="table-column">
      <style:table-column-properties fo:break-before="auto" style:column-width="36.48mm"/>
    </style:style>
    <style:style style:name="co11" style:family="table-column">
      <style:table-column-properties fo:break-before="auto" style:column-width="7.88mm"/>
    </style:style>
    <style:style style:name="co12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37.31mm"/>
    </style:style>
    <style:style style:name="co14" style:family="table-column">
      <style:table-column-properties fo:break-before="auto" style:column-width="16.93mm"/>
    </style:style>
    <style:style style:name="co15" style:family="table-column">
      <style:table-column-properties fo:break-before="auto" style:column-width="22.33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9.9mm"/>
    </style:style>
    <style:style style:name="co18" style:family="table-column">
      <style:table-column-properties fo:break-before="auto" style:column-width="69.64mm"/>
    </style:style>
    <style:style style:name="co19" style:family="table-column">
      <style:table-column-properties fo:break-before="auto" style:column-width="42.21mm"/>
    </style:style>
    <style:style style:name="co20" style:family="table-column">
      <style:table-column-properties fo:break-before="auto" style:column-width="8.18mm"/>
    </style:style>
    <style:style style:name="co21" style:family="table-column">
      <style:table-column-properties fo:break-before="auto" style:column-width="43.99mm"/>
    </style:style>
    <style:style style:name="co22" style:family="table-column">
      <style:table-column-properties fo:break-before="auto" style:column-width="16.88mm"/>
    </style:style>
    <style:style style:name="co23" style:family="table-column">
      <style:table-column-properties fo:break-before="auto" style:column-width="17.69mm"/>
    </style:style>
    <style:style style:name="co24" style:family="table-column">
      <style:table-column-properties fo:break-before="auto" style:column-width="28.59mm"/>
    </style:style>
    <style:style style:name="co25" style:family="table-column">
      <style:table-column-properties fo:break-before="auto" style:column-width="47.38mm"/>
    </style:style>
    <style:style style:name="co26" style:family="table-column">
      <style:table-column-properties fo:break-before="auto" style:column-width="10.87mm"/>
    </style:style>
    <style:style style:name="co27" style:family="table-column">
      <style:table-column-properties fo:break-before="auto" style:column-width="12.28mm"/>
    </style:style>
    <style:style style:name="co28" style:family="table-column">
      <style:table-column-properties fo:break-before="auto" style:column-width="10.14mm"/>
    </style:style>
    <style:style style:name="co29" style:family="table-column">
      <style:table-column-properties fo:break-before="auto" style:column-width="15.31mm"/>
    </style:style>
    <style:style style:name="co30" style:family="table-column">
      <style:table-column-properties fo:break-before="auto" style:column-width="8.54mm"/>
    </style:style>
    <style:style style:name="co31" style:family="table-column">
      <style:table-column-properties fo:break-before="auto" style:column-width="7.66mm"/>
    </style:style>
    <style:style style:name="co32" style:family="table-column">
      <style:table-column-properties fo:break-before="auto" style:column-width="6.79mm"/>
    </style:style>
    <style:style style:name="co33" style:family="table-column">
      <style:table-column-properties fo:break-before="auto" style:column-width="41.93mm"/>
    </style:style>
    <style:style style:name="co34" style:family="table-column">
      <style:table-column-properties fo:break-before="auto" style:column-width="11.57mm"/>
    </style:style>
    <style:style style:name="co35" style:family="table-column">
      <style:table-column-properties fo:break-before="auto" style:column-width="13.18mm"/>
    </style:style>
    <style:style style:name="co36" style:family="table-column">
      <style:table-column-properties fo:break-before="auto" style:column-width="8.89mm"/>
    </style:style>
    <style:style style:name="co37" style:family="table-column">
      <style:table-column-properties fo:break-before="auto" style:column-width="75.16mm"/>
    </style:style>
    <style:style style:name="co38" style:family="table-column">
      <style:table-column-properties fo:break-before="auto" style:column-width="47.91mm"/>
    </style:style>
    <style:style style:name="co39" style:family="table-column">
      <style:table-column-properties fo:break-before="auto" style:column-width="10.32mm"/>
    </style:style>
    <style:style style:name="co40" style:family="table-column">
      <style:table-column-properties fo:break-before="auto" style:column-width="6.26mm"/>
    </style:style>
    <style:style style:name="co41" style:family="table-column">
      <style:table-column-properties fo:break-before="auto" style:column-width="21.54mm"/>
    </style:style>
    <style:style style:name="co42" style:family="table-column">
      <style:table-column-properties fo:break-before="auto" style:column-width="19.95mm"/>
    </style:style>
    <style:style style:name="co43" style:family="table-column">
      <style:table-column-properties fo:break-before="auto" style:column-width="21.01mm"/>
    </style:style>
    <style:style style:name="co44" style:family="table-column">
      <style:table-column-properties fo:break-before="auto" style:column-width="53.09mm"/>
    </style:style>
    <style:style style:name="co45" style:family="table-column">
      <style:table-column-properties fo:break-before="auto" style:column-width="74.98mm"/>
    </style:style>
    <style:style style:name="co46" style:family="table-column">
      <style:table-column-properties fo:break-before="auto" style:column-width="25.1mm"/>
    </style:style>
    <style:style style:name="co47" style:family="table-column">
      <style:table-column-properties fo:break-before="auto" style:column-width="9.79mm"/>
    </style:style>
    <style:style style:name="co48" style:family="table-column">
      <style:table-column-properties fo:break-before="auto" style:column-width="35.26mm"/>
    </style:style>
    <style:style style:name="co49" style:family="table-column">
      <style:table-column-properties fo:break-before="auto" style:column-width="31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 style:data-style-name="N0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/>
    <style:style style:name="ce15" style:family="table-cell" style:parent-style-name="Default" style:data-style-name="N30"/>
    <style:style style:name="ce10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41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/>
    <style:style style:name="ce8" style:family="table-cell" style:parent-style-name="Default">
      <style:table-cell-properties style:cell-protect="none" style:print-content="true"/>
      <style:text-properties style:text-outline="false" style:text-line-through-style="none" style:text-line-through-typ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alendarEvent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ce2"/>
        <table:table-column table:style-name="co42" table:default-cell-style-name="ce10"/>
        <table:table-column table:style-name="co43" table:default-cell-style-name="Default"/>
        <table:table-column table:style-name="co44" table:default-cell-style-name="ce10"/>
        <table:table-column table:style-name="co45" table:default-cell-style-name="ce10"/>
        <table:table-column table:style-name="co46" table:default-cell-style-name="ce10"/>
        <table:table-row table:style-name="ro1">
          <table:table-cell office:value-type="string" calcext:value-type="string">
            <text:p>id</text:p>
          </table:table-cell>
          <table:table-cell table:style-name="ce10" office:value-type="string" calcext:value-type="string">
            <text:p>StartDate</text:p>
          </table:table-cell>
          <table:table-cell office:value-type="string" calcext:value-type="string">
            <text:p>EndDate</text:p>
          </table:table-cell>
          <table:table-cell table:style-name="ce10" office:value-type="string" calcext:value-type="string">
            <text:p>Ti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_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08-01</text:p>
          </table:table-cell>
          <table:table-cell/>
          <table:table-cell table:style-name="ce3" office:value-type="string" calcext:value-type="string">
            <text:p>10:37-12 00</text:p>
          </table:table-cell>
          <table:table-cell office:value-type="string" calcext:value-type="string">
            <text:p>Picknick med kollegorna</text:p>
          </table:table-cell>
          <table:table-cell office:value-type="string" calcext:value-type="string">
            <text:p>Avslutningslunch med exakt start- och sluttid</text:p>
          </table:table-cell>
          <table:table-cell office:value-type="string" calcext:value-type="string">
            <text:p>Pilön i Mälar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8-03</text:p>
          </table:table-cell>
          <table:table-cell/>
          <table:table-cell table:style-name="ce10"/>
          <table:table-cell office:value-type="string" calcext:value-type="string">
            <text:p>Ett heldagsevenemang i skogen</text:p>
          </table:table-cell>
          <table:table-cell office:value-type="string" calcext:value-type="string">
            <text:p>Ta med mat och varma drycker</text:p>
          </table:table-cell>
          <table:table-cell office:value-type="string" calcext:value-type="string">
            <text:p>Rävstaskog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08-05</text:p>
          </table:table-cell>
          <table:table-cell table:style-name="ce2" office:value-type="string" calcext:value-type="string">
            <text:p>2020-08-06</text:p>
          </table:table-cell>
          <table:table-cell office:value-type="string" calcext:value-type="string">
            <text:p>1700-1300</text:p>
          </table:table-cell>
          <table:table-cell table:style-name="Default" office:value-type="string" calcext:value-type="string">
            <text:p>Övernattning på flygplatsen</text:p>
          </table:table-cell>
          <table:table-cell table:style-name="Default" office:value-type="string" calcext:value-type="string">
            <text:p>tid sträcker sig via midnatt</text:p>
          </table:table-cell>
          <table:table-cell table:style-name="Default" office:value-type="string" calcext:value-type="string">
            <text:p>Arlan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020-08-07</text:p>
          </table:table-cell>
          <table:table-cell table:style-name="Default" office:value-type="string" calcext:value-type="string">
            <text:p>2020-08-08</text:p>
          </table:table-cell>
          <table:table-cell/>
          <table:table-cell table:style-name="Default" office:value-type="string" calcext:value-type="string">
            <text:p>Besök i Norrland</text:p>
          </table:table-cell>
          <table:table-cell table:style-name="Default" office:value-type="string" calcext:value-type="string">
            <text:p>Heltidsevenemang utan bestämd tid</text:p>
          </table:table-cell>
          <table:table-cell table:style-name="Default" office:value-type="string" calcext:value-type="string">
            <text:p>Jukkasjärv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2020-08-09</text:p>
          </table:table-cell>
          <table:table-cell table:style-name="Default"/>
          <table:table-cell office:value-type="float" office:value="1400" calcext:value-type="float">
            <text:p>1400</text:p>
          </table:table-cell>
          <table:table-cell table:style-name="Default" office:value-type="string" calcext:value-type="string">
            <text:p>Tråkigt möte</text:p>
          </table:table-cell>
          <table:table-cell table:style-name="Default" office:value-type="string" calcext:value-type="string">
            <text:p>Evenemang med standard-längd</text:p>
          </table:table-cell>
          <table:table-cell table:style-name="Default" office:value-type="string" calcext:value-type="string">
            <text:p>Kommunhuset</text:p>
          </table:table-cell>
        </table:table-row>
      </table:table>
      <table:table table:name="School" table:style-name="ta1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8" table:number-columns-repeated="2" table:default-cell-style-name="ce10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VisitOrder</text:p>
          </table:table-cell>
          <table:table-cell office:value-type="string" calcext:value-type="string">
            <text:p>BusRul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Annan skola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</text:p>
          </table:table-cell>
          <table:table-cell office:value-type="string" calcext:value-type="string">
            <text:p>Bergius</text:p>
          </table:table-cell>
          <table:table-cell office:value-type="string" calcext:value-type="string">
            <text:p>9FFVJVC4+8R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</text:p>
          </table:table-cell>
          <table:table-cell office:value-type="string" calcext:value-type="string">
            <text:p>Centralskolan</text:p>
          </table:table-cell>
          <table:table-cell office:value-type="string" calcext:value-type="string">
            <text:p>9FFVJVF3+8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da</text:p>
          </table:table-cell>
          <table:table-cell office:value-type="string" calcext:value-type="string">
            <text:p>Eddaskolan</text:p>
          </table:table-cell>
          <table:table-cell office:value-type="string" calcext:value-type="string">
            <text:p>9FFVJR7G+5H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il</text:p>
          </table:table-cell>
          <table:table-cell office:value-type="string" calcext:value-type="string">
            <text:p>Ekillaskolan</text:p>
          </table:table-cell>
          <table:table-cell office:value-type="string" calcext:value-type="string">
            <text:p>9FFVJRGW+5G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office:value-type="string" calcext:value-type="string">
            <text:p>Galaxskolan</text:p>
          </table:table-cell>
          <table:table-cell office:value-type="string" calcext:value-type="string">
            <text:p>9FFVJR66+VQ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t</text:p>
          </table:table-cell>
          <table:table-cell office:value-type="string" calcext:value-type="string">
            <text:p>S:ta Gertruds skola</text:p>
          </table:table-cell>
          <table:table-cell office:value-type="string" calcext:value-type="string">
            <text:p>9FFVJQF2+GC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ar</text:p>
          </table:table-cell>
          <table:table-cell office:value-type="string" calcext:value-type="string">
            <text:p>Grundsärskola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Josefinaskolan</text:p>
          </table:table-cell>
          <table:table-cell office:value-type="string" calcext:value-type="string">
            <text:p>9FFVJQHM+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</text:p>
          </table:table-cell>
          <table:table-cell office:value-type="string" calcext:value-type="string">
            <text:p>Naturskolan</text:p>
          </table:table-cell>
          <table:table-cell office:value-type="string" calcext:value-type="string">
            <text:p>9FFVJQ49+8C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r</text:p>
          </table:table-cell>
          <table:table-cell office:value-type="string" calcext:value-type="string">
            <text:p>Norrbackaskolan</text:p>
          </table:table-cell>
          <table:table-cell office:value-type="string" calcext:value-type="string">
            <text:p>9FFVJVM2+QJ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en</text:p>
          </table:table-cell>
          <table:table-cell office:value-type="string" calcext:value-type="string">
            <text:p>Odensala skola</text:p>
          </table:table-cell>
          <table:table-cell office:value-type="string" calcext:value-type="string">
            <text:p>9FFVMR8W+74</text:p>
          </table:table-cell>
          <table:table-cell office:value-type="float" office:value="7" calcext:value-type="float">
            <text:p>7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of</text:p>
          </table:table-cell>
          <table:table-cell office:value-type="string" calcext:value-type="string">
            <text:p>S:t Olofs skola</text:p>
          </table:table-cell>
          <table:table-cell office:value-type="string" calcext:value-type="string">
            <text:p>9FFVJPCF+CX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</text:p>
          </table:table-cell>
          <table:table-cell office:value-type="string" calcext:value-type="string">
            <text:p>S:t Pers skola</text:p>
          </table:table-cell>
          <table:table-cell office:value-type="string" calcext:value-type="string">
            <text:p>9FFVJP88+6J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g</text:p>
          </table:table-cell>
          <table:table-cell office:value-type="string" calcext:value-type="string">
            <text:p>Råbergsskolan</text:p>
          </table:table-cell>
          <table:table-cell office:value-type="string" calcext:value-type="string">
            <text:p>9FFVHVHR+V5</text:p>
          </table:table-cell>
          <table:table-cell office:value-type="float" office:value="8" calcext:value-type="float">
            <text:p>8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Sagaskolan</text:p>
          </table:table-cell>
          <table:table-cell office:value-type="string" calcext:value-type="string">
            <text:p>9FFVJR9H+M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</text:p>
          </table:table-cell>
          <table:table-cell office:value-type="string" calcext:value-type="string">
            <text:p>Sätunaskolan</text:p>
          </table:table-cell>
          <table:table-cell office:value-type="string" calcext:value-type="string">
            <text:p>9FFVJVJ4+CH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j</text:p>
          </table:table-cell>
          <table:table-cell office:value-type="string" calcext:value-type="string">
            <text:p>Steningehöjdens skola</text:p>
          </table:table-cell>
          <table:table-cell office:value-type="string" calcext:value-type="string">
            <text:p>9FFVJQGW+5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p</text:p>
          </table:table-cell>
          <table:table-cell office:value-type="string" calcext:value-type="string">
            <text:p>Skepptuna skola</text:p>
          </table:table-cell>
          <table:table-cell office:value-type="string" calcext:value-type="string">
            <text:p>9FFWP446+PG</text:p>
          </table:table-cell>
          <table:table-cell office:value-type="float" office:value="14" calcext:value-type="float">
            <text:p>14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hl</text:p>
          </table:table-cell>
          <table:table-cell office:value-type="string" calcext:value-type="string">
            <text:p>SSHL</text:p>
          </table:table-cell>
          <table:table-cell office:value-type="string" calcext:value-type="string">
            <text:p>9FFVJP85+2J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g</text:p>
          </table:table-cell>
          <table:table-cell office:value-type="string" calcext:value-type="string">
            <text:p>Tingvallaskolan</text:p>
          </table:table-cell>
          <table:table-cell office:value-type="string" calcext:value-type="string">
            <text:p>9FFVJRGH+M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s</text:p>
          </table:table-cell>
          <table:table-cell office:value-type="string" calcext:value-type="string">
            <text:p>Valstaskolan</text:p>
          </table:table-cell>
          <table:table-cell office:value-type="string" calcext:value-type="string">
            <text:p>9FFVJR8H+R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</text:p>
          </table:table-cell>
          <table:table-cell office:value-type="string" calcext:value-type="string">
            <text:p>Väringaskolan</text:p>
          </table:table-cell>
          <table:table-cell office:value-type="string" calcext:value-type="string">
            <text:p>9FFVJPCG+X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Location" table:style-name="ta1">
        <table:table-column table:style-name="co11" table:default-cell-style-name="ce10"/>
        <table:table-column table:style-name="co12" table:default-cell-style-name="ce10"/>
        <table:table-column table:style-name="co13" table:default-cell-style-name="ce16"/>
        <table:table-column table:style-name="co13" table:default-cell-style-name="ce10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10" office:value-type="string" calcext:value-type="string">
            <text:p>Coordinat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an Plats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lottvik</text:p>
          </table:table-cell>
          <table:table-cell office:value-type="string" calcext:value-type="string">
            <text:p>9FFVJQ49+8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äsudden</text:p>
          </table:table-cell>
          <table:table-cell office:value-type="string" calcext:value-type="string">
            <text:p>9FFVJQ29+6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kogen</text:p>
          </table:table-cell>
          <table:table-cell office:value-type="string" calcext:value-type="string">
            <text:p>9FFVJQGC+CG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arnsviken</text:p>
          </table:table-cell>
          <table:table-cell office:value-type="string" calcext:value-type="string">
            <text:p>9FFVJPCM+HV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onsthall Märsta</text:p>
          </table:table-cell>
          <table:table-cell office:value-type="string" calcext:value-type="string">
            <text:p>9FFVJP8F+WF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useum Sigtuna</text:p>
          </table:table-cell>
          <table:table-cell office:value-type="string" calcext:value-type="string">
            <text:p>9FFVJP8F+W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kolan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Eurostop</text:p>
          </table:table-cell>
          <table:table-cell office:value-type="string" calcext:value-type="string">
            <text:p>9FFVJV4W+WG</text:p>
          </table:table-cell>
          <table:table-cell table:style-name="Default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Museum&amp;Art Valsta</text:p>
          </table:table-cell>
          <table:table-cell office:value-type="string" calcext:value-type="string">
            <text:p>9FFVJR8G+XJ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</table:table>
      <table:table table:name="User" table:style-name="ta1"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7"/>
        <table:table-column table:style-name="co19" table:default-cell-style-name="ce10"/>
        <table:table-column table:style-name="co14" table:number-columns-repeated="3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Mob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choo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Holmqvist</text:p>
          </table:table-cell>
          <table:table-cell/>
          <table:table-cell table:style-name="Default" office:value-type="string" calcext:value-type="string">
            <text:p><text:a xlink:href="mailto:friedrich.hehl@sigtuna.se" xlink:type="simple">friedrich.hehl@sigtuna.se</text:a></text:p>
          </table:table-cell>
          <table:table-cell office:value-type="string" calcext:value-type="string">
            <text:p>ROLE_SUPER_ADMIN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Holmgren</text:p>
          </table:table-cell>
          <table:table-cell office:value-type="string" calcext:value-type="string">
            <text:p>072-4225508</text:p>
          </table:table-cell>
          <table:table-cell table:style-name="Default" office:value-type="string" calcext:value-type="string">
            <text:p>jonathan.holmgren.35@edu.sigtuna-example.se</text:p>
          </table:table-cell>
          <table:table-cell office:value-type="string" calcext:value-type="string">
            <text:p>ROLE_SUPER_ADMIN</text:p>
          </table:table-cell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Wikström</text:p>
          </table:table-cell>
          <table:table-cell office:value-type="string" calcext:value-type="string">
            <text:p>072-7126078</text:p>
          </table:table-cell>
          <table:table-cell table:style-name="Default" office:value-type="string" calcext:value-type="string">
            <text:p>lars.wikström.93@edu.sigtuna-example.se</text:p>
          </table:table-cell>
          <table:table-cell office:value-type="string" calcext:value-type="string">
            <text:p>ROLE_SUPER_ADMIN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rik</text:p>
          </table:table-cell>
          <table:table-cell office:value-type="string" calcext:value-type="string">
            <text:p>Svensson</text:p>
          </table:table-cell>
          <table:table-cell office:value-type="string" calcext:value-type="string">
            <text:p>074-2740977</text:p>
          </table:table-cell>
          <table:table-cell table:style-name="Default" office:value-type="string" calcext:value-type="string">
            <text:p>patrik.svensson.58@edu.sigtuna-example.se</text:p>
          </table:table-cell>
          <table:table-cell office:value-type="string" calcext:value-type="string">
            <text:p>ROLE_SUPER_ADMIN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Lindqvist</text:p>
          </table:table-cell>
          <table:table-cell office:value-type="string" calcext:value-type="string">
            <text:p>073-2288640</text:p>
          </table:table-cell>
          <table:table-cell table:style-name="Default" office:value-type="string" calcext:value-type="string">
            <text:p>mattias.lindqvist.76@edu.sigtuna-example.se</text:p>
          </table:table-cell>
          <table:table-cell office:value-type="string" calcext:value-type="string">
            <text:p>ROLE_SUPER_ADMI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Lundström</text:p>
          </table:table-cell>
          <table:table-cell office:value-type="string" calcext:value-type="string">
            <text:p>072-6544990</text:p>
          </table:table-cell>
          <table:table-cell table:style-name="Default" office:value-type="string" calcext:value-type="string">
            <text:p>josef.lundström.30@edu.sigtuna-example.se</text:p>
          </table:table-cell>
          <table:table-cell office:value-type="string" calcext:value-type="string">
            <text:p>ROLE_SUPER_ADMIN</text:p>
          </table:table-cell>
          <table:table-cell office:value-type="string" calcext:value-type="string">
            <text:p>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073-6450066</text:p>
          </table:table-cell>
          <table:table-cell table:style-name="Default" office:value-type="string" calcext:value-type="string">
            <text:p>joel.berg.9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Claesson</text:p>
          </table:table-cell>
          <table:table-cell office:value-type="string" calcext:value-type="string">
            <text:p>076-4661824</text:p>
          </table:table-cell>
          <table:table-cell table:style-name="Default" office:value-type="string" calcext:value-type="string">
            <text:p>rolf.claesson.9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Nilsson</text:p>
          </table:table-cell>
          <table:table-cell office:value-type="string" calcext:value-type="string">
            <text:p>073-2392227</text:p>
          </table:table-cell>
          <table:table-cell table:style-name="Default" office:value-type="string" calcext:value-type="string">
            <text:p>sofie.nilsson.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Berggren</text:p>
          </table:table-cell>
          <table:table-cell office:value-type="string" calcext:value-type="string">
            <text:p>073-5876655</text:p>
          </table:table-cell>
          <table:table-cell table:style-name="Default" office:value-type="string" calcext:value-type="string">
            <text:p>marianne.berggren.8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Krokberg</text:p>
          </table:table-cell>
          <table:table-cell office:value-type="string" calcext:value-type="string">
            <text:p>073-9602307</text:p>
          </table:table-cell>
          <table:table-cell table:style-name="Default" office:value-type="string" calcext:value-type="string">
            <text:p>rebecca.krokberg.1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örnkvist</text:p>
          </table:table-cell>
          <table:table-cell office:value-type="string" calcext:value-type="string">
            <text:p>072-6798847</text:p>
          </table:table-cell>
          <table:table-cell table:style-name="Default" office:value-type="string" calcext:value-type="string">
            <text:p>per.törnkvist.6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Henriksson</text:p>
          </table:table-cell>
          <table:table-cell office:value-type="string" calcext:value-type="string">
            <text:p>072-4456849</text:p>
          </table:table-cell>
          <table:table-cell table:style-name="Default" office:value-type="string" calcext:value-type="string">
            <text:p>therese.henriksson.2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2-3472656</text:p>
          </table:table-cell>
          <table:table-cell table:style-name="Default" office:value-type="string" calcext:value-type="string">
            <text:p>sonja.karlsson.4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ktoria</text:p>
          </table:table-cell>
          <table:table-cell office:value-type="string" calcext:value-type="string">
            <text:p>Söderberg</text:p>
          </table:table-cell>
          <table:table-cell office:value-type="string" calcext:value-type="string">
            <text:p>072-4386244</text:p>
          </table:table-cell>
          <table:table-cell table:style-name="Default" office:value-type="string" calcext:value-type="string">
            <text:p>viktoria.söderberg.2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Holmgren</text:p>
          </table:table-cell>
          <table:table-cell office:value-type="string" calcext:value-type="string">
            <text:p>074-2963937</text:p>
          </table:table-cell>
          <table:table-cell table:style-name="Default" office:value-type="string" calcext:value-type="string">
            <text:p>arvid.holmgren.8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Lindholm</text:p>
          </table:table-cell>
          <table:table-cell office:value-type="string" calcext:value-type="string">
            <text:p>073-2460723</text:p>
          </table:table-cell>
          <table:table-cell table:style-name="Default" office:value-type="string" calcext:value-type="string">
            <text:p>felicia.lindholm.6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Lind</text:p>
          </table:table-cell>
          <table:table-cell office:value-type="string" calcext:value-type="string">
            <text:p>070-0784432</text:p>
          </table:table-cell>
          <table:table-cell table:style-name="Default" office:value-type="string" calcext:value-type="string">
            <text:p>filip.lind.8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rit</text:p>
          </table:table-cell>
          <table:table-cell office:value-type="string" calcext:value-type="string">
            <text:p>Nyström</text:p>
          </table:table-cell>
          <table:table-cell office:value-type="string" calcext:value-type="string">
            <text:p>070-4651697</text:p>
          </table:table-cell>
          <table:table-cell table:style-name="Default" office:value-type="string" calcext:value-type="string">
            <text:p>berit.nyström.9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Bengtsson</text:p>
          </table:table-cell>
          <table:table-cell office:value-type="string" calcext:value-type="string">
            <text:p>072-7700647</text:p>
          </table:table-cell>
          <table:table-cell table:style-name="Default" office:value-type="string" calcext:value-type="string">
            <text:p>gun.bengtsson.5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melie</text:p>
          </table:table-cell>
          <table:table-cell office:value-type="string" calcext:value-type="string">
            <text:p>Eklund</text:p>
          </table:table-cell>
          <table:table-cell office:value-type="string" calcext:value-type="string">
            <text:p>072-6337204</text:p>
          </table:table-cell>
          <table:table-cell table:style-name="Default" office:value-type="string" calcext:value-type="string">
            <text:p>emelie.eklund.2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osefin</text:p>
          </table:table-cell>
          <table:table-cell office:value-type="string" calcext:value-type="string">
            <text:p>Eklund</text:p>
          </table:table-cell>
          <table:table-cell office:value-type="string" calcext:value-type="string">
            <text:p>072-1390516</text:p>
          </table:table-cell>
          <table:table-cell table:style-name="Default" office:value-type="string" calcext:value-type="string">
            <text:p>josefin.eklund.7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Sundberg</text:p>
          </table:table-cell>
          <table:table-cell office:value-type="string" calcext:value-type="string">
            <text:p>076-1885677</text:p>
          </table:table-cell>
          <table:table-cell table:style-name="Default" office:value-type="string" calcext:value-type="string">
            <text:p>ellen.sundberg.2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072-4649283</text:p>
          </table:table-cell>
          <table:table-cell table:style-name="Default" office:value-type="string" calcext:value-type="string">
            <text:p>marianne.mohamed.8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lva</text:p>
          </table:table-cell>
          <table:table-cell office:value-type="string" calcext:value-type="string">
            <text:p>Söderberg</text:p>
          </table:table-cell>
          <table:table-cell office:value-type="string" calcext:value-type="string">
            <text:p>070-4369006</text:p>
          </table:table-cell>
          <table:table-cell table:style-name="Default" office:value-type="string" calcext:value-type="string">
            <text:p>ylva.söderberg.9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Mattsson</text:p>
          </table:table-cell>
          <table:table-cell office:value-type="string" calcext:value-type="string">
            <text:p>073-9466193</text:p>
          </table:table-cell>
          <table:table-cell table:style-name="Default" office:value-type="string" calcext:value-type="string">
            <text:p>marianne.mattsson.6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Mårtensson</text:p>
          </table:table-cell>
          <table:table-cell office:value-type="string" calcext:value-type="string">
            <text:p>073-4993632</text:p>
          </table:table-cell>
          <table:table-cell table:style-name="Default" office:value-type="string" calcext:value-type="string">
            <text:p>ann.mårtensson.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gneta</text:p>
          </table:table-cell>
          <table:table-cell office:value-type="string" calcext:value-type="string">
            <text:p>Samuelsson</text:p>
          </table:table-cell>
          <table:table-cell office:value-type="string" calcext:value-type="string">
            <text:p>076-2053602</text:p>
          </table:table-cell>
          <table:table-cell table:style-name="Default" office:value-type="string" calcext:value-type="string">
            <text:p>agneta.samuelsson.5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rgareta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3-5789818</text:p>
          </table:table-cell>
          <table:table-cell table:style-name="Default" office:value-type="string" calcext:value-type="string">
            <text:p>margareta.karlsson.9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Hedlund</text:p>
          </table:table-cell>
          <table:table-cell office:value-type="string" calcext:value-type="string">
            <text:p>074-9717788</text:p>
          </table:table-cell>
          <table:table-cell table:style-name="Default" office:value-type="string" calcext:value-type="string">
            <text:p>sandra.hedlund.5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Claesson</text:p>
          </table:table-cell>
          <table:table-cell office:value-type="string" calcext:value-type="string">
            <text:p>076-1429769</text:p>
          </table:table-cell>
          <table:table-cell table:style-name="Default" office:value-type="string" calcext:value-type="string">
            <text:p>karin.claesson.7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Lundqvist</text:p>
          </table:table-cell>
          <table:table-cell office:value-type="string" calcext:value-type="string">
            <text:p>073-3982183</text:p>
          </table:table-cell>
          <table:table-cell table:style-name="Default" office:value-type="string" calcext:value-type="string">
            <text:p>karolina.lundqvist.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Törnkvist</text:p>
          </table:table-cell>
          <table:table-cell office:value-type="string" calcext:value-type="string">
            <text:p>072-3515972</text:p>
          </table:table-cell>
          <table:table-cell table:style-name="Default" office:value-type="string" calcext:value-type="string">
            <text:p>nathalie.törnkvist.8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Larsson</text:p>
          </table:table-cell>
          <table:table-cell office:value-type="string" calcext:value-type="string">
            <text:p>072-8875670</text:p>
          </table:table-cell>
          <table:table-cell table:style-name="Default" office:value-type="string" calcext:value-type="string">
            <text:p>camilla.larsson.9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erit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6-4714314</text:p>
          </table:table-cell>
          <table:table-cell table:style-name="Default" office:value-type="string" calcext:value-type="string">
            <text:p>berit.karlsson.5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Sandström</text:p>
          </table:table-cell>
          <table:table-cell office:value-type="string" calcext:value-type="string">
            <text:p>073-9363064</text:p>
          </table:table-cell>
          <table:table-cell table:style-name="Default" office:value-type="string" calcext:value-type="string">
            <text:p>moa.sandström.5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tröm</text:p>
          </table:table-cell>
          <table:table-cell office:value-type="string" calcext:value-type="string">
            <text:p>074-0702282</text:p>
          </table:table-cell>
          <table:table-cell table:style-name="Default" office:value-type="string" calcext:value-type="string">
            <text:p>karolina.ström.6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Håkansson</text:p>
          </table:table-cell>
          <table:table-cell office:value-type="string" calcext:value-type="string">
            <text:p>076-2521846</text:p>
          </table:table-cell>
          <table:table-cell table:style-name="Default" office:value-type="string" calcext:value-type="string">
            <text:p>cecilia.håkansson.4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Åberg</text:p>
          </table:table-cell>
          <table:table-cell office:value-type="string" calcext:value-type="string">
            <text:p>076-5060693</text:p>
          </table:table-cell>
          <table:table-cell table:style-name="Default" office:value-type="string" calcext:value-type="string">
            <text:p>ann.åberg.9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Engström</text:p>
          </table:table-cell>
          <table:table-cell office:value-type="string" calcext:value-type="string">
            <text:p>073-3258660</text:p>
          </table:table-cell>
          <table:table-cell table:style-name="Default" office:value-type="string" calcext:value-type="string">
            <text:p>alexandra.engström.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rbro</text:p>
          </table:table-cell>
          <table:table-cell office:value-type="string" calcext:value-type="string">
            <text:p>Lindström</text:p>
          </table:table-cell>
          <table:table-cell office:value-type="string" calcext:value-type="string">
            <text:p>074-5958155</text:p>
          </table:table-cell>
          <table:table-cell table:style-name="Default" office:value-type="string" calcext:value-type="string">
            <text:p>barbro.lindström.3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n-Marie</text:p>
          </table:table-cell>
          <table:table-cell office:value-type="string" calcext:value-type="string">
            <text:p>Berggren</text:p>
          </table:table-cell>
          <table:table-cell office:value-type="string" calcext:value-type="string">
            <text:p>072-7111042</text:p>
          </table:table-cell>
          <table:table-cell table:style-name="Default" office:value-type="string" calcext:value-type="string">
            <text:p>ann-marie.berggren.2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Wallin</text:p>
          </table:table-cell>
          <table:table-cell office:value-type="string" calcext:value-type="string">
            <text:p>073-3760649</text:p>
          </table:table-cell>
          <table:table-cell table:style-name="Default" office:value-type="string" calcext:value-type="string">
            <text:p>caroline.wallin.8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Berggren</text:p>
          </table:table-cell>
          <table:table-cell office:value-type="string" calcext:value-type="string">
            <text:p>074-4994324</text:p>
          </table:table-cell>
          <table:table-cell table:style-name="Default" office:value-type="string" calcext:value-type="string">
            <text:p>alexandra.berggren.3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072-5544292</text:p>
          </table:table-cell>
          <table:table-cell table:style-name="Default" office:value-type="string" calcext:value-type="string">
            <text:p>agnes.björk.5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örgen</text:p>
          </table:table-cell>
          <table:table-cell office:value-type="string" calcext:value-type="string">
            <text:p>Hellström</text:p>
          </table:table-cell>
          <table:table-cell office:value-type="string" calcext:value-type="string">
            <text:p>073-8630563</text:p>
          </table:table-cell>
          <table:table-cell table:style-name="Default" office:value-type="string" calcext:value-type="string">
            <text:p>jörgen.hellström.7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Henriksson</text:p>
          </table:table-cell>
          <table:table-cell office:value-type="string" calcext:value-type="string">
            <text:p>074-5897613</text:p>
          </table:table-cell>
          <table:table-cell table:style-name="Default" office:value-type="string" calcext:value-type="string">
            <text:p>anita.henriksson.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Engström</text:p>
          </table:table-cell>
          <table:table-cell office:value-type="string" calcext:value-type="string">
            <text:p>072-0835851</text:p>
          </table:table-cell>
          <table:table-cell table:style-name="Default" office:value-type="string" calcext:value-type="string">
            <text:p>cecilia.engström.6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Nilsson</text:p>
          </table:table-cell>
          <table:table-cell office:value-type="string" calcext:value-type="string">
            <text:p>070-3370296</text:p>
          </table:table-cell>
          <table:table-cell table:style-name="Default" office:value-type="string" calcext:value-type="string">
            <text:p>rolf.nilsson.5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Reinfeldt</text:p>
          </table:table-cell>
          <table:table-cell office:value-type="string" calcext:value-type="string">
            <text:p>074-1844271</text:p>
          </table:table-cell>
          <table:table-cell table:style-name="Default" office:value-type="string" calcext:value-type="string">
            <text:p>matilda.reinfeldt.2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Lindberg</text:p>
          </table:table-cell>
          <table:table-cell office:value-type="string" calcext:value-type="string">
            <text:p>076-8458623</text:p>
          </table:table-cell>
          <table:table-cell table:style-name="Default" office:value-type="string" calcext:value-type="string">
            <text:p>matilda.lindberg.2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Reinfeldt</text:p>
          </table:table-cell>
          <table:table-cell office:value-type="string" calcext:value-type="string">
            <text:p>070-1411249</text:p>
          </table:table-cell>
          <table:table-cell table:style-name="Default" office:value-type="string" calcext:value-type="string">
            <text:p>astrid.reinfeldt.8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Dahlberg</text:p>
          </table:table-cell>
          <table:table-cell office:value-type="string" calcext:value-type="string">
            <text:p>070-2113492</text:p>
          </table:table-cell>
          <table:table-cell table:style-name="Default" office:value-type="string" calcext:value-type="string">
            <text:p>camilla.dahlberg.9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Henriksson</text:p>
          </table:table-cell>
          <table:table-cell office:value-type="string" calcext:value-type="string">
            <text:p>070-3415126</text:p>
          </table:table-cell>
          <table:table-cell table:style-name="Default" office:value-type="string" calcext:value-type="string">
            <text:p>sandra.henriksson.2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Löfgren</text:p>
          </table:table-cell>
          <table:table-cell office:value-type="string" calcext:value-type="string">
            <text:p>074-6572085</text:p>
          </table:table-cell>
          <table:table-cell table:style-name="Default" office:value-type="string" calcext:value-type="string">
            <text:p>dennis.löfgren.7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2-1279281</text:p>
          </table:table-cell>
          <table:table-cell table:style-name="Default" office:value-type="string" calcext:value-type="string">
            <text:p>ann.karlsson.8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Persson</text:p>
          </table:table-cell>
          <table:table-cell office:value-type="string" calcext:value-type="string">
            <text:p>076-9907579</text:p>
          </table:table-cell>
          <table:table-cell table:style-name="Default" office:value-type="string" calcext:value-type="string">
            <text:p>ida.persson.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ernilla</text:p>
          </table:table-cell>
          <table:table-cell office:value-type="string" calcext:value-type="string">
            <text:p>Jönsson</text:p>
          </table:table-cell>
          <table:table-cell office:value-type="string" calcext:value-type="string">
            <text:p>072-7842957</text:p>
          </table:table-cell>
          <table:table-cell table:style-name="Default" office:value-type="string" calcext:value-type="string">
            <text:p>pernilla.jönsson.9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Dahlberg</text:p>
          </table:table-cell>
          <table:table-cell office:value-type="string" calcext:value-type="string">
            <text:p>070-2889716</text:p>
          </table:table-cell>
          <table:table-cell table:style-name="Default" office:value-type="string" calcext:value-type="string">
            <text:p>kerstin.dahlberg.1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076-0523330</text:p>
          </table:table-cell>
          <table:table-cell table:style-name="Default" office:value-type="string" calcext:value-type="string">
            <text:p>gun.ali.5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nnika</text:p>
          </table:table-cell>
          <table:table-cell office:value-type="string" calcext:value-type="string">
            <text:p>Berggren</text:p>
          </table:table-cell>
          <table:table-cell office:value-type="string" calcext:value-type="string">
            <text:p>074-5947201</text:p>
          </table:table-cell>
          <table:table-cell table:style-name="Default" office:value-type="string" calcext:value-type="string">
            <text:p>annika.berggren.9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jöberg</text:p>
          </table:table-cell>
          <table:table-cell office:value-type="string" calcext:value-type="string">
            <text:p>070-5651818</text:p>
          </table:table-cell>
          <table:table-cell table:style-name="Default" office:value-type="string" calcext:value-type="string">
            <text:p>anna.sjöberg.6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va</text:p>
          </table:table-cell>
          <table:table-cell office:value-type="string" calcext:value-type="string">
            <text:p>Sandström</text:p>
          </table:table-cell>
          <table:table-cell office:value-type="string" calcext:value-type="string">
            <text:p>073-1481726</text:p>
          </table:table-cell>
          <table:table-cell table:style-name="Default" office:value-type="string" calcext:value-type="string">
            <text:p>alva.sandström.6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Nilsson</text:p>
          </table:table-cell>
          <table:table-cell office:value-type="string" calcext:value-type="string">
            <text:p>070-9055912</text:p>
          </table:table-cell>
          <table:table-cell table:style-name="Default" office:value-type="string" calcext:value-type="string">
            <text:p>anita.nilsson.5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sa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Holmgren</text:p>
          </table:table-cell>
          <table:table-cell office:value-type="string" calcext:value-type="string">
            <text:p>076-6762750</text:p>
          </table:table-cell>
          <table:table-cell table:style-name="Default" office:value-type="string" calcext:value-type="string">
            <text:p>joel.holmgren.3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Mårtensson</text:p>
          </table:table-cell>
          <table:table-cell office:value-type="string" calcext:value-type="string">
            <text:p>073-7994568</text:p>
          </table:table-cell>
          <table:table-cell table:style-name="Default" office:value-type="string" calcext:value-type="string">
            <text:p>madeleine.mårtensson.8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Berggren</text:p>
          </table:table-cell>
          <table:table-cell office:value-type="string" calcext:value-type="string">
            <text:p>074-6363867</text:p>
          </table:table-cell>
          <table:table-cell table:style-name="Default" office:value-type="string" calcext:value-type="string">
            <text:p>pia.berggren.5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Larsson</text:p>
          </table:table-cell>
          <table:table-cell office:value-type="string" calcext:value-type="string">
            <text:p>073-4448724</text:p>
          </table:table-cell>
          <table:table-cell table:style-name="Default" office:value-type="string" calcext:value-type="string">
            <text:p>maja.larsson.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Nyström</text:p>
          </table:table-cell>
          <table:table-cell office:value-type="string" calcext:value-type="string">
            <text:p>070-1276095</text:p>
          </table:table-cell>
          <table:table-cell table:style-name="Default" office:value-type="string" calcext:value-type="string">
            <text:p>anita.nyström.5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Dahlberg</text:p>
          </table:table-cell>
          <table:table-cell office:value-type="string" calcext:value-type="string">
            <text:p>070-1926632</text:p>
          </table:table-cell>
          <table:table-cell table:style-name="Default" office:value-type="string" calcext:value-type="string">
            <text:p>susanne.dahlberg.1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kaela</text:p>
          </table:table-cell>
          <table:table-cell office:value-type="string" calcext:value-type="string">
            <text:p>Sandström</text:p>
          </table:table-cell>
          <table:table-cell office:value-type="string" calcext:value-type="string">
            <text:p>076-6022835</text:p>
          </table:table-cell>
          <table:table-cell table:style-name="Default" office:value-type="string" calcext:value-type="string">
            <text:p>mikaela.sandström.8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Andreasson</text:p>
          </table:table-cell>
          <table:table-cell office:value-type="string" calcext:value-type="string">
            <text:p>073-6664470</text:p>
          </table:table-cell>
          <table:table-cell table:style-name="Default" office:value-type="string" calcext:value-type="string">
            <text:p>lina.andreasson.8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Sandberg</text:p>
          </table:table-cell>
          <table:table-cell office:value-type="string" calcext:value-type="string">
            <text:p>073-0853244</text:p>
          </table:table-cell>
          <table:table-cell table:style-name="Default" office:value-type="string" calcext:value-type="string">
            <text:p>diana.sandberg.4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ernilla</text:p>
          </table:table-cell>
          <table:table-cell office:value-type="string" calcext:value-type="string">
            <text:p>Isaksson</text:p>
          </table:table-cell>
          <table:table-cell office:value-type="string" calcext:value-type="string">
            <text:p>072-9385846</text:p>
          </table:table-cell>
          <table:table-cell table:style-name="Default" office:value-type="string" calcext:value-type="string">
            <text:p>pernilla.isaksson.5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Lundqvist</text:p>
          </table:table-cell>
          <table:table-cell office:value-type="string" calcext:value-type="string">
            <text:p>073-3405174</text:p>
          </table:table-cell>
          <table:table-cell table:style-name="Default" office:value-type="string" calcext:value-type="string">
            <text:p>gun.lundqvist.5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Bergman</text:p>
          </table:table-cell>
          <table:table-cell office:value-type="string" calcext:value-type="string">
            <text:p>074-3105818</text:p>
          </table:table-cell>
          <table:table-cell table:style-name="Default" office:value-type="string" calcext:value-type="string">
            <text:p>tommy.bergman.1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inn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076-1063050</text:p>
          </table:table-cell>
          <table:table-cell table:style-name="Default" office:value-type="string" calcext:value-type="string">
            <text:p>linn.ek.3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Wikström</text:p>
          </table:table-cell>
          <table:table-cell office:value-type="string" calcext:value-type="string">
            <text:p>076-2017640</text:p>
          </table:table-cell>
          <table:table-cell table:style-name="Default" office:value-type="string" calcext:value-type="string">
            <text:p>karin.wikström.4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nika</text:p>
          </table:table-cell>
          <table:table-cell office:value-type="string" calcext:value-type="string">
            <text:p>Holmqvist</text:p>
          </table:table-cell>
          <table:table-cell office:value-type="string" calcext:value-type="string">
            <text:p>072-3170108</text:p>
          </table:table-cell>
          <table:table-cell table:style-name="Default" office:value-type="string" calcext:value-type="string">
            <text:p>annika.holmqvist.3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Forsberg</text:p>
          </table:table-cell>
          <table:table-cell office:value-type="string" calcext:value-type="string">
            <text:p>073-7839122</text:p>
          </table:table-cell>
          <table:table-cell table:style-name="Default" office:value-type="string" calcext:value-type="string">
            <text:p>caroline.forsberg.3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Löfgren</text:p>
          </table:table-cell>
          <table:table-cell office:value-type="string" calcext:value-type="string">
            <text:p>074-2233739</text:p>
          </table:table-cell>
          <table:table-cell table:style-name="Default" office:value-type="string" calcext:value-type="string">
            <text:p>lisa.löfgren.5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nika</text:p>
          </table:table-cell>
          <table:table-cell office:value-type="string" calcext:value-type="string">
            <text:p>Engström</text:p>
          </table:table-cell>
          <table:table-cell office:value-type="string" calcext:value-type="string">
            <text:p>074-2631897</text:p>
          </table:table-cell>
          <table:table-cell table:style-name="Default" office:value-type="string" calcext:value-type="string">
            <text:p>annika.engström.1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Lundström</text:p>
          </table:table-cell>
          <table:table-cell office:value-type="string" calcext:value-type="string">
            <text:p>072-1592142</text:p>
          </table:table-cell>
          <table:table-cell table:style-name="Default" office:value-type="string" calcext:value-type="string">
            <text:p>karolina.lundström.8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Rundvist</text:p>
          </table:table-cell>
          <table:table-cell office:value-type="string" calcext:value-type="string">
            <text:p>072-0121089</text:p>
          </table:table-cell>
          <table:table-cell table:style-name="Default" office:value-type="string" calcext:value-type="string">
            <text:p>sofia.rundvist.7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Holm</text:p>
          </table:table-cell>
          <table:table-cell office:value-type="string" calcext:value-type="string">
            <text:p>076-3205817</text:p>
          </table:table-cell>
          <table:table-cell table:style-name="Default" office:value-type="string" calcext:value-type="string">
            <text:p>amanda.holm.9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lva</text:p>
          </table:table-cell>
          <table:table-cell office:value-type="string" calcext:value-type="string">
            <text:p>Holm</text:p>
          </table:table-cell>
          <table:table-cell office:value-type="string" calcext:value-type="string">
            <text:p>072-2004043</text:p>
          </table:table-cell>
          <table:table-cell table:style-name="Default" office:value-type="string" calcext:value-type="string">
            <text:p>alva.holm.3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072-9714776</text:p>
          </table:table-cell>
          <table:table-cell table:style-name="Default" office:value-type="string" calcext:value-type="string">
            <text:p>karolina.ali.1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Claesson</text:p>
          </table:table-cell>
          <table:table-cell office:value-type="string" calcext:value-type="string">
            <text:p>072-4860661</text:p>
          </table:table-cell>
          <table:table-cell table:style-name="Default" office:value-type="string" calcext:value-type="string">
            <text:p>siv.claesson.8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Björklund</text:p>
          </table:table-cell>
          <table:table-cell office:value-type="string" calcext:value-type="string">
            <text:p>074-7465869</text:p>
          </table:table-cell>
          <table:table-cell table:style-name="Default" office:value-type="string" calcext:value-type="string">
            <text:p>emilia.björklund.6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Andersson</text:p>
          </table:table-cell>
          <table:table-cell office:value-type="string" calcext:value-type="string">
            <text:p>076-8867240</text:p>
          </table:table-cell>
          <table:table-cell table:style-name="Default" office:value-type="string" calcext:value-type="string">
            <text:p>kristina.andersson.8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Pettersson</text:p>
          </table:table-cell>
          <table:table-cell office:value-type="string" calcext:value-type="string">
            <text:p>073-7427598</text:p>
          </table:table-cell>
          <table:table-cell table:style-name="Default" office:value-type="string" calcext:value-type="string">
            <text:p>nina.pettersson.1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va</text:p>
          </table:table-cell>
          <table:table-cell office:value-type="string" calcext:value-type="string">
            <text:p>Ryden</text:p>
          </table:table-cell>
          <table:table-cell office:value-type="string" calcext:value-type="string">
            <text:p>070-8637109</text:p>
          </table:table-cell>
          <table:table-cell table:style-name="Default" office:value-type="string" calcext:value-type="string">
            <text:p>alva.ryden.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Holmqvist</text:p>
          </table:table-cell>
          <table:table-cell office:value-type="string" calcext:value-type="string">
            <text:p>074-9430593</text:p>
          </table:table-cell>
          <table:table-cell table:style-name="Default" office:value-type="string" calcext:value-type="string">
            <text:p>nathalie.holmqvist.5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Björklund</text:p>
          </table:table-cell>
          <table:table-cell office:value-type="string" calcext:value-type="string">
            <text:p>074-7986570</text:p>
          </table:table-cell>
          <table:table-cell table:style-name="Default" office:value-type="string" calcext:value-type="string">
            <text:p>elisabeth.björklund.6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Lundin</text:p>
          </table:table-cell>
          <table:table-cell office:value-type="string" calcext:value-type="string">
            <text:p>074-0063196</text:p>
          </table:table-cell>
          <table:table-cell table:style-name="Default" office:value-type="string" calcext:value-type="string">
            <text:p>siv.lundin.2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Larsson</text:p>
          </table:table-cell>
          <table:table-cell office:value-type="string" calcext:value-type="string">
            <text:p>072-4485807</text:p>
          </table:table-cell>
          <table:table-cell table:style-name="Default" office:value-type="string" calcext:value-type="string">
            <text:p>elsa.larsson.1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hristoffer</text:p>
          </table:table-cell>
          <table:table-cell office:value-type="string" calcext:value-type="string">
            <text:p>Henriksson</text:p>
          </table:table-cell>
          <table:table-cell office:value-type="string" calcext:value-type="string">
            <text:p>070-4869287</text:p>
          </table:table-cell>
          <table:table-cell table:style-name="Default" office:value-type="string" calcext:value-type="string">
            <text:p>christoffer.henriksson.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melie</text:p>
          </table:table-cell>
          <table:table-cell office:value-type="string" calcext:value-type="string">
            <text:p>Dahlberg</text:p>
          </table:table-cell>
          <table:table-cell office:value-type="string" calcext:value-type="string">
            <text:p>072-5158429</text:p>
          </table:table-cell>
          <table:table-cell table:style-name="Default" office:value-type="string" calcext:value-type="string">
            <text:p>emelie.dahlberg.4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jörklund</text:p>
          </table:table-cell>
          <table:table-cell office:value-type="string" calcext:value-type="string">
            <text:p>076-3371430</text:p>
          </table:table-cell>
          <table:table-cell table:style-name="Default" office:value-type="string" calcext:value-type="string">
            <text:p>cecilia.björklund.8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rgareta</text:p>
          </table:table-cell>
          <table:table-cell office:value-type="string" calcext:value-type="string">
            <text:p>Sandberg</text:p>
          </table:table-cell>
          <table:table-cell office:value-type="string" calcext:value-type="string">
            <text:p>072-9457646</text:p>
          </table:table-cell>
          <table:table-cell table:style-name="Default" office:value-type="string" calcext:value-type="string">
            <text:p>margareta.sandberg.6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Holmberg</text:p>
          </table:table-cell>
          <table:table-cell office:value-type="string" calcext:value-type="string">
            <text:p>073-1107883</text:p>
          </table:table-cell>
          <table:table-cell table:style-name="Default" office:value-type="string" calcext:value-type="string">
            <text:p>carina.holmberg.9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073-6670784</text:p>
          </table:table-cell>
          <table:table-cell table:style-name="Default" office:value-type="string" calcext:value-type="string">
            <text:p>elin.ek.3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Sundberg</text:p>
          </table:table-cell>
          <table:table-cell office:value-type="string" calcext:value-type="string">
            <text:p>070-4488634</text:p>
          </table:table-cell>
          <table:table-cell table:style-name="Default" office:value-type="string" calcext:value-type="string">
            <text:p>jakob.sundberg.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Wallin</text:p>
          </table:table-cell>
          <table:table-cell office:value-type="string" calcext:value-type="string">
            <text:p>072-6961820</text:p>
          </table:table-cell>
          <table:table-cell table:style-name="Default" office:value-type="string" calcext:value-type="string">
            <text:p>lucas.wallin.1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073-9828745</text:p>
          </table:table-cell>
          <table:table-cell table:style-name="Default" office:value-type="string" calcext:value-type="string">
            <text:p>jenny.hassan.7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070-3884364</text:p>
          </table:table-cell>
          <table:table-cell table:style-name="Default" office:value-type="string" calcext:value-type="string">
            <text:p>helen.johansson.3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gneta</text:p>
          </table:table-cell>
          <table:table-cell office:value-type="string" calcext:value-type="string">
            <text:p>Eliasson</text:p>
          </table:table-cell>
          <table:table-cell office:value-type="string" calcext:value-type="string">
            <text:p>072-7426832</text:p>
          </table:table-cell>
          <table:table-cell table:style-name="Default" office:value-type="string" calcext:value-type="string">
            <text:p>agneta.eliasson.4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nn-Christin</text:p>
          </table:table-cell>
          <table:table-cell office:value-type="string" calcext:value-type="string">
            <text:p>Söderberg</text:p>
          </table:table-cell>
          <table:table-cell office:value-type="string" calcext:value-type="string">
            <text:p>074-2066712</text:p>
          </table:table-cell>
          <table:table-cell table:style-name="Default" office:value-type="string" calcext:value-type="string">
            <text:p>ann-christin.söderberg.6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gneta</text:p>
          </table:table-cell>
          <table:table-cell office:value-type="string" calcext:value-type="string">
            <text:p>Gustafsson</text:p>
          </table:table-cell>
          <table:table-cell office:value-type="string" calcext:value-type="string">
            <text:p>072-7830611</text:p>
          </table:table-cell>
          <table:table-cell table:style-name="Default" office:value-type="string" calcext:value-type="string">
            <text:p>agneta.gustafsson.9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3-6019299</text:p>
          </table:table-cell>
          <table:table-cell table:style-name="Default" office:value-type="string" calcext:value-type="string">
            <text:p>astrid.karlsson.6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infeldt</text:p>
          </table:table-cell>
          <table:table-cell office:value-type="string" calcext:value-type="string">
            <text:p>070-7385853</text:p>
          </table:table-cell>
          <table:table-cell table:style-name="Default" office:value-type="string" calcext:value-type="string">
            <text:p>charlotte.reinfeldt.7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andberg</text:p>
          </table:table-cell>
          <table:table-cell office:value-type="string" calcext:value-type="string">
            <text:p>072-0341193</text:p>
          </table:table-cell>
          <table:table-cell table:style-name="Default" office:value-type="string" calcext:value-type="string">
            <text:p>charlotte.sandberg.1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Bergqvist</text:p>
          </table:table-cell>
          <table:table-cell office:value-type="string" calcext:value-type="string">
            <text:p>070-6696469</text:p>
          </table:table-cell>
          <table:table-cell table:style-name="Default" office:value-type="string" calcext:value-type="string">
            <text:p>erika.bergqvist.8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Öberg</text:p>
          </table:table-cell>
          <table:table-cell office:value-type="string" calcext:value-type="string">
            <text:p>072-7936718</text:p>
          </table:table-cell>
          <table:table-cell table:style-name="Default" office:value-type="string" calcext:value-type="string">
            <text:p>elsa.öberg.3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melie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6-4566767</text:p>
          </table:table-cell>
          <table:table-cell table:style-name="Default" office:value-type="string" calcext:value-type="string">
            <text:p>emelie.karlsson.7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Ytterström</text:p>
          </table:table-cell>
          <table:table-cell office:value-type="string" calcext:value-type="string">
            <text:p>076-8454327</text:p>
          </table:table-cell>
          <table:table-cell table:style-name="Default" office:value-type="string" calcext:value-type="string">
            <text:p>gun.ytterström.9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Törnkvist</text:p>
          </table:table-cell>
          <table:table-cell office:value-type="string" calcext:value-type="string">
            <text:p>074-4164710</text:p>
          </table:table-cell>
          <table:table-cell table:style-name="Default" office:value-type="string" calcext:value-type="string">
            <text:p>ida.törnkvist.3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Rydman</text:p>
          </table:table-cell>
          <table:table-cell office:value-type="string" calcext:value-type="string">
            <text:p>076-4952980</text:p>
          </table:table-cell>
          <table:table-cell table:style-name="Default" office:value-type="string" calcext:value-type="string">
            <text:p>jenny.rydman.5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Jesper</text:p>
          </table:table-cell>
          <table:table-cell office:value-type="string" calcext:value-type="string">
            <text:p>Dahl</text:p>
          </table:table-cell>
          <table:table-cell office:value-type="string" calcext:value-type="string">
            <text:p>072-0680734</text:p>
          </table:table-cell>
          <table:table-cell table:style-name="Default" office:value-type="string" calcext:value-type="string">
            <text:p>jesper.dahl.5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Danielsson</text:p>
          </table:table-cell>
          <table:table-cell office:value-type="string" calcext:value-type="string">
            <text:p>076-4765587</text:p>
          </table:table-cell>
          <table:table-cell table:style-name="Default" office:value-type="string" calcext:value-type="string">
            <text:p>klara.danielsson.2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inn</text:p>
          </table:table-cell>
          <table:table-cell office:value-type="string" calcext:value-type="string">
            <text:p>Fredriksson</text:p>
          </table:table-cell>
          <table:table-cell office:value-type="string" calcext:value-type="string">
            <text:p>073-4761926</text:p>
          </table:table-cell>
          <table:table-cell table:style-name="Default" office:value-type="string" calcext:value-type="string">
            <text:p>linn.fredriksson.6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Danielsson</text:p>
          </table:table-cell>
          <table:table-cell office:value-type="string" calcext:value-type="string">
            <text:p>070-9371004</text:p>
          </table:table-cell>
          <table:table-cell table:style-name="Default" office:value-type="string" calcext:value-type="string">
            <text:p>maria.danielsson.1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Blomqvist</text:p>
          </table:table-cell>
          <table:table-cell office:value-type="string" calcext:value-type="string">
            <text:p>074-8461537</text:p>
          </table:table-cell>
          <table:table-cell table:style-name="Default" office:value-type="string" calcext:value-type="string">
            <text:p>maja.blomqvist.1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Gunnarsson</text:p>
          </table:table-cell>
          <table:table-cell office:value-type="string" calcext:value-type="string">
            <text:p>076-9464286</text:p>
          </table:table-cell>
          <table:table-cell table:style-name="Default" office:value-type="string" calcext:value-type="string">
            <text:p>moa.gunnarsson.8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Holm</text:p>
          </table:table-cell>
          <table:table-cell office:value-type="string" calcext:value-type="string">
            <text:p>074-1661567</text:p>
          </table:table-cell>
          <table:table-cell table:style-name="Default" office:value-type="string" calcext:value-type="string">
            <text:p>moa.holm.7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Holmqvist</text:p>
          </table:table-cell>
          <table:table-cell office:value-type="string" calcext:value-type="string">
            <text:p>076-6746180</text:p>
          </table:table-cell>
          <table:table-cell table:style-name="Default" office:value-type="string" calcext:value-type="string">
            <text:p>moa.holmqvist.2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Martinsson</text:p>
          </table:table-cell>
          <table:table-cell office:value-type="string" calcext:value-type="string">
            <text:p>074-1059731</text:p>
          </table:table-cell>
          <table:table-cell table:style-name="Default" office:value-type="string" calcext:value-type="string">
            <text:p>nina.martinsson.5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Axelsson</text:p>
          </table:table-cell>
          <table:table-cell office:value-type="string" calcext:value-type="string">
            <text:p>070-8203295</text:p>
          </table:table-cell>
          <table:table-cell table:style-name="Default" office:value-type="string" calcext:value-type="string">
            <text:p>rebecca.axelsson.1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4-5113691</text:p>
          </table:table-cell>
          <table:table-cell table:style-name="Default" office:value-type="string" calcext:value-type="string">
            <text:p>siv.karlsson.1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Strömberg</text:p>
          </table:table-cell>
          <table:table-cell office:value-type="string" calcext:value-type="string">
            <text:p>072-6995497</text:p>
          </table:table-cell>
          <table:table-cell table:style-name="Default" office:value-type="string" calcext:value-type="string">
            <text:p>therese.strömberg.3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iktoria</text:p>
          </table:table-cell>
          <table:table-cell office:value-type="string" calcext:value-type="string">
            <text:p>Nordström</text:p>
          </table:table-cell>
          <table:table-cell office:value-type="string" calcext:value-type="string">
            <text:p>072-9881378</text:p>
          </table:table-cell>
          <table:table-cell table:style-name="Default" office:value-type="string" calcext:value-type="string">
            <text:p>viktoria.nordström.2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rgareta</text:p>
          </table:table-cell>
          <table:table-cell office:value-type="string" calcext:value-type="string">
            <text:p>Viklund</text:p>
          </table:table-cell>
          <table:table-cell office:value-type="string" calcext:value-type="string">
            <text:p>072-8374305</text:p>
          </table:table-cell>
          <table:table-cell table:style-name="Default" office:value-type="string" calcext:value-type="string">
            <text:p>margareta.viklund.7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0-9650559</text:p>
          </table:table-cell>
          <table:table-cell table:style-name="Default" office:value-type="string" calcext:value-type="string">
            <text:p>olivia.karlsson.2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Abrahamsson</text:p>
          </table:table-cell>
          <table:table-cell office:value-type="string" calcext:value-type="string">
            <text:p>076-9448835</text:p>
          </table:table-cell>
          <table:table-cell table:style-name="Default" office:value-type="string" calcext:value-type="string">
            <text:p>alice.abrahamsson.4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Törnkvist</text:p>
          </table:table-cell>
          <table:table-cell office:value-type="string" calcext:value-type="string">
            <text:p>073-7446761</text:p>
          </table:table-cell>
          <table:table-cell table:style-name="Default" office:value-type="string" calcext:value-type="string">
            <text:p>madeleine.törnkvist.9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rgareta</text:p>
          </table:table-cell>
          <table:table-cell office:value-type="string" calcext:value-type="string">
            <text:p>Unge</text:p>
          </table:table-cell>
          <table:table-cell office:value-type="string" calcext:value-type="string">
            <text:p>076-6070849</text:p>
          </table:table-cell>
          <table:table-cell table:style-name="Default" office:value-type="string" calcext:value-type="string">
            <text:p>margareta.unge.4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aesson</text:p>
          </table:table-cell>
          <table:table-cell office:value-type="string" calcext:value-type="string">
            <text:p>072-0870299</text:p>
          </table:table-cell>
          <table:table-cell table:style-name="Default" office:value-type="string" calcext:value-type="string">
            <text:p>caroline.claesson.8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Blom</text:p>
          </table:table-cell>
          <table:table-cell office:value-type="string" calcext:value-type="string">
            <text:p>070-1610960</text:p>
          </table:table-cell>
          <table:table-cell table:style-name="Default" office:value-type="string" calcext:value-type="string">
            <text:p>ida.blom.7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unnar</text:p>
          </table:table-cell>
          <table:table-cell office:value-type="string" calcext:value-type="string">
            <text:p>Wallin</text:p>
          </table:table-cell>
          <table:table-cell office:value-type="string" calcext:value-type="string">
            <text:p>076-0246351</text:p>
          </table:table-cell>
          <table:table-cell table:style-name="Default" office:value-type="string" calcext:value-type="string">
            <text:p>gunnar.wallin.3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Törnkvist</text:p>
          </table:table-cell>
          <table:table-cell office:value-type="string" calcext:value-type="string">
            <text:p>072-5962461</text:p>
          </table:table-cell>
          <table:table-cell table:style-name="Default" office:value-type="string" calcext:value-type="string">
            <text:p>jessica.törnkvist.4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074-4167742</text:p>
          </table:table-cell>
          <table:table-cell table:style-name="Default" office:value-type="string" calcext:value-type="string">
            <text:p>rebecca.ek.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Ylva</text:p>
          </table:table-cell>
          <table:table-cell office:value-type="string" calcext:value-type="string">
            <text:p>Sandström</text:p>
          </table:table-cell>
          <table:table-cell office:value-type="string" calcext:value-type="string">
            <text:p>076-8236225</text:p>
          </table:table-cell>
          <table:table-cell table:style-name="Default" office:value-type="string" calcext:value-type="string">
            <text:p>ylva.sandström.5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Gunnarsson</text:p>
          </table:table-cell>
          <table:table-cell office:value-type="string" calcext:value-type="string">
            <text:p>076-3299581</text:p>
          </table:table-cell>
          <table:table-cell table:style-name="Default" office:value-type="string" calcext:value-type="string">
            <text:p>sofia.gunnarsson.1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arbro</text:p>
          </table:table-cell>
          <table:table-cell office:value-type="string" calcext:value-type="string">
            <text:p>Söderberg</text:p>
          </table:table-cell>
          <table:table-cell office:value-type="string" calcext:value-type="string">
            <text:p>072-5485197</text:p>
          </table:table-cell>
          <table:table-cell table:style-name="Default" office:value-type="string" calcext:value-type="string">
            <text:p>barbro.söderberg.8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Isaksson</text:p>
          </table:table-cell>
          <table:table-cell office:value-type="string" calcext:value-type="string">
            <text:p>074-4652493</text:p>
          </table:table-cell>
          <table:table-cell table:style-name="Default" office:value-type="string" calcext:value-type="string">
            <text:p>charlotte.isaksson.8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brahamsson</text:p>
          </table:table-cell>
          <table:table-cell office:value-type="string" calcext:value-type="string">
            <text:p>074-3240841</text:p>
          </table:table-cell>
          <table:table-cell table:style-name="Default" office:value-type="string" calcext:value-type="string">
            <text:p>maria.abrahamsson.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Wikström</text:p>
          </table:table-cell>
          <table:table-cell office:value-type="string" calcext:value-type="string">
            <text:p>074-7012575</text:p>
          </table:table-cell>
          <table:table-cell table:style-name="Default" office:value-type="string" calcext:value-type="string">
            <text:p>siv.wikström.7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Magnusson</text:p>
          </table:table-cell>
          <table:table-cell office:value-type="string" calcext:value-type="string">
            <text:p>073-7661603</text:p>
          </table:table-cell>
          <table:table-cell table:style-name="Default" office:value-type="string" calcext:value-type="string">
            <text:p>astrid.magnusson.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072-8141930</text:p>
          </table:table-cell>
          <table:table-cell table:style-name="Default" office:value-type="string" calcext:value-type="string">
            <text:p>tilde.ali.7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3-5198052</text:p>
          </table:table-cell>
          <table:table-cell table:style-name="Default" office:value-type="string" calcext:value-type="string">
            <text:p>klara.karlsson.4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Viklund</text:p>
          </table:table-cell>
          <table:table-cell office:value-type="string" calcext:value-type="string">
            <text:p>076-8657162</text:p>
          </table:table-cell>
          <table:table-cell table:style-name="Default" office:value-type="string" calcext:value-type="string">
            <text:p>amanda.viklund.9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nnika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076-3820224</text:p>
          </table:table-cell>
          <table:table-cell table:style-name="Default" office:value-type="string" calcext:value-type="string">
            <text:p>annika.mohamed.1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Holmqvist</text:p>
          </table:table-cell>
          <table:table-cell office:value-type="string" calcext:value-type="string">
            <text:p>072-1900971</text:p>
          </table:table-cell>
          <table:table-cell table:style-name="Default" office:value-type="string" calcext:value-type="string">
            <text:p>sofia.holmqvist.1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076-2394205</text:p>
          </table:table-cell>
          <table:table-cell table:style-name="Default" office:value-type="string" calcext:value-type="string">
            <text:p>carina.ek.9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Berggren</text:p>
          </table:table-cell>
          <table:table-cell office:value-type="string" calcext:value-type="string">
            <text:p>074-8603359</text:p>
          </table:table-cell>
          <table:table-cell table:style-name="Default" office:value-type="string" calcext:value-type="string">
            <text:p>ebba.berggren.8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6-8448829</text:p>
          </table:table-cell>
          <table:table-cell table:style-name="Default" office:value-type="string" calcext:value-type="string">
            <text:p>nils.karlsson.6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Mattsson</text:p>
          </table:table-cell>
          <table:table-cell office:value-type="string" calcext:value-type="string">
            <text:p>070-1771536</text:p>
          </table:table-cell>
          <table:table-cell table:style-name="Default" office:value-type="string" calcext:value-type="string">
            <text:p>matilda.mattsson.4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nger</text:p>
          </table:table-cell>
          <table:table-cell office:value-type="string" calcext:value-type="string">
            <text:p>Söderberg</text:p>
          </table:table-cell>
          <table:table-cell office:value-type="string" calcext:value-type="string">
            <text:p>070-9329797</text:p>
          </table:table-cell>
          <table:table-cell table:style-name="Default" office:value-type="string" calcext:value-type="string">
            <text:p>inger.söderberg.6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rgareta</text:p>
          </table:table-cell>
          <table:table-cell office:value-type="string" calcext:value-type="string">
            <text:p>Axelsson</text:p>
          </table:table-cell>
          <table:table-cell office:value-type="string" calcext:value-type="string">
            <text:p>076-8782703</text:p>
          </table:table-cell>
          <table:table-cell table:style-name="Default" office:value-type="string" calcext:value-type="string">
            <text:p>margareta.axelsson.2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Gustafsson</text:p>
          </table:table-cell>
          <table:table-cell office:value-type="string" calcext:value-type="string">
            <text:p>073-7411689</text:p>
          </table:table-cell>
          <table:table-cell table:style-name="Default" office:value-type="string" calcext:value-type="string">
            <text:p>camilla.gustafsson.2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lofsson</text:p>
          </table:table-cell>
          <table:table-cell office:value-type="string" calcext:value-type="string">
            <text:p>076-7937111</text:p>
          </table:table-cell>
          <table:table-cell table:style-name="Default" office:value-type="string" calcext:value-type="string">
            <text:p>anna.olofsson.2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Törnkvist</text:p>
          </table:table-cell>
          <table:table-cell office:value-type="string" calcext:value-type="string">
            <text:p>072-2352795</text:p>
          </table:table-cell>
          <table:table-cell table:style-name="Default" office:value-type="string" calcext:value-type="string">
            <text:p>lisa.törnkvist.1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Holm</text:p>
          </table:table-cell>
          <table:table-cell office:value-type="string" calcext:value-type="string">
            <text:p>072-3574471</text:p>
          </table:table-cell>
          <table:table-cell table:style-name="Default" office:value-type="string" calcext:value-type="string">
            <text:p>emilia.holm.1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076-7254642</text:p>
          </table:table-cell>
          <table:table-cell table:style-name="Default" office:value-type="string" calcext:value-type="string">
            <text:p>amanda.ahmed.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076-7265015</text:p>
          </table:table-cell>
          <table:table-cell table:style-name="Default" office:value-type="string" calcext:value-type="string">
            <text:p>kerstin.berg.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Rundvist</text:p>
          </table:table-cell>
          <table:table-cell office:value-type="string" calcext:value-type="string">
            <text:p>074-2557197</text:p>
          </table:table-cell>
          <table:table-cell table:style-name="Default" office:value-type="string" calcext:value-type="string">
            <text:p>marianne.rundvist.4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lva</text:p>
          </table:table-cell>
          <table:table-cell office:value-type="string" calcext:value-type="string">
            <text:p>Hedlund</text:p>
          </table:table-cell>
          <table:table-cell office:value-type="string" calcext:value-type="string">
            <text:p>070-6265479</text:p>
          </table:table-cell>
          <table:table-cell table:style-name="Default" office:value-type="string" calcext:value-type="string">
            <text:p>alva.hedlund.7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Eriksson</text:p>
          </table:table-cell>
          <table:table-cell office:value-type="string" calcext:value-type="string">
            <text:p>074-7297236</text:p>
          </table:table-cell>
          <table:table-cell table:style-name="Default" office:value-type="string" calcext:value-type="string">
            <text:p>helen.eriksson.2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argareta</text:p>
          </table:table-cell>
          <table:table-cell office:value-type="string" calcext:value-type="string">
            <text:p>Dahl</text:p>
          </table:table-cell>
          <table:table-cell office:value-type="string" calcext:value-type="string">
            <text:p>072-0497964</text:p>
          </table:table-cell>
          <table:table-cell table:style-name="Default" office:value-type="string" calcext:value-type="string">
            <text:p>margareta.dahl.5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Zetterberg</text:p>
          </table:table-cell>
          <table:table-cell office:value-type="string" calcext:value-type="string">
            <text:p>076-0631398</text:p>
          </table:table-cell>
          <table:table-cell table:style-name="Default" office:value-type="string" calcext:value-type="string">
            <text:p>doris.zetterberg.2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lva</text:p>
          </table:table-cell>
          <table:table-cell office:value-type="string" calcext:value-type="string">
            <text:p>Wikström</text:p>
          </table:table-cell>
          <table:table-cell office:value-type="string" calcext:value-type="string">
            <text:p>076-1460130</text:p>
          </table:table-cell>
          <table:table-cell table:style-name="Default" office:value-type="string" calcext:value-type="string">
            <text:p>alva.wikström.4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Hermansson</text:p>
          </table:table-cell>
          <table:table-cell office:value-type="string" calcext:value-type="string">
            <text:p>076-1333833</text:p>
          </table:table-cell>
          <table:table-cell table:style-name="Default" office:value-type="string" calcext:value-type="string">
            <text:p>marianne.hermansson.8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Claesson</text:p>
          </table:table-cell>
          <table:table-cell office:value-type="string" calcext:value-type="string">
            <text:p>070-1915239</text:p>
          </table:table-cell>
          <table:table-cell table:style-name="Default" office:value-type="string" calcext:value-type="string">
            <text:p>nathalie.claesson.9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osefin</text:p>
          </table:table-cell>
          <table:table-cell office:value-type="string" calcext:value-type="string">
            <text:p>Eriksson</text:p>
          </table:table-cell>
          <table:table-cell office:value-type="string" calcext:value-type="string">
            <text:p>070-7563314</text:p>
          </table:table-cell>
          <table:table-cell table:style-name="Default" office:value-type="string" calcext:value-type="string">
            <text:p>josefin.eriksson.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072-5500617</text:p>
          </table:table-cell>
          <table:table-cell table:style-name="Default" office:value-type="string" calcext:value-type="string">
            <text:p>therese.ali.3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innéa</text:p>
          </table:table-cell>
          <table:table-cell office:value-type="string" calcext:value-type="string">
            <text:p>Wallin</text:p>
          </table:table-cell>
          <table:table-cell office:value-type="string" calcext:value-type="string">
            <text:p>073-1663598</text:p>
          </table:table-cell>
          <table:table-cell table:style-name="Default" office:value-type="string" calcext:value-type="string">
            <text:p>linnéa.wallin.1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Blom</text:p>
          </table:table-cell>
          <table:table-cell office:value-type="string" calcext:value-type="string">
            <text:p>073-5466661</text:p>
          </table:table-cell>
          <table:table-cell table:style-name="Default" office:value-type="string" calcext:value-type="string">
            <text:p>helen.blom.3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Gustafsson</text:p>
          </table:table-cell>
          <table:table-cell office:value-type="string" calcext:value-type="string">
            <text:p>076-4158047</text:p>
          </table:table-cell>
          <table:table-cell table:style-name="Default" office:value-type="string" calcext:value-type="string">
            <text:p>sofia.gustafsson.7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Holmgren</text:p>
          </table:table-cell>
          <table:table-cell office:value-type="string" calcext:value-type="string">
            <text:p>076-5812982</text:p>
          </table:table-cell>
          <table:table-cell table:style-name="Default" office:value-type="string" calcext:value-type="string">
            <text:p>gun.holmgren.7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Sjöberg</text:p>
          </table:table-cell>
          <table:table-cell office:value-type="string" calcext:value-type="string">
            <text:p>076-9240377</text:p>
          </table:table-cell>
          <table:table-cell table:style-name="Default" office:value-type="string" calcext:value-type="string">
            <text:p>sonja.sjöberg.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jöberg</text:p>
          </table:table-cell>
          <table:table-cell office:value-type="string" calcext:value-type="string">
            <text:p>076-0095468</text:p>
          </table:table-cell>
          <table:table-cell table:style-name="Default" office:value-type="string" calcext:value-type="string">
            <text:p>jan.sjöberg.8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Falk</text:p>
          </table:table-cell>
          <table:table-cell office:value-type="string" calcext:value-type="string">
            <text:p>074-1825426</text:p>
          </table:table-cell>
          <table:table-cell table:style-name="Default" office:value-type="string" calcext:value-type="string">
            <text:p>arvid.falk.2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Martinsson</text:p>
          </table:table-cell>
          <table:table-cell office:value-type="string" calcext:value-type="string">
            <text:p>076-6292462</text:p>
          </table:table-cell>
          <table:table-cell table:style-name="Default" office:value-type="string" calcext:value-type="string">
            <text:p>elsa.martinsson.3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attsson</text:p>
          </table:table-cell>
          <table:table-cell office:value-type="string" calcext:value-type="string">
            <text:p>073-5115162</text:p>
          </table:table-cell>
          <table:table-cell table:style-name="Default" office:value-type="string" calcext:value-type="string">
            <text:p>julia.mattsson.7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olm</text:p>
          </table:table-cell>
          <table:table-cell office:value-type="string" calcext:value-type="string">
            <text:p>073-9070515</text:p>
          </table:table-cell>
          <table:table-cell table:style-name="Default" office:value-type="string" calcext:value-type="string">
            <text:p>caroline.holm.1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Viktoria</text:p>
          </table:table-cell>
          <table:table-cell office:value-type="string" calcext:value-type="string">
            <text:p>Mårtensson</text:p>
          </table:table-cell>
          <table:table-cell office:value-type="string" calcext:value-type="string">
            <text:p>073-8964703</text:p>
          </table:table-cell>
          <table:table-cell table:style-name="Default" office:value-type="string" calcext:value-type="string">
            <text:p>viktoria.mårtensson.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Pålsson</text:p>
          </table:table-cell>
          <table:table-cell office:value-type="string" calcext:value-type="string">
            <text:p>076-8899475</text:p>
          </table:table-cell>
          <table:table-cell table:style-name="Default" office:value-type="string" calcext:value-type="string">
            <text:p>madeleine.pålsson.1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Hermansson</text:p>
          </table:table-cell>
          <table:table-cell office:value-type="string" calcext:value-type="string">
            <text:p>070-8053742</text:p>
          </table:table-cell>
          <table:table-cell table:style-name="Default" office:value-type="string" calcext:value-type="string">
            <text:p>rebecca.hermansson.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Söderberg</text:p>
          </table:table-cell>
          <table:table-cell office:value-type="string" calcext:value-type="string">
            <text:p>074-3218628</text:p>
          </table:table-cell>
          <table:table-cell table:style-name="Default" office:value-type="string" calcext:value-type="string">
            <text:p>pia.söderberg.3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Claesson</text:p>
          </table:table-cell>
          <table:table-cell office:value-type="string" calcext:value-type="string">
            <text:p>073-4152037</text:p>
          </table:table-cell>
          <table:table-cell table:style-name="Default" office:value-type="string" calcext:value-type="string">
            <text:p>alice.claesson.1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Fredriksson</text:p>
          </table:table-cell>
          <table:table-cell office:value-type="string" calcext:value-type="string">
            <text:p>072-2170076</text:p>
          </table:table-cell>
          <table:table-cell table:style-name="Default" office:value-type="string" calcext:value-type="string">
            <text:p>helen.fredriksson.2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rida</text:p>
          </table:table-cell>
          <table:table-cell office:value-type="string" calcext:value-type="string">
            <text:p>Olsson</text:p>
          </table:table-cell>
          <table:table-cell office:value-type="string" calcext:value-type="string">
            <text:p>070-8613294</text:p>
          </table:table-cell>
          <table:table-cell table:style-name="Default" office:value-type="string" calcext:value-type="string">
            <text:p>frida.olsson.6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Hedlund</text:p>
          </table:table-cell>
          <table:table-cell office:value-type="string" calcext:value-type="string">
            <text:p>073-0292478</text:p>
          </table:table-cell>
          <table:table-cell table:style-name="Default" office:value-type="string" calcext:value-type="string">
            <text:p>lisbeth.hedlund.2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2-9639990</text:p>
          </table:table-cell>
          <table:table-cell table:style-name="Default" office:value-type="string" calcext:value-type="string">
            <text:p>anna.karlsson.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anthes</text:p>
          </table:table-cell>
          <table:table-cell office:value-type="string" calcext:value-type="string">
            <text:p>Blom</text:p>
          </table:table-cell>
          <table:table-cell office:value-type="string" calcext:value-type="string">
            <text:p>076-6007719</text:p>
          </table:table-cell>
          <table:table-cell table:style-name="Default" office:value-type="string" calcext:value-type="string">
            <text:p>xanthes.blom.8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Bergqvist</text:p>
          </table:table-cell>
          <table:table-cell office:value-type="string" calcext:value-type="string">
            <text:p>074-3832372</text:p>
          </table:table-cell>
          <table:table-cell table:style-name="Default" office:value-type="string" calcext:value-type="string">
            <text:p>alexandra.bergqvist.6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Rask</text:p>
          </table:table-cell>
          <table:table-cell office:value-type="string" calcext:value-type="string">
            <text:p>074-2735068</text:p>
          </table:table-cell>
          <table:table-cell table:style-name="Default" office:value-type="string" calcext:value-type="string">
            <text:p>sofie.rask.2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Gunnarsson</text:p>
          </table:table-cell>
          <table:table-cell office:value-type="string" calcext:value-type="string">
            <text:p>076-3068089</text:p>
          </table:table-cell>
          <table:table-cell table:style-name="Default" office:value-type="string" calcext:value-type="string">
            <text:p>sofia.gunnarsson.5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ilma</text:p>
          </table:table-cell>
          <table:table-cell office:value-type="string" calcext:value-type="string">
            <text:p>Rehn</text:p>
          </table:table-cell>
          <table:table-cell office:value-type="string" calcext:value-type="string">
            <text:p>074-9031783</text:p>
          </table:table-cell>
          <table:table-cell table:style-name="Default" office:value-type="string" calcext:value-type="string">
            <text:p>wilma.rehn.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nn-Marie</text:p>
          </table:table-cell>
          <table:table-cell office:value-type="string" calcext:value-type="string">
            <text:p>Viklund</text:p>
          </table:table-cell>
          <table:table-cell office:value-type="string" calcext:value-type="string">
            <text:p>076-5854606</text:p>
          </table:table-cell>
          <table:table-cell table:style-name="Default" office:value-type="string" calcext:value-type="string">
            <text:p>ann-marie.viklund.4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Andreasson</text:p>
          </table:table-cell>
          <table:table-cell office:value-type="string" calcext:value-type="string">
            <text:p>076-0286130</text:p>
          </table:table-cell>
          <table:table-cell table:style-name="Default" office:value-type="string" calcext:value-type="string">
            <text:p>linda.andreasson.2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Lind</text:p>
          </table:table-cell>
          <table:table-cell office:value-type="string" calcext:value-type="string">
            <text:p>076-6954750</text:p>
          </table:table-cell>
          <table:table-cell table:style-name="Default" office:value-type="string" calcext:value-type="string">
            <text:p>alice.lind.4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Forsberg</text:p>
          </table:table-cell>
          <table:table-cell office:value-type="string" calcext:value-type="string">
            <text:p>072-1178181</text:p>
          </table:table-cell>
          <table:table-cell table:style-name="Default" office:value-type="string" calcext:value-type="string">
            <text:p>sandra.forsberg.7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melie</text:p>
          </table:table-cell>
          <table:table-cell office:value-type="string" calcext:value-type="string">
            <text:p>Andreasson</text:p>
          </table:table-cell>
          <table:table-cell office:value-type="string" calcext:value-type="string">
            <text:p>072-0306443</text:p>
          </table:table-cell>
          <table:table-cell table:style-name="Default" office:value-type="string" calcext:value-type="string">
            <text:p>emelie.andreasson.5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Lindgren</text:p>
          </table:table-cell>
          <table:table-cell office:value-type="string" calcext:value-type="string">
            <text:p>073-8040898</text:p>
          </table:table-cell>
          <table:table-cell table:style-name="Default" office:value-type="string" calcext:value-type="string">
            <text:p>carina.lindgren.7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Sundberg</text:p>
          </table:table-cell>
          <table:table-cell office:value-type="string" calcext:value-type="string">
            <text:p>076-6747342</text:p>
          </table:table-cell>
          <table:table-cell table:style-name="Default" office:value-type="string" calcext:value-type="string">
            <text:p>hanna.sundberg.1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Josefin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072-2749216</text:p>
          </table:table-cell>
          <table:table-cell table:style-name="Default" office:value-type="string" calcext:value-type="string">
            <text:p>josefin.ahmed.1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Claesson</text:p>
          </table:table-cell>
          <table:table-cell office:value-type="string" calcext:value-type="string">
            <text:p>072-9750602</text:p>
          </table:table-cell>
          <table:table-cell table:style-name="Default" office:value-type="string" calcext:value-type="string">
            <text:p>sara.claesson.8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Zoey</text:p>
          </table:table-cell>
          <table:table-cell office:value-type="string" calcext:value-type="string">
            <text:p>Holmberg</text:p>
          </table:table-cell>
          <table:table-cell office:value-type="string" calcext:value-type="string">
            <text:p>074-1055577</text:p>
          </table:table-cell>
          <table:table-cell table:style-name="Default" office:value-type="string" calcext:value-type="string">
            <text:p>zoey.holmberg.9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Axelsson</text:p>
          </table:table-cell>
          <table:table-cell office:value-type="string" calcext:value-type="string">
            <text:p>073-5594912</text:p>
          </table:table-cell>
          <table:table-cell table:style-name="Default" office:value-type="string" calcext:value-type="string">
            <text:p>katarina.axelsson.5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lva</text:p>
          </table:table-cell>
          <table:table-cell office:value-type="string" calcext:value-type="string">
            <text:p>Engström</text:p>
          </table:table-cell>
          <table:table-cell office:value-type="string" calcext:value-type="string">
            <text:p>076-4025873</text:p>
          </table:table-cell>
          <table:table-cell table:style-name="Default" office:value-type="string" calcext:value-type="string">
            <text:p>alva.engström.5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attsson</text:p>
          </table:table-cell>
          <table:table-cell office:value-type="string" calcext:value-type="string">
            <text:p>073-5277861</text:p>
          </table:table-cell>
          <table:table-cell table:style-name="Default" office:value-type="string" calcext:value-type="string">
            <text:p>jenny.mattsson.1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Andreasson</text:p>
          </table:table-cell>
          <table:table-cell office:value-type="string" calcext:value-type="string">
            <text:p>070-3973870</text:p>
          </table:table-cell>
          <table:table-cell table:style-name="Default" office:value-type="string" calcext:value-type="string">
            <text:p>maja.andreasson.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Ulla</text:p>
          </table:table-cell>
          <table:table-cell office:value-type="string" calcext:value-type="string">
            <text:p>Lindqvist</text:p>
          </table:table-cell>
          <table:table-cell office:value-type="string" calcext:value-type="string">
            <text:p>073-0676068</text:p>
          </table:table-cell>
          <table:table-cell table:style-name="Default" office:value-type="string" calcext:value-type="string">
            <text:p>ulla.lindqvist.9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ikaela</text:p>
          </table:table-cell>
          <table:table-cell office:value-type="string" calcext:value-type="string">
            <text:p>Holmgren</text:p>
          </table:table-cell>
          <table:table-cell office:value-type="string" calcext:value-type="string">
            <text:p>073-9212305</text:p>
          </table:table-cell>
          <table:table-cell table:style-name="Default" office:value-type="string" calcext:value-type="string">
            <text:p>mikaela.holmgren.3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Rask</text:p>
          </table:table-cell>
          <table:table-cell office:value-type="string" calcext:value-type="string">
            <text:p>074-9871646</text:p>
          </table:table-cell>
          <table:table-cell table:style-name="Default" office:value-type="string" calcext:value-type="string">
            <text:p>isabelle.rask.3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Gustafsson</text:p>
          </table:table-cell>
          <table:table-cell office:value-type="string" calcext:value-type="string">
            <text:p>073-9106123</text:p>
          </table:table-cell>
          <table:table-cell table:style-name="Default" office:value-type="string" calcext:value-type="string">
            <text:p>nathalie.gustafsson.8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ikaela</text:p>
          </table:table-cell>
          <table:table-cell office:value-type="string" calcext:value-type="string">
            <text:p>Danielsson</text:p>
          </table:table-cell>
          <table:table-cell office:value-type="string" calcext:value-type="string">
            <text:p>076-0774477</text:p>
          </table:table-cell>
          <table:table-cell table:style-name="Default" office:value-type="string" calcext:value-type="string">
            <text:p>mikaela.danielsson.8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inn</text:p>
          </table:table-cell>
          <table:table-cell office:value-type="string" calcext:value-type="string">
            <text:p>Lindberg</text:p>
          </table:table-cell>
          <table:table-cell office:value-type="string" calcext:value-type="string">
            <text:p>076-3289297</text:p>
          </table:table-cell>
          <table:table-cell table:style-name="Default" office:value-type="string" calcext:value-type="string">
            <text:p>linn.lindberg.5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Strömberg</text:p>
          </table:table-cell>
          <table:table-cell office:value-type="string" calcext:value-type="string">
            <text:p>076-5161975</text:p>
          </table:table-cell>
          <table:table-cell table:style-name="Default" office:value-type="string" calcext:value-type="string">
            <text:p>jenny.strömberg.9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Holmberg</text:p>
          </table:table-cell>
          <table:table-cell office:value-type="string" calcext:value-type="string">
            <text:p>076-6024142</text:p>
          </table:table-cell>
          <table:table-cell table:style-name="Default" office:value-type="string" calcext:value-type="string">
            <text:p>mona.holmberg.9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årtensson</text:p>
          </table:table-cell>
          <table:table-cell office:value-type="string" calcext:value-type="string">
            <text:p>074-8038959</text:p>
          </table:table-cell>
          <table:table-cell table:style-name="Default" office:value-type="string" calcext:value-type="string">
            <text:p>lisa.mårtensson.6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Ytterström</text:p>
          </table:table-cell>
          <table:table-cell office:value-type="string" calcext:value-type="string">
            <text:p>076-2781030</text:p>
          </table:table-cell>
          <table:table-cell table:style-name="Default" office:value-type="string" calcext:value-type="string">
            <text:p>emma.ytterström.7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Törnkvist</text:p>
          </table:table-cell>
          <table:table-cell office:value-type="string" calcext:value-type="string">
            <text:p>073-1582452</text:p>
          </table:table-cell>
          <table:table-cell table:style-name="Default" office:value-type="string" calcext:value-type="string">
            <text:p>maja.törnkvist.2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Holmberg</text:p>
          </table:table-cell>
          <table:table-cell office:value-type="string" calcext:value-type="string">
            <text:p>074-9163419</text:p>
          </table:table-cell>
          <table:table-cell table:style-name="Default" office:value-type="string" calcext:value-type="string">
            <text:p>elsa.holmberg.6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rvid</text:p>
          </table:table-cell>
          <table:table-cell office:value-type="string" calcext:value-type="string">
            <text:p>Gustafsson</text:p>
          </table:table-cell>
          <table:table-cell office:value-type="string" calcext:value-type="string">
            <text:p>070-8879481</text:p>
          </table:table-cell>
          <table:table-cell table:style-name="Default" office:value-type="string" calcext:value-type="string">
            <text:p>arvid.gustafsson.6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Eliasson</text:p>
          </table:table-cell>
          <table:table-cell office:value-type="string" calcext:value-type="string">
            <text:p>074-3275478</text:p>
          </table:table-cell>
          <table:table-cell table:style-name="Default" office:value-type="string" calcext:value-type="string">
            <text:p>johan.eliasson.6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Arvidsson</text:p>
          </table:table-cell>
          <table:table-cell office:value-type="string" calcext:value-type="string">
            <text:p>072-2924228</text:p>
          </table:table-cell>
          <table:table-cell table:style-name="Default" office:value-type="string" calcext:value-type="string">
            <text:p>nina.arvidsson.1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072-0872421</text:p>
          </table:table-cell>
          <table:table-cell table:style-name="Default" office:value-type="string" calcext:value-type="string">
            <text:p>sonja.johansson.7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Hellström</text:p>
          </table:table-cell>
          <table:table-cell office:value-type="string" calcext:value-type="string">
            <text:p>073-7228964</text:p>
          </table:table-cell>
          <table:table-cell table:style-name="Default" office:value-type="string" calcext:value-type="string">
            <text:p>karolina.hellström.9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Andreasson</text:p>
          </table:table-cell>
          <table:table-cell office:value-type="string" calcext:value-type="string">
            <text:p>072-0142313</text:p>
          </table:table-cell>
          <table:table-cell table:style-name="Default" office:value-type="string" calcext:value-type="string">
            <text:p>katarina.andreasson.6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Reuterhol</text:p>
          </table:table-cell>
          <table:table-cell office:value-type="string" calcext:value-type="string">
            <text:p>070-3988329</text:p>
          </table:table-cell>
          <table:table-cell table:style-name="Default" office:value-type="string" calcext:value-type="string">
            <text:p>siv.reuterhol.5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Lundqvist</text:p>
          </table:table-cell>
          <table:table-cell office:value-type="string" calcext:value-type="string">
            <text:p>072-4426833</text:p>
          </table:table-cell>
          <table:table-cell table:style-name="Default" office:value-type="string" calcext:value-type="string">
            <text:p>helen.lundqvist.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Holmberg</text:p>
          </table:table-cell>
          <table:table-cell office:value-type="string" calcext:value-type="string">
            <text:p>074-8949349</text:p>
          </table:table-cell>
          <table:table-cell table:style-name="Default" office:value-type="string" calcext:value-type="string">
            <text:p>mattias.holmberg.6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Persson</text:p>
          </table:table-cell>
          <table:table-cell office:value-type="string" calcext:value-type="string">
            <text:p>072-5017122</text:p>
          </table:table-cell>
          <table:table-cell table:style-name="Default" office:value-type="string" calcext:value-type="string">
            <text:p>doris.persson.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Rosengren</text:p>
          </table:table-cell>
          <table:table-cell office:value-type="string" calcext:value-type="string">
            <text:p>070-7918412</text:p>
          </table:table-cell>
          <table:table-cell table:style-name="Default" office:value-type="string" calcext:value-type="string">
            <text:p>monica.rosengren.9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Abrahamsson</text:p>
          </table:table-cell>
          <table:table-cell office:value-type="string" calcext:value-type="string">
            <text:p>073-9254664</text:p>
          </table:table-cell>
          <table:table-cell table:style-name="Default" office:value-type="string" calcext:value-type="string">
            <text:p>anders.abrahamsson.1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Gunnarsson</text:p>
          </table:table-cell>
          <table:table-cell office:value-type="string" calcext:value-type="string">
            <text:p>072-9349802</text:p>
          </table:table-cell>
          <table:table-cell table:style-name="Default" office:value-type="string" calcext:value-type="string">
            <text:p>ida.gunnarsson.4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Dahlberg</text:p>
          </table:table-cell>
          <table:table-cell office:value-type="string" calcext:value-type="string">
            <text:p>073-2875487</text:p>
          </table:table-cell>
          <table:table-cell table:style-name="Default" office:value-type="string" calcext:value-type="string">
            <text:p>siv.dahlberg.4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Ström</text:p>
          </table:table-cell>
          <table:table-cell office:value-type="string" calcext:value-type="string">
            <text:p>072-4263648</text:p>
          </table:table-cell>
          <table:table-cell table:style-name="Default" office:value-type="string" calcext:value-type="string">
            <text:p>amanda.ström.4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gneta</text:p>
          </table:table-cell>
          <table:table-cell office:value-type="string" calcext:value-type="string">
            <text:p>Lund</text:p>
          </table:table-cell>
          <table:table-cell office:value-type="string" calcext:value-type="string">
            <text:p>074-5858259</text:p>
          </table:table-cell>
          <table:table-cell table:style-name="Default" office:value-type="string" calcext:value-type="string">
            <text:p>agneta.lund.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Josefin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072-9171586</text:p>
          </table:table-cell>
          <table:table-cell table:style-name="Default" office:value-type="string" calcext:value-type="string">
            <text:p>josefin.ek.7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Eliasson</text:p>
          </table:table-cell>
          <table:table-cell office:value-type="string" calcext:value-type="string">
            <text:p>070-5763112</text:p>
          </table:table-cell>
          <table:table-cell table:style-name="Default" office:value-type="string" calcext:value-type="string">
            <text:p>matilda.eliasson.9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Holmqvist</text:p>
          </table:table-cell>
          <table:table-cell office:value-type="string" calcext:value-type="string">
            <text:p>076-2892782</text:p>
          </table:table-cell>
          <table:table-cell table:style-name="Default" office:value-type="string" calcext:value-type="string">
            <text:p>sven.holmqvist.1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Krokberg</text:p>
          </table:table-cell>
          <table:table-cell office:value-type="string" calcext:value-type="string">
            <text:p>070-5913046</text:p>
          </table:table-cell>
          <table:table-cell table:style-name="Default" office:value-type="string" calcext:value-type="string">
            <text:p>jenny.krokberg.1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Larsson</text:p>
          </table:table-cell>
          <table:table-cell office:value-type="string" calcext:value-type="string">
            <text:p>073-4484871</text:p>
          </table:table-cell>
          <table:table-cell table:style-name="Default" office:value-type="string" calcext:value-type="string">
            <text:p>madeleine.larsson.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Öberg</text:p>
          </table:table-cell>
          <table:table-cell office:value-type="string" calcext:value-type="string">
            <text:p>074-0132560</text:p>
          </table:table-cell>
          <table:table-cell table:style-name="Default" office:value-type="string" calcext:value-type="string">
            <text:p>louise.öberg.7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anielsson</text:p>
          </table:table-cell>
          <table:table-cell office:value-type="string" calcext:value-type="string">
            <text:p>072-1558188</text:p>
          </table:table-cell>
          <table:table-cell table:style-name="Default" office:value-type="string" calcext:value-type="string">
            <text:p>charlotte.danielsson.2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Ekström</text:p>
          </table:table-cell>
          <table:table-cell office:value-type="string" calcext:value-type="string">
            <text:p>076-5410496</text:p>
          </table:table-cell>
          <table:table-cell table:style-name="Default" office:value-type="string" calcext:value-type="string">
            <text:p>karl.ekström.6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Åkesson</text:p>
          </table:table-cell>
          <table:table-cell office:value-type="string" calcext:value-type="string">
            <text:p>076-5991094</text:p>
          </table:table-cell>
          <table:table-cell table:style-name="Default" office:value-type="string" calcext:value-type="string">
            <text:p>ann.åkesson.3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Berglund</text:p>
          </table:table-cell>
          <table:table-cell office:value-type="string" calcext:value-type="string">
            <text:p>072-1602032</text:p>
          </table:table-cell>
          <table:table-cell table:style-name="Default" office:value-type="string" calcext:value-type="string">
            <text:p>sofie.berglund.4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Nyberg</text:p>
          </table:table-cell>
          <table:table-cell office:value-type="string" calcext:value-type="string">
            <text:p>074-7887755</text:p>
          </table:table-cell>
          <table:table-cell table:style-name="Default" office:value-type="string" calcext:value-type="string">
            <text:p>nathalie.nyberg.1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Gustafsson</text:p>
          </table:table-cell>
          <table:table-cell office:value-type="string" calcext:value-type="string">
            <text:p>072-6359571</text:p>
          </table:table-cell>
          <table:table-cell table:style-name="Default" office:value-type="string" calcext:value-type="string">
            <text:p>helena.gustafsson.3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Dahlberg</text:p>
          </table:table-cell>
          <table:table-cell office:value-type="string" calcext:value-type="string">
            <text:p>073-6749389</text:p>
          </table:table-cell>
          <table:table-cell table:style-name="Default" office:value-type="string" calcext:value-type="string">
            <text:p>jenny.dahlberg.1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Nyberg</text:p>
          </table:table-cell>
          <table:table-cell office:value-type="string" calcext:value-type="string">
            <text:p>074-0368459</text:p>
          </table:table-cell>
          <table:table-cell table:style-name="Default" office:value-type="string" calcext:value-type="string">
            <text:p>julia.nyberg.4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Wallin</text:p>
          </table:table-cell>
          <table:table-cell office:value-type="string" calcext:value-type="string">
            <text:p>073-8557186</text:p>
          </table:table-cell>
          <table:table-cell table:style-name="Default" office:value-type="string" calcext:value-type="string">
            <text:p>sandra.wallin.1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074-1981595</text:p>
          </table:table-cell>
          <table:table-cell table:style-name="Default" office:value-type="string" calcext:value-type="string">
            <text:p>louise.ali.3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070-2444148</text:p>
          </table:table-cell>
          <table:table-cell table:style-name="Default" office:value-type="string" calcext:value-type="string">
            <text:p>elin.hassan.3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Hermansson</text:p>
          </table:table-cell>
          <table:table-cell office:value-type="string" calcext:value-type="string">
            <text:p>073-6330684</text:p>
          </table:table-cell>
          <table:table-cell table:style-name="Default" office:value-type="string" calcext:value-type="string">
            <text:p>rebecca.hermansson.1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Löfgren</text:p>
          </table:table-cell>
          <table:table-cell office:value-type="string" calcext:value-type="string">
            <text:p>070-6876931</text:p>
          </table:table-cell>
          <table:table-cell table:style-name="Default" office:value-type="string" calcext:value-type="string">
            <text:p>karin.löfgren.6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0-3065032</text:p>
          </table:table-cell>
          <table:table-cell table:style-name="Default" office:value-type="string" calcext:value-type="string">
            <text:p>britt.karlsson.7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Viklund</text:p>
          </table:table-cell>
          <table:table-cell office:value-type="string" calcext:value-type="string">
            <text:p>074-7555604</text:p>
          </table:table-cell>
          <table:table-cell table:style-name="Default" office:value-type="string" calcext:value-type="string">
            <text:p>bengt.viklund.1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Magnusson</text:p>
          </table:table-cell>
          <table:table-cell office:value-type="string" calcext:value-type="string">
            <text:p>073-0133552</text:p>
          </table:table-cell>
          <table:table-cell table:style-name="Default" office:value-type="string" calcext:value-type="string">
            <text:p>ida.magnusson.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lva</text:p>
          </table:table-cell>
          <table:table-cell office:value-type="string" calcext:value-type="string">
            <text:p>Forsberg</text:p>
          </table:table-cell>
          <table:table-cell office:value-type="string" calcext:value-type="string">
            <text:p>073-0408945</text:p>
          </table:table-cell>
          <table:table-cell table:style-name="Default" office:value-type="string" calcext:value-type="string">
            <text:p>alva.forsberg.3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tröm</text:p>
          </table:table-cell>
          <table:table-cell office:value-type="string" calcext:value-type="string">
            <text:p>076-5920566</text:p>
          </table:table-cell>
          <table:table-cell table:style-name="Default" office:value-type="string" calcext:value-type="string">
            <text:p>charlotte.ström.5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Viklund</text:p>
          </table:table-cell>
          <table:table-cell office:value-type="string" calcext:value-type="string">
            <text:p>076-6631976</text:p>
          </table:table-cell>
          <table:table-cell table:style-name="Default" office:value-type="string" calcext:value-type="string">
            <text:p>ann.viklund.8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nneli</text:p>
          </table:table-cell>
          <table:table-cell office:value-type="string" calcext:value-type="string">
            <text:p>Ström</text:p>
          </table:table-cell>
          <table:table-cell office:value-type="string" calcext:value-type="string">
            <text:p>070-0111210</text:p>
          </table:table-cell>
          <table:table-cell table:style-name="Default" office:value-type="string" calcext:value-type="string">
            <text:p>anneli.ström.6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Mikaela</text:p>
          </table:table-cell>
          <table:table-cell office:value-type="string" calcext:value-type="string">
            <text:p>Gunnarsson</text:p>
          </table:table-cell>
          <table:table-cell office:value-type="string" calcext:value-type="string">
            <text:p>072-2138029</text:p>
          </table:table-cell>
          <table:table-cell table:style-name="Default" office:value-type="string" calcext:value-type="string">
            <text:p>mikaela.gunnarsson.4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Mårtensson</text:p>
          </table:table-cell>
          <table:table-cell office:value-type="string" calcext:value-type="string">
            <text:p>074-5447593</text:p>
          </table:table-cell>
          <table:table-cell table:style-name="Default" office:value-type="string" calcext:value-type="string">
            <text:p>nils.mårtensson.3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Jönsson</text:p>
          </table:table-cell>
          <table:table-cell office:value-type="string" calcext:value-type="string">
            <text:p>076-6501023</text:p>
          </table:table-cell>
          <table:table-cell table:style-name="Default" office:value-type="string" calcext:value-type="string">
            <text:p>alice.jönsson.7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Martinsson</text:p>
          </table:table-cell>
          <table:table-cell office:value-type="string" calcext:value-type="string">
            <text:p>073-7770133</text:p>
          </table:table-cell>
          <table:table-cell table:style-name="Default" office:value-type="string" calcext:value-type="string">
            <text:p>felicia.martinsson.9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Törnkvist</text:p>
          </table:table-cell>
          <table:table-cell office:value-type="string" calcext:value-type="string">
            <text:p>076-5691504</text:p>
          </table:table-cell>
          <table:table-cell table:style-name="Default" office:value-type="string" calcext:value-type="string">
            <text:p>julia.törnkvist.3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ergqvist</text:p>
          </table:table-cell>
          <table:table-cell office:value-type="string" calcext:value-type="string">
            <text:p>072-8437990</text:p>
          </table:table-cell>
          <table:table-cell table:style-name="Default" office:value-type="string" calcext:value-type="string">
            <text:p>kevin.bergqvist.9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Jansson</text:p>
          </table:table-cell>
          <table:table-cell office:value-type="string" calcext:value-type="string">
            <text:p>074-1348885</text:p>
          </table:table-cell>
          <table:table-cell table:style-name="Default" office:value-type="string" calcext:value-type="string">
            <text:p>sonja.jansson.5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Krokberg</text:p>
          </table:table-cell>
          <table:table-cell office:value-type="string" calcext:value-type="string">
            <text:p>070-0416937</text:p>
          </table:table-cell>
          <table:table-cell table:style-name="Default" office:value-type="string" calcext:value-type="string">
            <text:p>charlotte.krokberg.1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nnika</text:p>
          </table:table-cell>
          <table:table-cell office:value-type="string" calcext:value-type="string">
            <text:p>Eriksson</text:p>
          </table:table-cell>
          <table:table-cell office:value-type="string" calcext:value-type="string">
            <text:p>076-1284665</text:p>
          </table:table-cell>
          <table:table-cell table:style-name="Default" office:value-type="string" calcext:value-type="string">
            <text:p>annika.eriksson.6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Karlsson</text:p>
          </table:table-cell>
          <table:table-cell office:value-type="string" calcext:value-type="string">
            <text:p>073-4721915</text:p>
          </table:table-cell>
          <table:table-cell table:style-name="Default" office:value-type="string" calcext:value-type="string">
            <text:p>maja.karlsson.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lofsson</text:p>
          </table:table-cell>
          <table:table-cell office:value-type="string" calcext:value-type="string">
            <text:p>074-7814330</text:p>
          </table:table-cell>
          <table:table-cell table:style-name="Default" office:value-type="string" calcext:value-type="string">
            <text:p>helen.olofsson.8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ovisa</text:p>
          </table:table-cell>
          <table:table-cell office:value-type="string" calcext:value-type="string">
            <text:p>Gunnarsson</text:p>
          </table:table-cell>
          <table:table-cell office:value-type="string" calcext:value-type="string">
            <text:p>076-5887157</text:p>
          </table:table-cell>
          <table:table-cell table:style-name="Default" office:value-type="string" calcext:value-type="string">
            <text:p>lovisa.gunnarsson.1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Ullman</text:p>
          </table:table-cell>
          <table:table-cell office:value-type="string" calcext:value-type="string">
            <text:p>074-0849715</text:p>
          </table:table-cell>
          <table:table-cell table:style-name="Default" office:value-type="string" calcext:value-type="string">
            <text:p>mona.ullman.2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Jansson</text:p>
          </table:table-cell>
          <table:table-cell office:value-type="string" calcext:value-type="string">
            <text:p>070-8107975</text:p>
          </table:table-cell>
          <table:table-cell table:style-name="Default" office:value-type="string" calcext:value-type="string">
            <text:p>erika.jansson.5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Ryden</text:p>
          </table:table-cell>
          <table:table-cell office:value-type="string" calcext:value-type="string">
            <text:p>074-0716094</text:p>
          </table:table-cell>
          <table:table-cell table:style-name="Default" office:value-type="string" calcext:value-type="string">
            <text:p>susanne.ryden.7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rgareta</text:p>
          </table:table-cell>
          <table:table-cell office:value-type="string" calcext:value-type="string">
            <text:p>Gunnarsson</text:p>
          </table:table-cell>
          <table:table-cell office:value-type="string" calcext:value-type="string">
            <text:p>076-3499522</text:p>
          </table:table-cell>
          <table:table-cell table:style-name="Default" office:value-type="string" calcext:value-type="string">
            <text:p>margareta.gunnarsson.7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Axelsson</text:p>
          </table:table-cell>
          <table:table-cell office:value-type="string" calcext:value-type="string">
            <text:p>076-9112806</text:p>
          </table:table-cell>
          <table:table-cell table:style-name="Default" office:value-type="string" calcext:value-type="string">
            <text:p>lena.axelsson.2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Viklund</text:p>
          </table:table-cell>
          <table:table-cell office:value-type="string" calcext:value-type="string">
            <text:p>074-2247927</text:p>
          </table:table-cell>
          <table:table-cell table:style-name="Default" office:value-type="string" calcext:value-type="string">
            <text:p>ella.viklund.8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irgitta</text:p>
          </table:table-cell>
          <table:table-cell office:value-type="string" calcext:value-type="string">
            <text:p>Norberg</text:p>
          </table:table-cell>
          <table:table-cell office:value-type="string" calcext:value-type="string">
            <text:p>070-7223767</text:p>
          </table:table-cell>
          <table:table-cell table:style-name="Default" office:value-type="string" calcext:value-type="string">
            <text:p>birgitta.norberg.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Eklund</text:p>
          </table:table-cell>
          <table:table-cell office:value-type="string" calcext:value-type="string">
            <text:p>074-7766575</text:p>
          </table:table-cell>
          <table:table-cell table:style-name="Default" office:value-type="string" calcext:value-type="string">
            <text:p>sara.eklund.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Wikström</text:p>
          </table:table-cell>
          <table:table-cell office:value-type="string" calcext:value-type="string">
            <text:p>074-9386953</text:p>
          </table:table-cell>
          <table:table-cell table:style-name="Default" office:value-type="string" calcext:value-type="string">
            <text:p>sofia.wikström.7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Svensson</text:p>
          </table:table-cell>
          <table:table-cell office:value-type="string" calcext:value-type="string">
            <text:p>070-8730927</text:p>
          </table:table-cell>
          <table:table-cell table:style-name="Default" office:value-type="string" calcext:value-type="string">
            <text:p>elin.svensson.36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Viklund</text:p>
          </table:table-cell>
          <table:table-cell office:value-type="string" calcext:value-type="string">
            <text:p>073-3414774</text:p>
          </table:table-cell>
          <table:table-cell table:style-name="Default" office:value-type="string" calcext:value-type="string">
            <text:p>karolina.viklund.5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Wikström</text:p>
          </table:table-cell>
          <table:table-cell office:value-type="string" calcext:value-type="string">
            <text:p>073-4214518</text:p>
          </table:table-cell>
          <table:table-cell table:style-name="Default" office:value-type="string" calcext:value-type="string">
            <text:p>sofie.wikström.4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Gustafsson</text:p>
          </table:table-cell>
          <table:table-cell office:value-type="string" calcext:value-type="string">
            <text:p>070-9081170</text:p>
          </table:table-cell>
          <table:table-cell table:style-name="Default" office:value-type="string" calcext:value-type="string">
            <text:p>therese.gustafsson.9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Gustafsson</text:p>
          </table:table-cell>
          <table:table-cell office:value-type="string" calcext:value-type="string">
            <text:p>072-2957794</text:p>
          </table:table-cell>
          <table:table-cell table:style-name="Default" office:value-type="string" calcext:value-type="string">
            <text:p>yvonne.gustafsson.2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070-6606722</text:p>
          </table:table-cell>
          <table:table-cell table:style-name="Default" office:value-type="string" calcext:value-type="string">
            <text:p>josef.ek.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Nyström</text:p>
          </table:table-cell>
          <table:table-cell office:value-type="string" calcext:value-type="string">
            <text:p>072-2093141</text:p>
          </table:table-cell>
          <table:table-cell table:style-name="Default" office:value-type="string" calcext:value-type="string">
            <text:p>hanna.nyström.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Lundström</text:p>
          </table:table-cell>
          <table:table-cell office:value-type="string" calcext:value-type="string">
            <text:p>073-5655992</text:p>
          </table:table-cell>
          <table:table-cell table:style-name="Default" office:value-type="string" calcext:value-type="string">
            <text:p>malin.lundström.52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Isaksson</text:p>
          </table:table-cell>
          <table:table-cell office:value-type="string" calcext:value-type="string">
            <text:p>074-8857564</text:p>
          </table:table-cell>
          <table:table-cell table:style-name="Default" office:value-type="string" calcext:value-type="string">
            <text:p>rolf.isaksson.8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Josefin</text:p>
          </table:table-cell>
          <table:table-cell office:value-type="string" calcext:value-type="string">
            <text:p>Eriksson</text:p>
          </table:table-cell>
          <table:table-cell office:value-type="string" calcext:value-type="string">
            <text:p>073-1815424</text:p>
          </table:table-cell>
          <table:table-cell table:style-name="Default" office:value-type="string" calcext:value-type="string">
            <text:p>josefin.eriksson.7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Dahl</text:p>
          </table:table-cell>
          <table:table-cell office:value-type="string" calcext:value-type="string">
            <text:p>072-6195476</text:p>
          </table:table-cell>
          <table:table-cell table:style-name="Default" office:value-type="string" calcext:value-type="string">
            <text:p>felicia.dahl.1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Eriksson</text:p>
          </table:table-cell>
          <table:table-cell office:value-type="string" calcext:value-type="string">
            <text:p>073-9173678</text:p>
          </table:table-cell>
          <table:table-cell table:style-name="Default" office:value-type="string" calcext:value-type="string">
            <text:p>maja.eriksson.3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örnkvist</text:p>
          </table:table-cell>
          <table:table-cell office:value-type="string" calcext:value-type="string">
            <text:p>076-1036114</text:p>
          </table:table-cell>
          <table:table-cell table:style-name="Default" office:value-type="string" calcext:value-type="string">
            <text:p>lucas.törnkvist.83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Pettersson</text:p>
          </table:table-cell>
          <table:table-cell office:value-type="string" calcext:value-type="string">
            <text:p>070-6712534</text:p>
          </table:table-cell>
          <table:table-cell table:style-name="Default" office:value-type="string" calcext:value-type="string">
            <text:p>sara.pettersson.4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indra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070-4385504</text:p>
          </table:table-cell>
          <table:table-cell table:style-name="Default" office:value-type="string" calcext:value-type="string">
            <text:p>tindra.hassan.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Eliasson</text:p>
          </table:table-cell>
          <table:table-cell office:value-type="string" calcext:value-type="string">
            <text:p>072-4012323</text:p>
          </table:table-cell>
          <table:table-cell table:style-name="Default" office:value-type="string" calcext:value-type="string">
            <text:p>katarina.eliasson.9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Wallin</text:p>
          </table:table-cell>
          <table:table-cell office:value-type="string" calcext:value-type="string">
            <text:p>072-8168344</text:p>
          </table:table-cell>
          <table:table-cell table:style-name="Default" office:value-type="string" calcext:value-type="string">
            <text:p>håkan.wallin.24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070-8660164</text:p>
          </table:table-cell>
          <table:table-cell table:style-name="Default" office:value-type="string" calcext:value-type="string">
            <text:p>maja.ek.3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070-6686262</text:p>
          </table:table-cell>
          <table:table-cell table:style-name="Default" office:value-type="string" calcext:value-type="string">
            <text:p>marie.ahmed.55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udvig</text:p>
          </table:table-cell>
          <table:table-cell office:value-type="string" calcext:value-type="string">
            <text:p>Hansson</text:p>
          </table:table-cell>
          <table:table-cell office:value-type="string" calcext:value-type="string">
            <text:p>070-7943860</text:p>
          </table:table-cell>
          <table:table-cell table:style-name="Default" office:value-type="string" calcext:value-type="string">
            <text:p>ludvig.hansson.7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Bergman</text:p>
          </table:table-cell>
          <table:table-cell office:value-type="string" calcext:value-type="string">
            <text:p>073-6965818</text:p>
          </table:table-cell>
          <table:table-cell table:style-name="Default" office:value-type="string" calcext:value-type="string">
            <text:p>camilla.bergman.29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Samuelsson</text:p>
          </table:table-cell>
          <table:table-cell office:value-type="string" calcext:value-type="string">
            <text:p>072-1903789</text:p>
          </table:table-cell>
          <table:table-cell table:style-name="Default" office:value-type="string" calcext:value-type="string">
            <text:p>lena.samuelsson.6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Josefin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072-3135577</text:p>
          </table:table-cell>
          <table:table-cell table:style-name="Default" office:value-type="string" calcext:value-type="string">
            <text:p>josefin.ek.30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Forsberg</text:p>
          </table:table-cell>
          <table:table-cell office:value-type="string" calcext:value-type="string">
            <text:p>070-6331287</text:p>
          </table:table-cell>
          <table:table-cell table:style-name="Default" office:value-type="string" calcext:value-type="string">
            <text:p>rebecca.forsberg.97@edu.sigtuna-example.se</text:p>
          </table:table-cell>
          <table:table-cell office:value-type="string" calcext:value-type="string">
            <text:p>ROLE_ACTIVE_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 table:number-rows-repeated="13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10482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roup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30" table:number-columns-repeated="12" table:default-cell-style-name="Default"/>
        <table:table-column table:style-name="co31" table:number-columns-repeated="4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Segment</text:p>
          </table:table-cell>
          <table:table-cell table:style-name="ce10" office:value-type="string" calcext:value-type="string">
            <text:p>StartYear</text:p>
          </table:table-cell>
          <table:table-cell table:style-name="ce10" office:value-type="string" calcext:value-type="string">
            <text:p>NumberStudents</text:p>
          </table:table-cell>
          <table:table-cell table:style-name="ce10" office:value-type="string" calcext:value-type="string">
            <text:p>Info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chool</text:p>
          </table:table-cell>
          <table:table-cell table:style-name="ce10" table:number-columns-repeated="4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upp 1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upp 1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upp 1 2018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lla St Per (Hällsboskolan)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tids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kep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upp 1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itids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sar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upp 1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åbergarna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upp A 2018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rtrudarna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ora St Per Grupp 1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itids 2018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itids 2018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ra St Per Grupp 2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upp 2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upp B 2018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upp 2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upp 2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upp 2 2018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upp 2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upp 2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itids</text:p>
          </table:table-cell>
          <table:table-cell office:value-type="string" calcext:value-type="string">
            <text:p>fri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oden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lass 3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:an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se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:an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den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kep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:an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 röd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 grön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Åk 5, del 1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ose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den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:an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kep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5 röd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5 grön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:an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ose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3:an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oden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3:an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 grön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 röd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3:an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3:an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kep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Åk 3 del 2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rupp Giraff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rupp Fladdermus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rupp Lämmel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sar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rupp Gecko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rupp Lämmel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rupp Mink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åbergarna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rupp Gecko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rupp Älg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ätunarna A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ätunarna B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kepparna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kep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ingvallarna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Åk 3 del 1</text:p>
          </table:table-cell>
          <table:table-cell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öjdarna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ertrud 1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ertrud 2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äringarna</text:p>
          </table:table-cell>
          <table:table-cell office:value-type="string" calcext:value-type="string">
            <text:p>fri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Åk 5, del 2</text:p>
          </table:table-cell>
          <table:table-cell office:value-type="string" calcext:value-type="string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den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5 grön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 röd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kep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5:orna, del2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jose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:orn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jose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3:orn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oden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3:orn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3 grön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 röd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3:orn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kep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3:orna, del A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3:orna, del B</text:p>
          </table:table-cell>
          <table:table-cell office:value-type="string" calcext:value-type="string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5:orna, del 1</text:p>
          </table:table-cell>
          <table:table-cell office:value-type="string" calcext:value-type="string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osefiningarna</text:p>
          </table:table-cell>
          <table:table-cell office:value-type="string" calcext:value-type="string">
            <text:p>fri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ose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se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oden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5 grön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5 röd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kep</text:p>
          </table:table-cell>
          <table:table-cell table:number-columns-repeated="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el 1 av 5:orn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el 2 av 5:orna</text:p>
          </table:table-cell>
          <table:table-cell office:value-type="string" calcext:value-type="string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3:orn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jose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3:orn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oden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el 1 av 3:orn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el 2 av 3:orn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3:orn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kep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3:orna, del 1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3:orna, del 2</text:p>
          </table:table-cell>
          <table:table-cell office:value-type="string" calcext:value-type="string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cent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edda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gala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ose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orr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oden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5:orna, del 1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ga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5:orn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kep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ers</text:p>
          </table:table-cell>
          <table:table-cell table:number-columns-repeated="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ert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hoj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atu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ing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5:orna, del 1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5:orna, del 2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ari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5:orna, del 2</text:p>
          </table:table-cell>
          <table:table-cell office:value-type="string" calcext:value-type="string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bg</text:p>
          </table:table-cell>
          <table:table-cell table:number-columns-repeated="20"/>
        </table:table-row>
      </table:table>
      <table:table table:name="Topic" table:style-name="ta1">
        <table:table-column table:style-name="co32" table:default-cell-style-name="ce10"/>
        <table:table-column table:style-name="co14" table:number-columns-repeated="7" table:default-cell-style-name="ce10"/>
        <table:table-column table:style-name="co33" table:default-cell-style-name="ce10"/>
        <table:table-column table:style-name="co14" table:default-cell-style-name="ce10"/>
        <table:table-column table:style-name="co3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VisitOrder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Long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olleaguesPerGrou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um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tasallad</text:p>
          </table:table-cell>
          <table:table-cell office:value-type="string" calcext:value-type="string">
            <text:p>http://www.sigtunanaturskola.se/aventyren/dag-1-universum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Vårvandring</text:p>
          </table:table-cell>
          <table:table-cell office:value-type="string" calcext:value-type="string">
            <text:p>Liv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rv</text:p>
          </table:table-cell>
          <table:table-cell office:value-type="string" calcext:value-type="string">
            <text:p>http://www.sigtunanaturskola.se/aventyren/dag-2-liv-varvandrin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ntidsdag</text:p>
          </table:table-cell>
          <table:table-cell office:value-type="string" calcext:value-type="string">
            <text:p>Människor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tasallad</text:p>
          </table:table-cell>
          <table:table-cell office:value-type="string" calcext:value-type="string">
            <text:p>http://www.sigtunanaturskola.se/aventyren/dag-3-manniskor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gLuftVatten</text:p>
          </table:table-cell>
          <table:table-cell office:value-type="string" calcext:value-type="string">
            <text:p>Berg, luft och vatte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asallad</text:p>
          </table:table-cell>
          <table:table-cell office:value-type="string" calcext:value-type="string">
            <text:p>http://www.sigtunanaturskola.se/aventyren/dag-4-berg-luft-och-vatten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knikdag</text:p>
          </table:table-cell>
          <table:table-cell office:value-type="string" calcext:value-type="string">
            <text:p>Teknik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ka valsta</text:p>
          </table:table-cell>
          <table:table-cell office:value-type="string" calcext:value-type="string">
            <text:p>http://www.sigtunanaturskola.se/aventyren/dag-6-teknik/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östvandring</text:p>
          </table:table-cell>
          <table:table-cell office:value-type="string" calcext:value-type="string">
            <text:p>Liv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asallad</text:p>
          </table:table-cell>
          <table:table-cell office:value-type="string" calcext:value-type="string">
            <text:p>http://www.sigtunanaturskola.se/aventyren/dag-5-liv-hostvandrin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allektion</text:p>
          </table:table-cell>
          <table:table-cell office:value-type="string" calcext:value-type="string">
            <text:p>Avslutning</text:p>
          </table:table-cell>
          <table:table-cell table:number-columns-repeated="3"/>
          <table:table-cell office:value-type="string" calcext:value-type="string">
            <text:p>http://www.sigtunanaturskola.se/aventyren/lektion-2-avslutning/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sdag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asallad</text:p>
          </table:table-cell>
          <table:table-cell office:value-type="string" calcext:value-type="string">
            <text:p>http://www.sigtunanaturskola.se/aventyren/dag-1-evolution/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eltidsdag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tasallad</text:p>
          </table:table-cell>
          <table:table-cell office:value-type="string" calcext:value-type="string">
            <text:p>http://www.sigtunanaturskola.se/aventyren/dag-2-teknikutveckling/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idag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asallad</text:p>
          </table:table-cell>
          <table:table-cell office:value-type="string" calcext:value-type="string">
            <text:p>http://www.sigtunanaturskola.se/aventyren/dag-3-energiomvandlingar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tervandring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rv</text:p>
          </table:table-cell>
          <table:table-cell office:value-type="string" calcext:value-type="string">
            <text:p>http://www.sigtunanaturskola.se/aventyren/dag-4-kretslopp-vintervandrin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midag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Pastasallad</text:p>
          </table:table-cell>
          <table:table-cell office:value-type="string" calcext:value-type="string">
            <text:p>http://www.sigtunanaturskola.se/aventyren/dag-5-kemiska-reaktioner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ösningar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sigtunanaturskola.se/aventyren/dag-6-losningar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A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B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C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D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E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F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G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H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b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lagning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b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ke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tverk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b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ogsvandring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b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erimen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b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knik&amp;Kons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sdag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fri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string" calcext:value-type="string">
            <text:p>Fritids (ospecifik)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fri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string" calcext:value-type="string">
            <text:p>Johans tvåa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fri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string" calcext:value-type="string">
            <text:p>Johans trea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string" calcext:value-type="string">
            <text:p>Planetskötare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http://www.sigtunanaturskola.se/aventyren/dag-6-planetskotare/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Visit" table:style-name="ta1">
        <table:table-column table:style-name="co28" table:default-cell-style-name="Default"/>
        <table:table-column table:style-name="co8" table:number-columns-repeated="3" table:default-cell-style-name="Default"/>
        <table:table-column table:style-name="co35" table:default-cell-style-name="Default"/>
        <table:table-column table:style-name="co8" table:number-columns-repeated="3" table:default-cell-style-name="Default"/>
        <table:table-column table:style-name="co8" table:default-cell-style-name="ce2"/>
        <table:table-column table:style-name="co8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Date</text:p>
          </table:table-cell>
          <table:table-cell table:style-name="ce10" office:value-type="string" calcext:value-type="string">
            <text:p>Confirmed</text:p>
          </table:table-cell>
          <table:table-cell table:style-name="ce17" office:value-type="string" calcext:value-type="string">
            <text:p>Tim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BusStatus</text:p>
          </table:table-cell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Topic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2020-01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2020-01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2020-01-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2020-01-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2020-01-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2020-01-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2020-01-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2020-01-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2020-01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2020-01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2020-01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2020-01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2020-01-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2020-02-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2020-01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2020-01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2020-01-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2020-01-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2020-01-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2020-01-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2020-01-2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2020-01-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2020-01-3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2020-02-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2020-02-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2020-02-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2020-02-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2020-02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2020-02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2020-02-0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2020-02-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2020-02-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2020-02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2020-02-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2020-02-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2020-03-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2020-02-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2020-02-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2020-02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2020-02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2020-02-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2020-02-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2020-02-1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2020-02-1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2020-02-1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2020-02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2020-02-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2020-02-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2020-02-1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2020-02-1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2020-02-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2020-02-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2020-02-2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2020-03-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2020-03-0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2020-03-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2020-03-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2020-03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2020-03-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2020-03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2020-03-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2020-03-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2020-03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2020-03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2020-03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2020-03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2020-03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2020-03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2020-03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2020-03-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2020-03-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2020-03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2020-03-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2020-03-2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2020-03-2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2020-03-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2020-03-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2020-03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2020-03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2020-03-3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2020-03-3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2020-04-2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2020-04-2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2020-04-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2020-04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2020-04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2020-04-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2020-04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2020-04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2020-04-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2020-04-1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2020-04-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2020-04-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2020-04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2020-04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2020-04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2020-04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2020-04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2020-04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2020-04-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2020-04-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2020-04-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2020-04-2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2020-04-2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2020-04-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2020-04-2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2020-04-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2020-04-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2020-04-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2020-05-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2020-05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2020-05-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2020-05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2020-05-0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2020-05-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2020-05-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2020-05-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2020-05-0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2020-05-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2020-05-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2020-05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2020-05-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2020-05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2020-05-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2020-05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2020-05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2020-05-1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2020-05-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2020-05-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2020-05-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2020-05-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2020-05-1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2020-05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2020-05-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2020-05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2020-05-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2020-05-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2020-05-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2020-05-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2020-05-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2020-05-2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2020-05-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2020-05-2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2020-05-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2020-06-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2020-06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2020-06-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2020-06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2020-06-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2020-06-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2020-06-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2020-06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2020-06-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2020-06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2020-06-0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2020-06-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2020-06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2020-01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2020-01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2020-01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2020-01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2020-01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2020-01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2020-01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2020-01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2020-01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2020-01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2020-01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2020-02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2020-02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2020-02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2020-02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2020-02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2020-02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2020-02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2020-02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2020-02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2020-02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2020-02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2020-02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2020-02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2020-02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2020-02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2020-02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2020-02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2020-02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2020-02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2020-02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2020-02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2020-02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2020-02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2020-02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2020-02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2020-02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2020-02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2020-03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2020-03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2020-03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2020-03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2020-03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2020-03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2020-03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2020-03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2020-03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2020-03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2020-03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2020-03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2020-03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2020-04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2020-04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2020-04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2020-04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2020-04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2020-04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2020-04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2020-04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2020-05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2020-05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2020-05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2020-05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2020-05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2020-05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2020-05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2020-05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2020-05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2020-05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2020-05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2020-05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2020-05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2020-06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2020-06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2020-06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2020-06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2020-06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2020-06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2020-06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2020-06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2020-06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2020-06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2020-06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2020-06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2020-06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2020-06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2020-06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2020-06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2020-06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2020-06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2020-06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2020-08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2020-08-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2020-08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2020-08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2020-08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2020-08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2020-08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2020-08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2020-08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2020-08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2020-08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2020-08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2020-09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2020-09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2020-08-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2020-08-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2020-08-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2020-08-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2020-08-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2020-08-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2020-08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2020-08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2020-09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2020-09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2020-09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2020-09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2020-09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2020-09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2020-09-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2020-09-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2020-09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2020-09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2020-09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2020-09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2020-09-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:15-13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2020-09-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:15-13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2020-09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2020-09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2020-09-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2020-09-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2020-09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2020-09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2020-09-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2020-09-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2020-09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2020-09-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2020-09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2020-09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2020-09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2020-09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2020-09-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2020-09-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2020-09-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2020-09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2020-09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2020-09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2020-09-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2020-09-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2020-09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2020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2020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2020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2020-09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2020-09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2020-09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2020-09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2020-09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2020-09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2020-09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2020-09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2020-09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2020-09-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2020-09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2020-09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2020-10-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2020-10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2020-10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2020-09-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2020-10-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2020-10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2020-10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2020-10-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2020-10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2020-10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2020-10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2020-10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2020-10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2020-10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2020-10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2020-10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2020-10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2020-10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2020-10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2020-10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2020-10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2020-10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2020-10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2020-10-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2020-10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2020-10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2020-10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2020-10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2020-10-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2020-10-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2020-10-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2020-10-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2020-10-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2020-10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2020-10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2020-10-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2020-10-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2020-10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2020-10-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2020-10-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2020-10-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2020-10-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2020-10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2020-10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2020-10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2020-11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2020-11-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2020-11-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2020-11-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2020-11-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2020-11-0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2020-11-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2020-11-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2020-11-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2020-11-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2020-11-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2020-11-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2020-11-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2020-11-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2020-11-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2020-11-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2020-11-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2020-11-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2020-11-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2020-11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2020-11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2020-11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2020-11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2020-11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2020-11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2020-11-1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2020-11-1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2020-11-1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2020-11-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2020-11-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2020-11-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2020-11-2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2020-11-2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2020-11-2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2020-11-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2020-11-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2020-11-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2020-11-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2020-11-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2020-11-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2020-11-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2020-11-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2020-11-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2020-11-2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2020-11-2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2020-11-2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2020-11-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2020-11-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2020-11-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2020-12-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2020-12-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2020-12-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2020-12-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2020-12-0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2020-12-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2020-12-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2020-12-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2020-12-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2020-12-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2020-12-1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2020-12-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2020-12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2020-12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2020-08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2020-08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2020-08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2020-08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2020-08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2020-08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2020-08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2020-08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2020-08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2020-08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2020-08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2020-08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2020-08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2020-08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2020-08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2020-09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2020-09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2020-09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2020-09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2020-09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2020-09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2020-09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2020-09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2020-09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2020-09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2020-09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2020-09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2020-09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2020-09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2020-09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2020-09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2020-09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2020-10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2020-10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2020-10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2020-10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2020-10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2020-10-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2020-10-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2020-10-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2020-10-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2020-10-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2020-10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2020-10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2020-10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2020-10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2020-10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2020-10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2020-10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2020-10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2020-10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2020-10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2020-10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2020-10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2020-10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2020-10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2020-10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2020-10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2020-10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2020-10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-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2020-10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-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2020-10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-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2020-10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-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2020-10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-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2020-10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-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2020-10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-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2020-10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-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2020-10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-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2020-10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-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2020-11-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2020-11-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2020-11-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2020-11-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2020-11-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2020-11-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2020-11-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2020-11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2020-11-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2020-11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2020-11-1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2020-11-2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2020-11-2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2020-11-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2020-11-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2020-11-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2020-12-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2020-12-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2020-12-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2020-12-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2020-12-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2020-12-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2020-12-0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2020-12-0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2020-12-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2020-12-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2020-12-1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2020-12-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2020-12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2020-12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2020-12-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2020-12-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2021-04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2021-04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2021-04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2021-04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2021-04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2021-04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2021-04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2021-04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2021-04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2021-04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2021-04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2021-04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2021-04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2021-04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2021-04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2021-04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2021-04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2021-04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2021-04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2021-04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2021-04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2021-04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2021-04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2021-04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2021-04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2021-04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2021-04-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2021-04-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2021-04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2021-04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2021-04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2021-04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2021-04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2021-05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2021-04-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2021-04-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2021-04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2021-04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2021-04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021-04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021-05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021-05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021-05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021-04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021-05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021-05-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021-05-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021-05-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021-05-0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021-05-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021-05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021-05-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021-05-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021-05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021-05-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021-05-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021-05-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021-05-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21-05-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21-05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021-05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021-05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2021-05-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2021-05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2021-05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2021-05-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2021-05-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2021-05-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2021-05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2021-05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2021-05-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2021-06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2021-06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2021-06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2021-06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2021-06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2021-06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2021-06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2021-06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2021-06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2021-06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2021-06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2021-06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2021-04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2021-09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2021-09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2021-09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2021-08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2021-08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2021-08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2021-08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2021-08-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2021-08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2021-08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2021-08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2021-08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2021-09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2021-09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2021-09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2021-09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2021-09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2021-09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2021-09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2021-09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2021-09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2021-09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2021-09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2021-09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2021-09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2021-09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2021-09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2021-10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2021-09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2021-09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2021-09-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2021-09-0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2021-09-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2021-09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2021-09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2021-09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2021-09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2021-09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2021-09-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2021-09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2021-09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2021-09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2021-09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2021-09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2021-09-1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2021-09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2021-09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2021-09-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2021-09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2021-09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2021-09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2021-09-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2021-09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2021-09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2021-09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2021-09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2021-09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2021-09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2021-09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2021-09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2021-09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2021-09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2021-09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2021-09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2021-10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2021-10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2021-10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2021-10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2021-10-0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2021-10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2021-10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2021-10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2021-10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2021-10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2021-10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2021-10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2021-10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2021-10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2021-10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2021-10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2021-10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2021-10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2021-10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2021-10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2021-10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2021-10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2021-10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2021-10-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2021-10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2021-10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2021-10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2021-10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2021-10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2021-10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2021-10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2021-10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2021-10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2021-10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2021-10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2021-09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2021-10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2021-10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2021-10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2021-10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2021-10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2021-10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2021-10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2021-10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2021-10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2021-10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2021-10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2021-10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2021-10-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2021-10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2021-10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2021-10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2021-10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2021-10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2021-10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2021-11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2021-11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2021-11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2021-11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2021-11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2021-11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2021-11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2021-11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2021-11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2021-11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2021-11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2021-11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2021-11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2021-11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2021-11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2021-11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2021-11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2021-12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2021-12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2021-12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2021-12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2021-12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2021-12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2021-12-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2021-12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2021-12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2021-12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2021-08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style-name="ce2" office:value-type="string" calcext:value-type="string">
            <text:p>2022-01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style-name="ce2" office:value-type="string" calcext:value-type="string">
            <text:p>2022-01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style-name="ce2" office:value-type="string" calcext:value-type="string">
            <text:p>2022-01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style-name="ce2" office:value-type="string" calcext:value-type="string">
            <text:p>2022-01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style-name="ce2" office:value-type="string" calcext:value-type="string">
            <text:p>2022-01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style-name="ce2" office:value-type="string" calcext:value-type="string">
            <text:p>2022-01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style-name="ce2" office:value-type="string" calcext:value-type="string">
            <text:p>2022-01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style-name="ce2" office:value-type="string" calcext:value-type="string">
            <text:p>2022-01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style-name="ce2" office:value-type="string" calcext:value-type="string">
            <text:p>2022-01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style-name="ce2" office:value-type="string" calcext:value-type="string">
            <text:p>2022-01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style-name="ce2" office:value-type="string" calcext:value-type="string">
            <text:p>2022-01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style-name="ce2" office:value-type="string" calcext:value-type="string">
            <text:p>2022-01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2022-01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style-name="ce2" office:value-type="string" calcext:value-type="string">
            <text:p>2022-01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style-name="ce2" office:value-type="string" calcext:value-type="string">
            <text:p>2022-01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2" office:value-type="string" calcext:value-type="string">
            <text:p>2022-01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style-name="ce2" office:value-type="string" calcext:value-type="string">
            <text:p>2022-01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style-name="ce2" office:value-type="string" calcext:value-type="string">
            <text:p>2022-01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style-name="ce2" office:value-type="string" calcext:value-type="string">
            <text:p>2022-01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style-name="ce2" office:value-type="string" calcext:value-type="string">
            <text:p>2022-01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style-name="ce2" office:value-type="string" calcext:value-type="string">
            <text:p>2022-01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style-name="ce2" office:value-type="string" calcext:value-type="string">
            <text:p>2022-01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style-name="ce2" office:value-type="string" calcext:value-type="string">
            <text:p>2022-01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style-name="ce2" office:value-type="string" calcext:value-type="string">
            <text:p>2022-01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style-name="ce2" office:value-type="string" calcext:value-type="string">
            <text:p>2022-01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style-name="ce2" office:value-type="string" calcext:value-type="string">
            <text:p>2022-01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style-name="ce2" office:value-type="string" calcext:value-type="string">
            <text:p>2022-01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style-name="ce2" office:value-type="string" calcext:value-type="string">
            <text:p>2022-01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style-name="ce2" office:value-type="string" calcext:value-type="string">
            <text:p>2022-01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style-name="ce2" office:value-type="string" calcext:value-type="string">
            <text:p>2022-01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style-name="ce2" office:value-type="string" calcext:value-type="string">
            <text:p>2022-01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style-name="ce2" office:value-type="string" calcext:value-type="string">
            <text:p>2022-01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style-name="ce2" office:value-type="string" calcext:value-type="string">
            <text:p>2022-01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style-name="ce2" office:value-type="string" calcext:value-type="string">
            <text:p>2022-01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style-name="ce2" office:value-type="string" calcext:value-type="string">
            <text:p>2022-01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style-name="ce2" office:value-type="string" calcext:value-type="string">
            <text:p>2022-01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style-name="ce2" office:value-type="string" calcext:value-type="string">
            <text:p>2022-01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style-name="ce2" office:value-type="string" calcext:value-type="string">
            <text:p>2022-01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style-name="ce2" office:value-type="string" calcext:value-type="string">
            <text:p>2022-01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style-name="ce2" office:value-type="string" calcext:value-type="string">
            <text:p>2022-01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style-name="ce2" office:value-type="string" calcext:value-type="string">
            <text:p>2022-01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style-name="ce2" office:value-type="string" calcext:value-type="string">
            <text:p>2022-01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style-name="ce2" office:value-type="string" calcext:value-type="string">
            <text:p>2022-01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style-name="ce2" office:value-type="string" calcext:value-type="string">
            <text:p>2022-01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style-name="ce2" office:value-type="string" calcext:value-type="string">
            <text:p>2022-01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style-name="ce2" office:value-type="string" calcext:value-type="string">
            <text:p>2022-01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style-name="ce2" office:value-type="string" calcext:value-type="string">
            <text:p>2022-01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style-name="ce2" office:value-type="string" calcext:value-type="string">
            <text:p>2022-01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style-name="ce2" office:value-type="string" calcext:value-type="string">
            <text:p>2022-01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style-name="ce2" office:value-type="string" calcext:value-type="string">
            <text:p>2022-02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style-name="ce2" office:value-type="string" calcext:value-type="string">
            <text:p>2022-02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style-name="ce2" office:value-type="string" calcext:value-type="string">
            <text:p>2022-02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style-name="ce2" office:value-type="string" calcext:value-type="string">
            <text:p>2022-02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style-name="ce2" office:value-type="string" calcext:value-type="string">
            <text:p>2022-02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style-name="ce2" office:value-type="string" calcext:value-type="string">
            <text:p>2022-02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style-name="ce2" office:value-type="string" calcext:value-type="string">
            <text:p>2022-02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style-name="ce2" office:value-type="string" calcext:value-type="string">
            <text:p>2022-02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style-name="ce2" office:value-type="string" calcext:value-type="string">
            <text:p>2022-02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style-name="ce2" office:value-type="string" calcext:value-type="string">
            <text:p>2022-02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style-name="ce2" office:value-type="string" calcext:value-type="string">
            <text:p>2022-02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style-name="ce2" office:value-type="string" calcext:value-type="string">
            <text:p>2022-02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style-name="ce2" office:value-type="string" calcext:value-type="string">
            <text:p>2022-02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2" office:value-type="string" calcext:value-type="string">
            <text:p>2022-02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style-name="ce2" office:value-type="string" calcext:value-type="string">
            <text:p>2022-02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style-name="ce2" office:value-type="string" calcext:value-type="string">
            <text:p>2022-02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style-name="ce2" office:value-type="string" calcext:value-type="string">
            <text:p>2022-02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style-name="ce2" office:value-type="string" calcext:value-type="string">
            <text:p>2022-02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style-name="ce2" office:value-type="string" calcext:value-type="string">
            <text:p>2022-02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style-name="ce2" office:value-type="string" calcext:value-type="string">
            <text:p>2022-02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style-name="ce2" office:value-type="string" calcext:value-type="string">
            <text:p>2022-02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style-name="ce2" office:value-type="string" calcext:value-type="string">
            <text:p>2022-02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2022-02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style-name="ce2" office:value-type="string" calcext:value-type="string">
            <text:p>2022-02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style-name="ce2" office:value-type="string" calcext:value-type="string">
            <text:p>2022-02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style-name="ce2" office:value-type="string" calcext:value-type="string">
            <text:p>2022-02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style-name="ce2" office:value-type="string" calcext:value-type="string">
            <text:p>2022-02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ce2" office:value-type="string" calcext:value-type="string">
            <text:p>2022-02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ce2" office:value-type="string" calcext:value-type="string">
            <text:p>2022-02-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style-name="ce2" office:value-type="string" calcext:value-type="string">
            <text:p>2022-02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style-name="ce2" office:value-type="string" calcext:value-type="string">
            <text:p>2022-02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style-name="ce2" office:value-type="string" calcext:value-type="string">
            <text:p>2022-02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style-name="ce2" office:value-type="string" calcext:value-type="string">
            <text:p>2022-02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style-name="ce2" office:value-type="string" calcext:value-type="string">
            <text:p>2022-02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style-name="ce2" office:value-type="string" calcext:value-type="string">
            <text:p>2022-02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style-name="ce2" office:value-type="string" calcext:value-type="string">
            <text:p>2022-03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style-name="ce2" office:value-type="string" calcext:value-type="string">
            <text:p>2022-03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style-name="ce2" office:value-type="string" calcext:value-type="string">
            <text:p>2022-03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style-name="ce2" office:value-type="string" calcext:value-type="string">
            <text:p>2022-03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style-name="ce2" office:value-type="string" calcext:value-type="string">
            <text:p>2022-03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style-name="ce2" office:value-type="string" calcext:value-type="string">
            <text:p>2022-03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style-name="ce2" office:value-type="string" calcext:value-type="string">
            <text:p>2022-03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style-name="ce2" office:value-type="string" calcext:value-type="string">
            <text:p>2022-03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style-name="ce2" office:value-type="string" calcext:value-type="string">
            <text:p>2022-03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style-name="ce2" office:value-type="string" calcext:value-type="string">
            <text:p>2022-03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style-name="ce2" office:value-type="string" calcext:value-type="string">
            <text:p>2022-03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style-name="ce2" office:value-type="string" calcext:value-type="string">
            <text:p>2022-03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2" office:value-type="string" calcext:value-type="string">
            <text:p>2022-03-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style-name="ce2" office:value-type="string" calcext:value-type="string">
            <text:p>2022-03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style-name="ce2" office:value-type="string" calcext:value-type="string">
            <text:p>2022-03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style-name="ce2" office:value-type="string" calcext:value-type="string">
            <text:p>2022-03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style-name="ce2" office:value-type="string" calcext:value-type="string">
            <text:p>2022-03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style-name="ce2" office:value-type="string" calcext:value-type="string">
            <text:p>2022-03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style-name="ce2" office:value-type="string" calcext:value-type="string">
            <text:p>2022-03-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style-name="ce2" office:value-type="string" calcext:value-type="string">
            <text:p>2022-03-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style-name="ce2" office:value-type="string" calcext:value-type="string">
            <text:p>2022-03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style-name="ce2" office:value-type="string" calcext:value-type="string">
            <text:p>2022-03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style-name="ce2" office:value-type="string" calcext:value-type="string">
            <text:p>2022-03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style-name="ce2" office:value-type="string" calcext:value-type="string">
            <text:p>2022-03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style-name="ce2" office:value-type="string" calcext:value-type="string">
            <text:p>2022-03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style-name="ce2" office:value-type="string" calcext:value-type="string">
            <text:p>2022-03-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style-name="ce2" office:value-type="string" calcext:value-type="string">
            <text:p>2022-04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style-name="ce2" office:value-type="string" calcext:value-type="string">
            <text:p>2022-04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2" office:value-type="string" calcext:value-type="string">
            <text:p>2022-04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style-name="ce2" office:value-type="string" calcext:value-type="string">
            <text:p>2022-04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style-name="ce2" office:value-type="string" calcext:value-type="string">
            <text:p>2022-04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style-name="ce2" office:value-type="string" calcext:value-type="string">
            <text:p>2022-04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style-name="ce2" office:value-type="string" calcext:value-type="string">
            <text:p>2022-04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style-name="ce2" office:value-type="string" calcext:value-type="string">
            <text:p>2022-04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style-name="ce2" office:value-type="string" calcext:value-type="string">
            <text:p>2022-04-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style-name="ce2" office:value-type="string" calcext:value-type="string">
            <text:p>2022-04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style-name="ce2" office:value-type="string" calcext:value-type="string">
            <text:p>2022-04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style-name="ce2" office:value-type="string" calcext:value-type="string">
            <text:p>2022-04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style-name="ce2" office:value-type="string" calcext:value-type="string">
            <text:p>2022-04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style-name="ce2" office:value-type="string" calcext:value-type="string">
            <text:p>2022-04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style-name="ce2" office:value-type="string" calcext:value-type="string">
            <text:p>2022-04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style-name="ce2" office:value-type="string" calcext:value-type="string">
            <text:p>2022-04-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2" office:value-type="string" calcext:value-type="string">
            <text:p>2022-04-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style-name="ce2" office:value-type="string" calcext:value-type="string">
            <text:p>2022-04-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style-name="ce2" office:value-type="string" calcext:value-type="string">
            <text:p>2022-04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style-name="ce2" office:value-type="string" calcext:value-type="string">
            <text:p>2022-04-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style-name="ce2" office:value-type="string" calcext:value-type="string">
            <text:p>2022-05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style-name="ce2" office:value-type="string" calcext:value-type="string">
            <text:p>2022-05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style-name="ce2" office:value-type="string" calcext:value-type="string">
            <text:p>2022-05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style-name="ce2" office:value-type="string" calcext:value-type="string">
            <text:p>2022-05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style-name="ce2" office:value-type="string" calcext:value-type="string">
            <text:p>2022-05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style-name="ce2" office:value-type="string" calcext:value-type="string">
            <text:p>2022-05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style-name="ce2" office:value-type="string" calcext:value-type="string">
            <text:p>2022-05-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10476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te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ce10"/>
        <table:table-column table:style-name="co35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LastUpdate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Us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cord" table:style-name="ta1">
        <table:table-column table:style-name="co8" table:default-cell-style-name="Default"/>
        <table:table-row table:style-name="ro1">
          <table:table-cell/>
        </table:table-row>
      </table:table>
      <table:table table:name="colleagues_visits" table:style-name="ta1">
        <table:table-column table:style-name="co8" table:number-columns-repeated="5" table:default-cell-style-name="Default"/>
        <table:table-column table:style-name="co8" table:default-cell-style-name="ce10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Us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7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elper_ignore" table:style-name="ta1">
        <table:table-column table:style-name="co8" table:number-columns-repeated="2" table:default-cell-style-name="Default"/>
        <table:table-column table:style-name="co47" table:number-columns-repeated="8" table:default-cell-style-name="ce9"/>
        <table:table-column table:style-name="co8" table:default-cell-style-name="Default"/>
        <table:table-column table:style-name="co48" table:number-columns-repeated="8" table:default-cell-style-name="Default"/>
        <table:table-column table:style-name="co49" table:number-columns-repeated="10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style-name="ce2" office:value-type="date" office:date-value="2022-01-17" calcext:value-type="date">
            <text:p>2022-01-17</text:p>
          </table:table-cell>
          <table:table-cell table:style-name="ce8" table:formula="of:=IF(WEEKDAY([.A2];2)&gt;5;&quot;&quot;;TEXT([.A2];&quot;YYYY-MM-DD&quot;))" office:value-type="string" office:string-value="2022-01-17" calcext:value-type="string">
            <text:p>2022-01-17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276" calcext:value-type="float">
            <text:p>276</text:p>
          </table:table-cell>
          <table:table-cell table:number-columns-repeated="4"/>
          <table:table-cell table:style-name="ce10" table:formula="of:=IF([.C2]&lt;&gt;&quot;&quot;;[.$B2]&amp;&quot;,&quot;&amp;[.C2]&amp;&quot;,&quot;&amp;[.C$1]&amp;&quot;;&quot;;&quot;&quot;)" office:value-type="string" office:string-value="2022-01-17,243,1;" calcext:value-type="string">
            <text:p>2022-01-17,243,1;</text:p>
          </table:table-cell>
          <table:table-cell table:style-name="ce10" table:formula="of:=IF([.D2]&lt;&gt;&quot;&quot;;[.$B2]&amp;&quot;,&quot;&amp;[.D2]&amp;&quot;,&quot;&amp;[.D$1]&amp;&quot;;&quot;;&quot;&quot;)" office:value-type="string" office:string-value="2022-01-17,271,11;" calcext:value-type="string">
            <text:p>2022-01-17,271,11;</text:p>
          </table:table-cell>
          <table:table-cell table:style-name="ce10" table:formula="of:=IF([.E2]&lt;&gt;&quot;&quot;;[.$B2]&amp;&quot;,&quot;&amp;[.E2]&amp;&quot;,&quot;&amp;[.E$1]&amp;&quot;;&quot;;&quot;&quot;)" office:value-type="string" office:string-value="2022-01-17,276,11;" calcext:value-type="string">
            <text:p>2022-01-17,276,11;</text:p>
          </table:table-cell>
          <table:table-cell table:style-name="ce10" table:formula="of:=IF([.F2]&lt;&gt;&quot;&quot;;[.$B2]&amp;&quot;,&quot;&amp;[.F2]&amp;&quot;,&quot;&amp;[.F$1]&amp;&quot;;&quot;;&quot;&quot;)" office:value-type="string" office:string-value="2022-01-17,271,12;" calcext:value-type="string">
            <text:p>2022-01-17,271,12;</text:p>
          </table:table-cell>
          <table:table-cell table:style-name="ce10" table:formula="of:=IF([.G2]&lt;&gt;&quot;&quot;;[.$B2]&amp;&quot;,&quot;&amp;[.G2]&amp;&quot;,&quot;&amp;[.G$1]&amp;&quot;;&quot;;&quot;&quot;)" office:value-type="string" office:string-value="2022-01-17,276,12;" calcext:value-type="string">
            <text:p>2022-01-17,276,12;</text:p>
          </table:table-cell>
          <table:table-cell table:style-name="ce10" table:formula="of:=IF([.H2]&lt;&gt;&quot;&quot;;[.$B2]&amp;&quot;,&quot;&amp;[.H2]&amp;&quot;,&quot;&amp;[.H$1]&amp;&quot;;&quot;;&quot;&quot;)">
            <text:p/>
          </table:table-cell>
          <table:table-cell table:style-name="ce10" table:formula="of:=IF([.I2]&lt;&gt;&quot;&quot;;[.$B2]&amp;&quot;,&quot;&amp;[.I2]&amp;&quot;,&quot;&amp;[.I$1]&amp;&quot;;&quot;;&quot;&quot;)">
            <text:p/>
          </table:table-cell>
          <table:table-cell table:style-name="ce10" table:formula="of:=IF([.J2]&lt;&gt;&quot;&quot;;[.$B2]&amp;&quot;,&quot;&amp;[.J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18" calcext:value-type="date">
            <text:p>2022-01-18</text:p>
          </table:table-cell>
          <table:table-cell table:style-name="ce8" table:formula="of:=IF(WEEKDAY([.A3];2)&gt;5;&quot;&quot;;TEXT([.A3];&quot;YYYY-MM-DD&quot;))" office:value-type="string" office:string-value="2022-01-18" calcext:value-type="string">
            <text:p>2022-01-18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277" calcext:value-type="float">
            <text:p>277</text:p>
          </table:table-cell>
          <table:table-cell table:number-columns-repeated="4"/>
          <table:table-cell table:style-name="ce10" table:formula="of:=IF([.C3]&lt;&gt;&quot;&quot;;[.$B3]&amp;&quot;,&quot;&amp;[.C3]&amp;&quot;,&quot;&amp;[.C$1]&amp;&quot;;&quot;;&quot;&quot;)" office:value-type="string" office:string-value="2022-01-18,244,1;" calcext:value-type="string">
            <text:p>2022-01-18,244,1;</text:p>
          </table:table-cell>
          <table:table-cell table:style-name="ce10" table:formula="of:=IF([.D3]&lt;&gt;&quot;&quot;;[.$B3]&amp;&quot;,&quot;&amp;[.D3]&amp;&quot;,&quot;&amp;[.D$1]&amp;&quot;;&quot;;&quot;&quot;)" office:value-type="string" office:string-value="2022-01-18,272,11;" calcext:value-type="string">
            <text:p>2022-01-18,272,11;</text:p>
          </table:table-cell>
          <table:table-cell table:style-name="ce10" table:formula="of:=IF([.E3]&lt;&gt;&quot;&quot;;[.$B3]&amp;&quot;,&quot;&amp;[.E3]&amp;&quot;,&quot;&amp;[.E$1]&amp;&quot;;&quot;;&quot;&quot;)" office:value-type="string" office:string-value="2022-01-18,277,11;" calcext:value-type="string">
            <text:p>2022-01-18,277,11;</text:p>
          </table:table-cell>
          <table:table-cell table:style-name="ce10" table:formula="of:=IF([.F3]&lt;&gt;&quot;&quot;;[.$B3]&amp;&quot;,&quot;&amp;[.F3]&amp;&quot;,&quot;&amp;[.F$1]&amp;&quot;;&quot;;&quot;&quot;)" office:value-type="string" office:string-value="2022-01-18,272,12;" calcext:value-type="string">
            <text:p>2022-01-18,272,12;</text:p>
          </table:table-cell>
          <table:table-cell table:style-name="ce10" table:formula="of:=IF([.G3]&lt;&gt;&quot;&quot;;[.$B3]&amp;&quot;,&quot;&amp;[.G3]&amp;&quot;,&quot;&amp;[.G$1]&amp;&quot;;&quot;;&quot;&quot;)" office:value-type="string" office:string-value="2022-01-18,277,12;" calcext:value-type="string">
            <text:p>2022-01-18,277,12;</text:p>
          </table:table-cell>
          <table:table-cell table:style-name="ce10" table:formula="of:=IF([.H3]&lt;&gt;&quot;&quot;;[.$B3]&amp;&quot;,&quot;&amp;[.H3]&amp;&quot;,&quot;&amp;[.H$1]&amp;&quot;;&quot;;&quot;&quot;)">
            <text:p/>
          </table:table-cell>
          <table:table-cell table:style-name="ce10" table:formula="of:=IF([.I3]&lt;&gt;&quot;&quot;;[.$B3]&amp;&quot;,&quot;&amp;[.I3]&amp;&quot;,&quot;&amp;[.I$1]&amp;&quot;;&quot;;&quot;&quot;)">
            <text:p/>
          </table:table-cell>
          <table:table-cell table:style-name="ce10" table:formula="of:=IF([.J3]&lt;&gt;&quot;&quot;;[.$B3]&amp;&quot;,&quot;&amp;[.J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19" calcext:value-type="date">
            <text:p>2022-01-19</text:p>
          </table:table-cell>
          <table:table-cell table:style-name="ce8" table:formula="of:=IF(WEEKDAY([.A4];2)&gt;5;&quot;&quot;;TEXT([.A4];&quot;YYYY-MM-DD&quot;))" office:value-type="string" office:string-value="2022-01-19" calcext:value-type="string">
            <text:p>2022-01-19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273" calcext:value-type="float">
            <text:p>273</text:p>
          </table:table-cell>
          <table:table-cell/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283" calcext:value-type="float">
            <text:p>283</text:p>
          </table:table-cell>
          <table:table-cell table:number-columns-repeated="4"/>
          <table:table-cell table:style-name="ce10" table:formula="of:=IF([.C4]&lt;&gt;&quot;&quot;;[.$B4]&amp;&quot;,&quot;&amp;[.C4]&amp;&quot;,&quot;&amp;[.C$1]&amp;&quot;;&quot;;&quot;&quot;)" office:value-type="string" office:string-value="2022-01-19,245,1;" calcext:value-type="string">
            <text:p>2022-01-19,245,1;</text:p>
          </table:table-cell>
          <table:table-cell table:style-name="ce10" table:formula="of:=IF([.D4]&lt;&gt;&quot;&quot;;[.$B4]&amp;&quot;,&quot;&amp;[.D4]&amp;&quot;,&quot;&amp;[.D$1]&amp;&quot;;&quot;;&quot;&quot;)" office:value-type="string" office:string-value="2022-01-19,273,11;" calcext:value-type="string">
            <text:p>2022-01-19,273,11;</text:p>
          </table:table-cell>
          <table:table-cell table:style-name="ce10" table:formula="of:=IF([.E4]&lt;&gt;&quot;&quot;;[.$B4]&amp;&quot;,&quot;&amp;[.E4]&amp;&quot;,&quot;&amp;[.E$1]&amp;&quot;;&quot;;&quot;&quot;)">
            <text:p/>
          </table:table-cell>
          <table:table-cell table:style-name="ce10" table:formula="of:=IF([.F4]&lt;&gt;&quot;&quot;;[.$B4]&amp;&quot;,&quot;&amp;[.F4]&amp;&quot;,&quot;&amp;[.F$1]&amp;&quot;;&quot;;&quot;&quot;)" office:value-type="string" office:string-value="2022-01-19,273,12;" calcext:value-type="string">
            <text:p>2022-01-19,273,12;</text:p>
          </table:table-cell>
          <table:table-cell table:style-name="ce10" table:formula="of:=IF([.G4]&lt;&gt;&quot;&quot;;[.$B4]&amp;&quot;,&quot;&amp;[.G4]&amp;&quot;,&quot;&amp;[.G$1]&amp;&quot;;&quot;;&quot;&quot;)" office:value-type="string" office:string-value="2022-01-19,283,12;" calcext:value-type="string">
            <text:p>2022-01-19,283,12;</text:p>
          </table:table-cell>
          <table:table-cell table:style-name="ce10" table:formula="of:=IF([.H4]&lt;&gt;&quot;&quot;;[.$B4]&amp;&quot;,&quot;&amp;[.H4]&amp;&quot;,&quot;&amp;[.H$1]&amp;&quot;;&quot;;&quot;&quot;)">
            <text:p/>
          </table:table-cell>
          <table:table-cell table:style-name="ce10" table:formula="of:=IF([.I4]&lt;&gt;&quot;&quot;;[.$B4]&amp;&quot;,&quot;&amp;[.I4]&amp;&quot;,&quot;&amp;[.I$1]&amp;&quot;;&quot;;&quot;&quot;)">
            <text:p/>
          </table:table-cell>
          <table:table-cell table:style-name="ce10" table:formula="of:=IF([.J4]&lt;&gt;&quot;&quot;;[.$B4]&amp;&quot;,&quot;&amp;[.J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20" calcext:value-type="date">
            <text:p>2022-01-20</text:p>
          </table:table-cell>
          <table:table-cell table:style-name="ce8" table:formula="of:=IF(WEEKDAY([.A5];2)&gt;5;&quot;&quot;;TEXT([.A5];&quot;YYYY-MM-DD&quot;))" office:value-type="string" office:string-value="2022-01-20" calcext:value-type="string">
            <text:p>2022-01-20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74" calcext:value-type="float">
            <text:p>274</text:p>
          </table:table-cell>
          <table:table-cell/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284" calcext:value-type="float">
            <text:p>284</text:p>
          </table:table-cell>
          <table:table-cell table:number-columns-repeated="4"/>
          <table:table-cell table:style-name="ce10" table:formula="of:=IF([.C5]&lt;&gt;&quot;&quot;;[.$B5]&amp;&quot;,&quot;&amp;[.C5]&amp;&quot;,&quot;&amp;[.C$1]&amp;&quot;;&quot;;&quot;&quot;)" office:value-type="string" office:string-value="2022-01-20,246,1;" calcext:value-type="string">
            <text:p>2022-01-20,246,1;</text:p>
          </table:table-cell>
          <table:table-cell table:style-name="ce10" table:formula="of:=IF([.D5]&lt;&gt;&quot;&quot;;[.$B5]&amp;&quot;,&quot;&amp;[.D5]&amp;&quot;,&quot;&amp;[.D$1]&amp;&quot;;&quot;;&quot;&quot;)" office:value-type="string" office:string-value="2022-01-20,274,11;" calcext:value-type="string">
            <text:p>2022-01-20,274,11;</text:p>
          </table:table-cell>
          <table:table-cell table:style-name="ce10" table:formula="of:=IF([.E5]&lt;&gt;&quot;&quot;;[.$B5]&amp;&quot;,&quot;&amp;[.E5]&amp;&quot;,&quot;&amp;[.E$1]&amp;&quot;;&quot;;&quot;&quot;)">
            <text:p/>
          </table:table-cell>
          <table:table-cell table:style-name="ce10" table:formula="of:=IF([.F5]&lt;&gt;&quot;&quot;;[.$B5]&amp;&quot;,&quot;&amp;[.F5]&amp;&quot;,&quot;&amp;[.F$1]&amp;&quot;;&quot;;&quot;&quot;)" office:value-type="string" office:string-value="2022-01-20,274,12;" calcext:value-type="string">
            <text:p>2022-01-20,274,12;</text:p>
          </table:table-cell>
          <table:table-cell table:style-name="ce10" table:formula="of:=IF([.G5]&lt;&gt;&quot;&quot;;[.$B5]&amp;&quot;,&quot;&amp;[.G5]&amp;&quot;,&quot;&amp;[.G$1]&amp;&quot;;&quot;;&quot;&quot;)" office:value-type="string" office:string-value="2022-01-20,284,12;" calcext:value-type="string">
            <text:p>2022-01-20,284,12;</text:p>
          </table:table-cell>
          <table:table-cell table:style-name="ce10" table:formula="of:=IF([.H5]&lt;&gt;&quot;&quot;;[.$B5]&amp;&quot;,&quot;&amp;[.H5]&amp;&quot;,&quot;&amp;[.H$1]&amp;&quot;;&quot;;&quot;&quot;)">
            <text:p/>
          </table:table-cell>
          <table:table-cell table:style-name="ce10" table:formula="of:=IF([.I5]&lt;&gt;&quot;&quot;;[.$B5]&amp;&quot;,&quot;&amp;[.I5]&amp;&quot;,&quot;&amp;[.I$1]&amp;&quot;;&quot;;&quot;&quot;)">
            <text:p/>
          </table:table-cell>
          <table:table-cell table:style-name="ce10" table:formula="of:=IF([.J5]&lt;&gt;&quot;&quot;;[.$B5]&amp;&quot;,&quot;&amp;[.J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21" calcext:value-type="date">
            <text:p>2022-01-21</text:p>
          </table:table-cell>
          <table:table-cell table:style-name="ce8" table:formula="of:=IF(WEEKDAY([.A6];2)&gt;5;&quot;&quot;;TEXT([.A6];&quot;YYYY-MM-DD&quot;))" office:value-type="string" office:string-value="2022-01-21" calcext:value-type="string">
            <text:p>2022-01-21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275" calcext:value-type="float">
            <text:p>275</text:p>
          </table:table-cell>
          <table:table-cell/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290" calcext:value-type="float">
            <text:p>290</text:p>
          </table:table-cell>
          <table:table-cell table:number-columns-repeated="4"/>
          <table:table-cell table:style-name="ce10" table:formula="of:=IF([.C6]&lt;&gt;&quot;&quot;;[.$B6]&amp;&quot;,&quot;&amp;[.C6]&amp;&quot;,&quot;&amp;[.C$1]&amp;&quot;;&quot;;&quot;&quot;)" office:value-type="string" office:string-value="2022-01-21,247,1;" calcext:value-type="string">
            <text:p>2022-01-21,247,1;</text:p>
          </table:table-cell>
          <table:table-cell table:style-name="ce10" table:formula="of:=IF([.D6]&lt;&gt;&quot;&quot;;[.$B6]&amp;&quot;,&quot;&amp;[.D6]&amp;&quot;,&quot;&amp;[.D$1]&amp;&quot;;&quot;;&quot;&quot;)" office:value-type="string" office:string-value="2022-01-21,275,11;" calcext:value-type="string">
            <text:p>2022-01-21,275,11;</text:p>
          </table:table-cell>
          <table:table-cell table:style-name="ce10" table:formula="of:=IF([.E6]&lt;&gt;&quot;&quot;;[.$B6]&amp;&quot;,&quot;&amp;[.E6]&amp;&quot;,&quot;&amp;[.E$1]&amp;&quot;;&quot;;&quot;&quot;)">
            <text:p/>
          </table:table-cell>
          <table:table-cell table:style-name="ce10" table:formula="of:=IF([.F6]&lt;&gt;&quot;&quot;;[.$B6]&amp;&quot;,&quot;&amp;[.F6]&amp;&quot;,&quot;&amp;[.F$1]&amp;&quot;;&quot;;&quot;&quot;)" office:value-type="string" office:string-value="2022-01-21,275,12;" calcext:value-type="string">
            <text:p>2022-01-21,275,12;</text:p>
          </table:table-cell>
          <table:table-cell table:style-name="ce10" table:formula="of:=IF([.G6]&lt;&gt;&quot;&quot;;[.$B6]&amp;&quot;,&quot;&amp;[.G6]&amp;&quot;,&quot;&amp;[.G$1]&amp;&quot;;&quot;;&quot;&quot;)" office:value-type="string" office:string-value="2022-01-21,290,12;" calcext:value-type="string">
            <text:p>2022-01-21,290,12;</text:p>
          </table:table-cell>
          <table:table-cell table:style-name="ce10" table:formula="of:=IF([.H6]&lt;&gt;&quot;&quot;;[.$B6]&amp;&quot;,&quot;&amp;[.H6]&amp;&quot;,&quot;&amp;[.H$1]&amp;&quot;;&quot;;&quot;&quot;)">
            <text:p/>
          </table:table-cell>
          <table:table-cell table:style-name="ce10" table:formula="of:=IF([.I6]&lt;&gt;&quot;&quot;;[.$B6]&amp;&quot;,&quot;&amp;[.I6]&amp;&quot;,&quot;&amp;[.I$1]&amp;&quot;;&quot;;&quot;&quot;)">
            <text:p/>
          </table:table-cell>
          <table:table-cell table:style-name="ce10" table:formula="of:=IF([.J6]&lt;&gt;&quot;&quot;;[.$B6]&amp;&quot;,&quot;&amp;[.J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22" calcext:value-type="date">
            <text:p>2022-01-22</text:p>
          </table:table-cell>
          <table:table-cell table:style-name="ce8" table:formula="of:=IF(WEEKDAY([.A7];2)&gt;5;&quot;&quot;;TEXT([.A7];&quot;YYYY-MM-DD&quot;))">
            <text:p/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0" table:formula="of:=IF([.C7]&lt;&gt;&quot;&quot;;[.$B7]&amp;&quot;,&quot;&amp;[.C7]&amp;&quot;,&quot;&amp;[.C$1]&amp;&quot;;&quot;;&quot;&quot;)">
            <text:p/>
          </table:table-cell>
          <table:table-cell table:style-name="ce10" table:formula="of:=IF([.D7]&lt;&gt;&quot;&quot;;[.$B7]&amp;&quot;,&quot;&amp;[.D7]&amp;&quot;,&quot;&amp;[.D$1]&amp;&quot;;&quot;;&quot;&quot;)">
            <text:p/>
          </table:table-cell>
          <table:table-cell table:style-name="ce10" table:formula="of:=IF([.E7]&lt;&gt;&quot;&quot;;[.$B7]&amp;&quot;,&quot;&amp;[.E7]&amp;&quot;,&quot;&amp;[.E$1]&amp;&quot;;&quot;;&quot;&quot;)">
            <text:p/>
          </table:table-cell>
          <table:table-cell table:style-name="ce10" table:formula="of:=IF([.F7]&lt;&gt;&quot;&quot;;[.$B7]&amp;&quot;,&quot;&amp;[.F7]&amp;&quot;,&quot;&amp;[.F$1]&amp;&quot;;&quot;;&quot;&quot;)">
            <text:p/>
          </table:table-cell>
          <table:table-cell table:style-name="ce10" table:formula="of:=IF([.G7]&lt;&gt;&quot;&quot;;[.$B7]&amp;&quot;,&quot;&amp;[.G7]&amp;&quot;,&quot;&amp;[.G$1]&amp;&quot;;&quot;;&quot;&quot;)">
            <text:p/>
          </table:table-cell>
          <table:table-cell table:style-name="ce10" table:formula="of:=IF([.H7]&lt;&gt;&quot;&quot;;[.$B7]&amp;&quot;,&quot;&amp;[.H7]&amp;&quot;,&quot;&amp;[.H$1]&amp;&quot;;&quot;;&quot;&quot;)">
            <text:p/>
          </table:table-cell>
          <table:table-cell table:style-name="ce10" table:formula="of:=IF([.I7]&lt;&gt;&quot;&quot;;[.$B7]&amp;&quot;,&quot;&amp;[.I7]&amp;&quot;,&quot;&amp;[.I$1]&amp;&quot;;&quot;;&quot;&quot;)">
            <text:p/>
          </table:table-cell>
          <table:table-cell table:style-name="ce10" table:formula="of:=IF([.J7]&lt;&gt;&quot;&quot;;[.$B7]&amp;&quot;,&quot;&amp;[.J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23" calcext:value-type="date">
            <text:p>2022-01-23</text:p>
          </table:table-cell>
          <table:table-cell table:style-name="ce8" table:formula="of:=IF(WEEKDAY([.A8];2)&gt;5;&quot;&quot;;TEXT([.A8];&quot;YYYY-MM-DD&quot;))">
            <text:p/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0" table:formula="of:=IF([.C8]&lt;&gt;&quot;&quot;;[.$B8]&amp;&quot;,&quot;&amp;[.C8]&amp;&quot;,&quot;&amp;[.C$1]&amp;&quot;;&quot;;&quot;&quot;)">
            <text:p/>
          </table:table-cell>
          <table:table-cell table:style-name="ce10" table:formula="of:=IF([.D8]&lt;&gt;&quot;&quot;;[.$B8]&amp;&quot;,&quot;&amp;[.D8]&amp;&quot;,&quot;&amp;[.D$1]&amp;&quot;;&quot;;&quot;&quot;)">
            <text:p/>
          </table:table-cell>
          <table:table-cell table:style-name="ce10" table:formula="of:=IF([.E8]&lt;&gt;&quot;&quot;;[.$B8]&amp;&quot;,&quot;&amp;[.E8]&amp;&quot;,&quot;&amp;[.E$1]&amp;&quot;;&quot;;&quot;&quot;)">
            <text:p/>
          </table:table-cell>
          <table:table-cell table:style-name="ce10" table:formula="of:=IF([.F8]&lt;&gt;&quot;&quot;;[.$B8]&amp;&quot;,&quot;&amp;[.F8]&amp;&quot;,&quot;&amp;[.F$1]&amp;&quot;;&quot;;&quot;&quot;)">
            <text:p/>
          </table:table-cell>
          <table:table-cell table:style-name="ce10" table:formula="of:=IF([.G8]&lt;&gt;&quot;&quot;;[.$B8]&amp;&quot;,&quot;&amp;[.G8]&amp;&quot;,&quot;&amp;[.G$1]&amp;&quot;;&quot;;&quot;&quot;)">
            <text:p/>
          </table:table-cell>
          <table:table-cell table:style-name="ce10" table:formula="of:=IF([.H8]&lt;&gt;&quot;&quot;;[.$B8]&amp;&quot;,&quot;&amp;[.H8]&amp;&quot;,&quot;&amp;[.H$1]&amp;&quot;;&quot;;&quot;&quot;)">
            <text:p/>
          </table:table-cell>
          <table:table-cell table:style-name="ce10" table:formula="of:=IF([.I8]&lt;&gt;&quot;&quot;;[.$B8]&amp;&quot;,&quot;&amp;[.I8]&amp;&quot;,&quot;&amp;[.I$1]&amp;&quot;;&quot;;&quot;&quot;)">
            <text:p/>
          </table:table-cell>
          <table:table-cell table:style-name="ce10" table:formula="of:=IF([.J8]&lt;&gt;&quot;&quot;;[.$B8]&amp;&quot;,&quot;&amp;[.J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24" calcext:value-type="date">
            <text:p>2022-01-24</text:p>
          </table:table-cell>
          <table:table-cell table:style-name="ce8" table:formula="of:=IF(WEEKDAY([.A9];2)&gt;5;&quot;&quot;;TEXT([.A9];&quot;YYYY-MM-DD&quot;))" office:value-type="string" office:string-value="2022-01-24" calcext:value-type="string">
            <text:p>2022-01-24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78" calcext:value-type="float">
            <text:p>278</text:p>
          </table:table-cell>
          <table:table-cell/>
          <table:table-cell table:style-name="Default" office:value-type="float" office:value="278" calcext:value-type="float">
            <text:p>278</text:p>
          </table:table-cell>
          <table:table-cell table:style-name="Default" office:value-type="float" office:value="291" calcext:value-type="float">
            <text:p>291</text:p>
          </table:table-cell>
          <table:table-cell table:number-columns-repeated="4"/>
          <table:table-cell table:style-name="ce10" table:formula="of:=IF([.C9]&lt;&gt;&quot;&quot;;[.$B9]&amp;&quot;,&quot;&amp;[.C9]&amp;&quot;,&quot;&amp;[.C$1]&amp;&quot;;&quot;;&quot;&quot;)" office:value-type="string" office:string-value="2022-01-24,250,1;" calcext:value-type="string">
            <text:p>2022-01-24,250,1;</text:p>
          </table:table-cell>
          <table:table-cell table:style-name="ce10" table:formula="of:=IF([.D9]&lt;&gt;&quot;&quot;;[.$B9]&amp;&quot;,&quot;&amp;[.D9]&amp;&quot;,&quot;&amp;[.D$1]&amp;&quot;;&quot;;&quot;&quot;)" office:value-type="string" office:string-value="2022-01-24,278,11;" calcext:value-type="string">
            <text:p>2022-01-24,278,11;</text:p>
          </table:table-cell>
          <table:table-cell table:style-name="ce10" table:formula="of:=IF([.E9]&lt;&gt;&quot;&quot;;[.$B9]&amp;&quot;,&quot;&amp;[.E9]&amp;&quot;,&quot;&amp;[.E$1]&amp;&quot;;&quot;;&quot;&quot;)">
            <text:p/>
          </table:table-cell>
          <table:table-cell table:style-name="ce10" table:formula="of:=IF([.F9]&lt;&gt;&quot;&quot;;[.$B9]&amp;&quot;,&quot;&amp;[.F9]&amp;&quot;,&quot;&amp;[.F$1]&amp;&quot;;&quot;;&quot;&quot;)" office:value-type="string" office:string-value="2022-01-24,278,12;" calcext:value-type="string">
            <text:p>2022-01-24,278,12;</text:p>
          </table:table-cell>
          <table:table-cell table:style-name="ce10" table:formula="of:=IF([.G9]&lt;&gt;&quot;&quot;;[.$B9]&amp;&quot;,&quot;&amp;[.G9]&amp;&quot;,&quot;&amp;[.G$1]&amp;&quot;;&quot;;&quot;&quot;)" office:value-type="string" office:string-value="2022-01-24,291,12;" calcext:value-type="string">
            <text:p>2022-01-24,291,12;</text:p>
          </table:table-cell>
          <table:table-cell table:style-name="ce10" table:formula="of:=IF([.H9]&lt;&gt;&quot;&quot;;[.$B9]&amp;&quot;,&quot;&amp;[.H9]&amp;&quot;,&quot;&amp;[.H$1]&amp;&quot;;&quot;;&quot;&quot;)">
            <text:p/>
          </table:table-cell>
          <table:table-cell table:style-name="ce10" table:formula="of:=IF([.I9]&lt;&gt;&quot;&quot;;[.$B9]&amp;&quot;,&quot;&amp;[.I9]&amp;&quot;,&quot;&amp;[.I$1]&amp;&quot;;&quot;;&quot;&quot;)">
            <text:p/>
          </table:table-cell>
          <table:table-cell table:style-name="ce10" table:formula="of:=IF([.J9]&lt;&gt;&quot;&quot;;[.$B9]&amp;&quot;,&quot;&amp;[.J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25" calcext:value-type="date">
            <text:p>2022-01-25</text:p>
          </table:table-cell>
          <table:table-cell table:style-name="ce8" table:formula="of:=IF(WEEKDAY([.A10];2)&gt;5;&quot;&quot;;TEXT([.A10];&quot;YYYY-MM-DD&quot;))" office:value-type="string" office:string-value="2022-01-25" calcext:value-type="string">
            <text:p>2022-01-25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279" calcext:value-type="float">
            <text:p>279</text:p>
          </table:table-cell>
          <table:table-cell/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4"/>
          <table:table-cell table:style-name="ce10" table:formula="of:=IF([.C10]&lt;&gt;&quot;&quot;;[.$B10]&amp;&quot;,&quot;&amp;[.C10]&amp;&quot;,&quot;&amp;[.C$1]&amp;&quot;;&quot;;&quot;&quot;)" office:value-type="string" office:string-value="2022-01-25,251,1;" calcext:value-type="string">
            <text:p>2022-01-25,251,1;</text:p>
          </table:table-cell>
          <table:table-cell table:style-name="ce10" table:formula="of:=IF([.D10]&lt;&gt;&quot;&quot;;[.$B10]&amp;&quot;,&quot;&amp;[.D10]&amp;&quot;,&quot;&amp;[.D$1]&amp;&quot;;&quot;;&quot;&quot;)" office:value-type="string" office:string-value="2022-01-25,279,11;" calcext:value-type="string">
            <text:p>2022-01-25,279,11;</text:p>
          </table:table-cell>
          <table:table-cell table:style-name="ce10" table:formula="of:=IF([.E10]&lt;&gt;&quot;&quot;;[.$B10]&amp;&quot;,&quot;&amp;[.E10]&amp;&quot;,&quot;&amp;[.E$1]&amp;&quot;;&quot;;&quot;&quot;)">
            <text:p/>
          </table:table-cell>
          <table:table-cell table:style-name="ce10" table:formula="of:=IF([.F10]&lt;&gt;&quot;&quot;;[.$B10]&amp;&quot;,&quot;&amp;[.F10]&amp;&quot;,&quot;&amp;[.F$1]&amp;&quot;;&quot;;&quot;&quot;)" office:value-type="string" office:string-value="2022-01-25,279,12;" calcext:value-type="string">
            <text:p>2022-01-25,279,12;</text:p>
          </table:table-cell>
          <table:table-cell table:style-name="ce10" table:formula="of:=IF([.G10]&lt;&gt;&quot;&quot;;[.$B10]&amp;&quot;,&quot;&amp;[.G10]&amp;&quot;,&quot;&amp;[.G$1]&amp;&quot;;&quot;;&quot;&quot;)" office:value-type="string" office:string-value="2022-01-25,297,12;" calcext:value-type="string">
            <text:p>2022-01-25,297,12;</text:p>
          </table:table-cell>
          <table:table-cell table:style-name="ce10" table:formula="of:=IF([.H10]&lt;&gt;&quot;&quot;;[.$B10]&amp;&quot;,&quot;&amp;[.H10]&amp;&quot;,&quot;&amp;[.H$1]&amp;&quot;;&quot;;&quot;&quot;)">
            <text:p/>
          </table:table-cell>
          <table:table-cell table:style-name="ce10" table:formula="of:=IF([.I10]&lt;&gt;&quot;&quot;;[.$B10]&amp;&quot;,&quot;&amp;[.I10]&amp;&quot;,&quot;&amp;[.I$1]&amp;&quot;;&quot;;&quot;&quot;)">
            <text:p/>
          </table:table-cell>
          <table:table-cell table:style-name="ce10" table:formula="of:=IF([.J10]&lt;&gt;&quot;&quot;;[.$B10]&amp;&quot;,&quot;&amp;[.J1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26" calcext:value-type="date">
            <text:p>2022-01-26</text:p>
          </table:table-cell>
          <table:table-cell table:style-name="ce8" table:formula="of:=IF(WEEKDAY([.A11];2)&gt;5;&quot;&quot;;TEXT([.A11];&quot;YYYY-MM-DD&quot;))" office:value-type="string" office:string-value="2022-01-26" calcext:value-type="string">
            <text:p>2022-01-26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280" calcext:value-type="float">
            <text:p>280</text:p>
          </table:table-cell>
          <table:table-cell/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298" calcext:value-type="float">
            <text:p>298</text:p>
          </table:table-cell>
          <table:table-cell table:number-columns-repeated="4"/>
          <table:table-cell table:style-name="ce10" table:formula="of:=IF([.C11]&lt;&gt;&quot;&quot;;[.$B11]&amp;&quot;,&quot;&amp;[.C11]&amp;&quot;,&quot;&amp;[.C$1]&amp;&quot;;&quot;;&quot;&quot;)" office:value-type="string" office:string-value="2022-01-26,252,1;" calcext:value-type="string">
            <text:p>2022-01-26,252,1;</text:p>
          </table:table-cell>
          <table:table-cell table:style-name="ce10" table:formula="of:=IF([.D11]&lt;&gt;&quot;&quot;;[.$B11]&amp;&quot;,&quot;&amp;[.D11]&amp;&quot;,&quot;&amp;[.D$1]&amp;&quot;;&quot;;&quot;&quot;)" office:value-type="string" office:string-value="2022-01-26,280,11;" calcext:value-type="string">
            <text:p>2022-01-26,280,11;</text:p>
          </table:table-cell>
          <table:table-cell table:style-name="ce10" table:formula="of:=IF([.E11]&lt;&gt;&quot;&quot;;[.$B11]&amp;&quot;,&quot;&amp;[.E11]&amp;&quot;,&quot;&amp;[.E$1]&amp;&quot;;&quot;;&quot;&quot;)">
            <text:p/>
          </table:table-cell>
          <table:table-cell table:style-name="ce10" table:formula="of:=IF([.F11]&lt;&gt;&quot;&quot;;[.$B11]&amp;&quot;,&quot;&amp;[.F11]&amp;&quot;,&quot;&amp;[.F$1]&amp;&quot;;&quot;;&quot;&quot;)" office:value-type="string" office:string-value="2022-01-26,280,12;" calcext:value-type="string">
            <text:p>2022-01-26,280,12;</text:p>
          </table:table-cell>
          <table:table-cell table:style-name="ce10" table:formula="of:=IF([.G11]&lt;&gt;&quot;&quot;;[.$B11]&amp;&quot;,&quot;&amp;[.G11]&amp;&quot;,&quot;&amp;[.G$1]&amp;&quot;;&quot;;&quot;&quot;)" office:value-type="string" office:string-value="2022-01-26,298,12;" calcext:value-type="string">
            <text:p>2022-01-26,298,12;</text:p>
          </table:table-cell>
          <table:table-cell table:style-name="ce10" table:formula="of:=IF([.H11]&lt;&gt;&quot;&quot;;[.$B11]&amp;&quot;,&quot;&amp;[.H11]&amp;&quot;,&quot;&amp;[.H$1]&amp;&quot;;&quot;;&quot;&quot;)">
            <text:p/>
          </table:table-cell>
          <table:table-cell table:style-name="ce10" table:formula="of:=IF([.I11]&lt;&gt;&quot;&quot;;[.$B11]&amp;&quot;,&quot;&amp;[.I11]&amp;&quot;,&quot;&amp;[.I$1]&amp;&quot;;&quot;;&quot;&quot;)">
            <text:p/>
          </table:table-cell>
          <table:table-cell table:style-name="ce10" table:formula="of:=IF([.J11]&lt;&gt;&quot;&quot;;[.$B11]&amp;&quot;,&quot;&amp;[.J1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27" calcext:value-type="date">
            <text:p>2022-01-27</text:p>
          </table:table-cell>
          <table:table-cell table:style-name="ce8" table:formula="of:=IF(WEEKDAY([.A12];2)&gt;5;&quot;&quot;;TEXT([.A12];&quot;YYYY-MM-DD&quot;))" office:value-type="string" office:string-value="2022-01-27" calcext:value-type="string">
            <text:p>2022-01-27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283" calcext:value-type="float">
            <text:p>283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4"/>
          <table:table-cell table:style-name="ce10" table:formula="of:=IF([.C12]&lt;&gt;&quot;&quot;;[.$B12]&amp;&quot;,&quot;&amp;[.C12]&amp;&quot;,&quot;&amp;[.C$1]&amp;&quot;;&quot;;&quot;&quot;)" office:value-type="string" office:string-value="2022-01-27,253,1;" calcext:value-type="string">
            <text:p>2022-01-27,253,1;</text:p>
          </table:table-cell>
          <table:table-cell table:style-name="ce10" table:formula="of:=IF([.D12]&lt;&gt;&quot;&quot;;[.$B12]&amp;&quot;,&quot;&amp;[.D12]&amp;&quot;,&quot;&amp;[.D$1]&amp;&quot;;&quot;;&quot;&quot;)" office:value-type="string" office:string-value="2022-01-27,281,11;" calcext:value-type="string">
            <text:p>2022-01-27,281,11;</text:p>
          </table:table-cell>
          <table:table-cell table:style-name="ce10" table:formula="of:=IF([.E12]&lt;&gt;&quot;&quot;;[.$B12]&amp;&quot;,&quot;&amp;[.E12]&amp;&quot;,&quot;&amp;[.E$1]&amp;&quot;;&quot;;&quot;&quot;)" office:value-type="string" office:string-value="2022-01-27,283,11;" calcext:value-type="string">
            <text:p>2022-01-27,283,11;</text:p>
          </table:table-cell>
          <table:table-cell table:style-name="ce10" table:formula="of:=IF([.F12]&lt;&gt;&quot;&quot;;[.$B12]&amp;&quot;,&quot;&amp;[.F12]&amp;&quot;,&quot;&amp;[.F$1]&amp;&quot;;&quot;;&quot;&quot;)" office:value-type="string" office:string-value="2022-01-27,281,12;" calcext:value-type="string">
            <text:p>2022-01-27,281,12;</text:p>
          </table:table-cell>
          <table:table-cell table:style-name="ce10" table:formula="of:=IF([.G12]&lt;&gt;&quot;&quot;;[.$B12]&amp;&quot;,&quot;&amp;[.G12]&amp;&quot;,&quot;&amp;[.G$1]&amp;&quot;;&quot;;&quot;&quot;)" office:value-type="string" office:string-value="2022-01-27,295,12;" calcext:value-type="string">
            <text:p>2022-01-27,295,12;</text:p>
          </table:table-cell>
          <table:table-cell table:style-name="ce10" table:formula="of:=IF([.H12]&lt;&gt;&quot;&quot;;[.$B12]&amp;&quot;,&quot;&amp;[.H12]&amp;&quot;,&quot;&amp;[.H$1]&amp;&quot;;&quot;;&quot;&quot;)">
            <text:p/>
          </table:table-cell>
          <table:table-cell table:style-name="ce10" table:formula="of:=IF([.I12]&lt;&gt;&quot;&quot;;[.$B12]&amp;&quot;,&quot;&amp;[.I12]&amp;&quot;,&quot;&amp;[.I$1]&amp;&quot;;&quot;;&quot;&quot;)">
            <text:p/>
          </table:table-cell>
          <table:table-cell table:style-name="ce10" table:formula="of:=IF([.J12]&lt;&gt;&quot;&quot;;[.$B12]&amp;&quot;,&quot;&amp;[.J1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28" calcext:value-type="date">
            <text:p>2022-01-28</text:p>
          </table:table-cell>
          <table:table-cell table:style-name="ce8" table:formula="of:=IF(WEEKDAY([.A13];2)&gt;5;&quot;&quot;;TEXT([.A13];&quot;YYYY-MM-DD&quot;))" office:value-type="string" office:string-value="2022-01-28" calcext:value-type="string">
            <text:p>2022-01-28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296" calcext:value-type="float">
            <text:p>296</text:p>
          </table:table-cell>
          <table:table-cell table:number-columns-repeated="4"/>
          <table:table-cell table:style-name="ce10" table:formula="of:=IF([.C13]&lt;&gt;&quot;&quot;;[.$B13]&amp;&quot;,&quot;&amp;[.C13]&amp;&quot;,&quot;&amp;[.C$1]&amp;&quot;;&quot;;&quot;&quot;)" office:value-type="string" office:string-value="2022-01-28,254,1;" calcext:value-type="string">
            <text:p>2022-01-28,254,1;</text:p>
          </table:table-cell>
          <table:table-cell table:style-name="ce10" table:formula="of:=IF([.D13]&lt;&gt;&quot;&quot;;[.$B13]&amp;&quot;,&quot;&amp;[.D13]&amp;&quot;,&quot;&amp;[.D$1]&amp;&quot;;&quot;;&quot;&quot;)" office:value-type="string" office:string-value="2022-01-28,282,11;" calcext:value-type="string">
            <text:p>2022-01-28,282,11;</text:p>
          </table:table-cell>
          <table:table-cell table:style-name="ce10" table:formula="of:=IF([.E13]&lt;&gt;&quot;&quot;;[.$B13]&amp;&quot;,&quot;&amp;[.E13]&amp;&quot;,&quot;&amp;[.E$1]&amp;&quot;;&quot;;&quot;&quot;)" office:value-type="string" office:string-value="2022-01-28,284,11;" calcext:value-type="string">
            <text:p>2022-01-28,284,11;</text:p>
          </table:table-cell>
          <table:table-cell table:style-name="ce10" table:formula="of:=IF([.F13]&lt;&gt;&quot;&quot;;[.$B13]&amp;&quot;,&quot;&amp;[.F13]&amp;&quot;,&quot;&amp;[.F$1]&amp;&quot;;&quot;;&quot;&quot;)" office:value-type="string" office:string-value="2022-01-28,282,12;" calcext:value-type="string">
            <text:p>2022-01-28,282,12;</text:p>
          </table:table-cell>
          <table:table-cell table:style-name="ce10" table:formula="of:=IF([.G13]&lt;&gt;&quot;&quot;;[.$B13]&amp;&quot;,&quot;&amp;[.G13]&amp;&quot;,&quot;&amp;[.G$1]&amp;&quot;;&quot;;&quot;&quot;)" office:value-type="string" office:string-value="2022-01-28,296,12;" calcext:value-type="string">
            <text:p>2022-01-28,296,12;</text:p>
          </table:table-cell>
          <table:table-cell table:style-name="ce10" table:formula="of:=IF([.H13]&lt;&gt;&quot;&quot;;[.$B13]&amp;&quot;,&quot;&amp;[.H13]&amp;&quot;,&quot;&amp;[.H$1]&amp;&quot;;&quot;;&quot;&quot;)">
            <text:p/>
          </table:table-cell>
          <table:table-cell table:style-name="ce10" table:formula="of:=IF([.I13]&lt;&gt;&quot;&quot;;[.$B13]&amp;&quot;,&quot;&amp;[.I13]&amp;&quot;,&quot;&amp;[.I$1]&amp;&quot;;&quot;;&quot;&quot;)">
            <text:p/>
          </table:table-cell>
          <table:table-cell table:style-name="ce10" table:formula="of:=IF([.J13]&lt;&gt;&quot;&quot;;[.$B13]&amp;&quot;,&quot;&amp;[.J1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29" calcext:value-type="date">
            <text:p>2022-01-29</text:p>
          </table:table-cell>
          <table:table-cell table:style-name="ce8" table:formula="of:=IF(WEEKDAY([.A14];2)&gt;5;&quot;&quot;;TEXT([.A14];&quot;YYYY-MM-DD&quot;))">
            <text:p/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0" table:formula="of:=IF([.C14]&lt;&gt;&quot;&quot;;[.$B14]&amp;&quot;,&quot;&amp;[.C14]&amp;&quot;,&quot;&amp;[.C$1]&amp;&quot;;&quot;;&quot;&quot;)">
            <text:p/>
          </table:table-cell>
          <table:table-cell table:style-name="ce10" table:formula="of:=IF([.D14]&lt;&gt;&quot;&quot;;[.$B14]&amp;&quot;,&quot;&amp;[.D14]&amp;&quot;,&quot;&amp;[.D$1]&amp;&quot;;&quot;;&quot;&quot;)">
            <text:p/>
          </table:table-cell>
          <table:table-cell table:style-name="ce10" table:formula="of:=IF([.E14]&lt;&gt;&quot;&quot;;[.$B14]&amp;&quot;,&quot;&amp;[.E14]&amp;&quot;,&quot;&amp;[.E$1]&amp;&quot;;&quot;;&quot;&quot;)">
            <text:p/>
          </table:table-cell>
          <table:table-cell table:style-name="ce10" table:formula="of:=IF([.F14]&lt;&gt;&quot;&quot;;[.$B14]&amp;&quot;,&quot;&amp;[.F14]&amp;&quot;,&quot;&amp;[.F$1]&amp;&quot;;&quot;;&quot;&quot;)">
            <text:p/>
          </table:table-cell>
          <table:table-cell table:style-name="ce10" table:formula="of:=IF([.G14]&lt;&gt;&quot;&quot;;[.$B14]&amp;&quot;,&quot;&amp;[.G14]&amp;&quot;,&quot;&amp;[.G$1]&amp;&quot;;&quot;;&quot;&quot;)">
            <text:p/>
          </table:table-cell>
          <table:table-cell table:style-name="ce10" table:formula="of:=IF([.H14]&lt;&gt;&quot;&quot;;[.$B14]&amp;&quot;,&quot;&amp;[.H14]&amp;&quot;,&quot;&amp;[.H$1]&amp;&quot;;&quot;;&quot;&quot;)">
            <text:p/>
          </table:table-cell>
          <table:table-cell table:style-name="ce10" table:formula="of:=IF([.I14]&lt;&gt;&quot;&quot;;[.$B14]&amp;&quot;,&quot;&amp;[.I14]&amp;&quot;,&quot;&amp;[.I$1]&amp;&quot;;&quot;;&quot;&quot;)">
            <text:p/>
          </table:table-cell>
          <table:table-cell table:style-name="ce10" table:formula="of:=IF([.J14]&lt;&gt;&quot;&quot;;[.$B14]&amp;&quot;,&quot;&amp;[.J1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30" calcext:value-type="date">
            <text:p>2022-01-30</text:p>
          </table:table-cell>
          <table:table-cell table:style-name="ce8" table:formula="of:=IF(WEEKDAY([.A15];2)&gt;5;&quot;&quot;;TEXT([.A15];&quot;YYYY-MM-DD&quot;))">
            <text:p/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0" table:formula="of:=IF([.C15]&lt;&gt;&quot;&quot;;[.$B15]&amp;&quot;,&quot;&amp;[.C15]&amp;&quot;,&quot;&amp;[.C$1]&amp;&quot;;&quot;;&quot;&quot;)">
            <text:p/>
          </table:table-cell>
          <table:table-cell table:style-name="ce10" table:formula="of:=IF([.D15]&lt;&gt;&quot;&quot;;[.$B15]&amp;&quot;,&quot;&amp;[.D15]&amp;&quot;,&quot;&amp;[.D$1]&amp;&quot;;&quot;;&quot;&quot;)">
            <text:p/>
          </table:table-cell>
          <table:table-cell table:style-name="ce10" table:formula="of:=IF([.E15]&lt;&gt;&quot;&quot;;[.$B15]&amp;&quot;,&quot;&amp;[.E15]&amp;&quot;,&quot;&amp;[.E$1]&amp;&quot;;&quot;;&quot;&quot;)">
            <text:p/>
          </table:table-cell>
          <table:table-cell table:style-name="ce10" table:formula="of:=IF([.F15]&lt;&gt;&quot;&quot;;[.$B15]&amp;&quot;,&quot;&amp;[.F15]&amp;&quot;,&quot;&amp;[.F$1]&amp;&quot;;&quot;;&quot;&quot;)">
            <text:p/>
          </table:table-cell>
          <table:table-cell table:style-name="ce10" table:formula="of:=IF([.G15]&lt;&gt;&quot;&quot;;[.$B15]&amp;&quot;,&quot;&amp;[.G15]&amp;&quot;,&quot;&amp;[.G$1]&amp;&quot;;&quot;;&quot;&quot;)">
            <text:p/>
          </table:table-cell>
          <table:table-cell table:style-name="ce10" table:formula="of:=IF([.H15]&lt;&gt;&quot;&quot;;[.$B15]&amp;&quot;,&quot;&amp;[.H15]&amp;&quot;,&quot;&amp;[.H$1]&amp;&quot;;&quot;;&quot;&quot;)">
            <text:p/>
          </table:table-cell>
          <table:table-cell table:style-name="ce10" table:formula="of:=IF([.I15]&lt;&gt;&quot;&quot;;[.$B15]&amp;&quot;,&quot;&amp;[.I15]&amp;&quot;,&quot;&amp;[.I$1]&amp;&quot;;&quot;;&quot;&quot;)">
            <text:p/>
          </table:table-cell>
          <table:table-cell table:style-name="ce10" table:formula="of:=IF([.J15]&lt;&gt;&quot;&quot;;[.$B15]&amp;&quot;,&quot;&amp;[.J1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1-31" calcext:value-type="date">
            <text:p>2022-01-31</text:p>
          </table:table-cell>
          <table:table-cell table:style-name="ce8" table:formula="of:=IF(WEEKDAY([.A16];2)&gt;5;&quot;&quot;;TEXT([.A16];&quot;YYYY-MM-DD&quot;))" office:value-type="string" office:string-value="2022-01-31" calcext:value-type="string">
            <text:p>2022-01-31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292" calcext:value-type="float">
            <text:p>292</text:p>
          </table:table-cell>
          <table:table-cell table:number-columns-repeated="4"/>
          <table:table-cell table:style-name="ce10" table:formula="of:=IF([.C16]&lt;&gt;&quot;&quot;;[.$B16]&amp;&quot;,&quot;&amp;[.C16]&amp;&quot;,&quot;&amp;[.C$1]&amp;&quot;;&quot;;&quot;&quot;)" office:value-type="string" office:string-value="2022-01-31,257,1;" calcext:value-type="string">
            <text:p>2022-01-31,257,1;</text:p>
          </table:table-cell>
          <table:table-cell table:style-name="ce10" table:formula="of:=IF([.D16]&lt;&gt;&quot;&quot;;[.$B16]&amp;&quot;,&quot;&amp;[.D16]&amp;&quot;,&quot;&amp;[.D$1]&amp;&quot;;&quot;;&quot;&quot;)" office:value-type="string" office:string-value="2022-01-31,285,11;" calcext:value-type="string">
            <text:p>2022-01-31,285,11;</text:p>
          </table:table-cell>
          <table:table-cell table:style-name="ce10" table:formula="of:=IF([.E16]&lt;&gt;&quot;&quot;;[.$B16]&amp;&quot;,&quot;&amp;[.E16]&amp;&quot;,&quot;&amp;[.E$1]&amp;&quot;;&quot;;&quot;&quot;)" office:value-type="string" office:string-value="2022-01-31,292,11;" calcext:value-type="string">
            <text:p>2022-01-31,292,11;</text:p>
          </table:table-cell>
          <table:table-cell table:style-name="ce10" table:formula="of:=IF([.F16]&lt;&gt;&quot;&quot;;[.$B16]&amp;&quot;,&quot;&amp;[.F16]&amp;&quot;,&quot;&amp;[.F$1]&amp;&quot;;&quot;;&quot;&quot;)" office:value-type="string" office:string-value="2022-01-31,285,12;" calcext:value-type="string">
            <text:p>2022-01-31,285,12;</text:p>
          </table:table-cell>
          <table:table-cell table:style-name="ce10" table:formula="of:=IF([.G16]&lt;&gt;&quot;&quot;;[.$B16]&amp;&quot;,&quot;&amp;[.G16]&amp;&quot;,&quot;&amp;[.G$1]&amp;&quot;;&quot;;&quot;&quot;)" office:value-type="string" office:string-value="2022-01-31,292,12;" calcext:value-type="string">
            <text:p>2022-01-31,292,12;</text:p>
          </table:table-cell>
          <table:table-cell table:style-name="ce10" table:formula="of:=IF([.H16]&lt;&gt;&quot;&quot;;[.$B16]&amp;&quot;,&quot;&amp;[.H16]&amp;&quot;,&quot;&amp;[.H$1]&amp;&quot;;&quot;;&quot;&quot;)">
            <text:p/>
          </table:table-cell>
          <table:table-cell table:style-name="ce10" table:formula="of:=IF([.I16]&lt;&gt;&quot;&quot;;[.$B16]&amp;&quot;,&quot;&amp;[.I16]&amp;&quot;,&quot;&amp;[.I$1]&amp;&quot;;&quot;;&quot;&quot;)">
            <text:p/>
          </table:table-cell>
          <table:table-cell table:style-name="ce10" table:formula="of:=IF([.J16]&lt;&gt;&quot;&quot;;[.$B16]&amp;&quot;,&quot;&amp;[.J1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01" calcext:value-type="date">
            <text:p>2022-02-01</text:p>
          </table:table-cell>
          <table:table-cell table:style-name="ce8" table:formula="of:=IF(WEEKDAY([.A17];2)&gt;5;&quot;&quot;;TEXT([.A17];&quot;YYYY-MM-DD&quot;))" office:value-type="string" office:string-value="2022-02-01" calcext:value-type="string">
            <text:p>2022-02-0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93" calcext:value-type="float">
            <text:p>293</text:p>
          </table:table-cell>
          <table:table-cell table:number-columns-repeated="4"/>
          <table:table-cell table:style-name="ce10" table:formula="of:=IF([.C17]&lt;&gt;&quot;&quot;;[.$B17]&amp;&quot;,&quot;&amp;[.C17]&amp;&quot;,&quot;&amp;[.C$1]&amp;&quot;;&quot;;&quot;&quot;)" office:value-type="string" office:string-value="2022-02-01,258,1;" calcext:value-type="string">
            <text:p>2022-02-01,258,1;</text:p>
          </table:table-cell>
          <table:table-cell table:style-name="ce10" table:formula="of:=IF([.D17]&lt;&gt;&quot;&quot;;[.$B17]&amp;&quot;,&quot;&amp;[.D17]&amp;&quot;,&quot;&amp;[.D$1]&amp;&quot;;&quot;;&quot;&quot;)" office:value-type="string" office:string-value="2022-02-01,286,11;" calcext:value-type="string">
            <text:p>2022-02-01,286,11;</text:p>
          </table:table-cell>
          <table:table-cell table:style-name="ce10" table:formula="of:=IF([.E17]&lt;&gt;&quot;&quot;;[.$B17]&amp;&quot;,&quot;&amp;[.E17]&amp;&quot;,&quot;&amp;[.E$1]&amp;&quot;;&quot;;&quot;&quot;)" office:value-type="string" office:string-value="2022-02-01,293,11;" calcext:value-type="string">
            <text:p>2022-02-01,293,11;</text:p>
          </table:table-cell>
          <table:table-cell table:style-name="ce10" table:formula="of:=IF([.F17]&lt;&gt;&quot;&quot;;[.$B17]&amp;&quot;,&quot;&amp;[.F17]&amp;&quot;,&quot;&amp;[.F$1]&amp;&quot;;&quot;;&quot;&quot;)" office:value-type="string" office:string-value="2022-02-01,286,12;" calcext:value-type="string">
            <text:p>2022-02-01,286,12;</text:p>
          </table:table-cell>
          <table:table-cell table:style-name="ce10" table:formula="of:=IF([.G17]&lt;&gt;&quot;&quot;;[.$B17]&amp;&quot;,&quot;&amp;[.G17]&amp;&quot;,&quot;&amp;[.G$1]&amp;&quot;;&quot;;&quot;&quot;)" office:value-type="string" office:string-value="2022-02-01,293,12;" calcext:value-type="string">
            <text:p>2022-02-01,293,12;</text:p>
          </table:table-cell>
          <table:table-cell table:style-name="ce10" table:formula="of:=IF([.H17]&lt;&gt;&quot;&quot;;[.$B17]&amp;&quot;,&quot;&amp;[.H17]&amp;&quot;,&quot;&amp;[.H$1]&amp;&quot;;&quot;;&quot;&quot;)">
            <text:p/>
          </table:table-cell>
          <table:table-cell table:style-name="ce10" table:formula="of:=IF([.I17]&lt;&gt;&quot;&quot;;[.$B17]&amp;&quot;,&quot;&amp;[.I17]&amp;&quot;,&quot;&amp;[.I$1]&amp;&quot;;&quot;;&quot;&quot;)">
            <text:p/>
          </table:table-cell>
          <table:table-cell table:style-name="ce10" table:formula="of:=IF([.J17]&lt;&gt;&quot;&quot;;[.$B17]&amp;&quot;,&quot;&amp;[.J1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8" table:formula="of:=IF(WEEKDAY([.A18];2)&gt;5;&quot;&quot;;TEXT([.A18];&quot;YYYY-MM-DD&quot;))" office:value-type="string" office:string-value="2022-02-02" calcext:value-type="string">
            <text:p>2022-02-02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287" calcext:value-type="float">
            <text:p>287</text:p>
          </table:table-cell>
          <table:table-cell table:style-name="Default" office:value-type="float" office:value="294" calcext:value-type="float">
            <text:p>294</text:p>
          </table:table-cell>
          <table:table-cell table:style-name="Default" office:value-type="float" office:value="287" calcext:value-type="float">
            <text:p>287</text:p>
          </table:table-cell>
          <table:table-cell table:style-name="Default" office:value-type="float" office:value="294" calcext:value-type="float">
            <text:p>294</text:p>
          </table:table-cell>
          <table:table-cell table:number-columns-repeated="4"/>
          <table:table-cell table:style-name="ce10" table:formula="of:=IF([.C18]&lt;&gt;&quot;&quot;;[.$B18]&amp;&quot;,&quot;&amp;[.C18]&amp;&quot;,&quot;&amp;[.C$1]&amp;&quot;;&quot;;&quot;&quot;)" office:value-type="string" office:string-value="2022-02-02,259,1;" calcext:value-type="string">
            <text:p>2022-02-02,259,1;</text:p>
          </table:table-cell>
          <table:table-cell table:style-name="ce10" table:formula="of:=IF([.D18]&lt;&gt;&quot;&quot;;[.$B18]&amp;&quot;,&quot;&amp;[.D18]&amp;&quot;,&quot;&amp;[.D$1]&amp;&quot;;&quot;;&quot;&quot;)" office:value-type="string" office:string-value="2022-02-02,287,11;" calcext:value-type="string">
            <text:p>2022-02-02,287,11;</text:p>
          </table:table-cell>
          <table:table-cell table:style-name="ce10" table:formula="of:=IF([.E18]&lt;&gt;&quot;&quot;;[.$B18]&amp;&quot;,&quot;&amp;[.E18]&amp;&quot;,&quot;&amp;[.E$1]&amp;&quot;;&quot;;&quot;&quot;)" office:value-type="string" office:string-value="2022-02-02,294,11;" calcext:value-type="string">
            <text:p>2022-02-02,294,11;</text:p>
          </table:table-cell>
          <table:table-cell table:style-name="ce10" table:formula="of:=IF([.F18]&lt;&gt;&quot;&quot;;[.$B18]&amp;&quot;,&quot;&amp;[.F18]&amp;&quot;,&quot;&amp;[.F$1]&amp;&quot;;&quot;;&quot;&quot;)" office:value-type="string" office:string-value="2022-02-02,287,12;" calcext:value-type="string">
            <text:p>2022-02-02,287,12;</text:p>
          </table:table-cell>
          <table:table-cell table:style-name="ce10" table:formula="of:=IF([.G18]&lt;&gt;&quot;&quot;;[.$B18]&amp;&quot;,&quot;&amp;[.G18]&amp;&quot;,&quot;&amp;[.G$1]&amp;&quot;;&quot;;&quot;&quot;)" office:value-type="string" office:string-value="2022-02-02,294,12;" calcext:value-type="string">
            <text:p>2022-02-02,294,12;</text:p>
          </table:table-cell>
          <table:table-cell table:style-name="ce10" table:formula="of:=IF([.H18]&lt;&gt;&quot;&quot;;[.$B18]&amp;&quot;,&quot;&amp;[.H18]&amp;&quot;,&quot;&amp;[.H$1]&amp;&quot;;&quot;;&quot;&quot;)">
            <text:p/>
          </table:table-cell>
          <table:table-cell table:style-name="ce10" table:formula="of:=IF([.I18]&lt;&gt;&quot;&quot;;[.$B18]&amp;&quot;,&quot;&amp;[.I18]&amp;&quot;,&quot;&amp;[.I$1]&amp;&quot;;&quot;;&quot;&quot;)">
            <text:p/>
          </table:table-cell>
          <table:table-cell table:style-name="ce10" table:formula="of:=IF([.J18]&lt;&gt;&quot;&quot;;[.$B18]&amp;&quot;,&quot;&amp;[.J1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03" calcext:value-type="date">
            <text:p>2022-02-03</text:p>
          </table:table-cell>
          <table:table-cell table:style-name="ce8" table:formula="of:=IF(WEEKDAY([.A19];2)&gt;5;&quot;&quot;;TEXT([.A19];&quot;YYYY-MM-DD&quot;))" office:value-type="string" office:string-value="2022-02-03" calcext:value-type="string">
            <text:p>2022-02-03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289" calcext:value-type="float">
            <text:p>289</text:p>
          </table:table-cell>
          <table:table-cell table:number-columns-repeated="4"/>
          <table:table-cell table:style-name="ce10" table:formula="of:=IF([.C19]&lt;&gt;&quot;&quot;;[.$B19]&amp;&quot;,&quot;&amp;[.C19]&amp;&quot;,&quot;&amp;[.C$1]&amp;&quot;;&quot;;&quot;&quot;)" office:value-type="string" office:string-value="2022-02-03,261,1;" calcext:value-type="string">
            <text:p>2022-02-03,261,1;</text:p>
          </table:table-cell>
          <table:table-cell table:style-name="ce10" table:formula="of:=IF([.D19]&lt;&gt;&quot;&quot;;[.$B19]&amp;&quot;,&quot;&amp;[.D19]&amp;&quot;,&quot;&amp;[.D$1]&amp;&quot;;&quot;;&quot;&quot;)" office:value-type="string" office:string-value="2022-02-03,288,11;" calcext:value-type="string">
            <text:p>2022-02-03,288,11;</text:p>
          </table:table-cell>
          <table:table-cell table:style-name="ce10" table:formula="of:=IF([.E19]&lt;&gt;&quot;&quot;;[.$B19]&amp;&quot;,&quot;&amp;[.E19]&amp;&quot;,&quot;&amp;[.E$1]&amp;&quot;;&quot;;&quot;&quot;)" office:value-type="string" office:string-value="2022-02-03,295,11;" calcext:value-type="string">
            <text:p>2022-02-03,295,11;</text:p>
          </table:table-cell>
          <table:table-cell table:style-name="ce10" table:formula="of:=IF([.F19]&lt;&gt;&quot;&quot;;[.$B19]&amp;&quot;,&quot;&amp;[.F19]&amp;&quot;,&quot;&amp;[.F$1]&amp;&quot;;&quot;;&quot;&quot;)" office:value-type="string" office:string-value="2022-02-03,288,12;" calcext:value-type="string">
            <text:p>2022-02-03,288,12;</text:p>
          </table:table-cell>
          <table:table-cell table:style-name="ce10" table:formula="of:=IF([.G19]&lt;&gt;&quot;&quot;;[.$B19]&amp;&quot;,&quot;&amp;[.G19]&amp;&quot;,&quot;&amp;[.G$1]&amp;&quot;;&quot;;&quot;&quot;)" office:value-type="string" office:string-value="2022-02-03,289,12;" calcext:value-type="string">
            <text:p>2022-02-03,289,12;</text:p>
          </table:table-cell>
          <table:table-cell table:style-name="ce10" table:formula="of:=IF([.H19]&lt;&gt;&quot;&quot;;[.$B19]&amp;&quot;,&quot;&amp;[.H19]&amp;&quot;,&quot;&amp;[.H$1]&amp;&quot;;&quot;;&quot;&quot;)">
            <text:p/>
          </table:table-cell>
          <table:table-cell table:style-name="ce10" table:formula="of:=IF([.I19]&lt;&gt;&quot;&quot;;[.$B19]&amp;&quot;,&quot;&amp;[.I19]&amp;&quot;,&quot;&amp;[.I$1]&amp;&quot;;&quot;;&quot;&quot;)">
            <text:p/>
          </table:table-cell>
          <table:table-cell table:style-name="ce10" table:formula="of:=IF([.J19]&lt;&gt;&quot;&quot;;[.$B19]&amp;&quot;,&quot;&amp;[.J1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04" calcext:value-type="date">
            <text:p>2022-02-04</text:p>
          </table:table-cell>
          <table:table-cell table:style-name="ce8" table:formula="of:=IF(WEEKDAY([.A20];2)&gt;5;&quot;&quot;;TEXT([.A20];&quot;YYYY-MM-DD&quot;))" office:value-type="string" office:string-value="2022-02-04" calcext:value-type="string">
            <text:p>2022-02-04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/>
          <table:table-cell table:number-columns-repeated="5"/>
          <table:table-cell table:style-name="ce10" table:formula="of:=IF([.C20]&lt;&gt;&quot;&quot;;[.$B20]&amp;&quot;,&quot;&amp;[.C20]&amp;&quot;,&quot;&amp;[.C$1]&amp;&quot;;&quot;;&quot;&quot;)" office:value-type="string" office:string-value="2022-02-04,262,1;" calcext:value-type="string">
            <text:p>2022-02-04,262,1;</text:p>
          </table:table-cell>
          <table:table-cell table:style-name="ce10" table:formula="of:=IF([.D20]&lt;&gt;&quot;&quot;;[.$B20]&amp;&quot;,&quot;&amp;[.D20]&amp;&quot;,&quot;&amp;[.D$1]&amp;&quot;;&quot;;&quot;&quot;)" office:value-type="string" office:string-value="2022-02-04,289,11;" calcext:value-type="string">
            <text:p>2022-02-04,289,11;</text:p>
          </table:table-cell>
          <table:table-cell table:style-name="ce10" table:formula="of:=IF([.E20]&lt;&gt;&quot;&quot;;[.$B20]&amp;&quot;,&quot;&amp;[.E20]&amp;&quot;,&quot;&amp;[.E$1]&amp;&quot;;&quot;;&quot;&quot;)" office:value-type="string" office:string-value="2022-02-04,296,11;" calcext:value-type="string">
            <text:p>2022-02-04,296,11;</text:p>
          </table:table-cell>
          <table:table-cell table:style-name="ce10" table:formula="of:=IF([.F20]&lt;&gt;&quot;&quot;;[.$B20]&amp;&quot;,&quot;&amp;[.F20]&amp;&quot;,&quot;&amp;[.F$1]&amp;&quot;;&quot;;&quot;&quot;)">
            <text:p/>
          </table:table-cell>
          <table:table-cell table:style-name="ce10" table:formula="of:=IF([.G20]&lt;&gt;&quot;&quot;;[.$B20]&amp;&quot;,&quot;&amp;[.G20]&amp;&quot;,&quot;&amp;[.G$1]&amp;&quot;;&quot;;&quot;&quot;)">
            <text:p/>
          </table:table-cell>
          <table:table-cell table:style-name="ce10" table:formula="of:=IF([.H20]&lt;&gt;&quot;&quot;;[.$B20]&amp;&quot;,&quot;&amp;[.H20]&amp;&quot;,&quot;&amp;[.H$1]&amp;&quot;;&quot;;&quot;&quot;)">
            <text:p/>
          </table:table-cell>
          <table:table-cell table:style-name="ce10" table:formula="of:=IF([.I20]&lt;&gt;&quot;&quot;;[.$B20]&amp;&quot;,&quot;&amp;[.I20]&amp;&quot;,&quot;&amp;[.I$1]&amp;&quot;;&quot;;&quot;&quot;)">
            <text:p/>
          </table:table-cell>
          <table:table-cell table:style-name="ce10" table:formula="of:=IF([.J20]&lt;&gt;&quot;&quot;;[.$B20]&amp;&quot;,&quot;&amp;[.J2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05" calcext:value-type="date">
            <text:p>2022-02-05</text:p>
          </table:table-cell>
          <table:table-cell table:style-name="ce8" table:formula="of:=IF(WEEKDAY([.A21];2)&gt;5;&quot;&quot;;TEXT([.A21];&quot;YYYY-MM-DD&quot;))">
            <text:p/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0" table:formula="of:=IF([.C21]&lt;&gt;&quot;&quot;;[.$B21]&amp;&quot;,&quot;&amp;[.C21]&amp;&quot;,&quot;&amp;[.C$1]&amp;&quot;;&quot;;&quot;&quot;)">
            <text:p/>
          </table:table-cell>
          <table:table-cell table:style-name="ce10" table:formula="of:=IF([.D21]&lt;&gt;&quot;&quot;;[.$B21]&amp;&quot;,&quot;&amp;[.D21]&amp;&quot;,&quot;&amp;[.D$1]&amp;&quot;;&quot;;&quot;&quot;)">
            <text:p/>
          </table:table-cell>
          <table:table-cell table:style-name="ce10" table:formula="of:=IF([.E21]&lt;&gt;&quot;&quot;;[.$B21]&amp;&quot;,&quot;&amp;[.E21]&amp;&quot;,&quot;&amp;[.E$1]&amp;&quot;;&quot;;&quot;&quot;)">
            <text:p/>
          </table:table-cell>
          <table:table-cell table:style-name="ce10" table:formula="of:=IF([.F21]&lt;&gt;&quot;&quot;;[.$B21]&amp;&quot;,&quot;&amp;[.F21]&amp;&quot;,&quot;&amp;[.F$1]&amp;&quot;;&quot;;&quot;&quot;)">
            <text:p/>
          </table:table-cell>
          <table:table-cell table:style-name="ce10" table:formula="of:=IF([.G21]&lt;&gt;&quot;&quot;;[.$B21]&amp;&quot;,&quot;&amp;[.G21]&amp;&quot;,&quot;&amp;[.G$1]&amp;&quot;;&quot;;&quot;&quot;)">
            <text:p/>
          </table:table-cell>
          <table:table-cell table:style-name="ce10" table:formula="of:=IF([.H21]&lt;&gt;&quot;&quot;;[.$B21]&amp;&quot;,&quot;&amp;[.H21]&amp;&quot;,&quot;&amp;[.H$1]&amp;&quot;;&quot;;&quot;&quot;)">
            <text:p/>
          </table:table-cell>
          <table:table-cell table:style-name="ce10" table:formula="of:=IF([.I21]&lt;&gt;&quot;&quot;;[.$B21]&amp;&quot;,&quot;&amp;[.I21]&amp;&quot;,&quot;&amp;[.I$1]&amp;&quot;;&quot;;&quot;&quot;)">
            <text:p/>
          </table:table-cell>
          <table:table-cell table:style-name="ce10" table:formula="of:=IF([.J21]&lt;&gt;&quot;&quot;;[.$B21]&amp;&quot;,&quot;&amp;[.J2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06" calcext:value-type="date">
            <text:p>2022-02-06</text:p>
          </table:table-cell>
          <table:table-cell table:style-name="ce8" table:formula="of:=IF(WEEKDAY([.A22];2)&gt;5;&quot;&quot;;TEXT([.A22];&quot;YYYY-MM-DD&quot;))">
            <text:p/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0" table:formula="of:=IF([.C22]&lt;&gt;&quot;&quot;;[.$B22]&amp;&quot;,&quot;&amp;[.C22]&amp;&quot;,&quot;&amp;[.C$1]&amp;&quot;;&quot;;&quot;&quot;)">
            <text:p/>
          </table:table-cell>
          <table:table-cell table:style-name="ce10" table:formula="of:=IF([.D22]&lt;&gt;&quot;&quot;;[.$B22]&amp;&quot;,&quot;&amp;[.D22]&amp;&quot;,&quot;&amp;[.D$1]&amp;&quot;;&quot;;&quot;&quot;)">
            <text:p/>
          </table:table-cell>
          <table:table-cell table:style-name="ce10" table:formula="of:=IF([.E22]&lt;&gt;&quot;&quot;;[.$B22]&amp;&quot;,&quot;&amp;[.E22]&amp;&quot;,&quot;&amp;[.E$1]&amp;&quot;;&quot;;&quot;&quot;)">
            <text:p/>
          </table:table-cell>
          <table:table-cell table:style-name="ce10" table:formula="of:=IF([.F22]&lt;&gt;&quot;&quot;;[.$B22]&amp;&quot;,&quot;&amp;[.F22]&amp;&quot;,&quot;&amp;[.F$1]&amp;&quot;;&quot;;&quot;&quot;)">
            <text:p/>
          </table:table-cell>
          <table:table-cell table:style-name="ce10" table:formula="of:=IF([.G22]&lt;&gt;&quot;&quot;;[.$B22]&amp;&quot;,&quot;&amp;[.G22]&amp;&quot;,&quot;&amp;[.G$1]&amp;&quot;;&quot;;&quot;&quot;)">
            <text:p/>
          </table:table-cell>
          <table:table-cell table:style-name="ce10" table:formula="of:=IF([.H22]&lt;&gt;&quot;&quot;;[.$B22]&amp;&quot;,&quot;&amp;[.H22]&amp;&quot;,&quot;&amp;[.H$1]&amp;&quot;;&quot;;&quot;&quot;)">
            <text:p/>
          </table:table-cell>
          <table:table-cell table:style-name="ce10" table:formula="of:=IF([.I22]&lt;&gt;&quot;&quot;;[.$B22]&amp;&quot;,&quot;&amp;[.I22]&amp;&quot;,&quot;&amp;[.I$1]&amp;&quot;;&quot;;&quot;&quot;)">
            <text:p/>
          </table:table-cell>
          <table:table-cell table:style-name="ce10" table:formula="of:=IF([.J22]&lt;&gt;&quot;&quot;;[.$B22]&amp;&quot;,&quot;&amp;[.J2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07" calcext:value-type="date">
            <text:p>2022-02-07</text:p>
          </table:table-cell>
          <table:table-cell table:style-name="ce8" table:formula="of:=IF(WEEKDAY([.A23];2)&gt;5;&quot;&quot;;TEXT([.A23];&quot;YYYY-MM-DD&quot;))" office:value-type="string" office:string-value="2022-02-07" calcext:value-type="string">
            <text:p>2022-02-07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0" table:formula="of:=IF([.C23]&lt;&gt;&quot;&quot;;[.$B23]&amp;&quot;,&quot;&amp;[.C23]&amp;&quot;,&quot;&amp;[.C$1]&amp;&quot;;&quot;;&quot;&quot;)" office:value-type="string" office:string-value="2022-02-07,265,1;" calcext:value-type="string">
            <text:p>2022-02-07,265,1;</text:p>
          </table:table-cell>
          <table:table-cell table:style-name="ce10" table:formula="of:=IF([.D23]&lt;&gt;&quot;&quot;;[.$B23]&amp;&quot;,&quot;&amp;[.D23]&amp;&quot;,&quot;&amp;[.D$1]&amp;&quot;;&quot;;&quot;&quot;)">
            <text:p/>
          </table:table-cell>
          <table:table-cell table:style-name="ce10" table:formula="of:=IF([.E23]&lt;&gt;&quot;&quot;;[.$B23]&amp;&quot;,&quot;&amp;[.E23]&amp;&quot;,&quot;&amp;[.E$1]&amp;&quot;;&quot;;&quot;&quot;)">
            <text:p/>
          </table:table-cell>
          <table:table-cell table:style-name="ce10" table:formula="of:=IF([.F23]&lt;&gt;&quot;&quot;;[.$B23]&amp;&quot;,&quot;&amp;[.F23]&amp;&quot;,&quot;&amp;[.F$1]&amp;&quot;;&quot;;&quot;&quot;)">
            <text:p/>
          </table:table-cell>
          <table:table-cell table:style-name="ce10" table:formula="of:=IF([.G23]&lt;&gt;&quot;&quot;;[.$B23]&amp;&quot;,&quot;&amp;[.G23]&amp;&quot;,&quot;&amp;[.G$1]&amp;&quot;;&quot;;&quot;&quot;)">
            <text:p/>
          </table:table-cell>
          <table:table-cell table:style-name="ce10" table:formula="of:=IF([.H23]&lt;&gt;&quot;&quot;;[.$B23]&amp;&quot;,&quot;&amp;[.H23]&amp;&quot;,&quot;&amp;[.H$1]&amp;&quot;;&quot;;&quot;&quot;)">
            <text:p/>
          </table:table-cell>
          <table:table-cell table:style-name="ce10" table:formula="of:=IF([.I23]&lt;&gt;&quot;&quot;;[.$B23]&amp;&quot;,&quot;&amp;[.I23]&amp;&quot;,&quot;&amp;[.I$1]&amp;&quot;;&quot;;&quot;&quot;)">
            <text:p/>
          </table:table-cell>
          <table:table-cell table:style-name="ce10" table:formula="of:=IF([.J23]&lt;&gt;&quot;&quot;;[.$B23]&amp;&quot;,&quot;&amp;[.J2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08" calcext:value-type="date">
            <text:p>2022-02-08</text:p>
          </table:table-cell>
          <table:table-cell table:style-name="ce8" table:formula="of:=IF(WEEKDAY([.A24];2)&gt;5;&quot;&quot;;TEXT([.A24];&quot;YYYY-MM-DD&quot;))" office:value-type="string" office:string-value="2022-02-08" calcext:value-type="string">
            <text:p>2022-02-08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0" table:formula="of:=IF([.C24]&lt;&gt;&quot;&quot;;[.$B24]&amp;&quot;,&quot;&amp;[.C24]&amp;&quot;,&quot;&amp;[.C$1]&amp;&quot;;&quot;;&quot;&quot;)" office:value-type="string" office:string-value="2022-02-08,266,1;" calcext:value-type="string">
            <text:p>2022-02-08,266,1;</text:p>
          </table:table-cell>
          <table:table-cell table:style-name="ce10" table:formula="of:=IF([.D24]&lt;&gt;&quot;&quot;;[.$B24]&amp;&quot;,&quot;&amp;[.D24]&amp;&quot;,&quot;&amp;[.D$1]&amp;&quot;;&quot;;&quot;&quot;)">
            <text:p/>
          </table:table-cell>
          <table:table-cell table:style-name="ce10" table:formula="of:=IF([.E24]&lt;&gt;&quot;&quot;;[.$B24]&amp;&quot;,&quot;&amp;[.E24]&amp;&quot;,&quot;&amp;[.E$1]&amp;&quot;;&quot;;&quot;&quot;)">
            <text:p/>
          </table:table-cell>
          <table:table-cell table:style-name="ce10" table:formula="of:=IF([.F24]&lt;&gt;&quot;&quot;;[.$B24]&amp;&quot;,&quot;&amp;[.F24]&amp;&quot;,&quot;&amp;[.F$1]&amp;&quot;;&quot;;&quot;&quot;)">
            <text:p/>
          </table:table-cell>
          <table:table-cell table:style-name="ce10" table:formula="of:=IF([.G24]&lt;&gt;&quot;&quot;;[.$B24]&amp;&quot;,&quot;&amp;[.G24]&amp;&quot;,&quot;&amp;[.G$1]&amp;&quot;;&quot;;&quot;&quot;)">
            <text:p/>
          </table:table-cell>
          <table:table-cell table:style-name="ce10" table:formula="of:=IF([.H24]&lt;&gt;&quot;&quot;;[.$B24]&amp;&quot;,&quot;&amp;[.H24]&amp;&quot;,&quot;&amp;[.H$1]&amp;&quot;;&quot;;&quot;&quot;)">
            <text:p/>
          </table:table-cell>
          <table:table-cell table:style-name="ce10" table:formula="of:=IF([.I24]&lt;&gt;&quot;&quot;;[.$B24]&amp;&quot;,&quot;&amp;[.I24]&amp;&quot;,&quot;&amp;[.I$1]&amp;&quot;;&quot;;&quot;&quot;)">
            <text:p/>
          </table:table-cell>
          <table:table-cell table:style-name="ce10" table:formula="of:=IF([.J24]&lt;&gt;&quot;&quot;;[.$B24]&amp;&quot;,&quot;&amp;[.J2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09" calcext:value-type="date">
            <text:p>2022-02-09</text:p>
          </table:table-cell>
          <table:table-cell table:style-name="ce8" table:formula="of:=IF(WEEKDAY([.A25];2)&gt;5;&quot;&quot;;TEXT([.A25];&quot;YYYY-MM-DD&quot;))" office:value-type="string" office:string-value="2022-02-09" calcext:value-type="string">
            <text:p>2022-02-09</text:p>
          </table:table-cell>
          <table:table-cell table:style-name="Default" office:value-type="float" office:value="267" calcext:value-type="float">
            <text:p>26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0" table:formula="of:=IF([.C25]&lt;&gt;&quot;&quot;;[.$B25]&amp;&quot;,&quot;&amp;[.C25]&amp;&quot;,&quot;&amp;[.C$1]&amp;&quot;;&quot;;&quot;&quot;)" office:value-type="string" office:string-value="2022-02-09,267,1;" calcext:value-type="string">
            <text:p>2022-02-09,267,1;</text:p>
          </table:table-cell>
          <table:table-cell table:style-name="ce10" table:formula="of:=IF([.D25]&lt;&gt;&quot;&quot;;[.$B25]&amp;&quot;,&quot;&amp;[.D25]&amp;&quot;,&quot;&amp;[.D$1]&amp;&quot;;&quot;;&quot;&quot;)">
            <text:p/>
          </table:table-cell>
          <table:table-cell table:style-name="ce10" table:formula="of:=IF([.E25]&lt;&gt;&quot;&quot;;[.$B25]&amp;&quot;,&quot;&amp;[.E25]&amp;&quot;,&quot;&amp;[.E$1]&amp;&quot;;&quot;;&quot;&quot;)">
            <text:p/>
          </table:table-cell>
          <table:table-cell table:style-name="ce10" table:formula="of:=IF([.F25]&lt;&gt;&quot;&quot;;[.$B25]&amp;&quot;,&quot;&amp;[.F25]&amp;&quot;,&quot;&amp;[.F$1]&amp;&quot;;&quot;;&quot;&quot;)">
            <text:p/>
          </table:table-cell>
          <table:table-cell table:style-name="ce10" table:formula="of:=IF([.G25]&lt;&gt;&quot;&quot;;[.$B25]&amp;&quot;,&quot;&amp;[.G25]&amp;&quot;,&quot;&amp;[.G$1]&amp;&quot;;&quot;;&quot;&quot;)">
            <text:p/>
          </table:table-cell>
          <table:table-cell table:style-name="ce10" table:formula="of:=IF([.H25]&lt;&gt;&quot;&quot;;[.$B25]&amp;&quot;,&quot;&amp;[.H25]&amp;&quot;,&quot;&amp;[.H$1]&amp;&quot;;&quot;;&quot;&quot;)">
            <text:p/>
          </table:table-cell>
          <table:table-cell table:style-name="ce10" table:formula="of:=IF([.I25]&lt;&gt;&quot;&quot;;[.$B25]&amp;&quot;,&quot;&amp;[.I25]&amp;&quot;,&quot;&amp;[.I$1]&amp;&quot;;&quot;;&quot;&quot;)">
            <text:p/>
          </table:table-cell>
          <table:table-cell table:style-name="ce10" table:formula="of:=IF([.J25]&lt;&gt;&quot;&quot;;[.$B25]&amp;&quot;,&quot;&amp;[.J2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10" calcext:value-type="date">
            <text:p>2022-02-10</text:p>
          </table:table-cell>
          <table:table-cell table:style-name="ce8" table:formula="of:=IF(WEEKDAY([.A26];2)&gt;5;&quot;&quot;;TEXT([.A26];&quot;YYYY-MM-DD&quot;))" office:value-type="string" office:string-value="2022-02-10" calcext:value-type="string">
            <text:p>2022-02-10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0" table:formula="of:=IF([.C26]&lt;&gt;&quot;&quot;;[.$B26]&amp;&quot;,&quot;&amp;[.C26]&amp;&quot;,&quot;&amp;[.C$1]&amp;&quot;;&quot;;&quot;&quot;)" office:value-type="string" office:string-value="2022-02-10,268,1;" calcext:value-type="string">
            <text:p>2022-02-10,268,1;</text:p>
          </table:table-cell>
          <table:table-cell table:style-name="ce10" table:formula="of:=IF([.D26]&lt;&gt;&quot;&quot;;[.$B26]&amp;&quot;,&quot;&amp;[.D26]&amp;&quot;,&quot;&amp;[.D$1]&amp;&quot;;&quot;;&quot;&quot;)">
            <text:p/>
          </table:table-cell>
          <table:table-cell table:style-name="ce10" table:formula="of:=IF([.E26]&lt;&gt;&quot;&quot;;[.$B26]&amp;&quot;,&quot;&amp;[.E26]&amp;&quot;,&quot;&amp;[.E$1]&amp;&quot;;&quot;;&quot;&quot;)">
            <text:p/>
          </table:table-cell>
          <table:table-cell table:style-name="ce10" table:formula="of:=IF([.F26]&lt;&gt;&quot;&quot;;[.$B26]&amp;&quot;,&quot;&amp;[.F26]&amp;&quot;,&quot;&amp;[.F$1]&amp;&quot;;&quot;;&quot;&quot;)">
            <text:p/>
          </table:table-cell>
          <table:table-cell table:style-name="ce10" table:formula="of:=IF([.G26]&lt;&gt;&quot;&quot;;[.$B26]&amp;&quot;,&quot;&amp;[.G26]&amp;&quot;,&quot;&amp;[.G$1]&amp;&quot;;&quot;;&quot;&quot;)">
            <text:p/>
          </table:table-cell>
          <table:table-cell table:style-name="ce10" table:formula="of:=IF([.H26]&lt;&gt;&quot;&quot;;[.$B26]&amp;&quot;,&quot;&amp;[.H26]&amp;&quot;,&quot;&amp;[.H$1]&amp;&quot;;&quot;;&quot;&quot;)">
            <text:p/>
          </table:table-cell>
          <table:table-cell table:style-name="ce10" table:formula="of:=IF([.I26]&lt;&gt;&quot;&quot;;[.$B26]&amp;&quot;,&quot;&amp;[.I26]&amp;&quot;,&quot;&amp;[.I$1]&amp;&quot;;&quot;;&quot;&quot;)">
            <text:p/>
          </table:table-cell>
          <table:table-cell table:style-name="ce10" table:formula="of:=IF([.J26]&lt;&gt;&quot;&quot;;[.$B26]&amp;&quot;,&quot;&amp;[.J2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11" calcext:value-type="date">
            <text:p>2022-02-11</text:p>
          </table:table-cell>
          <table:table-cell table:style-name="ce8" table:formula="of:=IF(WEEKDAY([.A27];2)&gt;5;&quot;&quot;;TEXT([.A27];&quot;YYYY-MM-DD&quot;))" office:value-type="string" office:string-value="2022-02-11" calcext:value-type="string">
            <text:p>2022-02-1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0" table:formula="of:=IF([.C27]&lt;&gt;&quot;&quot;;[.$B27]&amp;&quot;,&quot;&amp;[.C27]&amp;&quot;,&quot;&amp;[.C$1]&amp;&quot;;&quot;;&quot;&quot;)" office:value-type="string" office:string-value="2022-02-11,269,1;" calcext:value-type="string">
            <text:p>2022-02-11,269,1;</text:p>
          </table:table-cell>
          <table:table-cell table:style-name="ce10" table:formula="of:=IF([.D27]&lt;&gt;&quot;&quot;;[.$B27]&amp;&quot;,&quot;&amp;[.D27]&amp;&quot;,&quot;&amp;[.D$1]&amp;&quot;;&quot;;&quot;&quot;)">
            <text:p/>
          </table:table-cell>
          <table:table-cell table:style-name="ce10" table:formula="of:=IF([.E27]&lt;&gt;&quot;&quot;;[.$B27]&amp;&quot;,&quot;&amp;[.E27]&amp;&quot;,&quot;&amp;[.E$1]&amp;&quot;;&quot;;&quot;&quot;)">
            <text:p/>
          </table:table-cell>
          <table:table-cell table:style-name="ce10" table:formula="of:=IF([.F27]&lt;&gt;&quot;&quot;;[.$B27]&amp;&quot;,&quot;&amp;[.F27]&amp;&quot;,&quot;&amp;[.F$1]&amp;&quot;;&quot;;&quot;&quot;)">
            <text:p/>
          </table:table-cell>
          <table:table-cell table:style-name="ce10" table:formula="of:=IF([.G27]&lt;&gt;&quot;&quot;;[.$B27]&amp;&quot;,&quot;&amp;[.G27]&amp;&quot;,&quot;&amp;[.G$1]&amp;&quot;;&quot;;&quot;&quot;)">
            <text:p/>
          </table:table-cell>
          <table:table-cell table:style-name="ce10" table:formula="of:=IF([.H27]&lt;&gt;&quot;&quot;;[.$B27]&amp;&quot;,&quot;&amp;[.H27]&amp;&quot;,&quot;&amp;[.H$1]&amp;&quot;;&quot;;&quot;&quot;)">
            <text:p/>
          </table:table-cell>
          <table:table-cell table:style-name="ce10" table:formula="of:=IF([.I27]&lt;&gt;&quot;&quot;;[.$B27]&amp;&quot;,&quot;&amp;[.I27]&amp;&quot;,&quot;&amp;[.I$1]&amp;&quot;;&quot;;&quot;&quot;)">
            <text:p/>
          </table:table-cell>
          <table:table-cell table:style-name="ce10" table:formula="of:=IF([.J27]&lt;&gt;&quot;&quot;;[.$B27]&amp;&quot;,&quot;&amp;[.J2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12" calcext:value-type="date">
            <text:p>2022-02-12</text:p>
          </table:table-cell>
          <table:table-cell table:style-name="ce8" table:formula="of:=IF(WEEKDAY([.A28];2)&gt;5;&quot;&quot;;TEXT([.A28];&quot;YYYY-MM-DD&quot;))">
            <text:p/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0" table:formula="of:=IF([.C28]&lt;&gt;&quot;&quot;;[.$B28]&amp;&quot;,&quot;&amp;[.C28]&amp;&quot;,&quot;&amp;[.C$1]&amp;&quot;;&quot;;&quot;&quot;)">
            <text:p/>
          </table:table-cell>
          <table:table-cell table:style-name="ce10" table:formula="of:=IF([.D28]&lt;&gt;&quot;&quot;;[.$B28]&amp;&quot;,&quot;&amp;[.D28]&amp;&quot;,&quot;&amp;[.D$1]&amp;&quot;;&quot;;&quot;&quot;)">
            <text:p/>
          </table:table-cell>
          <table:table-cell table:style-name="ce10" table:formula="of:=IF([.E28]&lt;&gt;&quot;&quot;;[.$B28]&amp;&quot;,&quot;&amp;[.E28]&amp;&quot;,&quot;&amp;[.E$1]&amp;&quot;;&quot;;&quot;&quot;)">
            <text:p/>
          </table:table-cell>
          <table:table-cell table:style-name="ce10" table:formula="of:=IF([.F28]&lt;&gt;&quot;&quot;;[.$B28]&amp;&quot;,&quot;&amp;[.F28]&amp;&quot;,&quot;&amp;[.F$1]&amp;&quot;;&quot;;&quot;&quot;)">
            <text:p/>
          </table:table-cell>
          <table:table-cell table:style-name="ce10" table:formula="of:=IF([.G28]&lt;&gt;&quot;&quot;;[.$B28]&amp;&quot;,&quot;&amp;[.G28]&amp;&quot;,&quot;&amp;[.G$1]&amp;&quot;;&quot;;&quot;&quot;)">
            <text:p/>
          </table:table-cell>
          <table:table-cell table:style-name="ce10" table:formula="of:=IF([.H28]&lt;&gt;&quot;&quot;;[.$B28]&amp;&quot;,&quot;&amp;[.H28]&amp;&quot;,&quot;&amp;[.H$1]&amp;&quot;;&quot;;&quot;&quot;)">
            <text:p/>
          </table:table-cell>
          <table:table-cell table:style-name="ce10" table:formula="of:=IF([.I28]&lt;&gt;&quot;&quot;;[.$B28]&amp;&quot;,&quot;&amp;[.I28]&amp;&quot;,&quot;&amp;[.I$1]&amp;&quot;;&quot;;&quot;&quot;)">
            <text:p/>
          </table:table-cell>
          <table:table-cell table:style-name="ce10" table:formula="of:=IF([.J28]&lt;&gt;&quot;&quot;;[.$B28]&amp;&quot;,&quot;&amp;[.J2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13" calcext:value-type="date">
            <text:p>2022-02-13</text:p>
          </table:table-cell>
          <table:table-cell table:style-name="ce8" table:formula="of:=IF(WEEKDAY([.A29];2)&gt;5;&quot;&quot;;TEXT([.A29];&quot;YYYY-MM-DD&quot;))">
            <text:p/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0" table:formula="of:=IF([.C29]&lt;&gt;&quot;&quot;;[.$B29]&amp;&quot;,&quot;&amp;[.C29]&amp;&quot;,&quot;&amp;[.C$1]&amp;&quot;;&quot;;&quot;&quot;)">
            <text:p/>
          </table:table-cell>
          <table:table-cell table:style-name="ce10" table:formula="of:=IF([.D29]&lt;&gt;&quot;&quot;;[.$B29]&amp;&quot;,&quot;&amp;[.D29]&amp;&quot;,&quot;&amp;[.D$1]&amp;&quot;;&quot;;&quot;&quot;)">
            <text:p/>
          </table:table-cell>
          <table:table-cell table:style-name="ce10" table:formula="of:=IF([.E29]&lt;&gt;&quot;&quot;;[.$B29]&amp;&quot;,&quot;&amp;[.E29]&amp;&quot;,&quot;&amp;[.E$1]&amp;&quot;;&quot;;&quot;&quot;)">
            <text:p/>
          </table:table-cell>
          <table:table-cell table:style-name="ce10" table:formula="of:=IF([.F29]&lt;&gt;&quot;&quot;;[.$B29]&amp;&quot;,&quot;&amp;[.F29]&amp;&quot;,&quot;&amp;[.F$1]&amp;&quot;;&quot;;&quot;&quot;)">
            <text:p/>
          </table:table-cell>
          <table:table-cell table:style-name="ce10" table:formula="of:=IF([.G29]&lt;&gt;&quot;&quot;;[.$B29]&amp;&quot;,&quot;&amp;[.G29]&amp;&quot;,&quot;&amp;[.G$1]&amp;&quot;;&quot;;&quot;&quot;)">
            <text:p/>
          </table:table-cell>
          <table:table-cell table:style-name="ce10" table:formula="of:=IF([.H29]&lt;&gt;&quot;&quot;;[.$B29]&amp;&quot;,&quot;&amp;[.H29]&amp;&quot;,&quot;&amp;[.H$1]&amp;&quot;;&quot;;&quot;&quot;)">
            <text:p/>
          </table:table-cell>
          <table:table-cell table:style-name="ce10" table:formula="of:=IF([.I29]&lt;&gt;&quot;&quot;;[.$B29]&amp;&quot;,&quot;&amp;[.I29]&amp;&quot;,&quot;&amp;[.I$1]&amp;&quot;;&quot;;&quot;&quot;)">
            <text:p/>
          </table:table-cell>
          <table:table-cell table:style-name="ce10" table:formula="of:=IF([.J29]&lt;&gt;&quot;&quot;;[.$B29]&amp;&quot;,&quot;&amp;[.J2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14" calcext:value-type="date">
            <text:p>2022-02-14</text:p>
          </table:table-cell>
          <table:table-cell table:style-name="ce8" table:formula="of:=IF(WEEKDAY([.A30];2)&gt;5;&quot;&quot;;TEXT([.A30];&quot;YYYY-MM-DD&quot;))" office:value-type="string" office:string-value="2022-02-14" calcext:value-type="string">
            <text:p>2022-02-14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290" calcext:value-type="float">
            <text:p>290</text:p>
          </table:table-cell>
          <table:table-cell table:number-columns-repeated="7"/>
          <table:table-cell table:style-name="ce10" table:formula="of:=IF([.C30]&lt;&gt;&quot;&quot;;[.$B30]&amp;&quot;,&quot;&amp;[.C30]&amp;&quot;,&quot;&amp;[.C$1]&amp;&quot;;&quot;;&quot;&quot;)" office:value-type="string" office:string-value="2022-02-14,248,1;" calcext:value-type="string">
            <text:p>2022-02-14,248,1;</text:p>
          </table:table-cell>
          <table:table-cell table:style-name="ce10" table:formula="of:=IF([.D30]&lt;&gt;&quot;&quot;;[.$B30]&amp;&quot;,&quot;&amp;[.D30]&amp;&quot;,&quot;&amp;[.D$1]&amp;&quot;;&quot;;&quot;&quot;)" office:value-type="string" office:string-value="2022-02-14,290,11;" calcext:value-type="string">
            <text:p>2022-02-14,290,11;</text:p>
          </table:table-cell>
          <table:table-cell table:style-name="ce10" table:formula="of:=IF([.E30]&lt;&gt;&quot;&quot;;[.$B30]&amp;&quot;,&quot;&amp;[.E30]&amp;&quot;,&quot;&amp;[.E$1]&amp;&quot;;&quot;;&quot;&quot;)">
            <text:p/>
          </table:table-cell>
          <table:table-cell table:style-name="ce10" table:formula="of:=IF([.F30]&lt;&gt;&quot;&quot;;[.$B30]&amp;&quot;,&quot;&amp;[.F30]&amp;&quot;,&quot;&amp;[.F$1]&amp;&quot;;&quot;;&quot;&quot;)">
            <text:p/>
          </table:table-cell>
          <table:table-cell table:style-name="ce10" table:formula="of:=IF([.G30]&lt;&gt;&quot;&quot;;[.$B30]&amp;&quot;,&quot;&amp;[.G30]&amp;&quot;,&quot;&amp;[.G$1]&amp;&quot;;&quot;;&quot;&quot;)">
            <text:p/>
          </table:table-cell>
          <table:table-cell table:style-name="ce10" table:formula="of:=IF([.H30]&lt;&gt;&quot;&quot;;[.$B30]&amp;&quot;,&quot;&amp;[.H30]&amp;&quot;,&quot;&amp;[.H$1]&amp;&quot;;&quot;;&quot;&quot;)">
            <text:p/>
          </table:table-cell>
          <table:table-cell table:style-name="ce10" table:formula="of:=IF([.I30]&lt;&gt;&quot;&quot;;[.$B30]&amp;&quot;,&quot;&amp;[.I30]&amp;&quot;,&quot;&amp;[.I$1]&amp;&quot;;&quot;;&quot;&quot;)">
            <text:p/>
          </table:table-cell>
          <table:table-cell table:style-name="ce10" table:formula="of:=IF([.J30]&lt;&gt;&quot;&quot;;[.$B30]&amp;&quot;,&quot;&amp;[.J3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15" calcext:value-type="date">
            <text:p>2022-02-15</text:p>
          </table:table-cell>
          <table:table-cell table:style-name="ce8" table:formula="of:=IF(WEEKDAY([.A31];2)&gt;5;&quot;&quot;;TEXT([.A31];&quot;YYYY-MM-DD&quot;))" office:value-type="string" office:string-value="2022-02-15" calcext:value-type="string">
            <text:p>2022-02-15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291" calcext:value-type="float">
            <text:p>291</text:p>
          </table:table-cell>
          <table:table-cell table:number-columns-repeated="7"/>
          <table:table-cell table:style-name="ce10" table:formula="of:=IF([.C31]&lt;&gt;&quot;&quot;;[.$B31]&amp;&quot;,&quot;&amp;[.C31]&amp;&quot;,&quot;&amp;[.C$1]&amp;&quot;;&quot;;&quot;&quot;)" office:value-type="string" office:string-value="2022-02-15,249,1;" calcext:value-type="string">
            <text:p>2022-02-15,249,1;</text:p>
          </table:table-cell>
          <table:table-cell table:style-name="ce10" table:formula="of:=IF([.D31]&lt;&gt;&quot;&quot;;[.$B31]&amp;&quot;,&quot;&amp;[.D31]&amp;&quot;,&quot;&amp;[.D$1]&amp;&quot;;&quot;;&quot;&quot;)" office:value-type="string" office:string-value="2022-02-15,291,11;" calcext:value-type="string">
            <text:p>2022-02-15,291,11;</text:p>
          </table:table-cell>
          <table:table-cell table:style-name="ce10" table:formula="of:=IF([.E31]&lt;&gt;&quot;&quot;;[.$B31]&amp;&quot;,&quot;&amp;[.E31]&amp;&quot;,&quot;&amp;[.E$1]&amp;&quot;;&quot;;&quot;&quot;)">
            <text:p/>
          </table:table-cell>
          <table:table-cell table:style-name="ce10" table:formula="of:=IF([.F31]&lt;&gt;&quot;&quot;;[.$B31]&amp;&quot;,&quot;&amp;[.F31]&amp;&quot;,&quot;&amp;[.F$1]&amp;&quot;;&quot;;&quot;&quot;)">
            <text:p/>
          </table:table-cell>
          <table:table-cell table:style-name="ce10" table:formula="of:=IF([.G31]&lt;&gt;&quot;&quot;;[.$B31]&amp;&quot;,&quot;&amp;[.G31]&amp;&quot;,&quot;&amp;[.G$1]&amp;&quot;;&quot;;&quot;&quot;)">
            <text:p/>
          </table:table-cell>
          <table:table-cell table:style-name="ce10" table:formula="of:=IF([.H31]&lt;&gt;&quot;&quot;;[.$B31]&amp;&quot;,&quot;&amp;[.H31]&amp;&quot;,&quot;&amp;[.H$1]&amp;&quot;;&quot;;&quot;&quot;)">
            <text:p/>
          </table:table-cell>
          <table:table-cell table:style-name="ce10" table:formula="of:=IF([.I31]&lt;&gt;&quot;&quot;;[.$B31]&amp;&quot;,&quot;&amp;[.I31]&amp;&quot;,&quot;&amp;[.I$1]&amp;&quot;;&quot;;&quot;&quot;)">
            <text:p/>
          </table:table-cell>
          <table:table-cell table:style-name="ce10" table:formula="of:=IF([.J31]&lt;&gt;&quot;&quot;;[.$B31]&amp;&quot;,&quot;&amp;[.J3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16" calcext:value-type="date">
            <text:p>2022-02-16</text:p>
          </table:table-cell>
          <table:table-cell table:style-name="ce8" table:formula="of:=IF(WEEKDAY([.A32];2)&gt;5;&quot;&quot;;TEXT([.A32];&quot;YYYY-MM-DD&quot;))" office:value-type="string" office:string-value="2022-02-16" calcext:value-type="string">
            <text:p>2022-02-16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7"/>
          <table:table-cell table:style-name="ce10" table:formula="of:=IF([.C32]&lt;&gt;&quot;&quot;;[.$B32]&amp;&quot;,&quot;&amp;[.C32]&amp;&quot;,&quot;&amp;[.C$1]&amp;&quot;;&quot;;&quot;&quot;)" office:value-type="string" office:string-value="2022-02-16,255,1;" calcext:value-type="string">
            <text:p>2022-02-16,255,1;</text:p>
          </table:table-cell>
          <table:table-cell table:style-name="ce10" table:formula="of:=IF([.D32]&lt;&gt;&quot;&quot;;[.$B32]&amp;&quot;,&quot;&amp;[.D32]&amp;&quot;,&quot;&amp;[.D$1]&amp;&quot;;&quot;;&quot;&quot;)" office:value-type="string" office:string-value="2022-02-16,297,11;" calcext:value-type="string">
            <text:p>2022-02-16,297,11;</text:p>
          </table:table-cell>
          <table:table-cell table:style-name="ce10" table:formula="of:=IF([.E32]&lt;&gt;&quot;&quot;;[.$B32]&amp;&quot;,&quot;&amp;[.E32]&amp;&quot;,&quot;&amp;[.E$1]&amp;&quot;;&quot;;&quot;&quot;)">
            <text:p/>
          </table:table-cell>
          <table:table-cell table:style-name="ce10" table:formula="of:=IF([.F32]&lt;&gt;&quot;&quot;;[.$B32]&amp;&quot;,&quot;&amp;[.F32]&amp;&quot;,&quot;&amp;[.F$1]&amp;&quot;;&quot;;&quot;&quot;)">
            <text:p/>
          </table:table-cell>
          <table:table-cell table:style-name="ce10" table:formula="of:=IF([.G32]&lt;&gt;&quot;&quot;;[.$B32]&amp;&quot;,&quot;&amp;[.G32]&amp;&quot;,&quot;&amp;[.G$1]&amp;&quot;;&quot;;&quot;&quot;)">
            <text:p/>
          </table:table-cell>
          <table:table-cell table:style-name="ce10" table:formula="of:=IF([.H32]&lt;&gt;&quot;&quot;;[.$B32]&amp;&quot;,&quot;&amp;[.H32]&amp;&quot;,&quot;&amp;[.H$1]&amp;&quot;;&quot;;&quot;&quot;)">
            <text:p/>
          </table:table-cell>
          <table:table-cell table:style-name="ce10" table:formula="of:=IF([.I32]&lt;&gt;&quot;&quot;;[.$B32]&amp;&quot;,&quot;&amp;[.I32]&amp;&quot;,&quot;&amp;[.I$1]&amp;&quot;;&quot;;&quot;&quot;)">
            <text:p/>
          </table:table-cell>
          <table:table-cell table:style-name="ce10" table:formula="of:=IF([.J32]&lt;&gt;&quot;&quot;;[.$B32]&amp;&quot;,&quot;&amp;[.J3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17" calcext:value-type="date">
            <text:p>2022-02-17</text:p>
          </table:table-cell>
          <table:table-cell table:style-name="ce8" table:formula="of:=IF(WEEKDAY([.A33];2)&gt;5;&quot;&quot;;TEXT([.A33];&quot;YYYY-MM-DD&quot;))" office:value-type="string" office:string-value="2022-02-17" calcext:value-type="string">
            <text:p>2022-02-17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98" calcext:value-type="float">
            <text:p>298</text:p>
          </table:table-cell>
          <table:table-cell table:number-columns-repeated="7"/>
          <table:table-cell table:style-name="ce10" table:formula="of:=IF([.C33]&lt;&gt;&quot;&quot;;[.$B33]&amp;&quot;,&quot;&amp;[.C33]&amp;&quot;,&quot;&amp;[.C$1]&amp;&quot;;&quot;;&quot;&quot;)" office:value-type="string" office:string-value="2022-02-17,256,1;" calcext:value-type="string">
            <text:p>2022-02-17,256,1;</text:p>
          </table:table-cell>
          <table:table-cell table:style-name="ce10" table:formula="of:=IF([.D33]&lt;&gt;&quot;&quot;;[.$B33]&amp;&quot;,&quot;&amp;[.D33]&amp;&quot;,&quot;&amp;[.D$1]&amp;&quot;;&quot;;&quot;&quot;)" office:value-type="string" office:string-value="2022-02-17,298,11;" calcext:value-type="string">
            <text:p>2022-02-17,298,11;</text:p>
          </table:table-cell>
          <table:table-cell table:style-name="ce10" table:formula="of:=IF([.E33]&lt;&gt;&quot;&quot;;[.$B33]&amp;&quot;,&quot;&amp;[.E33]&amp;&quot;,&quot;&amp;[.E$1]&amp;&quot;;&quot;;&quot;&quot;)">
            <text:p/>
          </table:table-cell>
          <table:table-cell table:style-name="ce10" table:formula="of:=IF([.F33]&lt;&gt;&quot;&quot;;[.$B33]&amp;&quot;,&quot;&amp;[.F33]&amp;&quot;,&quot;&amp;[.F$1]&amp;&quot;;&quot;;&quot;&quot;)">
            <text:p/>
          </table:table-cell>
          <table:table-cell table:style-name="ce10" table:formula="of:=IF([.G33]&lt;&gt;&quot;&quot;;[.$B33]&amp;&quot;,&quot;&amp;[.G33]&amp;&quot;,&quot;&amp;[.G$1]&amp;&quot;;&quot;;&quot;&quot;)">
            <text:p/>
          </table:table-cell>
          <table:table-cell table:style-name="ce10" table:formula="of:=IF([.H33]&lt;&gt;&quot;&quot;;[.$B33]&amp;&quot;,&quot;&amp;[.H33]&amp;&quot;,&quot;&amp;[.H$1]&amp;&quot;;&quot;;&quot;&quot;)">
            <text:p/>
          </table:table-cell>
          <table:table-cell table:style-name="ce10" table:formula="of:=IF([.I33]&lt;&gt;&quot;&quot;;[.$B33]&amp;&quot;,&quot;&amp;[.I33]&amp;&quot;,&quot;&amp;[.I$1]&amp;&quot;;&quot;;&quot;&quot;)">
            <text:p/>
          </table:table-cell>
          <table:table-cell table:style-name="ce10" table:formula="of:=IF([.J33]&lt;&gt;&quot;&quot;;[.$B33]&amp;&quot;,&quot;&amp;[.J3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18" calcext:value-type="date">
            <text:p>2022-02-18</text:p>
          </table:table-cell>
          <table:table-cell table:style-name="ce8" table:formula="of:=IF(WEEKDAY([.A34];2)&gt;5;&quot;&quot;;TEXT([.A34];&quot;YYYY-MM-DD&quot;))" office:value-type="string" office:string-value="2022-02-18" calcext:value-type="string">
            <text:p>2022-02-18</text:p>
          </table:table-cell>
          <table:table-cell table:style-name="Default" office:value-type="float" office:value="263" calcext:value-type="float">
            <text:p>263</text:p>
          </table:table-cell>
          <table:table-cell table:number-columns-repeated="8"/>
          <table:table-cell table:style-name="ce10" table:formula="of:=IF([.C34]&lt;&gt;&quot;&quot;;[.$B34]&amp;&quot;,&quot;&amp;[.C34]&amp;&quot;,&quot;&amp;[.C$1]&amp;&quot;;&quot;;&quot;&quot;)" office:value-type="string" office:string-value="2022-02-18,263,1;" calcext:value-type="string">
            <text:p>2022-02-18,263,1;</text:p>
          </table:table-cell>
          <table:table-cell table:style-name="ce10" table:formula="of:=IF([.D34]&lt;&gt;&quot;&quot;;[.$B34]&amp;&quot;,&quot;&amp;[.D34]&amp;&quot;,&quot;&amp;[.D$1]&amp;&quot;;&quot;;&quot;&quot;)">
            <text:p/>
          </table:table-cell>
          <table:table-cell table:style-name="ce10" table:formula="of:=IF([.E34]&lt;&gt;&quot;&quot;;[.$B34]&amp;&quot;,&quot;&amp;[.E34]&amp;&quot;,&quot;&amp;[.E$1]&amp;&quot;;&quot;;&quot;&quot;)">
            <text:p/>
          </table:table-cell>
          <table:table-cell table:style-name="ce10" table:formula="of:=IF([.F34]&lt;&gt;&quot;&quot;;[.$B34]&amp;&quot;,&quot;&amp;[.F34]&amp;&quot;,&quot;&amp;[.F$1]&amp;&quot;;&quot;;&quot;&quot;)">
            <text:p/>
          </table:table-cell>
          <table:table-cell table:style-name="ce10" table:formula="of:=IF([.G34]&lt;&gt;&quot;&quot;;[.$B34]&amp;&quot;,&quot;&amp;[.G34]&amp;&quot;,&quot;&amp;[.G$1]&amp;&quot;;&quot;;&quot;&quot;)">
            <text:p/>
          </table:table-cell>
          <table:table-cell table:style-name="ce10" table:formula="of:=IF([.H34]&lt;&gt;&quot;&quot;;[.$B34]&amp;&quot;,&quot;&amp;[.H34]&amp;&quot;,&quot;&amp;[.H$1]&amp;&quot;;&quot;;&quot;&quot;)">
            <text:p/>
          </table:table-cell>
          <table:table-cell table:style-name="ce10" table:formula="of:=IF([.I34]&lt;&gt;&quot;&quot;;[.$B34]&amp;&quot;,&quot;&amp;[.I34]&amp;&quot;,&quot;&amp;[.I$1]&amp;&quot;;&quot;;&quot;&quot;)">
            <text:p/>
          </table:table-cell>
          <table:table-cell table:style-name="ce10" table:formula="of:=IF([.J34]&lt;&gt;&quot;&quot;;[.$B34]&amp;&quot;,&quot;&amp;[.J3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19" calcext:value-type="date">
            <text:p>2022-02-19</text:p>
          </table:table-cell>
          <table:table-cell table:style-name="ce8" table:formula="of:=IF(WEEKDAY([.A35];2)&gt;5;&quot;&quot;;TEXT([.A35];&quot;YYYY-MM-DD&quot;))">
            <text:p/>
          </table:table-cell>
          <table:table-cell table:style-name="Default"/>
          <table:table-cell table:number-columns-repeated="8"/>
          <table:table-cell table:style-name="ce10" table:formula="of:=IF([.C35]&lt;&gt;&quot;&quot;;[.$B35]&amp;&quot;,&quot;&amp;[.C35]&amp;&quot;,&quot;&amp;[.C$1]&amp;&quot;;&quot;;&quot;&quot;)">
            <text:p/>
          </table:table-cell>
          <table:table-cell table:style-name="ce10" table:formula="of:=IF([.D35]&lt;&gt;&quot;&quot;;[.$B35]&amp;&quot;,&quot;&amp;[.D35]&amp;&quot;,&quot;&amp;[.D$1]&amp;&quot;;&quot;;&quot;&quot;)">
            <text:p/>
          </table:table-cell>
          <table:table-cell table:style-name="ce10" table:formula="of:=IF([.E35]&lt;&gt;&quot;&quot;;[.$B35]&amp;&quot;,&quot;&amp;[.E35]&amp;&quot;,&quot;&amp;[.E$1]&amp;&quot;;&quot;;&quot;&quot;)">
            <text:p/>
          </table:table-cell>
          <table:table-cell table:style-name="ce10" table:formula="of:=IF([.F35]&lt;&gt;&quot;&quot;;[.$B35]&amp;&quot;,&quot;&amp;[.F35]&amp;&quot;,&quot;&amp;[.F$1]&amp;&quot;;&quot;;&quot;&quot;)">
            <text:p/>
          </table:table-cell>
          <table:table-cell table:style-name="ce10" table:formula="of:=IF([.G35]&lt;&gt;&quot;&quot;;[.$B35]&amp;&quot;,&quot;&amp;[.G35]&amp;&quot;,&quot;&amp;[.G$1]&amp;&quot;;&quot;;&quot;&quot;)">
            <text:p/>
          </table:table-cell>
          <table:table-cell table:style-name="ce10" table:formula="of:=IF([.H35]&lt;&gt;&quot;&quot;;[.$B35]&amp;&quot;,&quot;&amp;[.H35]&amp;&quot;,&quot;&amp;[.H$1]&amp;&quot;;&quot;;&quot;&quot;)">
            <text:p/>
          </table:table-cell>
          <table:table-cell table:style-name="ce10" table:formula="of:=IF([.I35]&lt;&gt;&quot;&quot;;[.$B35]&amp;&quot;,&quot;&amp;[.I35]&amp;&quot;,&quot;&amp;[.I$1]&amp;&quot;;&quot;;&quot;&quot;)">
            <text:p/>
          </table:table-cell>
          <table:table-cell table:style-name="ce10" table:formula="of:=IF([.J35]&lt;&gt;&quot;&quot;;[.$B35]&amp;&quot;,&quot;&amp;[.J3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20" calcext:value-type="date">
            <text:p>2022-02-20</text:p>
          </table:table-cell>
          <table:table-cell table:style-name="ce8" table:formula="of:=IF(WEEKDAY([.A36];2)&gt;5;&quot;&quot;;TEXT([.A36];&quot;YYYY-MM-DD&quot;))">
            <text:p/>
          </table:table-cell>
          <table:table-cell table:number-columns-repeated="9"/>
          <table:table-cell table:style-name="ce10" table:formula="of:=IF([.C36]&lt;&gt;&quot;&quot;;[.$B36]&amp;&quot;,&quot;&amp;[.C36]&amp;&quot;,&quot;&amp;[.C$1]&amp;&quot;;&quot;;&quot;&quot;)">
            <text:p/>
          </table:table-cell>
          <table:table-cell table:style-name="ce10" table:formula="of:=IF([.D36]&lt;&gt;&quot;&quot;;[.$B36]&amp;&quot;,&quot;&amp;[.D36]&amp;&quot;,&quot;&amp;[.D$1]&amp;&quot;;&quot;;&quot;&quot;)">
            <text:p/>
          </table:table-cell>
          <table:table-cell table:style-name="ce10" table:formula="of:=IF([.E36]&lt;&gt;&quot;&quot;;[.$B36]&amp;&quot;,&quot;&amp;[.E36]&amp;&quot;,&quot;&amp;[.E$1]&amp;&quot;;&quot;;&quot;&quot;)">
            <text:p/>
          </table:table-cell>
          <table:table-cell table:style-name="ce10" table:formula="of:=IF([.F36]&lt;&gt;&quot;&quot;;[.$B36]&amp;&quot;,&quot;&amp;[.F36]&amp;&quot;,&quot;&amp;[.F$1]&amp;&quot;;&quot;;&quot;&quot;)">
            <text:p/>
          </table:table-cell>
          <table:table-cell table:style-name="ce10" table:formula="of:=IF([.G36]&lt;&gt;&quot;&quot;;[.$B36]&amp;&quot;,&quot;&amp;[.G36]&amp;&quot;,&quot;&amp;[.G$1]&amp;&quot;;&quot;;&quot;&quot;)">
            <text:p/>
          </table:table-cell>
          <table:table-cell table:style-name="ce10" table:formula="of:=IF([.H36]&lt;&gt;&quot;&quot;;[.$B36]&amp;&quot;,&quot;&amp;[.H36]&amp;&quot;,&quot;&amp;[.H$1]&amp;&quot;;&quot;;&quot;&quot;)">
            <text:p/>
          </table:table-cell>
          <table:table-cell table:style-name="ce10" table:formula="of:=IF([.I36]&lt;&gt;&quot;&quot;;[.$B36]&amp;&quot;,&quot;&amp;[.I36]&amp;&quot;,&quot;&amp;[.I$1]&amp;&quot;;&quot;;&quot;&quot;)">
            <text:p/>
          </table:table-cell>
          <table:table-cell table:style-name="ce10" table:formula="of:=IF([.J36]&lt;&gt;&quot;&quot;;[.$B36]&amp;&quot;,&quot;&amp;[.J3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21" calcext:value-type="date">
            <text:p>2022-02-21</text:p>
          </table:table-cell>
          <table:table-cell table:style-name="ce8" table:formula="of:=IF(WEEKDAY([.A37];2)&gt;5;&quot;&quot;;TEXT([.A37];&quot;YYYY-MM-DD&quot;))" office:value-type="string" office:string-value="2022-02-21" calcext:value-type="string">
            <text:p>2022-02-21</text:p>
          </table:table-cell>
          <table:table-cell table:style-name="Default" office:value-type="float" office:value="270" calcext:value-type="float">
            <text:p>270</text:p>
          </table:table-cell>
          <table:table-cell table:number-columns-repeated="8"/>
          <table:table-cell table:style-name="ce10" table:formula="of:=IF([.C37]&lt;&gt;&quot;&quot;;[.$B37]&amp;&quot;,&quot;&amp;[.C37]&amp;&quot;,&quot;&amp;[.C$1]&amp;&quot;;&quot;;&quot;&quot;)" office:value-type="string" office:string-value="2022-02-21,270,1;" calcext:value-type="string">
            <text:p>2022-02-21,270,1;</text:p>
          </table:table-cell>
          <table:table-cell table:style-name="ce10" table:formula="of:=IF([.D37]&lt;&gt;&quot;&quot;;[.$B37]&amp;&quot;,&quot;&amp;[.D37]&amp;&quot;,&quot;&amp;[.D$1]&amp;&quot;;&quot;;&quot;&quot;)">
            <text:p/>
          </table:table-cell>
          <table:table-cell table:style-name="ce10" table:formula="of:=IF([.E37]&lt;&gt;&quot;&quot;;[.$B37]&amp;&quot;,&quot;&amp;[.E37]&amp;&quot;,&quot;&amp;[.E$1]&amp;&quot;;&quot;;&quot;&quot;)">
            <text:p/>
          </table:table-cell>
          <table:table-cell table:style-name="ce10" table:formula="of:=IF([.F37]&lt;&gt;&quot;&quot;;[.$B37]&amp;&quot;,&quot;&amp;[.F37]&amp;&quot;,&quot;&amp;[.F$1]&amp;&quot;;&quot;;&quot;&quot;)">
            <text:p/>
          </table:table-cell>
          <table:table-cell table:style-name="ce10" table:formula="of:=IF([.G37]&lt;&gt;&quot;&quot;;[.$B37]&amp;&quot;,&quot;&amp;[.G37]&amp;&quot;,&quot;&amp;[.G$1]&amp;&quot;;&quot;;&quot;&quot;)">
            <text:p/>
          </table:table-cell>
          <table:table-cell table:style-name="ce10" table:formula="of:=IF([.H37]&lt;&gt;&quot;&quot;;[.$B37]&amp;&quot;,&quot;&amp;[.H37]&amp;&quot;,&quot;&amp;[.H$1]&amp;&quot;;&quot;;&quot;&quot;)">
            <text:p/>
          </table:table-cell>
          <table:table-cell table:style-name="ce10" table:formula="of:=IF([.I37]&lt;&gt;&quot;&quot;;[.$B37]&amp;&quot;,&quot;&amp;[.I37]&amp;&quot;,&quot;&amp;[.I$1]&amp;&quot;;&quot;;&quot;&quot;)">
            <text:p/>
          </table:table-cell>
          <table:table-cell table:style-name="ce10" table:formula="of:=IF([.J37]&lt;&gt;&quot;&quot;;[.$B37]&amp;&quot;,&quot;&amp;[.J3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22" calcext:value-type="date">
            <text:p>2022-02-22</text:p>
          </table:table-cell>
          <table:table-cell table:style-name="ce8" table:formula="of:=IF(WEEKDAY([.A38];2)&gt;5;&quot;&quot;;TEXT([.A38];&quot;YYYY-MM-DD&quot;))" office:value-type="string" office:string-value="2022-02-22" calcext:value-type="string">
            <text:p>2022-02-22</text:p>
          </table:table-cell>
          <table:table-cell table:style-name="Default" office:value-type="float" office:value="264" calcext:value-type="float">
            <text:p>264</text:p>
          </table:table-cell>
          <table:table-cell table:number-columns-repeated="8"/>
          <table:table-cell table:style-name="ce10" table:formula="of:=IF([.C38]&lt;&gt;&quot;&quot;;[.$B38]&amp;&quot;,&quot;&amp;[.C38]&amp;&quot;,&quot;&amp;[.C$1]&amp;&quot;;&quot;;&quot;&quot;)" office:value-type="string" office:string-value="2022-02-22,264,1;" calcext:value-type="string">
            <text:p>2022-02-22,264,1;</text:p>
          </table:table-cell>
          <table:table-cell table:style-name="ce10" table:formula="of:=IF([.D38]&lt;&gt;&quot;&quot;;[.$B38]&amp;&quot;,&quot;&amp;[.D38]&amp;&quot;,&quot;&amp;[.D$1]&amp;&quot;;&quot;;&quot;&quot;)">
            <text:p/>
          </table:table-cell>
          <table:table-cell table:style-name="ce10" table:formula="of:=IF([.E38]&lt;&gt;&quot;&quot;;[.$B38]&amp;&quot;,&quot;&amp;[.E38]&amp;&quot;,&quot;&amp;[.E$1]&amp;&quot;;&quot;;&quot;&quot;)">
            <text:p/>
          </table:table-cell>
          <table:table-cell table:style-name="ce10" table:formula="of:=IF([.F38]&lt;&gt;&quot;&quot;;[.$B38]&amp;&quot;,&quot;&amp;[.F38]&amp;&quot;,&quot;&amp;[.F$1]&amp;&quot;;&quot;;&quot;&quot;)">
            <text:p/>
          </table:table-cell>
          <table:table-cell table:style-name="ce10" table:formula="of:=IF([.G38]&lt;&gt;&quot;&quot;;[.$B38]&amp;&quot;,&quot;&amp;[.G38]&amp;&quot;,&quot;&amp;[.G$1]&amp;&quot;;&quot;;&quot;&quot;)">
            <text:p/>
          </table:table-cell>
          <table:table-cell table:style-name="ce10" table:formula="of:=IF([.H38]&lt;&gt;&quot;&quot;;[.$B38]&amp;&quot;,&quot;&amp;[.H38]&amp;&quot;,&quot;&amp;[.H$1]&amp;&quot;;&quot;;&quot;&quot;)">
            <text:p/>
          </table:table-cell>
          <table:table-cell table:style-name="ce10" table:formula="of:=IF([.I38]&lt;&gt;&quot;&quot;;[.$B38]&amp;&quot;,&quot;&amp;[.I38]&amp;&quot;,&quot;&amp;[.I$1]&amp;&quot;;&quot;;&quot;&quot;)">
            <text:p/>
          </table:table-cell>
          <table:table-cell table:style-name="ce10" table:formula="of:=IF([.J38]&lt;&gt;&quot;&quot;;[.$B38]&amp;&quot;,&quot;&amp;[.J3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23" calcext:value-type="date">
            <text:p>2022-02-23</text:p>
          </table:table-cell>
          <table:table-cell table:style-name="ce8" table:formula="of:=IF(WEEKDAY([.A39];2)&gt;5;&quot;&quot;;TEXT([.A39];&quot;YYYY-MM-DD&quot;))" office:value-type="string" office:string-value="2022-02-23" calcext:value-type="string">
            <text:p>2022-02-23</text:p>
          </table:table-cell>
          <table:table-cell table:number-columns-repeated="9"/>
          <table:table-cell table:style-name="ce10" table:formula="of:=IF([.C39]&lt;&gt;&quot;&quot;;[.$B39]&amp;&quot;,&quot;&amp;[.C39]&amp;&quot;,&quot;&amp;[.C$1]&amp;&quot;;&quot;;&quot;&quot;)">
            <text:p/>
          </table:table-cell>
          <table:table-cell table:style-name="ce10" table:formula="of:=IF([.D39]&lt;&gt;&quot;&quot;;[.$B39]&amp;&quot;,&quot;&amp;[.D39]&amp;&quot;,&quot;&amp;[.D$1]&amp;&quot;;&quot;;&quot;&quot;)">
            <text:p/>
          </table:table-cell>
          <table:table-cell table:style-name="ce10" table:formula="of:=IF([.E39]&lt;&gt;&quot;&quot;;[.$B39]&amp;&quot;,&quot;&amp;[.E39]&amp;&quot;,&quot;&amp;[.E$1]&amp;&quot;;&quot;;&quot;&quot;)">
            <text:p/>
          </table:table-cell>
          <table:table-cell table:style-name="ce10" table:formula="of:=IF([.F39]&lt;&gt;&quot;&quot;;[.$B39]&amp;&quot;,&quot;&amp;[.F39]&amp;&quot;,&quot;&amp;[.F$1]&amp;&quot;;&quot;;&quot;&quot;)">
            <text:p/>
          </table:table-cell>
          <table:table-cell table:style-name="ce10" table:formula="of:=IF([.G39]&lt;&gt;&quot;&quot;;[.$B39]&amp;&quot;,&quot;&amp;[.G39]&amp;&quot;,&quot;&amp;[.G$1]&amp;&quot;;&quot;;&quot;&quot;)">
            <text:p/>
          </table:table-cell>
          <table:table-cell table:style-name="ce10" table:formula="of:=IF([.H39]&lt;&gt;&quot;&quot;;[.$B39]&amp;&quot;,&quot;&amp;[.H39]&amp;&quot;,&quot;&amp;[.H$1]&amp;&quot;;&quot;;&quot;&quot;)">
            <text:p/>
          </table:table-cell>
          <table:table-cell table:style-name="ce10" table:formula="of:=IF([.I39]&lt;&gt;&quot;&quot;;[.$B39]&amp;&quot;,&quot;&amp;[.I39]&amp;&quot;,&quot;&amp;[.I$1]&amp;&quot;;&quot;;&quot;&quot;)">
            <text:p/>
          </table:table-cell>
          <table:table-cell table:style-name="ce10" table:formula="of:=IF([.J39]&lt;&gt;&quot;&quot;;[.$B39]&amp;&quot;,&quot;&amp;[.J3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24" calcext:value-type="date">
            <text:p>2022-02-24</text:p>
          </table:table-cell>
          <table:table-cell table:style-name="ce8" table:formula="of:=IF(WEEKDAY([.A40];2)&gt;5;&quot;&quot;;TEXT([.A40];&quot;YYYY-MM-DD&quot;))" office:value-type="string" office:string-value="2022-02-24" calcext:value-type="string">
            <text:p>2022-02-24</text:p>
          </table:table-cell>
          <table:table-cell table:number-columns-repeated="9"/>
          <table:table-cell table:style-name="ce10" table:formula="of:=IF([.C40]&lt;&gt;&quot;&quot;;[.$B40]&amp;&quot;,&quot;&amp;[.C40]&amp;&quot;,&quot;&amp;[.C$1]&amp;&quot;;&quot;;&quot;&quot;)">
            <text:p/>
          </table:table-cell>
          <table:table-cell table:style-name="ce10" table:formula="of:=IF([.D40]&lt;&gt;&quot;&quot;;[.$B40]&amp;&quot;,&quot;&amp;[.D40]&amp;&quot;,&quot;&amp;[.D$1]&amp;&quot;;&quot;;&quot;&quot;)">
            <text:p/>
          </table:table-cell>
          <table:table-cell table:style-name="ce10" table:formula="of:=IF([.E40]&lt;&gt;&quot;&quot;;[.$B40]&amp;&quot;,&quot;&amp;[.E40]&amp;&quot;,&quot;&amp;[.E$1]&amp;&quot;;&quot;;&quot;&quot;)">
            <text:p/>
          </table:table-cell>
          <table:table-cell table:style-name="ce10" table:formula="of:=IF([.F40]&lt;&gt;&quot;&quot;;[.$B40]&amp;&quot;,&quot;&amp;[.F40]&amp;&quot;,&quot;&amp;[.F$1]&amp;&quot;;&quot;;&quot;&quot;)">
            <text:p/>
          </table:table-cell>
          <table:table-cell table:style-name="ce10" table:formula="of:=IF([.G40]&lt;&gt;&quot;&quot;;[.$B40]&amp;&quot;,&quot;&amp;[.G40]&amp;&quot;,&quot;&amp;[.G$1]&amp;&quot;;&quot;;&quot;&quot;)">
            <text:p/>
          </table:table-cell>
          <table:table-cell table:style-name="ce10" table:formula="of:=IF([.H40]&lt;&gt;&quot;&quot;;[.$B40]&amp;&quot;,&quot;&amp;[.H40]&amp;&quot;,&quot;&amp;[.H$1]&amp;&quot;;&quot;;&quot;&quot;)">
            <text:p/>
          </table:table-cell>
          <table:table-cell table:style-name="ce10" table:formula="of:=IF([.I40]&lt;&gt;&quot;&quot;;[.$B40]&amp;&quot;,&quot;&amp;[.I40]&amp;&quot;,&quot;&amp;[.I$1]&amp;&quot;;&quot;;&quot;&quot;)">
            <text:p/>
          </table:table-cell>
          <table:table-cell table:style-name="ce10" table:formula="of:=IF([.J40]&lt;&gt;&quot;&quot;;[.$B40]&amp;&quot;,&quot;&amp;[.J4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25" calcext:value-type="date">
            <text:p>2022-02-25</text:p>
          </table:table-cell>
          <table:table-cell table:style-name="ce8" table:formula="of:=IF(WEEKDAY([.A41];2)&gt;5;&quot;&quot;;TEXT([.A41];&quot;YYYY-MM-DD&quot;))" office:value-type="string" office:string-value="2022-02-25" calcext:value-type="string">
            <text:p>2022-02-25</text:p>
          </table:table-cell>
          <table:table-cell table:number-columns-repeated="9"/>
          <table:table-cell table:style-name="ce10" table:formula="of:=IF([.C41]&lt;&gt;&quot;&quot;;[.$B41]&amp;&quot;,&quot;&amp;[.C41]&amp;&quot;,&quot;&amp;[.C$1]&amp;&quot;;&quot;;&quot;&quot;)">
            <text:p/>
          </table:table-cell>
          <table:table-cell table:style-name="ce10" table:formula="of:=IF([.D41]&lt;&gt;&quot;&quot;;[.$B41]&amp;&quot;,&quot;&amp;[.D41]&amp;&quot;,&quot;&amp;[.D$1]&amp;&quot;;&quot;;&quot;&quot;)">
            <text:p/>
          </table:table-cell>
          <table:table-cell table:style-name="ce10" table:formula="of:=IF([.E41]&lt;&gt;&quot;&quot;;[.$B41]&amp;&quot;,&quot;&amp;[.E41]&amp;&quot;,&quot;&amp;[.E$1]&amp;&quot;;&quot;;&quot;&quot;)">
            <text:p/>
          </table:table-cell>
          <table:table-cell table:style-name="ce10" table:formula="of:=IF([.F41]&lt;&gt;&quot;&quot;;[.$B41]&amp;&quot;,&quot;&amp;[.F41]&amp;&quot;,&quot;&amp;[.F$1]&amp;&quot;;&quot;;&quot;&quot;)">
            <text:p/>
          </table:table-cell>
          <table:table-cell table:style-name="ce10" table:formula="of:=IF([.G41]&lt;&gt;&quot;&quot;;[.$B41]&amp;&quot;,&quot;&amp;[.G41]&amp;&quot;,&quot;&amp;[.G$1]&amp;&quot;;&quot;;&quot;&quot;)">
            <text:p/>
          </table:table-cell>
          <table:table-cell table:style-name="ce10" table:formula="of:=IF([.H41]&lt;&gt;&quot;&quot;;[.$B41]&amp;&quot;,&quot;&amp;[.H41]&amp;&quot;,&quot;&amp;[.H$1]&amp;&quot;;&quot;;&quot;&quot;)">
            <text:p/>
          </table:table-cell>
          <table:table-cell table:style-name="ce10" table:formula="of:=IF([.I41]&lt;&gt;&quot;&quot;;[.$B41]&amp;&quot;,&quot;&amp;[.I41]&amp;&quot;,&quot;&amp;[.I$1]&amp;&quot;;&quot;;&quot;&quot;)">
            <text:p/>
          </table:table-cell>
          <table:table-cell table:style-name="ce10" table:formula="of:=IF([.J41]&lt;&gt;&quot;&quot;;[.$B41]&amp;&quot;,&quot;&amp;[.J4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26" calcext:value-type="date">
            <text:p>2022-02-26</text:p>
          </table:table-cell>
          <table:table-cell table:style-name="ce8" table:formula="of:=IF(WEEKDAY([.A42];2)&gt;5;&quot;&quot;;TEXT([.A42];&quot;YYYY-MM-DD&quot;))">
            <text:p/>
          </table:table-cell>
          <table:table-cell table:number-columns-repeated="9"/>
          <table:table-cell table:style-name="ce10" table:formula="of:=IF([.C42]&lt;&gt;&quot;&quot;;[.$B42]&amp;&quot;,&quot;&amp;[.C42]&amp;&quot;,&quot;&amp;[.C$1]&amp;&quot;;&quot;;&quot;&quot;)">
            <text:p/>
          </table:table-cell>
          <table:table-cell table:style-name="ce10" table:formula="of:=IF([.D42]&lt;&gt;&quot;&quot;;[.$B42]&amp;&quot;,&quot;&amp;[.D42]&amp;&quot;,&quot;&amp;[.D$1]&amp;&quot;;&quot;;&quot;&quot;)">
            <text:p/>
          </table:table-cell>
          <table:table-cell table:style-name="ce10" table:formula="of:=IF([.E42]&lt;&gt;&quot;&quot;;[.$B42]&amp;&quot;,&quot;&amp;[.E42]&amp;&quot;,&quot;&amp;[.E$1]&amp;&quot;;&quot;;&quot;&quot;)">
            <text:p/>
          </table:table-cell>
          <table:table-cell table:style-name="ce10" table:formula="of:=IF([.F42]&lt;&gt;&quot;&quot;;[.$B42]&amp;&quot;,&quot;&amp;[.F42]&amp;&quot;,&quot;&amp;[.F$1]&amp;&quot;;&quot;;&quot;&quot;)">
            <text:p/>
          </table:table-cell>
          <table:table-cell table:style-name="ce10" table:formula="of:=IF([.G42]&lt;&gt;&quot;&quot;;[.$B42]&amp;&quot;,&quot;&amp;[.G42]&amp;&quot;,&quot;&amp;[.G$1]&amp;&quot;;&quot;;&quot;&quot;)">
            <text:p/>
          </table:table-cell>
          <table:table-cell table:style-name="ce10" table:formula="of:=IF([.H42]&lt;&gt;&quot;&quot;;[.$B42]&amp;&quot;,&quot;&amp;[.H42]&amp;&quot;,&quot;&amp;[.H$1]&amp;&quot;;&quot;;&quot;&quot;)">
            <text:p/>
          </table:table-cell>
          <table:table-cell table:style-name="ce10" table:formula="of:=IF([.I42]&lt;&gt;&quot;&quot;;[.$B42]&amp;&quot;,&quot;&amp;[.I42]&amp;&quot;,&quot;&amp;[.I$1]&amp;&quot;;&quot;;&quot;&quot;)">
            <text:p/>
          </table:table-cell>
          <table:table-cell table:style-name="ce10" table:formula="of:=IF([.J42]&lt;&gt;&quot;&quot;;[.$B42]&amp;&quot;,&quot;&amp;[.J4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27" calcext:value-type="date">
            <text:p>2022-02-27</text:p>
          </table:table-cell>
          <table:table-cell table:style-name="ce8" table:formula="of:=IF(WEEKDAY([.A43];2)&gt;5;&quot;&quot;;TEXT([.A43];&quot;YYYY-MM-DD&quot;))">
            <text:p/>
          </table:table-cell>
          <table:table-cell table:number-columns-repeated="9"/>
          <table:table-cell table:style-name="ce10" table:formula="of:=IF([.C43]&lt;&gt;&quot;&quot;;[.$B43]&amp;&quot;,&quot;&amp;[.C43]&amp;&quot;,&quot;&amp;[.C$1]&amp;&quot;;&quot;;&quot;&quot;)">
            <text:p/>
          </table:table-cell>
          <table:table-cell table:style-name="ce10" table:formula="of:=IF([.D43]&lt;&gt;&quot;&quot;;[.$B43]&amp;&quot;,&quot;&amp;[.D43]&amp;&quot;,&quot;&amp;[.D$1]&amp;&quot;;&quot;;&quot;&quot;)">
            <text:p/>
          </table:table-cell>
          <table:table-cell table:style-name="ce10" table:formula="of:=IF([.E43]&lt;&gt;&quot;&quot;;[.$B43]&amp;&quot;,&quot;&amp;[.E43]&amp;&quot;,&quot;&amp;[.E$1]&amp;&quot;;&quot;;&quot;&quot;)">
            <text:p/>
          </table:table-cell>
          <table:table-cell table:style-name="ce10" table:formula="of:=IF([.F43]&lt;&gt;&quot;&quot;;[.$B43]&amp;&quot;,&quot;&amp;[.F43]&amp;&quot;,&quot;&amp;[.F$1]&amp;&quot;;&quot;;&quot;&quot;)">
            <text:p/>
          </table:table-cell>
          <table:table-cell table:style-name="ce10" table:formula="of:=IF([.G43]&lt;&gt;&quot;&quot;;[.$B43]&amp;&quot;,&quot;&amp;[.G43]&amp;&quot;,&quot;&amp;[.G$1]&amp;&quot;;&quot;;&quot;&quot;)">
            <text:p/>
          </table:table-cell>
          <table:table-cell table:style-name="ce10" table:formula="of:=IF([.H43]&lt;&gt;&quot;&quot;;[.$B43]&amp;&quot;,&quot;&amp;[.H43]&amp;&quot;,&quot;&amp;[.H$1]&amp;&quot;;&quot;;&quot;&quot;)">
            <text:p/>
          </table:table-cell>
          <table:table-cell table:style-name="ce10" table:formula="of:=IF([.I43]&lt;&gt;&quot;&quot;;[.$B43]&amp;&quot;,&quot;&amp;[.I43]&amp;&quot;,&quot;&amp;[.I$1]&amp;&quot;;&quot;;&quot;&quot;)">
            <text:p/>
          </table:table-cell>
          <table:table-cell table:style-name="ce10" table:formula="of:=IF([.J43]&lt;&gt;&quot;&quot;;[.$B43]&amp;&quot;,&quot;&amp;[.J4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2-28" calcext:value-type="date">
            <text:p>2022-02-28</text:p>
          </table:table-cell>
          <table:table-cell table:style-name="ce8" table:formula="of:=IF(WEEKDAY([.A44];2)&gt;5;&quot;&quot;;TEXT([.A44];&quot;YYYY-MM-DD&quot;))" office:value-type="string" office:string-value="2022-02-28" calcext:value-type="string">
            <text:p>2022-02-28</text:p>
          </table:table-cell>
          <table:table-cell table:number-columns-repeated="5"/>
          <table:table-cell table:style-name="Default" office:value-type="float" office:value="243" calcext:value-type="float">
            <text:p>243</text:p>
          </table:table-cell>
          <table:table-cell table:style-name="Default"/>
          <table:table-cell table:number-columns-repeated="2"/>
          <table:table-cell table:style-name="ce10" table:formula="of:=IF([.C44]&lt;&gt;&quot;&quot;;[.$B44]&amp;&quot;,&quot;&amp;[.C44]&amp;&quot;,&quot;&amp;[.C$1]&amp;&quot;;&quot;;&quot;&quot;)">
            <text:p/>
          </table:table-cell>
          <table:table-cell table:style-name="ce10" table:formula="of:=IF([.D44]&lt;&gt;&quot;&quot;;[.$B44]&amp;&quot;,&quot;&amp;[.D44]&amp;&quot;,&quot;&amp;[.D$1]&amp;&quot;;&quot;;&quot;&quot;)">
            <text:p/>
          </table:table-cell>
          <table:table-cell table:style-name="ce10" table:formula="of:=IF([.E44]&lt;&gt;&quot;&quot;;[.$B44]&amp;&quot;,&quot;&amp;[.E44]&amp;&quot;,&quot;&amp;[.E$1]&amp;&quot;;&quot;;&quot;&quot;)">
            <text:p/>
          </table:table-cell>
          <table:table-cell table:style-name="ce10" table:formula="of:=IF([.F44]&lt;&gt;&quot;&quot;;[.$B44]&amp;&quot;,&quot;&amp;[.F44]&amp;&quot;,&quot;&amp;[.F$1]&amp;&quot;;&quot;;&quot;&quot;)">
            <text:p/>
          </table:table-cell>
          <table:table-cell table:style-name="ce10" table:formula="of:=IF([.G44]&lt;&gt;&quot;&quot;;[.$B44]&amp;&quot;,&quot;&amp;[.G44]&amp;&quot;,&quot;&amp;[.G$1]&amp;&quot;;&quot;;&quot;&quot;)">
            <text:p/>
          </table:table-cell>
          <table:table-cell table:style-name="ce10" table:formula="of:=IF([.H44]&lt;&gt;&quot;&quot;;[.$B44]&amp;&quot;,&quot;&amp;[.H44]&amp;&quot;,&quot;&amp;[.H$1]&amp;&quot;;&quot;;&quot;&quot;)" office:value-type="string" office:string-value="2022-02-28,243,2;" calcext:value-type="string">
            <text:p>2022-02-28,243,2;</text:p>
          </table:table-cell>
          <table:table-cell table:style-name="ce10" table:formula="of:=IF([.I44]&lt;&gt;&quot;&quot;;[.$B44]&amp;&quot;,&quot;&amp;[.I44]&amp;&quot;,&quot;&amp;[.I$1]&amp;&quot;;&quot;;&quot;&quot;)">
            <text:p/>
          </table:table-cell>
          <table:table-cell table:style-name="ce10" table:formula="of:=IF([.J44]&lt;&gt;&quot;&quot;;[.$B44]&amp;&quot;,&quot;&amp;[.J4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01" calcext:value-type="date">
            <text:p>2022-03-01</text:p>
          </table:table-cell>
          <table:table-cell table:style-name="ce8" table:formula="of:=IF(WEEKDAY([.A45];2)&gt;5;&quot;&quot;;TEXT([.A45];&quot;YYYY-MM-DD&quot;))" office:value-type="string" office:string-value="2022-03-01" calcext:value-type="string">
            <text:p>2022-03-01</text:p>
          </table:table-cell>
          <table:table-cell table:number-columns-repeated="5"/>
          <table:table-cell table:style-name="Default" office:value-type="float" office:value="244" calcext:value-type="float">
            <text:p>244</text:p>
          </table:table-cell>
          <table:table-cell table:style-name="Default"/>
          <table:table-cell table:number-columns-repeated="2"/>
          <table:table-cell table:style-name="ce10" table:formula="of:=IF([.C45]&lt;&gt;&quot;&quot;;[.$B45]&amp;&quot;,&quot;&amp;[.C45]&amp;&quot;,&quot;&amp;[.C$1]&amp;&quot;;&quot;;&quot;&quot;)">
            <text:p/>
          </table:table-cell>
          <table:table-cell table:style-name="ce10" table:formula="of:=IF([.D45]&lt;&gt;&quot;&quot;;[.$B45]&amp;&quot;,&quot;&amp;[.D45]&amp;&quot;,&quot;&amp;[.D$1]&amp;&quot;;&quot;;&quot;&quot;)">
            <text:p/>
          </table:table-cell>
          <table:table-cell table:style-name="ce10" table:formula="of:=IF([.E45]&lt;&gt;&quot;&quot;;[.$B45]&amp;&quot;,&quot;&amp;[.E45]&amp;&quot;,&quot;&amp;[.E$1]&amp;&quot;;&quot;;&quot;&quot;)">
            <text:p/>
          </table:table-cell>
          <table:table-cell table:style-name="ce10" table:formula="of:=IF([.F45]&lt;&gt;&quot;&quot;;[.$B45]&amp;&quot;,&quot;&amp;[.F45]&amp;&quot;,&quot;&amp;[.F$1]&amp;&quot;;&quot;;&quot;&quot;)">
            <text:p/>
          </table:table-cell>
          <table:table-cell table:style-name="ce10" table:formula="of:=IF([.G45]&lt;&gt;&quot;&quot;;[.$B45]&amp;&quot;,&quot;&amp;[.G45]&amp;&quot;,&quot;&amp;[.G$1]&amp;&quot;;&quot;;&quot;&quot;)">
            <text:p/>
          </table:table-cell>
          <table:table-cell table:style-name="ce10" table:formula="of:=IF([.H45]&lt;&gt;&quot;&quot;;[.$B45]&amp;&quot;,&quot;&amp;[.H45]&amp;&quot;,&quot;&amp;[.H$1]&amp;&quot;;&quot;;&quot;&quot;)" office:value-type="string" office:string-value="2022-03-01,244,2;" calcext:value-type="string">
            <text:p>2022-03-01,244,2;</text:p>
          </table:table-cell>
          <table:table-cell table:style-name="ce10" table:formula="of:=IF([.I45]&lt;&gt;&quot;&quot;;[.$B45]&amp;&quot;,&quot;&amp;[.I45]&amp;&quot;,&quot;&amp;[.I$1]&amp;&quot;;&quot;;&quot;&quot;)">
            <text:p/>
          </table:table-cell>
          <table:table-cell table:style-name="ce10" table:formula="of:=IF([.J45]&lt;&gt;&quot;&quot;;[.$B45]&amp;&quot;,&quot;&amp;[.J4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02" calcext:value-type="date">
            <text:p>2022-03-02</text:p>
          </table:table-cell>
          <table:table-cell table:style-name="ce8" table:formula="of:=IF(WEEKDAY([.A46];2)&gt;5;&quot;&quot;;TEXT([.A46];&quot;YYYY-MM-DD&quot;))" office:value-type="string" office:string-value="2022-03-02" calcext:value-type="string">
            <text:p>2022-03-02</text:p>
          </table:table-cell>
          <table:table-cell table:number-columns-repeated="5"/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250" calcext:value-type="float">
            <text:p>250</text:p>
          </table:table-cell>
          <table:table-cell table:number-columns-repeated="2"/>
          <table:table-cell table:style-name="ce10" table:formula="of:=IF([.C46]&lt;&gt;&quot;&quot;;[.$B46]&amp;&quot;,&quot;&amp;[.C46]&amp;&quot;,&quot;&amp;[.C$1]&amp;&quot;;&quot;;&quot;&quot;)">
            <text:p/>
          </table:table-cell>
          <table:table-cell table:style-name="ce10" table:formula="of:=IF([.D46]&lt;&gt;&quot;&quot;;[.$B46]&amp;&quot;,&quot;&amp;[.D46]&amp;&quot;,&quot;&amp;[.D$1]&amp;&quot;;&quot;;&quot;&quot;)">
            <text:p/>
          </table:table-cell>
          <table:table-cell table:style-name="ce10" table:formula="of:=IF([.E46]&lt;&gt;&quot;&quot;;[.$B46]&amp;&quot;,&quot;&amp;[.E46]&amp;&quot;,&quot;&amp;[.E$1]&amp;&quot;;&quot;;&quot;&quot;)">
            <text:p/>
          </table:table-cell>
          <table:table-cell table:style-name="ce10" table:formula="of:=IF([.F46]&lt;&gt;&quot;&quot;;[.$B46]&amp;&quot;,&quot;&amp;[.F46]&amp;&quot;,&quot;&amp;[.F$1]&amp;&quot;;&quot;;&quot;&quot;)">
            <text:p/>
          </table:table-cell>
          <table:table-cell table:style-name="ce10" table:formula="of:=IF([.G46]&lt;&gt;&quot;&quot;;[.$B46]&amp;&quot;,&quot;&amp;[.G46]&amp;&quot;,&quot;&amp;[.G$1]&amp;&quot;;&quot;;&quot;&quot;)">
            <text:p/>
          </table:table-cell>
          <table:table-cell table:style-name="ce10" table:formula="of:=IF([.H46]&lt;&gt;&quot;&quot;;[.$B46]&amp;&quot;,&quot;&amp;[.H46]&amp;&quot;,&quot;&amp;[.H$1]&amp;&quot;;&quot;;&quot;&quot;)" office:value-type="string" office:string-value="2022-03-02,245,2;" calcext:value-type="string">
            <text:p>2022-03-02,245,2;</text:p>
          </table:table-cell>
          <table:table-cell table:style-name="ce10" table:formula="of:=IF([.I46]&lt;&gt;&quot;&quot;;[.$B46]&amp;&quot;,&quot;&amp;[.I46]&amp;&quot;,&quot;&amp;[.I$1]&amp;&quot;;&quot;;&quot;&quot;)" office:value-type="string" office:string-value="2022-03-02,250,2;" calcext:value-type="string">
            <text:p>2022-03-02,250,2;</text:p>
          </table:table-cell>
          <table:table-cell table:style-name="ce10" table:formula="of:=IF([.J46]&lt;&gt;&quot;&quot;;[.$B46]&amp;&quot;,&quot;&amp;[.J4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03" calcext:value-type="date">
            <text:p>2022-03-03</text:p>
          </table:table-cell>
          <table:table-cell table:style-name="ce8" table:formula="of:=IF(WEEKDAY([.A47];2)&gt;5;&quot;&quot;;TEXT([.A47];&quot;YYYY-MM-DD&quot;))" office:value-type="string" office:string-value="2022-03-03" calcext:value-type="string">
            <text:p>2022-03-03</text:p>
          </table:table-cell>
          <table:table-cell table:number-columns-repeated="5"/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51" calcext:value-type="float">
            <text:p>251</text:p>
          </table:table-cell>
          <table:table-cell table:number-columns-repeated="2"/>
          <table:table-cell table:style-name="ce10" table:formula="of:=IF([.C47]&lt;&gt;&quot;&quot;;[.$B47]&amp;&quot;,&quot;&amp;[.C47]&amp;&quot;,&quot;&amp;[.C$1]&amp;&quot;;&quot;;&quot;&quot;)">
            <text:p/>
          </table:table-cell>
          <table:table-cell table:style-name="ce10" table:formula="of:=IF([.D47]&lt;&gt;&quot;&quot;;[.$B47]&amp;&quot;,&quot;&amp;[.D47]&amp;&quot;,&quot;&amp;[.D$1]&amp;&quot;;&quot;;&quot;&quot;)">
            <text:p/>
          </table:table-cell>
          <table:table-cell table:style-name="ce10" table:formula="of:=IF([.E47]&lt;&gt;&quot;&quot;;[.$B47]&amp;&quot;,&quot;&amp;[.E47]&amp;&quot;,&quot;&amp;[.E$1]&amp;&quot;;&quot;;&quot;&quot;)">
            <text:p/>
          </table:table-cell>
          <table:table-cell table:style-name="ce10" table:formula="of:=IF([.F47]&lt;&gt;&quot;&quot;;[.$B47]&amp;&quot;,&quot;&amp;[.F47]&amp;&quot;,&quot;&amp;[.F$1]&amp;&quot;;&quot;;&quot;&quot;)">
            <text:p/>
          </table:table-cell>
          <table:table-cell table:style-name="ce10" table:formula="of:=IF([.G47]&lt;&gt;&quot;&quot;;[.$B47]&amp;&quot;,&quot;&amp;[.G47]&amp;&quot;,&quot;&amp;[.G$1]&amp;&quot;;&quot;;&quot;&quot;)">
            <text:p/>
          </table:table-cell>
          <table:table-cell table:style-name="ce10" table:formula="of:=IF([.H47]&lt;&gt;&quot;&quot;;[.$B47]&amp;&quot;,&quot;&amp;[.H47]&amp;&quot;,&quot;&amp;[.H$1]&amp;&quot;;&quot;;&quot;&quot;)" office:value-type="string" office:string-value="2022-03-03,246,2;" calcext:value-type="string">
            <text:p>2022-03-03,246,2;</text:p>
          </table:table-cell>
          <table:table-cell table:style-name="ce10" table:formula="of:=IF([.I47]&lt;&gt;&quot;&quot;;[.$B47]&amp;&quot;,&quot;&amp;[.I47]&amp;&quot;,&quot;&amp;[.I$1]&amp;&quot;;&quot;;&quot;&quot;)" office:value-type="string" office:string-value="2022-03-03,251,2;" calcext:value-type="string">
            <text:p>2022-03-03,251,2;</text:p>
          </table:table-cell>
          <table:table-cell table:style-name="ce10" table:formula="of:=IF([.J47]&lt;&gt;&quot;&quot;;[.$B47]&amp;&quot;,&quot;&amp;[.J4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04" calcext:value-type="date">
            <text:p>2022-03-04</text:p>
          </table:table-cell>
          <table:table-cell table:style-name="ce8" table:formula="of:=IF(WEEKDAY([.A48];2)&gt;5;&quot;&quot;;TEXT([.A48];&quot;YYYY-MM-DD&quot;))" office:value-type="string" office:string-value="2022-03-04" calcext:value-type="string">
            <text:p>2022-03-04</text:p>
          </table:table-cell>
          <table:table-cell table:number-columns-repeated="5"/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252" calcext:value-type="float">
            <text:p>252</text:p>
          </table:table-cell>
          <table:table-cell table:number-columns-repeated="2"/>
          <table:table-cell table:style-name="ce10" table:formula="of:=IF([.C48]&lt;&gt;&quot;&quot;;[.$B48]&amp;&quot;,&quot;&amp;[.C48]&amp;&quot;,&quot;&amp;[.C$1]&amp;&quot;;&quot;;&quot;&quot;)">
            <text:p/>
          </table:table-cell>
          <table:table-cell table:style-name="ce10" table:formula="of:=IF([.D48]&lt;&gt;&quot;&quot;;[.$B48]&amp;&quot;,&quot;&amp;[.D48]&amp;&quot;,&quot;&amp;[.D$1]&amp;&quot;;&quot;;&quot;&quot;)">
            <text:p/>
          </table:table-cell>
          <table:table-cell table:style-name="ce10" table:formula="of:=IF([.E48]&lt;&gt;&quot;&quot;;[.$B48]&amp;&quot;,&quot;&amp;[.E48]&amp;&quot;,&quot;&amp;[.E$1]&amp;&quot;;&quot;;&quot;&quot;)">
            <text:p/>
          </table:table-cell>
          <table:table-cell table:style-name="ce10" table:formula="of:=IF([.F48]&lt;&gt;&quot;&quot;;[.$B48]&amp;&quot;,&quot;&amp;[.F48]&amp;&quot;,&quot;&amp;[.F$1]&amp;&quot;;&quot;;&quot;&quot;)">
            <text:p/>
          </table:table-cell>
          <table:table-cell table:style-name="ce10" table:formula="of:=IF([.G48]&lt;&gt;&quot;&quot;;[.$B48]&amp;&quot;,&quot;&amp;[.G48]&amp;&quot;,&quot;&amp;[.G$1]&amp;&quot;;&quot;;&quot;&quot;)">
            <text:p/>
          </table:table-cell>
          <table:table-cell table:style-name="ce10" table:formula="of:=IF([.H48]&lt;&gt;&quot;&quot;;[.$B48]&amp;&quot;,&quot;&amp;[.H48]&amp;&quot;,&quot;&amp;[.H$1]&amp;&quot;;&quot;;&quot;&quot;)" office:value-type="string" office:string-value="2022-03-04,247,2;" calcext:value-type="string">
            <text:p>2022-03-04,247,2;</text:p>
          </table:table-cell>
          <table:table-cell table:style-name="ce10" table:formula="of:=IF([.I48]&lt;&gt;&quot;&quot;;[.$B48]&amp;&quot;,&quot;&amp;[.I48]&amp;&quot;,&quot;&amp;[.I$1]&amp;&quot;;&quot;;&quot;&quot;)" office:value-type="string" office:string-value="2022-03-04,252,2;" calcext:value-type="string">
            <text:p>2022-03-04,252,2;</text:p>
          </table:table-cell>
          <table:table-cell table:style-name="ce10" table:formula="of:=IF([.J48]&lt;&gt;&quot;&quot;;[.$B48]&amp;&quot;,&quot;&amp;[.J4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05" calcext:value-type="date">
            <text:p>2022-03-05</text:p>
          </table:table-cell>
          <table:table-cell table:style-name="ce8" table:formula="of:=IF(WEEKDAY([.A49];2)&gt;5;&quot;&quot;;TEXT([.A49];&quot;YYYY-MM-DD&quot;))">
            <text:p/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49]&lt;&gt;&quot;&quot;;[.$B49]&amp;&quot;,&quot;&amp;[.C49]&amp;&quot;,&quot;&amp;[.C$1]&amp;&quot;;&quot;;&quot;&quot;)">
            <text:p/>
          </table:table-cell>
          <table:table-cell table:style-name="ce10" table:formula="of:=IF([.D49]&lt;&gt;&quot;&quot;;[.$B49]&amp;&quot;,&quot;&amp;[.D49]&amp;&quot;,&quot;&amp;[.D$1]&amp;&quot;;&quot;;&quot;&quot;)">
            <text:p/>
          </table:table-cell>
          <table:table-cell table:style-name="ce10" table:formula="of:=IF([.E49]&lt;&gt;&quot;&quot;;[.$B49]&amp;&quot;,&quot;&amp;[.E49]&amp;&quot;,&quot;&amp;[.E$1]&amp;&quot;;&quot;;&quot;&quot;)">
            <text:p/>
          </table:table-cell>
          <table:table-cell table:style-name="ce10" table:formula="of:=IF([.F49]&lt;&gt;&quot;&quot;;[.$B49]&amp;&quot;,&quot;&amp;[.F49]&amp;&quot;,&quot;&amp;[.F$1]&amp;&quot;;&quot;;&quot;&quot;)">
            <text:p/>
          </table:table-cell>
          <table:table-cell table:style-name="ce10" table:formula="of:=IF([.G49]&lt;&gt;&quot;&quot;;[.$B49]&amp;&quot;,&quot;&amp;[.G49]&amp;&quot;,&quot;&amp;[.G$1]&amp;&quot;;&quot;;&quot;&quot;)">
            <text:p/>
          </table:table-cell>
          <table:table-cell table:style-name="ce10" table:formula="of:=IF([.H49]&lt;&gt;&quot;&quot;;[.$B49]&amp;&quot;,&quot;&amp;[.H49]&amp;&quot;,&quot;&amp;[.H$1]&amp;&quot;;&quot;;&quot;&quot;)">
            <text:p/>
          </table:table-cell>
          <table:table-cell table:style-name="ce10" table:formula="of:=IF([.I49]&lt;&gt;&quot;&quot;;[.$B49]&amp;&quot;,&quot;&amp;[.I49]&amp;&quot;,&quot;&amp;[.I$1]&amp;&quot;;&quot;;&quot;&quot;)">
            <text:p/>
          </table:table-cell>
          <table:table-cell table:style-name="ce10" table:formula="of:=IF([.J49]&lt;&gt;&quot;&quot;;[.$B49]&amp;&quot;,&quot;&amp;[.J4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06" calcext:value-type="date">
            <text:p>2022-03-06</text:p>
          </table:table-cell>
          <table:table-cell table:style-name="ce8" table:formula="of:=IF(WEEKDAY([.A50];2)&gt;5;&quot;&quot;;TEXT([.A50];&quot;YYYY-MM-DD&quot;))">
            <text:p/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50]&lt;&gt;&quot;&quot;;[.$B50]&amp;&quot;,&quot;&amp;[.C50]&amp;&quot;,&quot;&amp;[.C$1]&amp;&quot;;&quot;;&quot;&quot;)">
            <text:p/>
          </table:table-cell>
          <table:table-cell table:style-name="ce10" table:formula="of:=IF([.D50]&lt;&gt;&quot;&quot;;[.$B50]&amp;&quot;,&quot;&amp;[.D50]&amp;&quot;,&quot;&amp;[.D$1]&amp;&quot;;&quot;;&quot;&quot;)">
            <text:p/>
          </table:table-cell>
          <table:table-cell table:style-name="ce10" table:formula="of:=IF([.E50]&lt;&gt;&quot;&quot;;[.$B50]&amp;&quot;,&quot;&amp;[.E50]&amp;&quot;,&quot;&amp;[.E$1]&amp;&quot;;&quot;;&quot;&quot;)">
            <text:p/>
          </table:table-cell>
          <table:table-cell table:style-name="ce10" table:formula="of:=IF([.F50]&lt;&gt;&quot;&quot;;[.$B50]&amp;&quot;,&quot;&amp;[.F50]&amp;&quot;,&quot;&amp;[.F$1]&amp;&quot;;&quot;;&quot;&quot;)">
            <text:p/>
          </table:table-cell>
          <table:table-cell table:style-name="ce10" table:formula="of:=IF([.G50]&lt;&gt;&quot;&quot;;[.$B50]&amp;&quot;,&quot;&amp;[.G50]&amp;&quot;,&quot;&amp;[.G$1]&amp;&quot;;&quot;;&quot;&quot;)">
            <text:p/>
          </table:table-cell>
          <table:table-cell table:style-name="ce10" table:formula="of:=IF([.H50]&lt;&gt;&quot;&quot;;[.$B50]&amp;&quot;,&quot;&amp;[.H50]&amp;&quot;,&quot;&amp;[.H$1]&amp;&quot;;&quot;;&quot;&quot;)">
            <text:p/>
          </table:table-cell>
          <table:table-cell table:style-name="ce10" table:formula="of:=IF([.I50]&lt;&gt;&quot;&quot;;[.$B50]&amp;&quot;,&quot;&amp;[.I50]&amp;&quot;,&quot;&amp;[.I$1]&amp;&quot;;&quot;;&quot;&quot;)">
            <text:p/>
          </table:table-cell>
          <table:table-cell table:style-name="ce10" table:formula="of:=IF([.J50]&lt;&gt;&quot;&quot;;[.$B50]&amp;&quot;,&quot;&amp;[.J5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07" calcext:value-type="date">
            <text:p>2022-03-07</text:p>
          </table:table-cell>
          <table:table-cell table:style-name="ce8" table:formula="of:=IF(WEEKDAY([.A51];2)&gt;5;&quot;&quot;;TEXT([.A51];&quot;YYYY-MM-DD&quot;))" office:value-type="string" office:string-value="2022-03-07" calcext:value-type="string">
            <text:p>2022-03-07</text:p>
          </table:table-cell>
          <table:table-cell table:number-columns-repeated="5"/>
          <table:table-cell table:style-name="Default" office:value-type="float" office:value="264" calcext:value-type="float">
            <text:p>264</text:p>
          </table:table-cell>
          <table:table-cell table:style-name="Default"/>
          <table:table-cell table:number-columns-repeated="2"/>
          <table:table-cell table:style-name="ce10" table:formula="of:=IF([.C51]&lt;&gt;&quot;&quot;;[.$B51]&amp;&quot;,&quot;&amp;[.C51]&amp;&quot;,&quot;&amp;[.C$1]&amp;&quot;;&quot;;&quot;&quot;)">
            <text:p/>
          </table:table-cell>
          <table:table-cell table:style-name="ce10" table:formula="of:=IF([.D51]&lt;&gt;&quot;&quot;;[.$B51]&amp;&quot;,&quot;&amp;[.D51]&amp;&quot;,&quot;&amp;[.D$1]&amp;&quot;;&quot;;&quot;&quot;)">
            <text:p/>
          </table:table-cell>
          <table:table-cell table:style-name="ce10" table:formula="of:=IF([.E51]&lt;&gt;&quot;&quot;;[.$B51]&amp;&quot;,&quot;&amp;[.E51]&amp;&quot;,&quot;&amp;[.E$1]&amp;&quot;;&quot;;&quot;&quot;)">
            <text:p/>
          </table:table-cell>
          <table:table-cell table:style-name="ce10" table:formula="of:=IF([.F51]&lt;&gt;&quot;&quot;;[.$B51]&amp;&quot;,&quot;&amp;[.F51]&amp;&quot;,&quot;&amp;[.F$1]&amp;&quot;;&quot;;&quot;&quot;)">
            <text:p/>
          </table:table-cell>
          <table:table-cell table:style-name="ce10" table:formula="of:=IF([.G51]&lt;&gt;&quot;&quot;;[.$B51]&amp;&quot;,&quot;&amp;[.G51]&amp;&quot;,&quot;&amp;[.G$1]&amp;&quot;;&quot;;&quot;&quot;)">
            <text:p/>
          </table:table-cell>
          <table:table-cell table:style-name="ce10" table:formula="of:=IF([.H51]&lt;&gt;&quot;&quot;;[.$B51]&amp;&quot;,&quot;&amp;[.H51]&amp;&quot;,&quot;&amp;[.H$1]&amp;&quot;;&quot;;&quot;&quot;)" office:value-type="string" office:string-value="2022-03-07,264,2;" calcext:value-type="string">
            <text:p>2022-03-07,264,2;</text:p>
          </table:table-cell>
          <table:table-cell table:style-name="ce10" table:formula="of:=IF([.I51]&lt;&gt;&quot;&quot;;[.$B51]&amp;&quot;,&quot;&amp;[.I51]&amp;&quot;,&quot;&amp;[.I$1]&amp;&quot;;&quot;;&quot;&quot;)">
            <text:p/>
          </table:table-cell>
          <table:table-cell table:style-name="ce10" table:formula="of:=IF([.J51]&lt;&gt;&quot;&quot;;[.$B51]&amp;&quot;,&quot;&amp;[.J5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08" calcext:value-type="date">
            <text:p>2022-03-08</text:p>
          </table:table-cell>
          <table:table-cell table:style-name="ce8" table:formula="of:=IF(WEEKDAY([.A52];2)&gt;5;&quot;&quot;;TEXT([.A52];&quot;YYYY-MM-DD&quot;))" office:value-type="string" office:string-value="2022-03-08" calcext:value-type="string">
            <text:p>2022-03-08</text:p>
          </table:table-cell>
          <table:table-cell table:number-columns-repeated="5"/>
          <table:table-cell table:style-name="Default" office:value-type="float" office:value="270" calcext:value-type="float">
            <text:p>270</text:p>
          </table:table-cell>
          <table:table-cell table:style-name="Default"/>
          <table:table-cell table:number-columns-repeated="2"/>
          <table:table-cell table:style-name="ce10" table:formula="of:=IF([.C52]&lt;&gt;&quot;&quot;;[.$B52]&amp;&quot;,&quot;&amp;[.C52]&amp;&quot;,&quot;&amp;[.C$1]&amp;&quot;;&quot;;&quot;&quot;)">
            <text:p/>
          </table:table-cell>
          <table:table-cell table:style-name="ce10" table:formula="of:=IF([.D52]&lt;&gt;&quot;&quot;;[.$B52]&amp;&quot;,&quot;&amp;[.D52]&amp;&quot;,&quot;&amp;[.D$1]&amp;&quot;;&quot;;&quot;&quot;)">
            <text:p/>
          </table:table-cell>
          <table:table-cell table:style-name="ce10" table:formula="of:=IF([.E52]&lt;&gt;&quot;&quot;;[.$B52]&amp;&quot;,&quot;&amp;[.E52]&amp;&quot;,&quot;&amp;[.E$1]&amp;&quot;;&quot;;&quot;&quot;)">
            <text:p/>
          </table:table-cell>
          <table:table-cell table:style-name="ce10" table:formula="of:=IF([.F52]&lt;&gt;&quot;&quot;;[.$B52]&amp;&quot;,&quot;&amp;[.F52]&amp;&quot;,&quot;&amp;[.F$1]&amp;&quot;;&quot;;&quot;&quot;)">
            <text:p/>
          </table:table-cell>
          <table:table-cell table:style-name="ce10" table:formula="of:=IF([.G52]&lt;&gt;&quot;&quot;;[.$B52]&amp;&quot;,&quot;&amp;[.G52]&amp;&quot;,&quot;&amp;[.G$1]&amp;&quot;;&quot;;&quot;&quot;)">
            <text:p/>
          </table:table-cell>
          <table:table-cell table:style-name="ce10" table:formula="of:=IF([.H52]&lt;&gt;&quot;&quot;;[.$B52]&amp;&quot;,&quot;&amp;[.H52]&amp;&quot;,&quot;&amp;[.H$1]&amp;&quot;;&quot;;&quot;&quot;)" office:value-type="string" office:string-value="2022-03-08,270,2;" calcext:value-type="string">
            <text:p>2022-03-08,270,2;</text:p>
          </table:table-cell>
          <table:table-cell table:style-name="ce10" table:formula="of:=IF([.I52]&lt;&gt;&quot;&quot;;[.$B52]&amp;&quot;,&quot;&amp;[.I52]&amp;&quot;,&quot;&amp;[.I$1]&amp;&quot;;&quot;;&quot;&quot;)">
            <text:p/>
          </table:table-cell>
          <table:table-cell table:style-name="ce10" table:formula="of:=IF([.J52]&lt;&gt;&quot;&quot;;[.$B52]&amp;&quot;,&quot;&amp;[.J5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09" calcext:value-type="date">
            <text:p>2022-03-09</text:p>
          </table:table-cell>
          <table:table-cell table:style-name="ce8" table:formula="of:=IF(WEEKDAY([.A53];2)&gt;5;&quot;&quot;;TEXT([.A53];&quot;YYYY-MM-DD&quot;))" office:value-type="string" office:string-value="2022-03-09" calcext:value-type="string">
            <text:p>2022-03-09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53]&lt;&gt;&quot;&quot;;[.$B53]&amp;&quot;,&quot;&amp;[.C53]&amp;&quot;,&quot;&amp;[.C$1]&amp;&quot;;&quot;;&quot;&quot;)">
            <text:p/>
          </table:table-cell>
          <table:table-cell table:style-name="ce10" table:formula="of:=IF([.D53]&lt;&gt;&quot;&quot;;[.$B53]&amp;&quot;,&quot;&amp;[.D53]&amp;&quot;,&quot;&amp;[.D$1]&amp;&quot;;&quot;;&quot;&quot;)">
            <text:p/>
          </table:table-cell>
          <table:table-cell table:style-name="ce10" table:formula="of:=IF([.E53]&lt;&gt;&quot;&quot;;[.$B53]&amp;&quot;,&quot;&amp;[.E53]&amp;&quot;,&quot;&amp;[.E$1]&amp;&quot;;&quot;;&quot;&quot;)">
            <text:p/>
          </table:table-cell>
          <table:table-cell table:style-name="ce10" table:formula="of:=IF([.F53]&lt;&gt;&quot;&quot;;[.$B53]&amp;&quot;,&quot;&amp;[.F53]&amp;&quot;,&quot;&amp;[.F$1]&amp;&quot;;&quot;;&quot;&quot;)">
            <text:p/>
          </table:table-cell>
          <table:table-cell table:style-name="ce10" table:formula="of:=IF([.G53]&lt;&gt;&quot;&quot;;[.$B53]&amp;&quot;,&quot;&amp;[.G53]&amp;&quot;,&quot;&amp;[.G$1]&amp;&quot;;&quot;;&quot;&quot;)">
            <text:p/>
          </table:table-cell>
          <table:table-cell table:style-name="ce10" table:formula="of:=IF([.H53]&lt;&gt;&quot;&quot;;[.$B53]&amp;&quot;,&quot;&amp;[.H53]&amp;&quot;,&quot;&amp;[.H$1]&amp;&quot;;&quot;;&quot;&quot;)">
            <text:p/>
          </table:table-cell>
          <table:table-cell table:style-name="ce10" table:formula="of:=IF([.I53]&lt;&gt;&quot;&quot;;[.$B53]&amp;&quot;,&quot;&amp;[.I53]&amp;&quot;,&quot;&amp;[.I$1]&amp;&quot;;&quot;;&quot;&quot;)">
            <text:p/>
          </table:table-cell>
          <table:table-cell table:style-name="ce10" table:formula="of:=IF([.J53]&lt;&gt;&quot;&quot;;[.$B53]&amp;&quot;,&quot;&amp;[.J5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10" calcext:value-type="date">
            <text:p>2022-03-10</text:p>
          </table:table-cell>
          <table:table-cell table:style-name="ce8" table:formula="of:=IF(WEEKDAY([.A54];2)&gt;5;&quot;&quot;;TEXT([.A54];&quot;YYYY-MM-DD&quot;))" office:value-type="string" office:string-value="2022-03-10" calcext:value-type="string">
            <text:p>2022-03-10</text:p>
          </table:table-cell>
          <table:table-cell table:number-columns-repeated="5"/>
          <table:table-cell table:style-name="Default" office:value-type="float" office:value="253" calcext:value-type="float">
            <text:p>253</text:p>
          </table:table-cell>
          <table:table-cell table:style-name="Default"/>
          <table:table-cell table:number-columns-repeated="2"/>
          <table:table-cell table:style-name="ce10" table:formula="of:=IF([.C54]&lt;&gt;&quot;&quot;;[.$B54]&amp;&quot;,&quot;&amp;[.C54]&amp;&quot;,&quot;&amp;[.C$1]&amp;&quot;;&quot;;&quot;&quot;)">
            <text:p/>
          </table:table-cell>
          <table:table-cell table:style-name="ce10" table:formula="of:=IF([.D54]&lt;&gt;&quot;&quot;;[.$B54]&amp;&quot;,&quot;&amp;[.D54]&amp;&quot;,&quot;&amp;[.D$1]&amp;&quot;;&quot;;&quot;&quot;)">
            <text:p/>
          </table:table-cell>
          <table:table-cell table:style-name="ce10" table:formula="of:=IF([.E54]&lt;&gt;&quot;&quot;;[.$B54]&amp;&quot;,&quot;&amp;[.E54]&amp;&quot;,&quot;&amp;[.E$1]&amp;&quot;;&quot;;&quot;&quot;)">
            <text:p/>
          </table:table-cell>
          <table:table-cell table:style-name="ce10" table:formula="of:=IF([.F54]&lt;&gt;&quot;&quot;;[.$B54]&amp;&quot;,&quot;&amp;[.F54]&amp;&quot;,&quot;&amp;[.F$1]&amp;&quot;;&quot;;&quot;&quot;)">
            <text:p/>
          </table:table-cell>
          <table:table-cell table:style-name="ce10" table:formula="of:=IF([.G54]&lt;&gt;&quot;&quot;;[.$B54]&amp;&quot;,&quot;&amp;[.G54]&amp;&quot;,&quot;&amp;[.G$1]&amp;&quot;;&quot;;&quot;&quot;)">
            <text:p/>
          </table:table-cell>
          <table:table-cell table:style-name="ce10" table:formula="of:=IF([.H54]&lt;&gt;&quot;&quot;;[.$B54]&amp;&quot;,&quot;&amp;[.H54]&amp;&quot;,&quot;&amp;[.H$1]&amp;&quot;;&quot;;&quot;&quot;)" office:value-type="string" office:string-value="2022-03-10,253,2;" calcext:value-type="string">
            <text:p>2022-03-10,253,2;</text:p>
          </table:table-cell>
          <table:table-cell table:style-name="ce10" table:formula="of:=IF([.I54]&lt;&gt;&quot;&quot;;[.$B54]&amp;&quot;,&quot;&amp;[.I54]&amp;&quot;,&quot;&amp;[.I$1]&amp;&quot;;&quot;;&quot;&quot;)">
            <text:p/>
          </table:table-cell>
          <table:table-cell table:style-name="ce10" table:formula="of:=IF([.J54]&lt;&gt;&quot;&quot;;[.$B54]&amp;&quot;,&quot;&amp;[.J5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11" calcext:value-type="date">
            <text:p>2022-03-11</text:p>
          </table:table-cell>
          <table:table-cell table:style-name="ce8" table:formula="of:=IF(WEEKDAY([.A55];2)&gt;5;&quot;&quot;;TEXT([.A55];&quot;YYYY-MM-DD&quot;))" office:value-type="string" office:string-value="2022-03-11" calcext:value-type="string">
            <text:p>2022-03-11</text:p>
          </table:table-cell>
          <table:table-cell table:number-columns-repeated="5"/>
          <table:table-cell table:style-name="Default" office:value-type="float" office:value="254" calcext:value-type="float">
            <text:p>254</text:p>
          </table:table-cell>
          <table:table-cell table:style-name="Default"/>
          <table:table-cell table:number-columns-repeated="2"/>
          <table:table-cell table:style-name="ce10" table:formula="of:=IF([.C55]&lt;&gt;&quot;&quot;;[.$B55]&amp;&quot;,&quot;&amp;[.C55]&amp;&quot;,&quot;&amp;[.C$1]&amp;&quot;;&quot;;&quot;&quot;)">
            <text:p/>
          </table:table-cell>
          <table:table-cell table:style-name="ce10" table:formula="of:=IF([.D55]&lt;&gt;&quot;&quot;;[.$B55]&amp;&quot;,&quot;&amp;[.D55]&amp;&quot;,&quot;&amp;[.D$1]&amp;&quot;;&quot;;&quot;&quot;)">
            <text:p/>
          </table:table-cell>
          <table:table-cell table:style-name="ce10" table:formula="of:=IF([.E55]&lt;&gt;&quot;&quot;;[.$B55]&amp;&quot;,&quot;&amp;[.E55]&amp;&quot;,&quot;&amp;[.E$1]&amp;&quot;;&quot;;&quot;&quot;)">
            <text:p/>
          </table:table-cell>
          <table:table-cell table:style-name="ce10" table:formula="of:=IF([.F55]&lt;&gt;&quot;&quot;;[.$B55]&amp;&quot;,&quot;&amp;[.F55]&amp;&quot;,&quot;&amp;[.F$1]&amp;&quot;;&quot;;&quot;&quot;)">
            <text:p/>
          </table:table-cell>
          <table:table-cell table:style-name="ce10" table:formula="of:=IF([.G55]&lt;&gt;&quot;&quot;;[.$B55]&amp;&quot;,&quot;&amp;[.G55]&amp;&quot;,&quot;&amp;[.G$1]&amp;&quot;;&quot;;&quot;&quot;)">
            <text:p/>
          </table:table-cell>
          <table:table-cell table:style-name="ce10" table:formula="of:=IF([.H55]&lt;&gt;&quot;&quot;;[.$B55]&amp;&quot;,&quot;&amp;[.H55]&amp;&quot;,&quot;&amp;[.H$1]&amp;&quot;;&quot;;&quot;&quot;)" office:value-type="string" office:string-value="2022-03-11,254,2;" calcext:value-type="string">
            <text:p>2022-03-11,254,2;</text:p>
          </table:table-cell>
          <table:table-cell table:style-name="ce10" table:formula="of:=IF([.I55]&lt;&gt;&quot;&quot;;[.$B55]&amp;&quot;,&quot;&amp;[.I55]&amp;&quot;,&quot;&amp;[.I$1]&amp;&quot;;&quot;;&quot;&quot;)">
            <text:p/>
          </table:table-cell>
          <table:table-cell table:style-name="ce10" table:formula="of:=IF([.J55]&lt;&gt;&quot;&quot;;[.$B55]&amp;&quot;,&quot;&amp;[.J5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12" calcext:value-type="date">
            <text:p>2022-03-12</text:p>
          </table:table-cell>
          <table:table-cell table:style-name="ce8" table:formula="of:=IF(WEEKDAY([.A56];2)&gt;5;&quot;&quot;;TEXT([.A56];&quot;YYYY-MM-DD&quot;))">
            <text:p/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56]&lt;&gt;&quot;&quot;;[.$B56]&amp;&quot;,&quot;&amp;[.C56]&amp;&quot;,&quot;&amp;[.C$1]&amp;&quot;;&quot;;&quot;&quot;)">
            <text:p/>
          </table:table-cell>
          <table:table-cell table:style-name="ce10" table:formula="of:=IF([.D56]&lt;&gt;&quot;&quot;;[.$B56]&amp;&quot;,&quot;&amp;[.D56]&amp;&quot;,&quot;&amp;[.D$1]&amp;&quot;;&quot;;&quot;&quot;)">
            <text:p/>
          </table:table-cell>
          <table:table-cell table:style-name="ce10" table:formula="of:=IF([.E56]&lt;&gt;&quot;&quot;;[.$B56]&amp;&quot;,&quot;&amp;[.E56]&amp;&quot;,&quot;&amp;[.E$1]&amp;&quot;;&quot;;&quot;&quot;)">
            <text:p/>
          </table:table-cell>
          <table:table-cell table:style-name="ce10" table:formula="of:=IF([.F56]&lt;&gt;&quot;&quot;;[.$B56]&amp;&quot;,&quot;&amp;[.F56]&amp;&quot;,&quot;&amp;[.F$1]&amp;&quot;;&quot;;&quot;&quot;)">
            <text:p/>
          </table:table-cell>
          <table:table-cell table:style-name="ce10" table:formula="of:=IF([.G56]&lt;&gt;&quot;&quot;;[.$B56]&amp;&quot;,&quot;&amp;[.G56]&amp;&quot;,&quot;&amp;[.G$1]&amp;&quot;;&quot;;&quot;&quot;)">
            <text:p/>
          </table:table-cell>
          <table:table-cell table:style-name="ce10" table:formula="of:=IF([.H56]&lt;&gt;&quot;&quot;;[.$B56]&amp;&quot;,&quot;&amp;[.H56]&amp;&quot;,&quot;&amp;[.H$1]&amp;&quot;;&quot;;&quot;&quot;)">
            <text:p/>
          </table:table-cell>
          <table:table-cell table:style-name="ce10" table:formula="of:=IF([.I56]&lt;&gt;&quot;&quot;;[.$B56]&amp;&quot;,&quot;&amp;[.I56]&amp;&quot;,&quot;&amp;[.I$1]&amp;&quot;;&quot;;&quot;&quot;)">
            <text:p/>
          </table:table-cell>
          <table:table-cell table:style-name="ce10" table:formula="of:=IF([.J56]&lt;&gt;&quot;&quot;;[.$B56]&amp;&quot;,&quot;&amp;[.J5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13" calcext:value-type="date">
            <text:p>2022-03-13</text:p>
          </table:table-cell>
          <table:table-cell table:style-name="ce8" table:formula="of:=IF(WEEKDAY([.A57];2)&gt;5;&quot;&quot;;TEXT([.A57];&quot;YYYY-MM-DD&quot;))">
            <text:p/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57]&lt;&gt;&quot;&quot;;[.$B57]&amp;&quot;,&quot;&amp;[.C57]&amp;&quot;,&quot;&amp;[.C$1]&amp;&quot;;&quot;;&quot;&quot;)">
            <text:p/>
          </table:table-cell>
          <table:table-cell table:style-name="ce10" table:formula="of:=IF([.D57]&lt;&gt;&quot;&quot;;[.$B57]&amp;&quot;,&quot;&amp;[.D57]&amp;&quot;,&quot;&amp;[.D$1]&amp;&quot;;&quot;;&quot;&quot;)">
            <text:p/>
          </table:table-cell>
          <table:table-cell table:style-name="ce10" table:formula="of:=IF([.E57]&lt;&gt;&quot;&quot;;[.$B57]&amp;&quot;,&quot;&amp;[.E57]&amp;&quot;,&quot;&amp;[.E$1]&amp;&quot;;&quot;;&quot;&quot;)">
            <text:p/>
          </table:table-cell>
          <table:table-cell table:style-name="ce10" table:formula="of:=IF([.F57]&lt;&gt;&quot;&quot;;[.$B57]&amp;&quot;,&quot;&amp;[.F57]&amp;&quot;,&quot;&amp;[.F$1]&amp;&quot;;&quot;;&quot;&quot;)">
            <text:p/>
          </table:table-cell>
          <table:table-cell table:style-name="ce10" table:formula="of:=IF([.G57]&lt;&gt;&quot;&quot;;[.$B57]&amp;&quot;,&quot;&amp;[.G57]&amp;&quot;,&quot;&amp;[.G$1]&amp;&quot;;&quot;;&quot;&quot;)">
            <text:p/>
          </table:table-cell>
          <table:table-cell table:style-name="ce10" table:formula="of:=IF([.H57]&lt;&gt;&quot;&quot;;[.$B57]&amp;&quot;,&quot;&amp;[.H57]&amp;&quot;,&quot;&amp;[.H$1]&amp;&quot;;&quot;;&quot;&quot;)">
            <text:p/>
          </table:table-cell>
          <table:table-cell table:style-name="ce10" table:formula="of:=IF([.I57]&lt;&gt;&quot;&quot;;[.$B57]&amp;&quot;,&quot;&amp;[.I57]&amp;&quot;,&quot;&amp;[.I$1]&amp;&quot;;&quot;;&quot;&quot;)">
            <text:p/>
          </table:table-cell>
          <table:table-cell table:style-name="ce10" table:formula="of:=IF([.J57]&lt;&gt;&quot;&quot;;[.$B57]&amp;&quot;,&quot;&amp;[.J5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14" calcext:value-type="date">
            <text:p>2022-03-14</text:p>
          </table:table-cell>
          <table:table-cell table:style-name="ce8" table:formula="of:=IF(WEEKDAY([.A58];2)&gt;5;&quot;&quot;;TEXT([.A58];&quot;YYYY-MM-DD&quot;))" office:value-type="string" office:string-value="2022-03-14" calcext:value-type="string">
            <text:p>2022-03-14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58]&lt;&gt;&quot;&quot;;[.$B58]&amp;&quot;,&quot;&amp;[.C58]&amp;&quot;,&quot;&amp;[.C$1]&amp;&quot;;&quot;;&quot;&quot;)">
            <text:p/>
          </table:table-cell>
          <table:table-cell table:style-name="ce10" table:formula="of:=IF([.D58]&lt;&gt;&quot;&quot;;[.$B58]&amp;&quot;,&quot;&amp;[.D58]&amp;&quot;,&quot;&amp;[.D$1]&amp;&quot;;&quot;;&quot;&quot;)">
            <text:p/>
          </table:table-cell>
          <table:table-cell table:style-name="ce10" table:formula="of:=IF([.E58]&lt;&gt;&quot;&quot;;[.$B58]&amp;&quot;,&quot;&amp;[.E58]&amp;&quot;,&quot;&amp;[.E$1]&amp;&quot;;&quot;;&quot;&quot;)">
            <text:p/>
          </table:table-cell>
          <table:table-cell table:style-name="ce10" table:formula="of:=IF([.F58]&lt;&gt;&quot;&quot;;[.$B58]&amp;&quot;,&quot;&amp;[.F58]&amp;&quot;,&quot;&amp;[.F$1]&amp;&quot;;&quot;;&quot;&quot;)">
            <text:p/>
          </table:table-cell>
          <table:table-cell table:style-name="ce10" table:formula="of:=IF([.G58]&lt;&gt;&quot;&quot;;[.$B58]&amp;&quot;,&quot;&amp;[.G58]&amp;&quot;,&quot;&amp;[.G$1]&amp;&quot;;&quot;;&quot;&quot;)">
            <text:p/>
          </table:table-cell>
          <table:table-cell table:style-name="ce10" table:formula="of:=IF([.H58]&lt;&gt;&quot;&quot;;[.$B58]&amp;&quot;,&quot;&amp;[.H58]&amp;&quot;,&quot;&amp;[.H$1]&amp;&quot;;&quot;;&quot;&quot;)">
            <text:p/>
          </table:table-cell>
          <table:table-cell table:style-name="ce10" table:formula="of:=IF([.I58]&lt;&gt;&quot;&quot;;[.$B58]&amp;&quot;,&quot;&amp;[.I58]&amp;&quot;,&quot;&amp;[.I$1]&amp;&quot;;&quot;;&quot;&quot;)">
            <text:p/>
          </table:table-cell>
          <table:table-cell table:style-name="ce10" table:formula="of:=IF([.J58]&lt;&gt;&quot;&quot;;[.$B58]&amp;&quot;,&quot;&amp;[.J5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15" calcext:value-type="date">
            <text:p>2022-03-15</text:p>
          </table:table-cell>
          <table:table-cell table:style-name="ce8" table:formula="of:=IF(WEEKDAY([.A59];2)&gt;5;&quot;&quot;;TEXT([.A59];&quot;YYYY-MM-DD&quot;))" office:value-type="string" office:string-value="2022-03-15" calcext:value-type="string">
            <text:p>2022-03-15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59]&lt;&gt;&quot;&quot;;[.$B59]&amp;&quot;,&quot;&amp;[.C59]&amp;&quot;,&quot;&amp;[.C$1]&amp;&quot;;&quot;;&quot;&quot;)">
            <text:p/>
          </table:table-cell>
          <table:table-cell table:style-name="ce10" table:formula="of:=IF([.D59]&lt;&gt;&quot;&quot;;[.$B59]&amp;&quot;,&quot;&amp;[.D59]&amp;&quot;,&quot;&amp;[.D$1]&amp;&quot;;&quot;;&quot;&quot;)">
            <text:p/>
          </table:table-cell>
          <table:table-cell table:style-name="ce10" table:formula="of:=IF([.E59]&lt;&gt;&quot;&quot;;[.$B59]&amp;&quot;,&quot;&amp;[.E59]&amp;&quot;,&quot;&amp;[.E$1]&amp;&quot;;&quot;;&quot;&quot;)">
            <text:p/>
          </table:table-cell>
          <table:table-cell table:style-name="ce10" table:formula="of:=IF([.F59]&lt;&gt;&quot;&quot;;[.$B59]&amp;&quot;,&quot;&amp;[.F59]&amp;&quot;,&quot;&amp;[.F$1]&amp;&quot;;&quot;;&quot;&quot;)">
            <text:p/>
          </table:table-cell>
          <table:table-cell table:style-name="ce10" table:formula="of:=IF([.G59]&lt;&gt;&quot;&quot;;[.$B59]&amp;&quot;,&quot;&amp;[.G59]&amp;&quot;,&quot;&amp;[.G$1]&amp;&quot;;&quot;;&quot;&quot;)">
            <text:p/>
          </table:table-cell>
          <table:table-cell table:style-name="ce10" table:formula="of:=IF([.H59]&lt;&gt;&quot;&quot;;[.$B59]&amp;&quot;,&quot;&amp;[.H59]&amp;&quot;,&quot;&amp;[.H$1]&amp;&quot;;&quot;;&quot;&quot;)">
            <text:p/>
          </table:table-cell>
          <table:table-cell table:style-name="ce10" table:formula="of:=IF([.I59]&lt;&gt;&quot;&quot;;[.$B59]&amp;&quot;,&quot;&amp;[.I59]&amp;&quot;,&quot;&amp;[.I$1]&amp;&quot;;&quot;;&quot;&quot;)">
            <text:p/>
          </table:table-cell>
          <table:table-cell table:style-name="ce10" table:formula="of:=IF([.J59]&lt;&gt;&quot;&quot;;[.$B59]&amp;&quot;,&quot;&amp;[.J5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16" calcext:value-type="date">
            <text:p>2022-03-16</text:p>
          </table:table-cell>
          <table:table-cell table:style-name="ce8" table:formula="of:=IF(WEEKDAY([.A60];2)&gt;5;&quot;&quot;;TEXT([.A60];&quot;YYYY-MM-DD&quot;))" office:value-type="string" office:string-value="2022-03-16" calcext:value-type="string">
            <text:p>2022-03-16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60]&lt;&gt;&quot;&quot;;[.$B60]&amp;&quot;,&quot;&amp;[.C60]&amp;&quot;,&quot;&amp;[.C$1]&amp;&quot;;&quot;;&quot;&quot;)">
            <text:p/>
          </table:table-cell>
          <table:table-cell table:style-name="ce10" table:formula="of:=IF([.D60]&lt;&gt;&quot;&quot;;[.$B60]&amp;&quot;,&quot;&amp;[.D60]&amp;&quot;,&quot;&amp;[.D$1]&amp;&quot;;&quot;;&quot;&quot;)">
            <text:p/>
          </table:table-cell>
          <table:table-cell table:style-name="ce10" table:formula="of:=IF([.E60]&lt;&gt;&quot;&quot;;[.$B60]&amp;&quot;,&quot;&amp;[.E60]&amp;&quot;,&quot;&amp;[.E$1]&amp;&quot;;&quot;;&quot;&quot;)">
            <text:p/>
          </table:table-cell>
          <table:table-cell table:style-name="ce10" table:formula="of:=IF([.F60]&lt;&gt;&quot;&quot;;[.$B60]&amp;&quot;,&quot;&amp;[.F60]&amp;&quot;,&quot;&amp;[.F$1]&amp;&quot;;&quot;;&quot;&quot;)">
            <text:p/>
          </table:table-cell>
          <table:table-cell table:style-name="ce10" table:formula="of:=IF([.G60]&lt;&gt;&quot;&quot;;[.$B60]&amp;&quot;,&quot;&amp;[.G60]&amp;&quot;,&quot;&amp;[.G$1]&amp;&quot;;&quot;;&quot;&quot;)">
            <text:p/>
          </table:table-cell>
          <table:table-cell table:style-name="ce10" table:formula="of:=IF([.H60]&lt;&gt;&quot;&quot;;[.$B60]&amp;&quot;,&quot;&amp;[.H60]&amp;&quot;,&quot;&amp;[.H$1]&amp;&quot;;&quot;;&quot;&quot;)">
            <text:p/>
          </table:table-cell>
          <table:table-cell table:style-name="ce10" table:formula="of:=IF([.I60]&lt;&gt;&quot;&quot;;[.$B60]&amp;&quot;,&quot;&amp;[.I60]&amp;&quot;,&quot;&amp;[.I$1]&amp;&quot;;&quot;;&quot;&quot;)">
            <text:p/>
          </table:table-cell>
          <table:table-cell table:style-name="ce10" table:formula="of:=IF([.J60]&lt;&gt;&quot;&quot;;[.$B60]&amp;&quot;,&quot;&amp;[.J6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17" calcext:value-type="date">
            <text:p>2022-03-17</text:p>
          </table:table-cell>
          <table:table-cell table:style-name="ce8" table:formula="of:=IF(WEEKDAY([.A61];2)&gt;5;&quot;&quot;;TEXT([.A61];&quot;YYYY-MM-DD&quot;))" office:value-type="string" office:string-value="2022-03-17" calcext:value-type="string">
            <text:p>2022-03-17</text:p>
          </table:table-cell>
          <table:table-cell table:number-columns-repeated="5"/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257" calcext:value-type="float">
            <text:p>257</text:p>
          </table:table-cell>
          <table:table-cell table:number-columns-repeated="2"/>
          <table:table-cell table:style-name="ce10" table:formula="of:=IF([.C61]&lt;&gt;&quot;&quot;;[.$B61]&amp;&quot;,&quot;&amp;[.C61]&amp;&quot;,&quot;&amp;[.C$1]&amp;&quot;;&quot;;&quot;&quot;)">
            <text:p/>
          </table:table-cell>
          <table:table-cell table:style-name="ce10" table:formula="of:=IF([.D61]&lt;&gt;&quot;&quot;;[.$B61]&amp;&quot;,&quot;&amp;[.D61]&amp;&quot;,&quot;&amp;[.D$1]&amp;&quot;;&quot;;&quot;&quot;)">
            <text:p/>
          </table:table-cell>
          <table:table-cell table:style-name="ce10" table:formula="of:=IF([.E61]&lt;&gt;&quot;&quot;;[.$B61]&amp;&quot;,&quot;&amp;[.E61]&amp;&quot;,&quot;&amp;[.E$1]&amp;&quot;;&quot;;&quot;&quot;)">
            <text:p/>
          </table:table-cell>
          <table:table-cell table:style-name="ce10" table:formula="of:=IF([.F61]&lt;&gt;&quot;&quot;;[.$B61]&amp;&quot;,&quot;&amp;[.F61]&amp;&quot;,&quot;&amp;[.F$1]&amp;&quot;;&quot;;&quot;&quot;)">
            <text:p/>
          </table:table-cell>
          <table:table-cell table:style-name="ce10" table:formula="of:=IF([.G61]&lt;&gt;&quot;&quot;;[.$B61]&amp;&quot;,&quot;&amp;[.G61]&amp;&quot;,&quot;&amp;[.G$1]&amp;&quot;;&quot;;&quot;&quot;)">
            <text:p/>
          </table:table-cell>
          <table:table-cell table:style-name="ce10" table:formula="of:=IF([.H61]&lt;&gt;&quot;&quot;;[.$B61]&amp;&quot;,&quot;&amp;[.H61]&amp;&quot;,&quot;&amp;[.H$1]&amp;&quot;;&quot;;&quot;&quot;)" office:value-type="string" office:string-value="2022-03-17,261,2;" calcext:value-type="string">
            <text:p>2022-03-17,261,2;</text:p>
          </table:table-cell>
          <table:table-cell table:style-name="ce10" table:formula="of:=IF([.I61]&lt;&gt;&quot;&quot;;[.$B61]&amp;&quot;,&quot;&amp;[.I61]&amp;&quot;,&quot;&amp;[.I$1]&amp;&quot;;&quot;;&quot;&quot;)" office:value-type="string" office:string-value="2022-03-17,257,2;" calcext:value-type="string">
            <text:p>2022-03-17,257,2;</text:p>
          </table:table-cell>
          <table:table-cell table:style-name="ce10" table:formula="of:=IF([.J61]&lt;&gt;&quot;&quot;;[.$B61]&amp;&quot;,&quot;&amp;[.J6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18" calcext:value-type="date">
            <text:p>2022-03-18</text:p>
          </table:table-cell>
          <table:table-cell table:style-name="ce8" table:formula="of:=IF(WEEKDAY([.A62];2)&gt;5;&quot;&quot;;TEXT([.A62];&quot;YYYY-MM-DD&quot;))" office:value-type="string" office:string-value="2022-03-18" calcext:value-type="string">
            <text:p>2022-03-18</text:p>
          </table:table-cell>
          <table:table-cell table:number-columns-repeated="5"/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258" calcext:value-type="float">
            <text:p>258</text:p>
          </table:table-cell>
          <table:table-cell table:number-columns-repeated="2"/>
          <table:table-cell table:style-name="ce10" table:formula="of:=IF([.C62]&lt;&gt;&quot;&quot;;[.$B62]&amp;&quot;,&quot;&amp;[.C62]&amp;&quot;,&quot;&amp;[.C$1]&amp;&quot;;&quot;;&quot;&quot;)">
            <text:p/>
          </table:table-cell>
          <table:table-cell table:style-name="ce10" table:formula="of:=IF([.D62]&lt;&gt;&quot;&quot;;[.$B62]&amp;&quot;,&quot;&amp;[.D62]&amp;&quot;,&quot;&amp;[.D$1]&amp;&quot;;&quot;;&quot;&quot;)">
            <text:p/>
          </table:table-cell>
          <table:table-cell table:style-name="ce10" table:formula="of:=IF([.E62]&lt;&gt;&quot;&quot;;[.$B62]&amp;&quot;,&quot;&amp;[.E62]&amp;&quot;,&quot;&amp;[.E$1]&amp;&quot;;&quot;;&quot;&quot;)">
            <text:p/>
          </table:table-cell>
          <table:table-cell table:style-name="ce10" table:formula="of:=IF([.F62]&lt;&gt;&quot;&quot;;[.$B62]&amp;&quot;,&quot;&amp;[.F62]&amp;&quot;,&quot;&amp;[.F$1]&amp;&quot;;&quot;;&quot;&quot;)">
            <text:p/>
          </table:table-cell>
          <table:table-cell table:style-name="ce10" table:formula="of:=IF([.G62]&lt;&gt;&quot;&quot;;[.$B62]&amp;&quot;,&quot;&amp;[.G62]&amp;&quot;,&quot;&amp;[.G$1]&amp;&quot;;&quot;;&quot;&quot;)">
            <text:p/>
          </table:table-cell>
          <table:table-cell table:style-name="ce10" table:formula="of:=IF([.H62]&lt;&gt;&quot;&quot;;[.$B62]&amp;&quot;,&quot;&amp;[.H62]&amp;&quot;,&quot;&amp;[.H$1]&amp;&quot;;&quot;;&quot;&quot;)" office:value-type="string" office:string-value="2022-03-18,262,2;" calcext:value-type="string">
            <text:p>2022-03-18,262,2;</text:p>
          </table:table-cell>
          <table:table-cell table:style-name="ce10" table:formula="of:=IF([.I62]&lt;&gt;&quot;&quot;;[.$B62]&amp;&quot;,&quot;&amp;[.I62]&amp;&quot;,&quot;&amp;[.I$1]&amp;&quot;;&quot;;&quot;&quot;)" office:value-type="string" office:string-value="2022-03-18,258,2;" calcext:value-type="string">
            <text:p>2022-03-18,258,2;</text:p>
          </table:table-cell>
          <table:table-cell table:style-name="ce10" table:formula="of:=IF([.J62]&lt;&gt;&quot;&quot;;[.$B62]&amp;&quot;,&quot;&amp;[.J6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19" calcext:value-type="date">
            <text:p>2022-03-19</text:p>
          </table:table-cell>
          <table:table-cell table:style-name="ce8" table:formula="of:=IF(WEEKDAY([.A63];2)&gt;5;&quot;&quot;;TEXT([.A63];&quot;YYYY-MM-DD&quot;))">
            <text:p/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63]&lt;&gt;&quot;&quot;;[.$B63]&amp;&quot;,&quot;&amp;[.C63]&amp;&quot;,&quot;&amp;[.C$1]&amp;&quot;;&quot;;&quot;&quot;)">
            <text:p/>
          </table:table-cell>
          <table:table-cell table:style-name="ce10" table:formula="of:=IF([.D63]&lt;&gt;&quot;&quot;;[.$B63]&amp;&quot;,&quot;&amp;[.D63]&amp;&quot;,&quot;&amp;[.D$1]&amp;&quot;;&quot;;&quot;&quot;)">
            <text:p/>
          </table:table-cell>
          <table:table-cell table:style-name="ce10" table:formula="of:=IF([.E63]&lt;&gt;&quot;&quot;;[.$B63]&amp;&quot;,&quot;&amp;[.E63]&amp;&quot;,&quot;&amp;[.E$1]&amp;&quot;;&quot;;&quot;&quot;)">
            <text:p/>
          </table:table-cell>
          <table:table-cell table:style-name="ce10" table:formula="of:=IF([.F63]&lt;&gt;&quot;&quot;;[.$B63]&amp;&quot;,&quot;&amp;[.F63]&amp;&quot;,&quot;&amp;[.F$1]&amp;&quot;;&quot;;&quot;&quot;)">
            <text:p/>
          </table:table-cell>
          <table:table-cell table:style-name="ce10" table:formula="of:=IF([.G63]&lt;&gt;&quot;&quot;;[.$B63]&amp;&quot;,&quot;&amp;[.G63]&amp;&quot;,&quot;&amp;[.G$1]&amp;&quot;;&quot;;&quot;&quot;)">
            <text:p/>
          </table:table-cell>
          <table:table-cell table:style-name="ce10" table:formula="of:=IF([.H63]&lt;&gt;&quot;&quot;;[.$B63]&amp;&quot;,&quot;&amp;[.H63]&amp;&quot;,&quot;&amp;[.H$1]&amp;&quot;;&quot;;&quot;&quot;)">
            <text:p/>
          </table:table-cell>
          <table:table-cell table:style-name="ce10" table:formula="of:=IF([.I63]&lt;&gt;&quot;&quot;;[.$B63]&amp;&quot;,&quot;&amp;[.I63]&amp;&quot;,&quot;&amp;[.I$1]&amp;&quot;;&quot;;&quot;&quot;)">
            <text:p/>
          </table:table-cell>
          <table:table-cell table:style-name="ce10" table:formula="of:=IF([.J63]&lt;&gt;&quot;&quot;;[.$B63]&amp;&quot;,&quot;&amp;[.J6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20" calcext:value-type="date">
            <text:p>2022-03-20</text:p>
          </table:table-cell>
          <table:table-cell table:style-name="ce8" table:formula="of:=IF(WEEKDAY([.A64];2)&gt;5;&quot;&quot;;TEXT([.A64];&quot;YYYY-MM-DD&quot;))">
            <text:p/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64]&lt;&gt;&quot;&quot;;[.$B64]&amp;&quot;,&quot;&amp;[.C64]&amp;&quot;,&quot;&amp;[.C$1]&amp;&quot;;&quot;;&quot;&quot;)">
            <text:p/>
          </table:table-cell>
          <table:table-cell table:style-name="ce10" table:formula="of:=IF([.D64]&lt;&gt;&quot;&quot;;[.$B64]&amp;&quot;,&quot;&amp;[.D64]&amp;&quot;,&quot;&amp;[.D$1]&amp;&quot;;&quot;;&quot;&quot;)">
            <text:p/>
          </table:table-cell>
          <table:table-cell table:style-name="ce10" table:formula="of:=IF([.E64]&lt;&gt;&quot;&quot;;[.$B64]&amp;&quot;,&quot;&amp;[.E64]&amp;&quot;,&quot;&amp;[.E$1]&amp;&quot;;&quot;;&quot;&quot;)">
            <text:p/>
          </table:table-cell>
          <table:table-cell table:style-name="ce10" table:formula="of:=IF([.F64]&lt;&gt;&quot;&quot;;[.$B64]&amp;&quot;,&quot;&amp;[.F64]&amp;&quot;,&quot;&amp;[.F$1]&amp;&quot;;&quot;;&quot;&quot;)">
            <text:p/>
          </table:table-cell>
          <table:table-cell table:style-name="ce10" table:formula="of:=IF([.G64]&lt;&gt;&quot;&quot;;[.$B64]&amp;&quot;,&quot;&amp;[.G64]&amp;&quot;,&quot;&amp;[.G$1]&amp;&quot;;&quot;;&quot;&quot;)">
            <text:p/>
          </table:table-cell>
          <table:table-cell table:style-name="ce10" table:formula="of:=IF([.H64]&lt;&gt;&quot;&quot;;[.$B64]&amp;&quot;,&quot;&amp;[.H64]&amp;&quot;,&quot;&amp;[.H$1]&amp;&quot;;&quot;;&quot;&quot;)">
            <text:p/>
          </table:table-cell>
          <table:table-cell table:style-name="ce10" table:formula="of:=IF([.I64]&lt;&gt;&quot;&quot;;[.$B64]&amp;&quot;,&quot;&amp;[.I64]&amp;&quot;,&quot;&amp;[.I$1]&amp;&quot;;&quot;;&quot;&quot;)">
            <text:p/>
          </table:table-cell>
          <table:table-cell table:style-name="ce10" table:formula="of:=IF([.J64]&lt;&gt;&quot;&quot;;[.$B64]&amp;&quot;,&quot;&amp;[.J6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8" table:formula="of:=IF(WEEKDAY([.A65];2)&gt;5;&quot;&quot;;TEXT([.A65];&quot;YYYY-MM-DD&quot;))" office:value-type="string" office:string-value="2022-03-21" calcext:value-type="string">
            <text:p>2022-03-21</text:p>
          </table:table-cell>
          <table:table-cell table:number-columns-repeated="5"/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59" calcext:value-type="float">
            <text:p>259</text:p>
          </table:table-cell>
          <table:table-cell table:number-columns-repeated="2"/>
          <table:table-cell table:style-name="ce10" table:formula="of:=IF([.C65]&lt;&gt;&quot;&quot;;[.$B65]&amp;&quot;,&quot;&amp;[.C65]&amp;&quot;,&quot;&amp;[.C$1]&amp;&quot;;&quot;;&quot;&quot;)">
            <text:p/>
          </table:table-cell>
          <table:table-cell table:style-name="ce10" table:formula="of:=IF([.D65]&lt;&gt;&quot;&quot;;[.$B65]&amp;&quot;,&quot;&amp;[.D65]&amp;&quot;,&quot;&amp;[.D$1]&amp;&quot;;&quot;;&quot;&quot;)">
            <text:p/>
          </table:table-cell>
          <table:table-cell table:style-name="ce10" table:formula="of:=IF([.E65]&lt;&gt;&quot;&quot;;[.$B65]&amp;&quot;,&quot;&amp;[.E65]&amp;&quot;,&quot;&amp;[.E$1]&amp;&quot;;&quot;;&quot;&quot;)">
            <text:p/>
          </table:table-cell>
          <table:table-cell table:style-name="ce10" table:formula="of:=IF([.F65]&lt;&gt;&quot;&quot;;[.$B65]&amp;&quot;,&quot;&amp;[.F65]&amp;&quot;,&quot;&amp;[.F$1]&amp;&quot;;&quot;;&quot;&quot;)">
            <text:p/>
          </table:table-cell>
          <table:table-cell table:style-name="ce10" table:formula="of:=IF([.G65]&lt;&gt;&quot;&quot;;[.$B65]&amp;&quot;,&quot;&amp;[.G65]&amp;&quot;,&quot;&amp;[.G$1]&amp;&quot;;&quot;;&quot;&quot;)">
            <text:p/>
          </table:table-cell>
          <table:table-cell table:style-name="ce10" table:formula="of:=IF([.H65]&lt;&gt;&quot;&quot;;[.$B65]&amp;&quot;,&quot;&amp;[.H65]&amp;&quot;,&quot;&amp;[.H$1]&amp;&quot;;&quot;;&quot;&quot;)" office:value-type="string" office:string-value="2022-03-21,265,2;" calcext:value-type="string">
            <text:p>2022-03-21,265,2;</text:p>
          </table:table-cell>
          <table:table-cell table:style-name="ce10" table:formula="of:=IF([.I65]&lt;&gt;&quot;&quot;;[.$B65]&amp;&quot;,&quot;&amp;[.I65]&amp;&quot;,&quot;&amp;[.I$1]&amp;&quot;;&quot;;&quot;&quot;)" office:value-type="string" office:string-value="2022-03-21,259,2;" calcext:value-type="string">
            <text:p>2022-03-21,259,2;</text:p>
          </table:table-cell>
          <table:table-cell table:style-name="ce10" table:formula="of:=IF([.J65]&lt;&gt;&quot;&quot;;[.$B65]&amp;&quot;,&quot;&amp;[.J6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22" calcext:value-type="date">
            <text:p>2022-03-22</text:p>
          </table:table-cell>
          <table:table-cell table:style-name="ce8" table:formula="of:=IF(WEEKDAY([.A66];2)&gt;5;&quot;&quot;;TEXT([.A66];&quot;YYYY-MM-DD&quot;))" office:value-type="string" office:string-value="2022-03-22" calcext:value-type="string">
            <text:p>2022-03-22</text:p>
          </table:table-cell>
          <table:table-cell table:number-columns-repeated="5"/>
          <table:table-cell table:style-name="Default" office:value-type="float" office:value="266" calcext:value-type="float">
            <text:p>266</text:p>
          </table:table-cell>
          <table:table-cell table:style-name="Default"/>
          <table:table-cell table:number-columns-repeated="2"/>
          <table:table-cell table:style-name="ce10" table:formula="of:=IF([.C66]&lt;&gt;&quot;&quot;;[.$B66]&amp;&quot;,&quot;&amp;[.C66]&amp;&quot;,&quot;&amp;[.C$1]&amp;&quot;;&quot;;&quot;&quot;)">
            <text:p/>
          </table:table-cell>
          <table:table-cell table:style-name="ce10" table:formula="of:=IF([.D66]&lt;&gt;&quot;&quot;;[.$B66]&amp;&quot;,&quot;&amp;[.D66]&amp;&quot;,&quot;&amp;[.D$1]&amp;&quot;;&quot;;&quot;&quot;)">
            <text:p/>
          </table:table-cell>
          <table:table-cell table:style-name="ce10" table:formula="of:=IF([.E66]&lt;&gt;&quot;&quot;;[.$B66]&amp;&quot;,&quot;&amp;[.E66]&amp;&quot;,&quot;&amp;[.E$1]&amp;&quot;;&quot;;&quot;&quot;)">
            <text:p/>
          </table:table-cell>
          <table:table-cell table:style-name="ce10" table:formula="of:=IF([.F66]&lt;&gt;&quot;&quot;;[.$B66]&amp;&quot;,&quot;&amp;[.F66]&amp;&quot;,&quot;&amp;[.F$1]&amp;&quot;;&quot;;&quot;&quot;)">
            <text:p/>
          </table:table-cell>
          <table:table-cell table:style-name="ce10" table:formula="of:=IF([.G66]&lt;&gt;&quot;&quot;;[.$B66]&amp;&quot;,&quot;&amp;[.G66]&amp;&quot;,&quot;&amp;[.G$1]&amp;&quot;;&quot;;&quot;&quot;)">
            <text:p/>
          </table:table-cell>
          <table:table-cell table:style-name="ce10" table:formula="of:=IF([.H66]&lt;&gt;&quot;&quot;;[.$B66]&amp;&quot;,&quot;&amp;[.H66]&amp;&quot;,&quot;&amp;[.H$1]&amp;&quot;;&quot;;&quot;&quot;)" office:value-type="string" office:string-value="2022-03-22,266,2;" calcext:value-type="string">
            <text:p>2022-03-22,266,2;</text:p>
          </table:table-cell>
          <table:table-cell table:style-name="ce10" table:formula="of:=IF([.I66]&lt;&gt;&quot;&quot;;[.$B66]&amp;&quot;,&quot;&amp;[.I66]&amp;&quot;,&quot;&amp;[.I$1]&amp;&quot;;&quot;;&quot;&quot;)">
            <text:p/>
          </table:table-cell>
          <table:table-cell table:style-name="ce10" table:formula="of:=IF([.J66]&lt;&gt;&quot;&quot;;[.$B66]&amp;&quot;,&quot;&amp;[.J6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8" table:formula="of:=IF(WEEKDAY([.A67];2)&gt;5;&quot;&quot;;TEXT([.A67];&quot;YYYY-MM-DD&quot;))" office:value-type="string" office:string-value="2022-03-23" calcext:value-type="string">
            <text:p>2022-03-23</text:p>
          </table:table-cell>
          <table:table-cell table:number-columns-repeated="5"/>
          <table:table-cell table:style-name="Default" office:value-type="float" office:value="267" calcext:value-type="float">
            <text:p>267</text:p>
          </table:table-cell>
          <table:table-cell table:style-name="Default"/>
          <table:table-cell table:number-columns-repeated="2"/>
          <table:table-cell table:style-name="ce10" table:formula="of:=IF([.C67]&lt;&gt;&quot;&quot;;[.$B67]&amp;&quot;,&quot;&amp;[.C67]&amp;&quot;,&quot;&amp;[.C$1]&amp;&quot;;&quot;;&quot;&quot;)">
            <text:p/>
          </table:table-cell>
          <table:table-cell table:style-name="ce10" table:formula="of:=IF([.D67]&lt;&gt;&quot;&quot;;[.$B67]&amp;&quot;,&quot;&amp;[.D67]&amp;&quot;,&quot;&amp;[.D$1]&amp;&quot;;&quot;;&quot;&quot;)">
            <text:p/>
          </table:table-cell>
          <table:table-cell table:style-name="ce10" table:formula="of:=IF([.E67]&lt;&gt;&quot;&quot;;[.$B67]&amp;&quot;,&quot;&amp;[.E67]&amp;&quot;,&quot;&amp;[.E$1]&amp;&quot;;&quot;;&quot;&quot;)">
            <text:p/>
          </table:table-cell>
          <table:table-cell table:style-name="ce10" table:formula="of:=IF([.F67]&lt;&gt;&quot;&quot;;[.$B67]&amp;&quot;,&quot;&amp;[.F67]&amp;&quot;,&quot;&amp;[.F$1]&amp;&quot;;&quot;;&quot;&quot;)">
            <text:p/>
          </table:table-cell>
          <table:table-cell table:style-name="ce10" table:formula="of:=IF([.G67]&lt;&gt;&quot;&quot;;[.$B67]&amp;&quot;,&quot;&amp;[.G67]&amp;&quot;,&quot;&amp;[.G$1]&amp;&quot;;&quot;;&quot;&quot;)">
            <text:p/>
          </table:table-cell>
          <table:table-cell table:style-name="ce10" table:formula="of:=IF([.H67]&lt;&gt;&quot;&quot;;[.$B67]&amp;&quot;,&quot;&amp;[.H67]&amp;&quot;,&quot;&amp;[.H$1]&amp;&quot;;&quot;;&quot;&quot;)" office:value-type="string" office:string-value="2022-03-23,267,2;" calcext:value-type="string">
            <text:p>2022-03-23,267,2;</text:p>
          </table:table-cell>
          <table:table-cell table:style-name="ce10" table:formula="of:=IF([.I67]&lt;&gt;&quot;&quot;;[.$B67]&amp;&quot;,&quot;&amp;[.I67]&amp;&quot;,&quot;&amp;[.I$1]&amp;&quot;;&quot;;&quot;&quot;)">
            <text:p/>
          </table:table-cell>
          <table:table-cell table:style-name="ce10" table:formula="of:=IF([.J67]&lt;&gt;&quot;&quot;;[.$B67]&amp;&quot;,&quot;&amp;[.J6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24" calcext:value-type="date">
            <text:p>2022-03-24</text:p>
          </table:table-cell>
          <table:table-cell table:style-name="ce8" table:formula="of:=IF(WEEKDAY([.A68];2)&gt;5;&quot;&quot;;TEXT([.A68];&quot;YYYY-MM-DD&quot;))" office:value-type="string" office:string-value="2022-03-24" calcext:value-type="string">
            <text:p>2022-03-24</text:p>
          </table:table-cell>
          <table:table-cell table:number-columns-repeated="5"/>
          <table:table-cell table:style-name="Default" office:value-type="float" office:value="268" calcext:value-type="float">
            <text:p>268</text:p>
          </table:table-cell>
          <table:table-cell table:style-name="Default"/>
          <table:table-cell table:number-columns-repeated="2"/>
          <table:table-cell table:style-name="ce10" table:formula="of:=IF([.C68]&lt;&gt;&quot;&quot;;[.$B68]&amp;&quot;,&quot;&amp;[.C68]&amp;&quot;,&quot;&amp;[.C$1]&amp;&quot;;&quot;;&quot;&quot;)">
            <text:p/>
          </table:table-cell>
          <table:table-cell table:style-name="ce10" table:formula="of:=IF([.D68]&lt;&gt;&quot;&quot;;[.$B68]&amp;&quot;,&quot;&amp;[.D68]&amp;&quot;,&quot;&amp;[.D$1]&amp;&quot;;&quot;;&quot;&quot;)">
            <text:p/>
          </table:table-cell>
          <table:table-cell table:style-name="ce10" table:formula="of:=IF([.E68]&lt;&gt;&quot;&quot;;[.$B68]&amp;&quot;,&quot;&amp;[.E68]&amp;&quot;,&quot;&amp;[.E$1]&amp;&quot;;&quot;;&quot;&quot;)">
            <text:p/>
          </table:table-cell>
          <table:table-cell table:style-name="ce10" table:formula="of:=IF([.F68]&lt;&gt;&quot;&quot;;[.$B68]&amp;&quot;,&quot;&amp;[.F68]&amp;&quot;,&quot;&amp;[.F$1]&amp;&quot;;&quot;;&quot;&quot;)">
            <text:p/>
          </table:table-cell>
          <table:table-cell table:style-name="ce10" table:formula="of:=IF([.G68]&lt;&gt;&quot;&quot;;[.$B68]&amp;&quot;,&quot;&amp;[.G68]&amp;&quot;,&quot;&amp;[.G$1]&amp;&quot;;&quot;;&quot;&quot;)">
            <text:p/>
          </table:table-cell>
          <table:table-cell table:style-name="ce10" table:formula="of:=IF([.H68]&lt;&gt;&quot;&quot;;[.$B68]&amp;&quot;,&quot;&amp;[.H68]&amp;&quot;,&quot;&amp;[.H$1]&amp;&quot;;&quot;;&quot;&quot;)" office:value-type="string" office:string-value="2022-03-24,268,2;" calcext:value-type="string">
            <text:p>2022-03-24,268,2;</text:p>
          </table:table-cell>
          <table:table-cell table:style-name="ce10" table:formula="of:=IF([.I68]&lt;&gt;&quot;&quot;;[.$B68]&amp;&quot;,&quot;&amp;[.I68]&amp;&quot;,&quot;&amp;[.I$1]&amp;&quot;;&quot;;&quot;&quot;)">
            <text:p/>
          </table:table-cell>
          <table:table-cell table:style-name="ce10" table:formula="of:=IF([.J68]&lt;&gt;&quot;&quot;;[.$B68]&amp;&quot;,&quot;&amp;[.J6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25" calcext:value-type="date">
            <text:p>2022-03-25</text:p>
          </table:table-cell>
          <table:table-cell table:style-name="ce8" table:formula="of:=IF(WEEKDAY([.A69];2)&gt;5;&quot;&quot;;TEXT([.A69];&quot;YYYY-MM-DD&quot;))" office:value-type="string" office:string-value="2022-03-25" calcext:value-type="string">
            <text:p>2022-03-25</text:p>
          </table:table-cell>
          <table:table-cell table:number-columns-repeated="5"/>
          <table:table-cell table:style-name="Default" office:value-type="float" office:value="269" calcext:value-type="float">
            <text:p>269</text:p>
          </table:table-cell>
          <table:table-cell table:style-name="Default"/>
          <table:table-cell table:number-columns-repeated="2"/>
          <table:table-cell table:style-name="ce10" table:formula="of:=IF([.C69]&lt;&gt;&quot;&quot;;[.$B69]&amp;&quot;,&quot;&amp;[.C69]&amp;&quot;,&quot;&amp;[.C$1]&amp;&quot;;&quot;;&quot;&quot;)">
            <text:p/>
          </table:table-cell>
          <table:table-cell table:style-name="ce10" table:formula="of:=IF([.D69]&lt;&gt;&quot;&quot;;[.$B69]&amp;&quot;,&quot;&amp;[.D69]&amp;&quot;,&quot;&amp;[.D$1]&amp;&quot;;&quot;;&quot;&quot;)">
            <text:p/>
          </table:table-cell>
          <table:table-cell table:style-name="ce10" table:formula="of:=IF([.E69]&lt;&gt;&quot;&quot;;[.$B69]&amp;&quot;,&quot;&amp;[.E69]&amp;&quot;,&quot;&amp;[.E$1]&amp;&quot;;&quot;;&quot;&quot;)">
            <text:p/>
          </table:table-cell>
          <table:table-cell table:style-name="ce10" table:formula="of:=IF([.F69]&lt;&gt;&quot;&quot;;[.$B69]&amp;&quot;,&quot;&amp;[.F69]&amp;&quot;,&quot;&amp;[.F$1]&amp;&quot;;&quot;;&quot;&quot;)">
            <text:p/>
          </table:table-cell>
          <table:table-cell table:style-name="ce10" table:formula="of:=IF([.G69]&lt;&gt;&quot;&quot;;[.$B69]&amp;&quot;,&quot;&amp;[.G69]&amp;&quot;,&quot;&amp;[.G$1]&amp;&quot;;&quot;;&quot;&quot;)">
            <text:p/>
          </table:table-cell>
          <table:table-cell table:style-name="ce10" table:formula="of:=IF([.H69]&lt;&gt;&quot;&quot;;[.$B69]&amp;&quot;,&quot;&amp;[.H69]&amp;&quot;,&quot;&amp;[.H$1]&amp;&quot;;&quot;;&quot;&quot;)" office:value-type="string" office:string-value="2022-03-25,269,2;" calcext:value-type="string">
            <text:p>2022-03-25,269,2;</text:p>
          </table:table-cell>
          <table:table-cell table:style-name="ce10" table:formula="of:=IF([.I69]&lt;&gt;&quot;&quot;;[.$B69]&amp;&quot;,&quot;&amp;[.I69]&amp;&quot;,&quot;&amp;[.I$1]&amp;&quot;;&quot;;&quot;&quot;)">
            <text:p/>
          </table:table-cell>
          <table:table-cell table:style-name="ce10" table:formula="of:=IF([.J69]&lt;&gt;&quot;&quot;;[.$B69]&amp;&quot;,&quot;&amp;[.J6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26" calcext:value-type="date">
            <text:p>2022-03-26</text:p>
          </table:table-cell>
          <table:table-cell table:style-name="ce8" table:formula="of:=IF(WEEKDAY([.A70];2)&gt;5;&quot;&quot;;TEXT([.A70];&quot;YYYY-MM-DD&quot;))">
            <text:p/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70]&lt;&gt;&quot;&quot;;[.$B70]&amp;&quot;,&quot;&amp;[.C70]&amp;&quot;,&quot;&amp;[.C$1]&amp;&quot;;&quot;;&quot;&quot;)">
            <text:p/>
          </table:table-cell>
          <table:table-cell table:style-name="ce10" table:formula="of:=IF([.D70]&lt;&gt;&quot;&quot;;[.$B70]&amp;&quot;,&quot;&amp;[.D70]&amp;&quot;,&quot;&amp;[.D$1]&amp;&quot;;&quot;;&quot;&quot;)">
            <text:p/>
          </table:table-cell>
          <table:table-cell table:style-name="ce10" table:formula="of:=IF([.E70]&lt;&gt;&quot;&quot;;[.$B70]&amp;&quot;,&quot;&amp;[.E70]&amp;&quot;,&quot;&amp;[.E$1]&amp;&quot;;&quot;;&quot;&quot;)">
            <text:p/>
          </table:table-cell>
          <table:table-cell table:style-name="ce10" table:formula="of:=IF([.F70]&lt;&gt;&quot;&quot;;[.$B70]&amp;&quot;,&quot;&amp;[.F70]&amp;&quot;,&quot;&amp;[.F$1]&amp;&quot;;&quot;;&quot;&quot;)">
            <text:p/>
          </table:table-cell>
          <table:table-cell table:style-name="ce10" table:formula="of:=IF([.G70]&lt;&gt;&quot;&quot;;[.$B70]&amp;&quot;,&quot;&amp;[.G70]&amp;&quot;,&quot;&amp;[.G$1]&amp;&quot;;&quot;;&quot;&quot;)">
            <text:p/>
          </table:table-cell>
          <table:table-cell table:style-name="ce10" table:formula="of:=IF([.H70]&lt;&gt;&quot;&quot;;[.$B70]&amp;&quot;,&quot;&amp;[.H70]&amp;&quot;,&quot;&amp;[.H$1]&amp;&quot;;&quot;;&quot;&quot;)">
            <text:p/>
          </table:table-cell>
          <table:table-cell table:style-name="ce10" table:formula="of:=IF([.I70]&lt;&gt;&quot;&quot;;[.$B70]&amp;&quot;,&quot;&amp;[.I70]&amp;&quot;,&quot;&amp;[.I$1]&amp;&quot;;&quot;;&quot;&quot;)">
            <text:p/>
          </table:table-cell>
          <table:table-cell table:style-name="ce10" table:formula="of:=IF([.J70]&lt;&gt;&quot;&quot;;[.$B70]&amp;&quot;,&quot;&amp;[.J7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27" calcext:value-type="date">
            <text:p>2022-03-27</text:p>
          </table:table-cell>
          <table:table-cell table:style-name="ce8" table:formula="of:=IF(WEEKDAY([.A71];2)&gt;5;&quot;&quot;;TEXT([.A71];&quot;YYYY-MM-DD&quot;))">
            <text:p/>
          </table:table-cell>
          <table:table-cell table:number-columns-repeated="9"/>
          <table:table-cell table:style-name="ce10" table:formula="of:=IF([.C71]&lt;&gt;&quot;&quot;;[.$B71]&amp;&quot;,&quot;&amp;[.C71]&amp;&quot;,&quot;&amp;[.C$1]&amp;&quot;;&quot;;&quot;&quot;)">
            <text:p/>
          </table:table-cell>
          <table:table-cell table:style-name="ce10" table:formula="of:=IF([.D71]&lt;&gt;&quot;&quot;;[.$B71]&amp;&quot;,&quot;&amp;[.D71]&amp;&quot;,&quot;&amp;[.D$1]&amp;&quot;;&quot;;&quot;&quot;)">
            <text:p/>
          </table:table-cell>
          <table:table-cell table:style-name="ce10" table:formula="of:=IF([.E71]&lt;&gt;&quot;&quot;;[.$B71]&amp;&quot;,&quot;&amp;[.E71]&amp;&quot;,&quot;&amp;[.E$1]&amp;&quot;;&quot;;&quot;&quot;)">
            <text:p/>
          </table:table-cell>
          <table:table-cell table:style-name="ce10" table:formula="of:=IF([.F71]&lt;&gt;&quot;&quot;;[.$B71]&amp;&quot;,&quot;&amp;[.F71]&amp;&quot;,&quot;&amp;[.F$1]&amp;&quot;;&quot;;&quot;&quot;)">
            <text:p/>
          </table:table-cell>
          <table:table-cell table:style-name="ce10" table:formula="of:=IF([.G71]&lt;&gt;&quot;&quot;;[.$B71]&amp;&quot;,&quot;&amp;[.G71]&amp;&quot;,&quot;&amp;[.G$1]&amp;&quot;;&quot;;&quot;&quot;)">
            <text:p/>
          </table:table-cell>
          <table:table-cell table:style-name="ce10" table:formula="of:=IF([.H71]&lt;&gt;&quot;&quot;;[.$B71]&amp;&quot;,&quot;&amp;[.H71]&amp;&quot;,&quot;&amp;[.H$1]&amp;&quot;;&quot;;&quot;&quot;)">
            <text:p/>
          </table:table-cell>
          <table:table-cell table:style-name="ce10" table:formula="of:=IF([.I71]&lt;&gt;&quot;&quot;;[.$B71]&amp;&quot;,&quot;&amp;[.I71]&amp;&quot;,&quot;&amp;[.I$1]&amp;&quot;;&quot;;&quot;&quot;)">
            <text:p/>
          </table:table-cell>
          <table:table-cell table:style-name="ce10" table:formula="of:=IF([.J71]&lt;&gt;&quot;&quot;;[.$B71]&amp;&quot;,&quot;&amp;[.J7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28" calcext:value-type="date">
            <text:p>2022-03-28</text:p>
          </table:table-cell>
          <table:table-cell table:style-name="ce8" table:formula="of:=IF(WEEKDAY([.A72];2)&gt;5;&quot;&quot;;TEXT([.A72];&quot;YYYY-MM-DD&quot;))" office:value-type="string" office:string-value="2022-03-28" calcext:value-type="string">
            <text:p>2022-03-28</text:p>
          </table:table-cell>
          <table:table-cell table:number-columns-repeated="5"/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2"/>
          <table:table-cell table:style-name="ce10" table:formula="of:=IF([.C72]&lt;&gt;&quot;&quot;;[.$B72]&amp;&quot;,&quot;&amp;[.C72]&amp;&quot;,&quot;&amp;[.C$1]&amp;&quot;;&quot;;&quot;&quot;)">
            <text:p/>
          </table:table-cell>
          <table:table-cell table:style-name="ce10" table:formula="of:=IF([.D72]&lt;&gt;&quot;&quot;;[.$B72]&amp;&quot;,&quot;&amp;[.D72]&amp;&quot;,&quot;&amp;[.D$1]&amp;&quot;;&quot;;&quot;&quot;)">
            <text:p/>
          </table:table-cell>
          <table:table-cell table:style-name="ce10" table:formula="of:=IF([.E72]&lt;&gt;&quot;&quot;;[.$B72]&amp;&quot;,&quot;&amp;[.E72]&amp;&quot;,&quot;&amp;[.E$1]&amp;&quot;;&quot;;&quot;&quot;)">
            <text:p/>
          </table:table-cell>
          <table:table-cell table:style-name="ce10" table:formula="of:=IF([.F72]&lt;&gt;&quot;&quot;;[.$B72]&amp;&quot;,&quot;&amp;[.F72]&amp;&quot;,&quot;&amp;[.F$1]&amp;&quot;;&quot;;&quot;&quot;)">
            <text:p/>
          </table:table-cell>
          <table:table-cell table:style-name="ce10" table:formula="of:=IF([.G72]&lt;&gt;&quot;&quot;;[.$B72]&amp;&quot;,&quot;&amp;[.G72]&amp;&quot;,&quot;&amp;[.G$1]&amp;&quot;;&quot;;&quot;&quot;)">
            <text:p/>
          </table:table-cell>
          <table:table-cell table:style-name="ce10" table:formula="of:=IF([.H72]&lt;&gt;&quot;&quot;;[.$B72]&amp;&quot;,&quot;&amp;[.H72]&amp;&quot;,&quot;&amp;[.H$1]&amp;&quot;;&quot;;&quot;&quot;)" office:value-type="string" office:string-value="2022-03-28,248,2;" calcext:value-type="string">
            <text:p>2022-03-28,248,2;</text:p>
          </table:table-cell>
          <table:table-cell table:style-name="ce10" table:formula="of:=IF([.I72]&lt;&gt;&quot;&quot;;[.$B72]&amp;&quot;,&quot;&amp;[.I72]&amp;&quot;,&quot;&amp;[.I$1]&amp;&quot;;&quot;;&quot;&quot;)" office:value-type="string" office:string-value="2022-03-28,255,2;" calcext:value-type="string">
            <text:p>2022-03-28,255,2;</text:p>
          </table:table-cell>
          <table:table-cell table:style-name="ce10" table:formula="of:=IF([.J72]&lt;&gt;&quot;&quot;;[.$B72]&amp;&quot;,&quot;&amp;[.J7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29" calcext:value-type="date">
            <text:p>2022-03-29</text:p>
          </table:table-cell>
          <table:table-cell table:style-name="ce8" table:formula="of:=IF(WEEKDAY([.A73];2)&gt;5;&quot;&quot;;TEXT([.A73];&quot;YYYY-MM-DD&quot;))" office:value-type="string" office:string-value="2022-03-29" calcext:value-type="string">
            <text:p>2022-03-29</text:p>
          </table:table-cell>
          <table:table-cell table:number-columns-repeated="5"/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256" calcext:value-type="float">
            <text:p>256</text:p>
          </table:table-cell>
          <table:table-cell table:number-columns-repeated="2"/>
          <table:table-cell table:style-name="ce10" table:formula="of:=IF([.C73]&lt;&gt;&quot;&quot;;[.$B73]&amp;&quot;,&quot;&amp;[.C73]&amp;&quot;,&quot;&amp;[.C$1]&amp;&quot;;&quot;;&quot;&quot;)">
            <text:p/>
          </table:table-cell>
          <table:table-cell table:style-name="ce10" table:formula="of:=IF([.D73]&lt;&gt;&quot;&quot;;[.$B73]&amp;&quot;,&quot;&amp;[.D73]&amp;&quot;,&quot;&amp;[.D$1]&amp;&quot;;&quot;;&quot;&quot;)">
            <text:p/>
          </table:table-cell>
          <table:table-cell table:style-name="ce10" table:formula="of:=IF([.E73]&lt;&gt;&quot;&quot;;[.$B73]&amp;&quot;,&quot;&amp;[.E73]&amp;&quot;,&quot;&amp;[.E$1]&amp;&quot;;&quot;;&quot;&quot;)">
            <text:p/>
          </table:table-cell>
          <table:table-cell table:style-name="ce10" table:formula="of:=IF([.F73]&lt;&gt;&quot;&quot;;[.$B73]&amp;&quot;,&quot;&amp;[.F73]&amp;&quot;,&quot;&amp;[.F$1]&amp;&quot;;&quot;;&quot;&quot;)">
            <text:p/>
          </table:table-cell>
          <table:table-cell table:style-name="ce10" table:formula="of:=IF([.G73]&lt;&gt;&quot;&quot;;[.$B73]&amp;&quot;,&quot;&amp;[.G73]&amp;&quot;,&quot;&amp;[.G$1]&amp;&quot;;&quot;;&quot;&quot;)">
            <text:p/>
          </table:table-cell>
          <table:table-cell table:style-name="ce10" table:formula="of:=IF([.H73]&lt;&gt;&quot;&quot;;[.$B73]&amp;&quot;,&quot;&amp;[.H73]&amp;&quot;,&quot;&amp;[.H$1]&amp;&quot;;&quot;;&quot;&quot;)" office:value-type="string" office:string-value="2022-03-29,249,2;" calcext:value-type="string">
            <text:p>2022-03-29,249,2;</text:p>
          </table:table-cell>
          <table:table-cell table:style-name="ce10" table:formula="of:=IF([.I73]&lt;&gt;&quot;&quot;;[.$B73]&amp;&quot;,&quot;&amp;[.I73]&amp;&quot;,&quot;&amp;[.I$1]&amp;&quot;;&quot;;&quot;&quot;)" office:value-type="string" office:string-value="2022-03-29,256,2;" calcext:value-type="string">
            <text:p>2022-03-29,256,2;</text:p>
          </table:table-cell>
          <table:table-cell table:style-name="ce10" table:formula="of:=IF([.J73]&lt;&gt;&quot;&quot;;[.$B73]&amp;&quot;,&quot;&amp;[.J7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8" table:formula="of:=IF(WEEKDAY([.A74];2)&gt;5;&quot;&quot;;TEXT([.A74];&quot;YYYY-MM-DD&quot;))" office:value-type="string" office:string-value="2022-03-30" calcext:value-type="string">
            <text:p>2022-03-30</text:p>
          </table:table-cell>
          <table:table-cell table:number-columns-repeated="5"/>
          <table:table-cell table:style-name="Default"/>
          <table:table-cell table:style-name="Default" office:value-type="float" office:value="263" calcext:value-type="float">
            <text:p>263</text:p>
          </table:table-cell>
          <table:table-cell table:number-columns-repeated="2"/>
          <table:table-cell table:style-name="ce10" table:formula="of:=IF([.C74]&lt;&gt;&quot;&quot;;[.$B74]&amp;&quot;,&quot;&amp;[.C74]&amp;&quot;,&quot;&amp;[.C$1]&amp;&quot;;&quot;;&quot;&quot;)">
            <text:p/>
          </table:table-cell>
          <table:table-cell table:style-name="ce10" table:formula="of:=IF([.D74]&lt;&gt;&quot;&quot;;[.$B74]&amp;&quot;,&quot;&amp;[.D74]&amp;&quot;,&quot;&amp;[.D$1]&amp;&quot;;&quot;;&quot;&quot;)">
            <text:p/>
          </table:table-cell>
          <table:table-cell table:style-name="ce10" table:formula="of:=IF([.E74]&lt;&gt;&quot;&quot;;[.$B74]&amp;&quot;,&quot;&amp;[.E74]&amp;&quot;,&quot;&amp;[.E$1]&amp;&quot;;&quot;;&quot;&quot;)">
            <text:p/>
          </table:table-cell>
          <table:table-cell table:style-name="ce10" table:formula="of:=IF([.F74]&lt;&gt;&quot;&quot;;[.$B74]&amp;&quot;,&quot;&amp;[.F74]&amp;&quot;,&quot;&amp;[.F$1]&amp;&quot;;&quot;;&quot;&quot;)">
            <text:p/>
          </table:table-cell>
          <table:table-cell table:style-name="ce10" table:formula="of:=IF([.G74]&lt;&gt;&quot;&quot;;[.$B74]&amp;&quot;,&quot;&amp;[.G74]&amp;&quot;,&quot;&amp;[.G$1]&amp;&quot;;&quot;;&quot;&quot;)">
            <text:p/>
          </table:table-cell>
          <table:table-cell table:style-name="ce10" table:formula="of:=IF([.H74]&lt;&gt;&quot;&quot;;[.$B74]&amp;&quot;,&quot;&amp;[.H74]&amp;&quot;,&quot;&amp;[.H$1]&amp;&quot;;&quot;;&quot;&quot;)">
            <text:p/>
          </table:table-cell>
          <table:table-cell table:style-name="ce10" table:formula="of:=IF([.I74]&lt;&gt;&quot;&quot;;[.$B74]&amp;&quot;,&quot;&amp;[.I74]&amp;&quot;,&quot;&amp;[.I$1]&amp;&quot;;&quot;;&quot;&quot;)" office:value-type="string" office:string-value="2022-03-30,263,2;" calcext:value-type="string">
            <text:p>2022-03-30,263,2;</text:p>
          </table:table-cell>
          <table:table-cell table:style-name="ce10" table:formula="of:=IF([.J74]&lt;&gt;&quot;&quot;;[.$B74]&amp;&quot;,&quot;&amp;[.J7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3-31" calcext:value-type="date">
            <text:p>2022-03-31</text:p>
          </table:table-cell>
          <table:table-cell table:style-name="ce8" table:formula="of:=IF(WEEKDAY([.A75];2)&gt;5;&quot;&quot;;TEXT([.A75];&quot;YYYY-MM-DD&quot;))" office:value-type="string" office:string-value="2022-03-31" calcext:value-type="string">
            <text:p>2022-03-31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75]&lt;&gt;&quot;&quot;;[.$B75]&amp;&quot;,&quot;&amp;[.C75]&amp;&quot;,&quot;&amp;[.C$1]&amp;&quot;;&quot;;&quot;&quot;)">
            <text:p/>
          </table:table-cell>
          <table:table-cell table:style-name="ce10" table:formula="of:=IF([.D75]&lt;&gt;&quot;&quot;;[.$B75]&amp;&quot;,&quot;&amp;[.D75]&amp;&quot;,&quot;&amp;[.D$1]&amp;&quot;;&quot;;&quot;&quot;)">
            <text:p/>
          </table:table-cell>
          <table:table-cell table:style-name="ce10" table:formula="of:=IF([.E75]&lt;&gt;&quot;&quot;;[.$B75]&amp;&quot;,&quot;&amp;[.E75]&amp;&quot;,&quot;&amp;[.E$1]&amp;&quot;;&quot;;&quot;&quot;)">
            <text:p/>
          </table:table-cell>
          <table:table-cell table:style-name="ce10" table:formula="of:=IF([.F75]&lt;&gt;&quot;&quot;;[.$B75]&amp;&quot;,&quot;&amp;[.F75]&amp;&quot;,&quot;&amp;[.F$1]&amp;&quot;;&quot;;&quot;&quot;)">
            <text:p/>
          </table:table-cell>
          <table:table-cell table:style-name="ce10" table:formula="of:=IF([.G75]&lt;&gt;&quot;&quot;;[.$B75]&amp;&quot;,&quot;&amp;[.G75]&amp;&quot;,&quot;&amp;[.G$1]&amp;&quot;;&quot;;&quot;&quot;)">
            <text:p/>
          </table:table-cell>
          <table:table-cell table:style-name="ce10" table:formula="of:=IF([.H75]&lt;&gt;&quot;&quot;;[.$B75]&amp;&quot;,&quot;&amp;[.H75]&amp;&quot;,&quot;&amp;[.H$1]&amp;&quot;;&quot;;&quot;&quot;)">
            <text:p/>
          </table:table-cell>
          <table:table-cell table:style-name="ce10" table:formula="of:=IF([.I75]&lt;&gt;&quot;&quot;;[.$B75]&amp;&quot;,&quot;&amp;[.I75]&amp;&quot;,&quot;&amp;[.I$1]&amp;&quot;;&quot;;&quot;&quot;)">
            <text:p/>
          </table:table-cell>
          <table:table-cell table:style-name="ce10" table:formula="of:=IF([.J75]&lt;&gt;&quot;&quot;;[.$B75]&amp;&quot;,&quot;&amp;[.J7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4-01" calcext:value-type="date">
            <text:p>2022-04-01</text:p>
          </table:table-cell>
          <table:table-cell table:style-name="ce8" table:formula="of:=IF(WEEKDAY([.A76];2)&gt;5;&quot;&quot;;TEXT([.A76];&quot;YYYY-MM-DD&quot;))" office:value-type="string" office:string-value="2022-04-01" calcext:value-type="string">
            <text:p>2022-04-01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76]&lt;&gt;&quot;&quot;;[.$B76]&amp;&quot;,&quot;&amp;[.C76]&amp;&quot;,&quot;&amp;[.C$1]&amp;&quot;;&quot;;&quot;&quot;)">
            <text:p/>
          </table:table-cell>
          <table:table-cell table:style-name="ce10" table:formula="of:=IF([.D76]&lt;&gt;&quot;&quot;;[.$B76]&amp;&quot;,&quot;&amp;[.D76]&amp;&quot;,&quot;&amp;[.D$1]&amp;&quot;;&quot;;&quot;&quot;)">
            <text:p/>
          </table:table-cell>
          <table:table-cell table:style-name="ce10" table:formula="of:=IF([.E76]&lt;&gt;&quot;&quot;;[.$B76]&amp;&quot;,&quot;&amp;[.E76]&amp;&quot;,&quot;&amp;[.E$1]&amp;&quot;;&quot;;&quot;&quot;)">
            <text:p/>
          </table:table-cell>
          <table:table-cell table:style-name="ce10" table:formula="of:=IF([.F76]&lt;&gt;&quot;&quot;;[.$B76]&amp;&quot;,&quot;&amp;[.F76]&amp;&quot;,&quot;&amp;[.F$1]&amp;&quot;;&quot;;&quot;&quot;)">
            <text:p/>
          </table:table-cell>
          <table:table-cell table:style-name="ce10" table:formula="of:=IF([.G76]&lt;&gt;&quot;&quot;;[.$B76]&amp;&quot;,&quot;&amp;[.G76]&amp;&quot;,&quot;&amp;[.G$1]&amp;&quot;;&quot;;&quot;&quot;)">
            <text:p/>
          </table:table-cell>
          <table:table-cell table:style-name="ce10" table:formula="of:=IF([.H76]&lt;&gt;&quot;&quot;;[.$B76]&amp;&quot;,&quot;&amp;[.H76]&amp;&quot;,&quot;&amp;[.H$1]&amp;&quot;;&quot;;&quot;&quot;)">
            <text:p/>
          </table:table-cell>
          <table:table-cell table:style-name="ce10" table:formula="of:=IF([.I76]&lt;&gt;&quot;&quot;;[.$B76]&amp;&quot;,&quot;&amp;[.I76]&amp;&quot;,&quot;&amp;[.I$1]&amp;&quot;;&quot;;&quot;&quot;)">
            <text:p/>
          </table:table-cell>
          <table:table-cell table:style-name="ce10" table:formula="of:=IF([.J76]&lt;&gt;&quot;&quot;;[.$B76]&amp;&quot;,&quot;&amp;[.J7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4-02" calcext:value-type="date">
            <text:p>2022-04-02</text:p>
          </table:table-cell>
          <table:table-cell table:style-name="ce8" table:formula="of:=IF(WEEKDAY([.A77];2)&gt;5;&quot;&quot;;TEXT([.A77];&quot;YYYY-MM-DD&quot;))">
            <text:p/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ce10" table:formula="of:=IF([.C77]&lt;&gt;&quot;&quot;;[.$B77]&amp;&quot;,&quot;&amp;[.C77]&amp;&quot;,&quot;&amp;[.C$1]&amp;&quot;;&quot;;&quot;&quot;)">
            <text:p/>
          </table:table-cell>
          <table:table-cell table:style-name="ce10" table:formula="of:=IF([.D77]&lt;&gt;&quot;&quot;;[.$B77]&amp;&quot;,&quot;&amp;[.D77]&amp;&quot;,&quot;&amp;[.D$1]&amp;&quot;;&quot;;&quot;&quot;)">
            <text:p/>
          </table:table-cell>
          <table:table-cell table:style-name="ce10" table:formula="of:=IF([.E77]&lt;&gt;&quot;&quot;;[.$B77]&amp;&quot;,&quot;&amp;[.E77]&amp;&quot;,&quot;&amp;[.E$1]&amp;&quot;;&quot;;&quot;&quot;)">
            <text:p/>
          </table:table-cell>
          <table:table-cell table:style-name="ce10" table:formula="of:=IF([.F77]&lt;&gt;&quot;&quot;;[.$B77]&amp;&quot;,&quot;&amp;[.F77]&amp;&quot;,&quot;&amp;[.F$1]&amp;&quot;;&quot;;&quot;&quot;)">
            <text:p/>
          </table:table-cell>
          <table:table-cell table:style-name="ce10" table:formula="of:=IF([.G77]&lt;&gt;&quot;&quot;;[.$B77]&amp;&quot;,&quot;&amp;[.G77]&amp;&quot;,&quot;&amp;[.G$1]&amp;&quot;;&quot;;&quot;&quot;)">
            <text:p/>
          </table:table-cell>
          <table:table-cell table:style-name="ce10" table:formula="of:=IF([.H77]&lt;&gt;&quot;&quot;;[.$B77]&amp;&quot;,&quot;&amp;[.H77]&amp;&quot;,&quot;&amp;[.H$1]&amp;&quot;;&quot;;&quot;&quot;)">
            <text:p/>
          </table:table-cell>
          <table:table-cell table:style-name="ce10" table:formula="of:=IF([.I77]&lt;&gt;&quot;&quot;;[.$B77]&amp;&quot;,&quot;&amp;[.I77]&amp;&quot;,&quot;&amp;[.I$1]&amp;&quot;;&quot;;&quot;&quot;)">
            <text:p/>
          </table:table-cell>
          <table:table-cell table:style-name="ce10" table:formula="of:=IF([.J77]&lt;&gt;&quot;&quot;;[.$B77]&amp;&quot;,&quot;&amp;[.J7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4-03" calcext:value-type="date">
            <text:p>2022-04-03</text:p>
          </table:table-cell>
          <table:table-cell table:style-name="ce8" table:formula="of:=IF(WEEKDAY([.A78];2)&gt;5;&quot;&quot;;TEXT([.A78];&quot;YYYY-MM-DD&quot;))">
            <text:p/>
          </table:table-cell>
          <table:table-cell table:number-columns-repeated="9"/>
          <table:table-cell table:style-name="ce10" table:formula="of:=IF([.C78]&lt;&gt;&quot;&quot;;[.$B78]&amp;&quot;,&quot;&amp;[.C78]&amp;&quot;,&quot;&amp;[.C$1]&amp;&quot;;&quot;;&quot;&quot;)">
            <text:p/>
          </table:table-cell>
          <table:table-cell table:style-name="ce10" table:formula="of:=IF([.D78]&lt;&gt;&quot;&quot;;[.$B78]&amp;&quot;,&quot;&amp;[.D78]&amp;&quot;,&quot;&amp;[.D$1]&amp;&quot;;&quot;;&quot;&quot;)">
            <text:p/>
          </table:table-cell>
          <table:table-cell table:style-name="ce10" table:formula="of:=IF([.E78]&lt;&gt;&quot;&quot;;[.$B78]&amp;&quot;,&quot;&amp;[.E78]&amp;&quot;,&quot;&amp;[.E$1]&amp;&quot;;&quot;;&quot;&quot;)">
            <text:p/>
          </table:table-cell>
          <table:table-cell table:style-name="ce10" table:formula="of:=IF([.F78]&lt;&gt;&quot;&quot;;[.$B78]&amp;&quot;,&quot;&amp;[.F78]&amp;&quot;,&quot;&amp;[.F$1]&amp;&quot;;&quot;;&quot;&quot;)">
            <text:p/>
          </table:table-cell>
          <table:table-cell table:style-name="ce10" table:formula="of:=IF([.G78]&lt;&gt;&quot;&quot;;[.$B78]&amp;&quot;,&quot;&amp;[.G78]&amp;&quot;,&quot;&amp;[.G$1]&amp;&quot;;&quot;;&quot;&quot;)">
            <text:p/>
          </table:table-cell>
          <table:table-cell table:style-name="ce10" table:formula="of:=IF([.H78]&lt;&gt;&quot;&quot;;[.$B78]&amp;&quot;,&quot;&amp;[.H78]&amp;&quot;,&quot;&amp;[.H$1]&amp;&quot;;&quot;;&quot;&quot;)">
            <text:p/>
          </table:table-cell>
          <table:table-cell table:style-name="ce10" table:formula="of:=IF([.I78]&lt;&gt;&quot;&quot;;[.$B78]&amp;&quot;,&quot;&amp;[.I78]&amp;&quot;,&quot;&amp;[.I$1]&amp;&quot;;&quot;;&quot;&quot;)">
            <text:p/>
          </table:table-cell>
          <table:table-cell table:style-name="ce10" table:formula="of:=IF([.J78]&lt;&gt;&quot;&quot;;[.$B78]&amp;&quot;,&quot;&amp;[.J7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4-04" calcext:value-type="date">
            <text:p>2022-04-04</text:p>
          </table:table-cell>
          <table:table-cell table:style-name="ce8" table:formula="of:=IF(WEEKDAY([.A79];2)&gt;5;&quot;&quot;;TEXT([.A79];&quot;YYYY-MM-DD&quot;))" office:value-type="string" office:string-value="2022-04-04" calcext:value-type="string">
            <text:p>2022-04-04</text:p>
          </table:table-cell>
          <table:table-cell table:number-columns-repeated="5"/>
          <table:table-cell table:style-name="Default" table:number-columns-repeated="2"/>
          <table:table-cell table:style-name="Default" office:value-type="float" office:value="243" calcext:value-type="float">
            <text:p>243</text:p>
          </table:table-cell>
          <table:table-cell/>
          <table:table-cell table:style-name="ce10" table:formula="of:=IF([.C79]&lt;&gt;&quot;&quot;;[.$B79]&amp;&quot;,&quot;&amp;[.C79]&amp;&quot;,&quot;&amp;[.C$1]&amp;&quot;;&quot;;&quot;&quot;)">
            <text:p/>
          </table:table-cell>
          <table:table-cell table:style-name="ce10" table:formula="of:=IF([.D79]&lt;&gt;&quot;&quot;;[.$B79]&amp;&quot;,&quot;&amp;[.D79]&amp;&quot;,&quot;&amp;[.D$1]&amp;&quot;;&quot;;&quot;&quot;)">
            <text:p/>
          </table:table-cell>
          <table:table-cell table:style-name="ce10" table:formula="of:=IF([.E79]&lt;&gt;&quot;&quot;;[.$B79]&amp;&quot;,&quot;&amp;[.E79]&amp;&quot;,&quot;&amp;[.E$1]&amp;&quot;;&quot;;&quot;&quot;)">
            <text:p/>
          </table:table-cell>
          <table:table-cell table:style-name="ce10" table:formula="of:=IF([.F79]&lt;&gt;&quot;&quot;;[.$B79]&amp;&quot;,&quot;&amp;[.F79]&amp;&quot;,&quot;&amp;[.F$1]&amp;&quot;;&quot;;&quot;&quot;)">
            <text:p/>
          </table:table-cell>
          <table:table-cell table:style-name="ce10" table:formula="of:=IF([.G79]&lt;&gt;&quot;&quot;;[.$B79]&amp;&quot;,&quot;&amp;[.G79]&amp;&quot;,&quot;&amp;[.G$1]&amp;&quot;;&quot;;&quot;&quot;)">
            <text:p/>
          </table:table-cell>
          <table:table-cell table:style-name="ce10" table:formula="of:=IF([.H79]&lt;&gt;&quot;&quot;;[.$B79]&amp;&quot;,&quot;&amp;[.H79]&amp;&quot;,&quot;&amp;[.H$1]&amp;&quot;;&quot;;&quot;&quot;)">
            <text:p/>
          </table:table-cell>
          <table:table-cell table:style-name="ce10" table:formula="of:=IF([.I79]&lt;&gt;&quot;&quot;;[.$B79]&amp;&quot;,&quot;&amp;[.I79]&amp;&quot;,&quot;&amp;[.I$1]&amp;&quot;;&quot;;&quot;&quot;)">
            <text:p/>
          </table:table-cell>
          <table:table-cell table:style-name="ce10" table:formula="of:=IF([.J79]&lt;&gt;&quot;&quot;;[.$B79]&amp;&quot;,&quot;&amp;[.J79]&amp;&quot;,&quot;&amp;[.J$1]&amp;&quot;;&quot;;&quot;&quot;)" office:value-type="string" office:string-value="2022-04-04,243,3;" calcext:value-type="string">
            <text:p>2022-04-04,243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05" calcext:value-type="date">
            <text:p>2022-04-05</text:p>
          </table:table-cell>
          <table:table-cell table:style-name="ce8" table:formula="of:=IF(WEEKDAY([.A80];2)&gt;5;&quot;&quot;;TEXT([.A80];&quot;YYYY-MM-DD&quot;))" office:value-type="string" office:string-value="2022-04-05" calcext:value-type="string">
            <text:p>2022-04-05</text:p>
          </table:table-cell>
          <table:table-cell table:number-columns-repeated="5"/>
          <table:table-cell table:style-name="Default" table:number-columns-repeated="2"/>
          <table:table-cell table:style-name="Default" office:value-type="float" office:value="244" calcext:value-type="float">
            <text:p>244</text:p>
          </table:table-cell>
          <table:table-cell/>
          <table:table-cell table:style-name="ce10" table:formula="of:=IF([.C80]&lt;&gt;&quot;&quot;;[.$B80]&amp;&quot;,&quot;&amp;[.C80]&amp;&quot;,&quot;&amp;[.C$1]&amp;&quot;;&quot;;&quot;&quot;)">
            <text:p/>
          </table:table-cell>
          <table:table-cell table:style-name="ce10" table:formula="of:=IF([.D80]&lt;&gt;&quot;&quot;;[.$B80]&amp;&quot;,&quot;&amp;[.D80]&amp;&quot;,&quot;&amp;[.D$1]&amp;&quot;;&quot;;&quot;&quot;)">
            <text:p/>
          </table:table-cell>
          <table:table-cell table:style-name="ce10" table:formula="of:=IF([.E80]&lt;&gt;&quot;&quot;;[.$B80]&amp;&quot;,&quot;&amp;[.E80]&amp;&quot;,&quot;&amp;[.E$1]&amp;&quot;;&quot;;&quot;&quot;)">
            <text:p/>
          </table:table-cell>
          <table:table-cell table:style-name="ce10" table:formula="of:=IF([.F80]&lt;&gt;&quot;&quot;;[.$B80]&amp;&quot;,&quot;&amp;[.F80]&amp;&quot;,&quot;&amp;[.F$1]&amp;&quot;;&quot;;&quot;&quot;)">
            <text:p/>
          </table:table-cell>
          <table:table-cell table:style-name="ce10" table:formula="of:=IF([.G80]&lt;&gt;&quot;&quot;;[.$B80]&amp;&quot;,&quot;&amp;[.G80]&amp;&quot;,&quot;&amp;[.G$1]&amp;&quot;;&quot;;&quot;&quot;)">
            <text:p/>
          </table:table-cell>
          <table:table-cell table:style-name="ce10" table:formula="of:=IF([.H80]&lt;&gt;&quot;&quot;;[.$B80]&amp;&quot;,&quot;&amp;[.H80]&amp;&quot;,&quot;&amp;[.H$1]&amp;&quot;;&quot;;&quot;&quot;)">
            <text:p/>
          </table:table-cell>
          <table:table-cell table:style-name="ce10" table:formula="of:=IF([.I80]&lt;&gt;&quot;&quot;;[.$B80]&amp;&quot;,&quot;&amp;[.I80]&amp;&quot;,&quot;&amp;[.I$1]&amp;&quot;;&quot;;&quot;&quot;)">
            <text:p/>
          </table:table-cell>
          <table:table-cell table:style-name="ce10" table:formula="of:=IF([.J80]&lt;&gt;&quot;&quot;;[.$B80]&amp;&quot;,&quot;&amp;[.J80]&amp;&quot;,&quot;&amp;[.J$1]&amp;&quot;;&quot;;&quot;&quot;)" office:value-type="string" office:string-value="2022-04-05,244,3;" calcext:value-type="string">
            <text:p>2022-04-05,244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06" calcext:value-type="date">
            <text:p>2022-04-06</text:p>
          </table:table-cell>
          <table:table-cell table:style-name="ce8" table:formula="of:=IF(WEEKDAY([.A81];2)&gt;5;&quot;&quot;;TEXT([.A81];&quot;YYYY-MM-DD&quot;))" office:value-type="string" office:string-value="2022-04-06" calcext:value-type="string">
            <text:p>2022-04-06</text:p>
          </table:table-cell>
          <table:table-cell table:number-columns-repeated="7"/>
          <table:table-cell table:style-name="Default" office:value-type="float" office:value="245" calcext:value-type="float">
            <text:p>245</text:p>
          </table:table-cell>
          <table:table-cell/>
          <table:table-cell table:style-name="ce10" table:formula="of:=IF([.C81]&lt;&gt;&quot;&quot;;[.$B81]&amp;&quot;,&quot;&amp;[.C81]&amp;&quot;,&quot;&amp;[.C$1]&amp;&quot;;&quot;;&quot;&quot;)">
            <text:p/>
          </table:table-cell>
          <table:table-cell table:style-name="ce10" table:formula="of:=IF([.D81]&lt;&gt;&quot;&quot;;[.$B81]&amp;&quot;,&quot;&amp;[.D81]&amp;&quot;,&quot;&amp;[.D$1]&amp;&quot;;&quot;;&quot;&quot;)">
            <text:p/>
          </table:table-cell>
          <table:table-cell table:style-name="ce10" table:formula="of:=IF([.E81]&lt;&gt;&quot;&quot;;[.$B81]&amp;&quot;,&quot;&amp;[.E81]&amp;&quot;,&quot;&amp;[.E$1]&amp;&quot;;&quot;;&quot;&quot;)">
            <text:p/>
          </table:table-cell>
          <table:table-cell table:style-name="ce10" table:formula="of:=IF([.F81]&lt;&gt;&quot;&quot;;[.$B81]&amp;&quot;,&quot;&amp;[.F81]&amp;&quot;,&quot;&amp;[.F$1]&amp;&quot;;&quot;;&quot;&quot;)">
            <text:p/>
          </table:table-cell>
          <table:table-cell table:style-name="ce10" table:formula="of:=IF([.G81]&lt;&gt;&quot;&quot;;[.$B81]&amp;&quot;,&quot;&amp;[.G81]&amp;&quot;,&quot;&amp;[.G$1]&amp;&quot;;&quot;;&quot;&quot;)">
            <text:p/>
          </table:table-cell>
          <table:table-cell table:style-name="ce10" table:formula="of:=IF([.H81]&lt;&gt;&quot;&quot;;[.$B81]&amp;&quot;,&quot;&amp;[.H81]&amp;&quot;,&quot;&amp;[.H$1]&amp;&quot;;&quot;;&quot;&quot;)">
            <text:p/>
          </table:table-cell>
          <table:table-cell table:style-name="ce10" table:formula="of:=IF([.I81]&lt;&gt;&quot;&quot;;[.$B81]&amp;&quot;,&quot;&amp;[.I81]&amp;&quot;,&quot;&amp;[.I$1]&amp;&quot;;&quot;;&quot;&quot;)">
            <text:p/>
          </table:table-cell>
          <table:table-cell table:style-name="ce10" table:formula="of:=IF([.J81]&lt;&gt;&quot;&quot;;[.$B81]&amp;&quot;,&quot;&amp;[.J81]&amp;&quot;,&quot;&amp;[.J$1]&amp;&quot;;&quot;;&quot;&quot;)" office:value-type="string" office:string-value="2022-04-06,245,3;" calcext:value-type="string">
            <text:p>2022-04-06,245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07" calcext:value-type="date">
            <text:p>2022-04-07</text:p>
          </table:table-cell>
          <table:table-cell table:style-name="ce8" table:formula="of:=IF(WEEKDAY([.A82];2)&gt;5;&quot;&quot;;TEXT([.A82];&quot;YYYY-MM-DD&quot;))" office:value-type="string" office:string-value="2022-04-07" calcext:value-type="string">
            <text:p>2022-04-07</text:p>
          </table:table-cell>
          <table:table-cell table:number-columns-repeated="7"/>
          <table:table-cell table:style-name="Default" office:value-type="float" office:value="246" calcext:value-type="float">
            <text:p>246</text:p>
          </table:table-cell>
          <table:table-cell/>
          <table:table-cell table:style-name="ce10" table:formula="of:=IF([.C82]&lt;&gt;&quot;&quot;;[.$B82]&amp;&quot;,&quot;&amp;[.C82]&amp;&quot;,&quot;&amp;[.C$1]&amp;&quot;;&quot;;&quot;&quot;)">
            <text:p/>
          </table:table-cell>
          <table:table-cell table:style-name="ce10" table:formula="of:=IF([.D82]&lt;&gt;&quot;&quot;;[.$B82]&amp;&quot;,&quot;&amp;[.D82]&amp;&quot;,&quot;&amp;[.D$1]&amp;&quot;;&quot;;&quot;&quot;)">
            <text:p/>
          </table:table-cell>
          <table:table-cell table:style-name="ce10" table:formula="of:=IF([.E82]&lt;&gt;&quot;&quot;;[.$B82]&amp;&quot;,&quot;&amp;[.E82]&amp;&quot;,&quot;&amp;[.E$1]&amp;&quot;;&quot;;&quot;&quot;)">
            <text:p/>
          </table:table-cell>
          <table:table-cell table:style-name="ce10" table:formula="of:=IF([.F82]&lt;&gt;&quot;&quot;;[.$B82]&amp;&quot;,&quot;&amp;[.F82]&amp;&quot;,&quot;&amp;[.F$1]&amp;&quot;;&quot;;&quot;&quot;)">
            <text:p/>
          </table:table-cell>
          <table:table-cell table:style-name="ce10" table:formula="of:=IF([.G82]&lt;&gt;&quot;&quot;;[.$B82]&amp;&quot;,&quot;&amp;[.G82]&amp;&quot;,&quot;&amp;[.G$1]&amp;&quot;;&quot;;&quot;&quot;)">
            <text:p/>
          </table:table-cell>
          <table:table-cell table:style-name="ce10" table:formula="of:=IF([.H82]&lt;&gt;&quot;&quot;;[.$B82]&amp;&quot;,&quot;&amp;[.H82]&amp;&quot;,&quot;&amp;[.H$1]&amp;&quot;;&quot;;&quot;&quot;)">
            <text:p/>
          </table:table-cell>
          <table:table-cell table:style-name="ce10" table:formula="of:=IF([.I82]&lt;&gt;&quot;&quot;;[.$B82]&amp;&quot;,&quot;&amp;[.I82]&amp;&quot;,&quot;&amp;[.I$1]&amp;&quot;;&quot;;&quot;&quot;)">
            <text:p/>
          </table:table-cell>
          <table:table-cell table:style-name="ce10" table:formula="of:=IF([.J82]&lt;&gt;&quot;&quot;;[.$B82]&amp;&quot;,&quot;&amp;[.J82]&amp;&quot;,&quot;&amp;[.J$1]&amp;&quot;;&quot;;&quot;&quot;)" office:value-type="string" office:string-value="2022-04-07,246,3;" calcext:value-type="string">
            <text:p>2022-04-07,246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08" calcext:value-type="date">
            <text:p>2022-04-08</text:p>
          </table:table-cell>
          <table:table-cell table:style-name="ce8" table:formula="of:=IF(WEEKDAY([.A83];2)&gt;5;&quot;&quot;;TEXT([.A83];&quot;YYYY-MM-DD&quot;))" office:value-type="string" office:string-value="2022-04-08" calcext:value-type="string">
            <text:p>2022-04-08</text:p>
          </table:table-cell>
          <table:table-cell table:number-columns-repeated="7"/>
          <table:table-cell table:style-name="Default" office:value-type="float" office:value="247" calcext:value-type="float">
            <text:p>247</text:p>
          </table:table-cell>
          <table:table-cell/>
          <table:table-cell table:style-name="ce10" table:formula="of:=IF([.C83]&lt;&gt;&quot;&quot;;[.$B83]&amp;&quot;,&quot;&amp;[.C83]&amp;&quot;,&quot;&amp;[.C$1]&amp;&quot;;&quot;;&quot;&quot;)">
            <text:p/>
          </table:table-cell>
          <table:table-cell table:style-name="ce10" table:formula="of:=IF([.D83]&lt;&gt;&quot;&quot;;[.$B83]&amp;&quot;,&quot;&amp;[.D83]&amp;&quot;,&quot;&amp;[.D$1]&amp;&quot;;&quot;;&quot;&quot;)">
            <text:p/>
          </table:table-cell>
          <table:table-cell table:style-name="ce10" table:formula="of:=IF([.E83]&lt;&gt;&quot;&quot;;[.$B83]&amp;&quot;,&quot;&amp;[.E83]&amp;&quot;,&quot;&amp;[.E$1]&amp;&quot;;&quot;;&quot;&quot;)">
            <text:p/>
          </table:table-cell>
          <table:table-cell table:style-name="ce10" table:formula="of:=IF([.F83]&lt;&gt;&quot;&quot;;[.$B83]&amp;&quot;,&quot;&amp;[.F83]&amp;&quot;,&quot;&amp;[.F$1]&amp;&quot;;&quot;;&quot;&quot;)">
            <text:p/>
          </table:table-cell>
          <table:table-cell table:style-name="ce10" table:formula="of:=IF([.G83]&lt;&gt;&quot;&quot;;[.$B83]&amp;&quot;,&quot;&amp;[.G83]&amp;&quot;,&quot;&amp;[.G$1]&amp;&quot;;&quot;;&quot;&quot;)">
            <text:p/>
          </table:table-cell>
          <table:table-cell table:style-name="ce10" table:formula="of:=IF([.H83]&lt;&gt;&quot;&quot;;[.$B83]&amp;&quot;,&quot;&amp;[.H83]&amp;&quot;,&quot;&amp;[.H$1]&amp;&quot;;&quot;;&quot;&quot;)">
            <text:p/>
          </table:table-cell>
          <table:table-cell table:style-name="ce10" table:formula="of:=IF([.I83]&lt;&gt;&quot;&quot;;[.$B83]&amp;&quot;,&quot;&amp;[.I83]&amp;&quot;,&quot;&amp;[.I$1]&amp;&quot;;&quot;;&quot;&quot;)">
            <text:p/>
          </table:table-cell>
          <table:table-cell table:style-name="ce10" table:formula="of:=IF([.J83]&lt;&gt;&quot;&quot;;[.$B83]&amp;&quot;,&quot;&amp;[.J83]&amp;&quot;,&quot;&amp;[.J$1]&amp;&quot;;&quot;;&quot;&quot;)" office:value-type="string" office:string-value="2022-04-08,247,3;" calcext:value-type="string">
            <text:p>2022-04-08,247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09" calcext:value-type="date">
            <text:p>2022-04-09</text:p>
          </table:table-cell>
          <table:table-cell table:style-name="ce8" table:formula="of:=IF(WEEKDAY([.A84];2)&gt;5;&quot;&quot;;TEXT([.A84];&quot;YYYY-MM-DD&quot;))">
            <text:p/>
          </table:table-cell>
          <table:table-cell table:number-columns-repeated="7"/>
          <table:table-cell table:style-name="Default"/>
          <table:table-cell/>
          <table:table-cell table:style-name="ce10" table:formula="of:=IF([.C84]&lt;&gt;&quot;&quot;;[.$B84]&amp;&quot;,&quot;&amp;[.C84]&amp;&quot;,&quot;&amp;[.C$1]&amp;&quot;;&quot;;&quot;&quot;)">
            <text:p/>
          </table:table-cell>
          <table:table-cell table:style-name="ce10" table:formula="of:=IF([.D84]&lt;&gt;&quot;&quot;;[.$B84]&amp;&quot;,&quot;&amp;[.D84]&amp;&quot;,&quot;&amp;[.D$1]&amp;&quot;;&quot;;&quot;&quot;)">
            <text:p/>
          </table:table-cell>
          <table:table-cell table:style-name="ce10" table:formula="of:=IF([.E84]&lt;&gt;&quot;&quot;;[.$B84]&amp;&quot;,&quot;&amp;[.E84]&amp;&quot;,&quot;&amp;[.E$1]&amp;&quot;;&quot;;&quot;&quot;)">
            <text:p/>
          </table:table-cell>
          <table:table-cell table:style-name="ce10" table:formula="of:=IF([.F84]&lt;&gt;&quot;&quot;;[.$B84]&amp;&quot;,&quot;&amp;[.F84]&amp;&quot;,&quot;&amp;[.F$1]&amp;&quot;;&quot;;&quot;&quot;)">
            <text:p/>
          </table:table-cell>
          <table:table-cell table:style-name="ce10" table:formula="of:=IF([.G84]&lt;&gt;&quot;&quot;;[.$B84]&amp;&quot;,&quot;&amp;[.G84]&amp;&quot;,&quot;&amp;[.G$1]&amp;&quot;;&quot;;&quot;&quot;)">
            <text:p/>
          </table:table-cell>
          <table:table-cell table:style-name="ce10" table:formula="of:=IF([.H84]&lt;&gt;&quot;&quot;;[.$B84]&amp;&quot;,&quot;&amp;[.H84]&amp;&quot;,&quot;&amp;[.H$1]&amp;&quot;;&quot;;&quot;&quot;)">
            <text:p/>
          </table:table-cell>
          <table:table-cell table:style-name="ce10" table:formula="of:=IF([.I84]&lt;&gt;&quot;&quot;;[.$B84]&amp;&quot;,&quot;&amp;[.I84]&amp;&quot;,&quot;&amp;[.I$1]&amp;&quot;;&quot;;&quot;&quot;)">
            <text:p/>
          </table:table-cell>
          <table:table-cell table:style-name="ce10" table:formula="of:=IF([.J84]&lt;&gt;&quot;&quot;;[.$B84]&amp;&quot;,&quot;&amp;[.J8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4-10" calcext:value-type="date">
            <text:p>2022-04-10</text:p>
          </table:table-cell>
          <table:table-cell table:style-name="ce8" table:formula="of:=IF(WEEKDAY([.A85];2)&gt;5;&quot;&quot;;TEXT([.A85];&quot;YYYY-MM-DD&quot;))">
            <text:p/>
          </table:table-cell>
          <table:table-cell table:number-columns-repeated="7"/>
          <table:table-cell table:style-name="Default"/>
          <table:table-cell/>
          <table:table-cell table:style-name="ce10" table:formula="of:=IF([.C85]&lt;&gt;&quot;&quot;;[.$B85]&amp;&quot;,&quot;&amp;[.C85]&amp;&quot;,&quot;&amp;[.C$1]&amp;&quot;;&quot;;&quot;&quot;)">
            <text:p/>
          </table:table-cell>
          <table:table-cell table:style-name="ce10" table:formula="of:=IF([.D85]&lt;&gt;&quot;&quot;;[.$B85]&amp;&quot;,&quot;&amp;[.D85]&amp;&quot;,&quot;&amp;[.D$1]&amp;&quot;;&quot;;&quot;&quot;)">
            <text:p/>
          </table:table-cell>
          <table:table-cell table:style-name="ce10" table:formula="of:=IF([.E85]&lt;&gt;&quot;&quot;;[.$B85]&amp;&quot;,&quot;&amp;[.E85]&amp;&quot;,&quot;&amp;[.E$1]&amp;&quot;;&quot;;&quot;&quot;)">
            <text:p/>
          </table:table-cell>
          <table:table-cell table:style-name="ce10" table:formula="of:=IF([.F85]&lt;&gt;&quot;&quot;;[.$B85]&amp;&quot;,&quot;&amp;[.F85]&amp;&quot;,&quot;&amp;[.F$1]&amp;&quot;;&quot;;&quot;&quot;)">
            <text:p/>
          </table:table-cell>
          <table:table-cell table:style-name="ce10" table:formula="of:=IF([.G85]&lt;&gt;&quot;&quot;;[.$B85]&amp;&quot;,&quot;&amp;[.G85]&amp;&quot;,&quot;&amp;[.G$1]&amp;&quot;;&quot;;&quot;&quot;)">
            <text:p/>
          </table:table-cell>
          <table:table-cell table:style-name="ce10" table:formula="of:=IF([.H85]&lt;&gt;&quot;&quot;;[.$B85]&amp;&quot;,&quot;&amp;[.H85]&amp;&quot;,&quot;&amp;[.H$1]&amp;&quot;;&quot;;&quot;&quot;)">
            <text:p/>
          </table:table-cell>
          <table:table-cell table:style-name="ce10" table:formula="of:=IF([.I85]&lt;&gt;&quot;&quot;;[.$B85]&amp;&quot;,&quot;&amp;[.I85]&amp;&quot;,&quot;&amp;[.I$1]&amp;&quot;;&quot;;&quot;&quot;)">
            <text:p/>
          </table:table-cell>
          <table:table-cell table:style-name="ce10" table:formula="of:=IF([.J85]&lt;&gt;&quot;&quot;;[.$B85]&amp;&quot;,&quot;&amp;[.J8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4-11" calcext:value-type="date">
            <text:p>2022-04-11</text:p>
          </table:table-cell>
          <table:table-cell table:style-name="ce8" table:formula="of:=IF(WEEKDAY([.A86];2)&gt;5;&quot;&quot;;TEXT([.A86];&quot;YYYY-MM-DD&quot;))" office:value-type="string" office:string-value="2022-04-11" calcext:value-type="string">
            <text:p>2022-04-11</text:p>
          </table:table-cell>
          <table:table-cell table:number-columns-repeated="7"/>
          <table:table-cell table:style-name="Default" office:value-type="float" office:value="250" calcext:value-type="float">
            <text:p>250</text:p>
          </table:table-cell>
          <table:table-cell/>
          <table:table-cell table:style-name="ce10" table:formula="of:=IF([.C86]&lt;&gt;&quot;&quot;;[.$B86]&amp;&quot;,&quot;&amp;[.C86]&amp;&quot;,&quot;&amp;[.C$1]&amp;&quot;;&quot;;&quot;&quot;)">
            <text:p/>
          </table:table-cell>
          <table:table-cell table:style-name="ce10" table:formula="of:=IF([.D86]&lt;&gt;&quot;&quot;;[.$B86]&amp;&quot;,&quot;&amp;[.D86]&amp;&quot;,&quot;&amp;[.D$1]&amp;&quot;;&quot;;&quot;&quot;)">
            <text:p/>
          </table:table-cell>
          <table:table-cell table:style-name="ce10" table:formula="of:=IF([.E86]&lt;&gt;&quot;&quot;;[.$B86]&amp;&quot;,&quot;&amp;[.E86]&amp;&quot;,&quot;&amp;[.E$1]&amp;&quot;;&quot;;&quot;&quot;)">
            <text:p/>
          </table:table-cell>
          <table:table-cell table:style-name="ce10" table:formula="of:=IF([.F86]&lt;&gt;&quot;&quot;;[.$B86]&amp;&quot;,&quot;&amp;[.F86]&amp;&quot;,&quot;&amp;[.F$1]&amp;&quot;;&quot;;&quot;&quot;)">
            <text:p/>
          </table:table-cell>
          <table:table-cell table:style-name="ce10" table:formula="of:=IF([.G86]&lt;&gt;&quot;&quot;;[.$B86]&amp;&quot;,&quot;&amp;[.G86]&amp;&quot;,&quot;&amp;[.G$1]&amp;&quot;;&quot;;&quot;&quot;)">
            <text:p/>
          </table:table-cell>
          <table:table-cell table:style-name="ce10" table:formula="of:=IF([.H86]&lt;&gt;&quot;&quot;;[.$B86]&amp;&quot;,&quot;&amp;[.H86]&amp;&quot;,&quot;&amp;[.H$1]&amp;&quot;;&quot;;&quot;&quot;)">
            <text:p/>
          </table:table-cell>
          <table:table-cell table:style-name="ce10" table:formula="of:=IF([.I86]&lt;&gt;&quot;&quot;;[.$B86]&amp;&quot;,&quot;&amp;[.I86]&amp;&quot;,&quot;&amp;[.I$1]&amp;&quot;;&quot;;&quot;&quot;)">
            <text:p/>
          </table:table-cell>
          <table:table-cell table:style-name="ce10" table:formula="of:=IF([.J86]&lt;&gt;&quot;&quot;;[.$B86]&amp;&quot;,&quot;&amp;[.J86]&amp;&quot;,&quot;&amp;[.J$1]&amp;&quot;;&quot;;&quot;&quot;)" office:value-type="string" office:string-value="2022-04-11,250,3;" calcext:value-type="string">
            <text:p>2022-04-11,250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12" calcext:value-type="date">
            <text:p>2022-04-12</text:p>
          </table:table-cell>
          <table:table-cell table:style-name="ce8" table:formula="of:=IF(WEEKDAY([.A87];2)&gt;5;&quot;&quot;;TEXT([.A87];&quot;YYYY-MM-DD&quot;))" office:value-type="string" office:string-value="2022-04-12" calcext:value-type="string">
            <text:p>2022-04-12</text:p>
          </table:table-cell>
          <table:table-cell table:number-columns-repeated="7"/>
          <table:table-cell table:style-name="Default" office:value-type="float" office:value="251" calcext:value-type="float">
            <text:p>251</text:p>
          </table:table-cell>
          <table:table-cell/>
          <table:table-cell table:style-name="ce10" table:formula="of:=IF([.C87]&lt;&gt;&quot;&quot;;[.$B87]&amp;&quot;,&quot;&amp;[.C87]&amp;&quot;,&quot;&amp;[.C$1]&amp;&quot;;&quot;;&quot;&quot;)">
            <text:p/>
          </table:table-cell>
          <table:table-cell table:style-name="ce10" table:formula="of:=IF([.D87]&lt;&gt;&quot;&quot;;[.$B87]&amp;&quot;,&quot;&amp;[.D87]&amp;&quot;,&quot;&amp;[.D$1]&amp;&quot;;&quot;;&quot;&quot;)">
            <text:p/>
          </table:table-cell>
          <table:table-cell table:style-name="ce10" table:formula="of:=IF([.E87]&lt;&gt;&quot;&quot;;[.$B87]&amp;&quot;,&quot;&amp;[.E87]&amp;&quot;,&quot;&amp;[.E$1]&amp;&quot;;&quot;;&quot;&quot;)">
            <text:p/>
          </table:table-cell>
          <table:table-cell table:style-name="ce10" table:formula="of:=IF([.F87]&lt;&gt;&quot;&quot;;[.$B87]&amp;&quot;,&quot;&amp;[.F87]&amp;&quot;,&quot;&amp;[.F$1]&amp;&quot;;&quot;;&quot;&quot;)">
            <text:p/>
          </table:table-cell>
          <table:table-cell table:style-name="ce10" table:formula="of:=IF([.G87]&lt;&gt;&quot;&quot;;[.$B87]&amp;&quot;,&quot;&amp;[.G87]&amp;&quot;,&quot;&amp;[.G$1]&amp;&quot;;&quot;;&quot;&quot;)">
            <text:p/>
          </table:table-cell>
          <table:table-cell table:style-name="ce10" table:formula="of:=IF([.H87]&lt;&gt;&quot;&quot;;[.$B87]&amp;&quot;,&quot;&amp;[.H87]&amp;&quot;,&quot;&amp;[.H$1]&amp;&quot;;&quot;;&quot;&quot;)">
            <text:p/>
          </table:table-cell>
          <table:table-cell table:style-name="ce10" table:formula="of:=IF([.I87]&lt;&gt;&quot;&quot;;[.$B87]&amp;&quot;,&quot;&amp;[.I87]&amp;&quot;,&quot;&amp;[.I$1]&amp;&quot;;&quot;;&quot;&quot;)">
            <text:p/>
          </table:table-cell>
          <table:table-cell table:style-name="ce10" table:formula="of:=IF([.J87]&lt;&gt;&quot;&quot;;[.$B87]&amp;&quot;,&quot;&amp;[.J87]&amp;&quot;,&quot;&amp;[.J$1]&amp;&quot;;&quot;;&quot;&quot;)" office:value-type="string" office:string-value="2022-04-12,251,3;" calcext:value-type="string">
            <text:p>2022-04-12,251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13" calcext:value-type="date">
            <text:p>2022-04-13</text:p>
          </table:table-cell>
          <table:table-cell table:style-name="ce8" table:formula="of:=IF(WEEKDAY([.A88];2)&gt;5;&quot;&quot;;TEXT([.A88];&quot;YYYY-MM-DD&quot;))" office:value-type="string" office:string-value="2022-04-13" calcext:value-type="string">
            <text:p>2022-04-13</text:p>
          </table:table-cell>
          <table:table-cell table:number-columns-repeated="7"/>
          <table:table-cell table:style-name="Default" office:value-type="float" office:value="252" calcext:value-type="float">
            <text:p>252</text:p>
          </table:table-cell>
          <table:table-cell/>
          <table:table-cell table:style-name="ce10" table:formula="of:=IF([.C88]&lt;&gt;&quot;&quot;;[.$B88]&amp;&quot;,&quot;&amp;[.C88]&amp;&quot;,&quot;&amp;[.C$1]&amp;&quot;;&quot;;&quot;&quot;)">
            <text:p/>
          </table:table-cell>
          <table:table-cell table:style-name="ce10" table:formula="of:=IF([.D88]&lt;&gt;&quot;&quot;;[.$B88]&amp;&quot;,&quot;&amp;[.D88]&amp;&quot;,&quot;&amp;[.D$1]&amp;&quot;;&quot;;&quot;&quot;)">
            <text:p/>
          </table:table-cell>
          <table:table-cell table:style-name="ce10" table:formula="of:=IF([.E88]&lt;&gt;&quot;&quot;;[.$B88]&amp;&quot;,&quot;&amp;[.E88]&amp;&quot;,&quot;&amp;[.E$1]&amp;&quot;;&quot;;&quot;&quot;)">
            <text:p/>
          </table:table-cell>
          <table:table-cell table:style-name="ce10" table:formula="of:=IF([.F88]&lt;&gt;&quot;&quot;;[.$B88]&amp;&quot;,&quot;&amp;[.F88]&amp;&quot;,&quot;&amp;[.F$1]&amp;&quot;;&quot;;&quot;&quot;)">
            <text:p/>
          </table:table-cell>
          <table:table-cell table:style-name="ce10" table:formula="of:=IF([.G88]&lt;&gt;&quot;&quot;;[.$B88]&amp;&quot;,&quot;&amp;[.G88]&amp;&quot;,&quot;&amp;[.G$1]&amp;&quot;;&quot;;&quot;&quot;)">
            <text:p/>
          </table:table-cell>
          <table:table-cell table:style-name="ce10" table:formula="of:=IF([.H88]&lt;&gt;&quot;&quot;;[.$B88]&amp;&quot;,&quot;&amp;[.H88]&amp;&quot;,&quot;&amp;[.H$1]&amp;&quot;;&quot;;&quot;&quot;)">
            <text:p/>
          </table:table-cell>
          <table:table-cell table:style-name="ce10" table:formula="of:=IF([.I88]&lt;&gt;&quot;&quot;;[.$B88]&amp;&quot;,&quot;&amp;[.I88]&amp;&quot;,&quot;&amp;[.I$1]&amp;&quot;;&quot;;&quot;&quot;)">
            <text:p/>
          </table:table-cell>
          <table:table-cell table:style-name="ce10" table:formula="of:=IF([.J88]&lt;&gt;&quot;&quot;;[.$B88]&amp;&quot;,&quot;&amp;[.J88]&amp;&quot;,&quot;&amp;[.J$1]&amp;&quot;;&quot;;&quot;&quot;)" office:value-type="string" office:string-value="2022-04-13,252,3;" calcext:value-type="string">
            <text:p>2022-04-13,252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14" calcext:value-type="date">
            <text:p>2022-04-14</text:p>
          </table:table-cell>
          <table:table-cell table:style-name="ce8" table:formula="of:=IF(WEEKDAY([.A89];2)&gt;5;&quot;&quot;;TEXT([.A89];&quot;YYYY-MM-DD&quot;))" office:value-type="string" office:string-value="2022-04-14" calcext:value-type="string">
            <text:p>2022-04-14</text:p>
          </table:table-cell>
          <table:table-cell table:number-columns-repeated="7"/>
          <table:table-cell table:style-name="Default" office:value-type="float" office:value="253" calcext:value-type="float">
            <text:p>253</text:p>
          </table:table-cell>
          <table:table-cell/>
          <table:table-cell table:style-name="ce10" table:formula="of:=IF([.C89]&lt;&gt;&quot;&quot;;[.$B89]&amp;&quot;,&quot;&amp;[.C89]&amp;&quot;,&quot;&amp;[.C$1]&amp;&quot;;&quot;;&quot;&quot;)">
            <text:p/>
          </table:table-cell>
          <table:table-cell table:style-name="ce10" table:formula="of:=IF([.D89]&lt;&gt;&quot;&quot;;[.$B89]&amp;&quot;,&quot;&amp;[.D89]&amp;&quot;,&quot;&amp;[.D$1]&amp;&quot;;&quot;;&quot;&quot;)">
            <text:p/>
          </table:table-cell>
          <table:table-cell table:style-name="ce10" table:formula="of:=IF([.E89]&lt;&gt;&quot;&quot;;[.$B89]&amp;&quot;,&quot;&amp;[.E89]&amp;&quot;,&quot;&amp;[.E$1]&amp;&quot;;&quot;;&quot;&quot;)">
            <text:p/>
          </table:table-cell>
          <table:table-cell table:style-name="ce10" table:formula="of:=IF([.F89]&lt;&gt;&quot;&quot;;[.$B89]&amp;&quot;,&quot;&amp;[.F89]&amp;&quot;,&quot;&amp;[.F$1]&amp;&quot;;&quot;;&quot;&quot;)">
            <text:p/>
          </table:table-cell>
          <table:table-cell table:style-name="ce10" table:formula="of:=IF([.G89]&lt;&gt;&quot;&quot;;[.$B89]&amp;&quot;,&quot;&amp;[.G89]&amp;&quot;,&quot;&amp;[.G$1]&amp;&quot;;&quot;;&quot;&quot;)">
            <text:p/>
          </table:table-cell>
          <table:table-cell table:style-name="ce10" table:formula="of:=IF([.H89]&lt;&gt;&quot;&quot;;[.$B89]&amp;&quot;,&quot;&amp;[.H89]&amp;&quot;,&quot;&amp;[.H$1]&amp;&quot;;&quot;;&quot;&quot;)">
            <text:p/>
          </table:table-cell>
          <table:table-cell table:style-name="ce10" table:formula="of:=IF([.I89]&lt;&gt;&quot;&quot;;[.$B89]&amp;&quot;,&quot;&amp;[.I89]&amp;&quot;,&quot;&amp;[.I$1]&amp;&quot;;&quot;;&quot;&quot;)">
            <text:p/>
          </table:table-cell>
          <table:table-cell table:style-name="ce10" table:formula="of:=IF([.J89]&lt;&gt;&quot;&quot;;[.$B89]&amp;&quot;,&quot;&amp;[.J89]&amp;&quot;,&quot;&amp;[.J$1]&amp;&quot;;&quot;;&quot;&quot;)" office:value-type="string" office:string-value="2022-04-14,253,3;" calcext:value-type="string">
            <text:p>2022-04-14,253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15" calcext:value-type="date">
            <text:p>2022-04-15</text:p>
          </table:table-cell>
          <table:table-cell table:style-name="ce8" table:formula="of:=IF(WEEKDAY([.A90];2)&gt;5;&quot;&quot;;TEXT([.A90];&quot;YYYY-MM-DD&quot;))" office:value-type="string" office:string-value="2022-04-15" calcext:value-type="string">
            <text:p>2022-04-15</text:p>
          </table:table-cell>
          <table:table-cell table:number-columns-repeated="7"/>
          <table:table-cell table:style-name="Default" office:value-type="float" office:value="254" calcext:value-type="float">
            <text:p>254</text:p>
          </table:table-cell>
          <table:table-cell/>
          <table:table-cell table:style-name="ce10" table:formula="of:=IF([.C90]&lt;&gt;&quot;&quot;;[.$B90]&amp;&quot;,&quot;&amp;[.C90]&amp;&quot;,&quot;&amp;[.C$1]&amp;&quot;;&quot;;&quot;&quot;)">
            <text:p/>
          </table:table-cell>
          <table:table-cell table:style-name="ce10" table:formula="of:=IF([.D90]&lt;&gt;&quot;&quot;;[.$B90]&amp;&quot;,&quot;&amp;[.D90]&amp;&quot;,&quot;&amp;[.D$1]&amp;&quot;;&quot;;&quot;&quot;)">
            <text:p/>
          </table:table-cell>
          <table:table-cell table:style-name="ce10" table:formula="of:=IF([.E90]&lt;&gt;&quot;&quot;;[.$B90]&amp;&quot;,&quot;&amp;[.E90]&amp;&quot;,&quot;&amp;[.E$1]&amp;&quot;;&quot;;&quot;&quot;)">
            <text:p/>
          </table:table-cell>
          <table:table-cell table:style-name="ce10" table:formula="of:=IF([.F90]&lt;&gt;&quot;&quot;;[.$B90]&amp;&quot;,&quot;&amp;[.F90]&amp;&quot;,&quot;&amp;[.F$1]&amp;&quot;;&quot;;&quot;&quot;)">
            <text:p/>
          </table:table-cell>
          <table:table-cell table:style-name="ce10" table:formula="of:=IF([.G90]&lt;&gt;&quot;&quot;;[.$B90]&amp;&quot;,&quot;&amp;[.G90]&amp;&quot;,&quot;&amp;[.G$1]&amp;&quot;;&quot;;&quot;&quot;)">
            <text:p/>
          </table:table-cell>
          <table:table-cell table:style-name="ce10" table:formula="of:=IF([.H90]&lt;&gt;&quot;&quot;;[.$B90]&amp;&quot;,&quot;&amp;[.H90]&amp;&quot;,&quot;&amp;[.H$1]&amp;&quot;;&quot;;&quot;&quot;)">
            <text:p/>
          </table:table-cell>
          <table:table-cell table:style-name="ce10" table:formula="of:=IF([.I90]&lt;&gt;&quot;&quot;;[.$B90]&amp;&quot;,&quot;&amp;[.I90]&amp;&quot;,&quot;&amp;[.I$1]&amp;&quot;;&quot;;&quot;&quot;)">
            <text:p/>
          </table:table-cell>
          <table:table-cell table:style-name="ce10" table:formula="of:=IF([.J90]&lt;&gt;&quot;&quot;;[.$B90]&amp;&quot;,&quot;&amp;[.J90]&amp;&quot;,&quot;&amp;[.J$1]&amp;&quot;;&quot;;&quot;&quot;)" office:value-type="string" office:string-value="2022-04-15,254,3;" calcext:value-type="string">
            <text:p>2022-04-15,254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16" calcext:value-type="date">
            <text:p>2022-04-16</text:p>
          </table:table-cell>
          <table:table-cell table:style-name="ce8" table:formula="of:=IF(WEEKDAY([.A91];2)&gt;5;&quot;&quot;;TEXT([.A91];&quot;YYYY-MM-DD&quot;))">
            <text:p/>
          </table:table-cell>
          <table:table-cell table:number-columns-repeated="7"/>
          <table:table-cell table:style-name="Default"/>
          <table:table-cell/>
          <table:table-cell table:style-name="ce10" table:formula="of:=IF([.C91]&lt;&gt;&quot;&quot;;[.$B91]&amp;&quot;,&quot;&amp;[.C91]&amp;&quot;,&quot;&amp;[.C$1]&amp;&quot;;&quot;;&quot;&quot;)">
            <text:p/>
          </table:table-cell>
          <table:table-cell table:style-name="ce10" table:formula="of:=IF([.D91]&lt;&gt;&quot;&quot;;[.$B91]&amp;&quot;,&quot;&amp;[.D91]&amp;&quot;,&quot;&amp;[.D$1]&amp;&quot;;&quot;;&quot;&quot;)">
            <text:p/>
          </table:table-cell>
          <table:table-cell table:style-name="ce10" table:formula="of:=IF([.E91]&lt;&gt;&quot;&quot;;[.$B91]&amp;&quot;,&quot;&amp;[.E91]&amp;&quot;,&quot;&amp;[.E$1]&amp;&quot;;&quot;;&quot;&quot;)">
            <text:p/>
          </table:table-cell>
          <table:table-cell table:style-name="ce10" table:formula="of:=IF([.F91]&lt;&gt;&quot;&quot;;[.$B91]&amp;&quot;,&quot;&amp;[.F91]&amp;&quot;,&quot;&amp;[.F$1]&amp;&quot;;&quot;;&quot;&quot;)">
            <text:p/>
          </table:table-cell>
          <table:table-cell table:style-name="ce10" table:formula="of:=IF([.G91]&lt;&gt;&quot;&quot;;[.$B91]&amp;&quot;,&quot;&amp;[.G91]&amp;&quot;,&quot;&amp;[.G$1]&amp;&quot;;&quot;;&quot;&quot;)">
            <text:p/>
          </table:table-cell>
          <table:table-cell table:style-name="ce10" table:formula="of:=IF([.H91]&lt;&gt;&quot;&quot;;[.$B91]&amp;&quot;,&quot;&amp;[.H91]&amp;&quot;,&quot;&amp;[.H$1]&amp;&quot;;&quot;;&quot;&quot;)">
            <text:p/>
          </table:table-cell>
          <table:table-cell table:style-name="ce10" table:formula="of:=IF([.I91]&lt;&gt;&quot;&quot;;[.$B91]&amp;&quot;,&quot;&amp;[.I91]&amp;&quot;,&quot;&amp;[.I$1]&amp;&quot;;&quot;;&quot;&quot;)">
            <text:p/>
          </table:table-cell>
          <table:table-cell table:style-name="ce10" table:formula="of:=IF([.J91]&lt;&gt;&quot;&quot;;[.$B91]&amp;&quot;,&quot;&amp;[.J9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4-17" calcext:value-type="date">
            <text:p>2022-04-17</text:p>
          </table:table-cell>
          <table:table-cell table:style-name="ce8" table:formula="of:=IF(WEEKDAY([.A92];2)&gt;5;&quot;&quot;;TEXT([.A92];&quot;YYYY-MM-DD&quot;))">
            <text:p/>
          </table:table-cell>
          <table:table-cell table:number-columns-repeated="7"/>
          <table:table-cell table:style-name="Default"/>
          <table:table-cell/>
          <table:table-cell table:style-name="ce10" table:formula="of:=IF([.C92]&lt;&gt;&quot;&quot;;[.$B92]&amp;&quot;,&quot;&amp;[.C92]&amp;&quot;,&quot;&amp;[.C$1]&amp;&quot;;&quot;;&quot;&quot;)">
            <text:p/>
          </table:table-cell>
          <table:table-cell table:style-name="ce10" table:formula="of:=IF([.D92]&lt;&gt;&quot;&quot;;[.$B92]&amp;&quot;,&quot;&amp;[.D92]&amp;&quot;,&quot;&amp;[.D$1]&amp;&quot;;&quot;;&quot;&quot;)">
            <text:p/>
          </table:table-cell>
          <table:table-cell table:style-name="ce10" table:formula="of:=IF([.E92]&lt;&gt;&quot;&quot;;[.$B92]&amp;&quot;,&quot;&amp;[.E92]&amp;&quot;,&quot;&amp;[.E$1]&amp;&quot;;&quot;;&quot;&quot;)">
            <text:p/>
          </table:table-cell>
          <table:table-cell table:style-name="ce10" table:formula="of:=IF([.F92]&lt;&gt;&quot;&quot;;[.$B92]&amp;&quot;,&quot;&amp;[.F92]&amp;&quot;,&quot;&amp;[.F$1]&amp;&quot;;&quot;;&quot;&quot;)">
            <text:p/>
          </table:table-cell>
          <table:table-cell table:style-name="ce10" table:formula="of:=IF([.G92]&lt;&gt;&quot;&quot;;[.$B92]&amp;&quot;,&quot;&amp;[.G92]&amp;&quot;,&quot;&amp;[.G$1]&amp;&quot;;&quot;;&quot;&quot;)">
            <text:p/>
          </table:table-cell>
          <table:table-cell table:style-name="ce10" table:formula="of:=IF([.H92]&lt;&gt;&quot;&quot;;[.$B92]&amp;&quot;,&quot;&amp;[.H92]&amp;&quot;,&quot;&amp;[.H$1]&amp;&quot;;&quot;;&quot;&quot;)">
            <text:p/>
          </table:table-cell>
          <table:table-cell table:style-name="ce10" table:formula="of:=IF([.I92]&lt;&gt;&quot;&quot;;[.$B92]&amp;&quot;,&quot;&amp;[.I92]&amp;&quot;,&quot;&amp;[.I$1]&amp;&quot;;&quot;;&quot;&quot;)">
            <text:p/>
          </table:table-cell>
          <table:table-cell table:style-name="ce10" table:formula="of:=IF([.J92]&lt;&gt;&quot;&quot;;[.$B92]&amp;&quot;,&quot;&amp;[.J9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4-18" calcext:value-type="date">
            <text:p>2022-04-18</text:p>
          </table:table-cell>
          <table:table-cell table:style-name="ce8" table:formula="of:=IF(WEEKDAY([.A93];2)&gt;5;&quot;&quot;;TEXT([.A93];&quot;YYYY-MM-DD&quot;))" office:value-type="string" office:string-value="2022-04-18" calcext:value-type="string">
            <text:p>2022-04-18</text:p>
          </table:table-cell>
          <table:table-cell table:number-columns-repeated="7"/>
          <table:table-cell table:style-name="Default" office:value-type="float" office:value="257" calcext:value-type="float">
            <text:p>257</text:p>
          </table:table-cell>
          <table:table-cell/>
          <table:table-cell table:style-name="ce10" table:formula="of:=IF([.C93]&lt;&gt;&quot;&quot;;[.$B93]&amp;&quot;,&quot;&amp;[.C93]&amp;&quot;,&quot;&amp;[.C$1]&amp;&quot;;&quot;;&quot;&quot;)">
            <text:p/>
          </table:table-cell>
          <table:table-cell table:style-name="ce10" table:formula="of:=IF([.D93]&lt;&gt;&quot;&quot;;[.$B93]&amp;&quot;,&quot;&amp;[.D93]&amp;&quot;,&quot;&amp;[.D$1]&amp;&quot;;&quot;;&quot;&quot;)">
            <text:p/>
          </table:table-cell>
          <table:table-cell table:style-name="ce10" table:formula="of:=IF([.E93]&lt;&gt;&quot;&quot;;[.$B93]&amp;&quot;,&quot;&amp;[.E93]&amp;&quot;,&quot;&amp;[.E$1]&amp;&quot;;&quot;;&quot;&quot;)">
            <text:p/>
          </table:table-cell>
          <table:table-cell table:style-name="ce10" table:formula="of:=IF([.F93]&lt;&gt;&quot;&quot;;[.$B93]&amp;&quot;,&quot;&amp;[.F93]&amp;&quot;,&quot;&amp;[.F$1]&amp;&quot;;&quot;;&quot;&quot;)">
            <text:p/>
          </table:table-cell>
          <table:table-cell table:style-name="ce10" table:formula="of:=IF([.G93]&lt;&gt;&quot;&quot;;[.$B93]&amp;&quot;,&quot;&amp;[.G93]&amp;&quot;,&quot;&amp;[.G$1]&amp;&quot;;&quot;;&quot;&quot;)">
            <text:p/>
          </table:table-cell>
          <table:table-cell table:style-name="ce10" table:formula="of:=IF([.H93]&lt;&gt;&quot;&quot;;[.$B93]&amp;&quot;,&quot;&amp;[.H93]&amp;&quot;,&quot;&amp;[.H$1]&amp;&quot;;&quot;;&quot;&quot;)">
            <text:p/>
          </table:table-cell>
          <table:table-cell table:style-name="ce10" table:formula="of:=IF([.I93]&lt;&gt;&quot;&quot;;[.$B93]&amp;&quot;,&quot;&amp;[.I93]&amp;&quot;,&quot;&amp;[.I$1]&amp;&quot;;&quot;;&quot;&quot;)">
            <text:p/>
          </table:table-cell>
          <table:table-cell table:style-name="ce10" table:formula="of:=IF([.J93]&lt;&gt;&quot;&quot;;[.$B93]&amp;&quot;,&quot;&amp;[.J93]&amp;&quot;,&quot;&amp;[.J$1]&amp;&quot;;&quot;;&quot;&quot;)" office:value-type="string" office:string-value="2022-04-18,257,3;" calcext:value-type="string">
            <text:p>2022-04-18,257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8" table:formula="of:=IF(WEEKDAY([.A94];2)&gt;5;&quot;&quot;;TEXT([.A94];&quot;YYYY-MM-DD&quot;))" office:value-type="string" office:string-value="2022-04-19" calcext:value-type="string">
            <text:p>2022-04-19</text:p>
          </table:table-cell>
          <table:table-cell table:number-columns-repeated="7"/>
          <table:table-cell table:style-name="Default" office:value-type="float" office:value="258" calcext:value-type="float">
            <text:p>258</text:p>
          </table:table-cell>
          <table:table-cell/>
          <table:table-cell table:style-name="ce10" table:formula="of:=IF([.C94]&lt;&gt;&quot;&quot;;[.$B94]&amp;&quot;,&quot;&amp;[.C94]&amp;&quot;,&quot;&amp;[.C$1]&amp;&quot;;&quot;;&quot;&quot;)">
            <text:p/>
          </table:table-cell>
          <table:table-cell table:style-name="ce10" table:formula="of:=IF([.D94]&lt;&gt;&quot;&quot;;[.$B94]&amp;&quot;,&quot;&amp;[.D94]&amp;&quot;,&quot;&amp;[.D$1]&amp;&quot;;&quot;;&quot;&quot;)">
            <text:p/>
          </table:table-cell>
          <table:table-cell table:style-name="ce10" table:formula="of:=IF([.E94]&lt;&gt;&quot;&quot;;[.$B94]&amp;&quot;,&quot;&amp;[.E94]&amp;&quot;,&quot;&amp;[.E$1]&amp;&quot;;&quot;;&quot;&quot;)">
            <text:p/>
          </table:table-cell>
          <table:table-cell table:style-name="ce10" table:formula="of:=IF([.F94]&lt;&gt;&quot;&quot;;[.$B94]&amp;&quot;,&quot;&amp;[.F94]&amp;&quot;,&quot;&amp;[.F$1]&amp;&quot;;&quot;;&quot;&quot;)">
            <text:p/>
          </table:table-cell>
          <table:table-cell table:style-name="ce10" table:formula="of:=IF([.G94]&lt;&gt;&quot;&quot;;[.$B94]&amp;&quot;,&quot;&amp;[.G94]&amp;&quot;,&quot;&amp;[.G$1]&amp;&quot;;&quot;;&quot;&quot;)">
            <text:p/>
          </table:table-cell>
          <table:table-cell table:style-name="ce10" table:formula="of:=IF([.H94]&lt;&gt;&quot;&quot;;[.$B94]&amp;&quot;,&quot;&amp;[.H94]&amp;&quot;,&quot;&amp;[.H$1]&amp;&quot;;&quot;;&quot;&quot;)">
            <text:p/>
          </table:table-cell>
          <table:table-cell table:style-name="ce10" table:formula="of:=IF([.I94]&lt;&gt;&quot;&quot;;[.$B94]&amp;&quot;,&quot;&amp;[.I94]&amp;&quot;,&quot;&amp;[.I$1]&amp;&quot;;&quot;;&quot;&quot;)">
            <text:p/>
          </table:table-cell>
          <table:table-cell table:style-name="ce10" table:formula="of:=IF([.J94]&lt;&gt;&quot;&quot;;[.$B94]&amp;&quot;,&quot;&amp;[.J94]&amp;&quot;,&quot;&amp;[.J$1]&amp;&quot;;&quot;;&quot;&quot;)" office:value-type="string" office:string-value="2022-04-19,258,3;" calcext:value-type="string">
            <text:p>2022-04-19,258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20" calcext:value-type="date">
            <text:p>2022-04-20</text:p>
          </table:table-cell>
          <table:table-cell table:style-name="ce8" table:formula="of:=IF(WEEKDAY([.A95];2)&gt;5;&quot;&quot;;TEXT([.A95];&quot;YYYY-MM-DD&quot;))" office:value-type="string" office:string-value="2022-04-20" calcext:value-type="string">
            <text:p>2022-04-20</text:p>
          </table:table-cell>
          <table:table-cell table:number-columns-repeated="7"/>
          <table:table-cell table:style-name="Default" office:value-type="float" office:value="259" calcext:value-type="float">
            <text:p>259</text:p>
          </table:table-cell>
          <table:table-cell/>
          <table:table-cell table:style-name="ce10" table:formula="of:=IF([.C95]&lt;&gt;&quot;&quot;;[.$B95]&amp;&quot;,&quot;&amp;[.C95]&amp;&quot;,&quot;&amp;[.C$1]&amp;&quot;;&quot;;&quot;&quot;)">
            <text:p/>
          </table:table-cell>
          <table:table-cell table:style-name="ce10" table:formula="of:=IF([.D95]&lt;&gt;&quot;&quot;;[.$B95]&amp;&quot;,&quot;&amp;[.D95]&amp;&quot;,&quot;&amp;[.D$1]&amp;&quot;;&quot;;&quot;&quot;)">
            <text:p/>
          </table:table-cell>
          <table:table-cell table:style-name="ce10" table:formula="of:=IF([.E95]&lt;&gt;&quot;&quot;;[.$B95]&amp;&quot;,&quot;&amp;[.E95]&amp;&quot;,&quot;&amp;[.E$1]&amp;&quot;;&quot;;&quot;&quot;)">
            <text:p/>
          </table:table-cell>
          <table:table-cell table:style-name="ce10" table:formula="of:=IF([.F95]&lt;&gt;&quot;&quot;;[.$B95]&amp;&quot;,&quot;&amp;[.F95]&amp;&quot;,&quot;&amp;[.F$1]&amp;&quot;;&quot;;&quot;&quot;)">
            <text:p/>
          </table:table-cell>
          <table:table-cell table:style-name="ce10" table:formula="of:=IF([.G95]&lt;&gt;&quot;&quot;;[.$B95]&amp;&quot;,&quot;&amp;[.G95]&amp;&quot;,&quot;&amp;[.G$1]&amp;&quot;;&quot;;&quot;&quot;)">
            <text:p/>
          </table:table-cell>
          <table:table-cell table:style-name="ce10" table:formula="of:=IF([.H95]&lt;&gt;&quot;&quot;;[.$B95]&amp;&quot;,&quot;&amp;[.H95]&amp;&quot;,&quot;&amp;[.H$1]&amp;&quot;;&quot;;&quot;&quot;)">
            <text:p/>
          </table:table-cell>
          <table:table-cell table:style-name="ce10" table:formula="of:=IF([.I95]&lt;&gt;&quot;&quot;;[.$B95]&amp;&quot;,&quot;&amp;[.I95]&amp;&quot;,&quot;&amp;[.I$1]&amp;&quot;;&quot;;&quot;&quot;)">
            <text:p/>
          </table:table-cell>
          <table:table-cell table:style-name="ce10" table:formula="of:=IF([.J95]&lt;&gt;&quot;&quot;;[.$B95]&amp;&quot;,&quot;&amp;[.J95]&amp;&quot;,&quot;&amp;[.J$1]&amp;&quot;;&quot;;&quot;&quot;)" office:value-type="string" office:string-value="2022-04-20,259,3;" calcext:value-type="string">
            <text:p>2022-04-20,259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8" table:formula="of:=IF(WEEKDAY([.A96];2)&gt;5;&quot;&quot;;TEXT([.A96];&quot;YYYY-MM-DD&quot;))" office:value-type="string" office:string-value="2022-04-21" calcext:value-type="string">
            <text:p>2022-04-21</text:p>
          </table:table-cell>
          <table:table-cell table:number-columns-repeated="7"/>
          <table:table-cell table:style-name="Default" office:value-type="float" office:value="261" calcext:value-type="float">
            <text:p>261</text:p>
          </table:table-cell>
          <table:table-cell/>
          <table:table-cell table:style-name="ce10" table:formula="of:=IF([.C96]&lt;&gt;&quot;&quot;;[.$B96]&amp;&quot;,&quot;&amp;[.C96]&amp;&quot;,&quot;&amp;[.C$1]&amp;&quot;;&quot;;&quot;&quot;)">
            <text:p/>
          </table:table-cell>
          <table:table-cell table:style-name="ce10" table:formula="of:=IF([.D96]&lt;&gt;&quot;&quot;;[.$B96]&amp;&quot;,&quot;&amp;[.D96]&amp;&quot;,&quot;&amp;[.D$1]&amp;&quot;;&quot;;&quot;&quot;)">
            <text:p/>
          </table:table-cell>
          <table:table-cell table:style-name="ce10" table:formula="of:=IF([.E96]&lt;&gt;&quot;&quot;;[.$B96]&amp;&quot;,&quot;&amp;[.E96]&amp;&quot;,&quot;&amp;[.E$1]&amp;&quot;;&quot;;&quot;&quot;)">
            <text:p/>
          </table:table-cell>
          <table:table-cell table:style-name="ce10" table:formula="of:=IF([.F96]&lt;&gt;&quot;&quot;;[.$B96]&amp;&quot;,&quot;&amp;[.F96]&amp;&quot;,&quot;&amp;[.F$1]&amp;&quot;;&quot;;&quot;&quot;)">
            <text:p/>
          </table:table-cell>
          <table:table-cell table:style-name="ce10" table:formula="of:=IF([.G96]&lt;&gt;&quot;&quot;;[.$B96]&amp;&quot;,&quot;&amp;[.G96]&amp;&quot;,&quot;&amp;[.G$1]&amp;&quot;;&quot;;&quot;&quot;)">
            <text:p/>
          </table:table-cell>
          <table:table-cell table:style-name="ce10" table:formula="of:=IF([.H96]&lt;&gt;&quot;&quot;;[.$B96]&amp;&quot;,&quot;&amp;[.H96]&amp;&quot;,&quot;&amp;[.H$1]&amp;&quot;;&quot;;&quot;&quot;)">
            <text:p/>
          </table:table-cell>
          <table:table-cell table:style-name="ce10" table:formula="of:=IF([.I96]&lt;&gt;&quot;&quot;;[.$B96]&amp;&quot;,&quot;&amp;[.I96]&amp;&quot;,&quot;&amp;[.I$1]&amp;&quot;;&quot;;&quot;&quot;)">
            <text:p/>
          </table:table-cell>
          <table:table-cell table:style-name="ce10" table:formula="of:=IF([.J96]&lt;&gt;&quot;&quot;;[.$B96]&amp;&quot;,&quot;&amp;[.J96]&amp;&quot;,&quot;&amp;[.J$1]&amp;&quot;;&quot;;&quot;&quot;)" office:value-type="string" office:string-value="2022-04-21,261,3;" calcext:value-type="string">
            <text:p>2022-04-21,261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22" calcext:value-type="date">
            <text:p>2022-04-22</text:p>
          </table:table-cell>
          <table:table-cell table:style-name="ce8" table:formula="of:=IF(WEEKDAY([.A97];2)&gt;5;&quot;&quot;;TEXT([.A97];&quot;YYYY-MM-DD&quot;))" office:value-type="string" office:string-value="2022-04-22" calcext:value-type="string">
            <text:p>2022-04-22</text:p>
          </table:table-cell>
          <table:table-cell table:number-columns-repeated="7"/>
          <table:table-cell table:style-name="Default" office:value-type="float" office:value="262" calcext:value-type="float">
            <text:p>262</text:p>
          </table:table-cell>
          <table:table-cell/>
          <table:table-cell table:style-name="ce10" table:formula="of:=IF([.C97]&lt;&gt;&quot;&quot;;[.$B97]&amp;&quot;,&quot;&amp;[.C97]&amp;&quot;,&quot;&amp;[.C$1]&amp;&quot;;&quot;;&quot;&quot;)">
            <text:p/>
          </table:table-cell>
          <table:table-cell table:style-name="ce10" table:formula="of:=IF([.D97]&lt;&gt;&quot;&quot;;[.$B97]&amp;&quot;,&quot;&amp;[.D97]&amp;&quot;,&quot;&amp;[.D$1]&amp;&quot;;&quot;;&quot;&quot;)">
            <text:p/>
          </table:table-cell>
          <table:table-cell table:style-name="ce10" table:formula="of:=IF([.E97]&lt;&gt;&quot;&quot;;[.$B97]&amp;&quot;,&quot;&amp;[.E97]&amp;&quot;,&quot;&amp;[.E$1]&amp;&quot;;&quot;;&quot;&quot;)">
            <text:p/>
          </table:table-cell>
          <table:table-cell table:style-name="ce10" table:formula="of:=IF([.F97]&lt;&gt;&quot;&quot;;[.$B97]&amp;&quot;,&quot;&amp;[.F97]&amp;&quot;,&quot;&amp;[.F$1]&amp;&quot;;&quot;;&quot;&quot;)">
            <text:p/>
          </table:table-cell>
          <table:table-cell table:style-name="ce10" table:formula="of:=IF([.G97]&lt;&gt;&quot;&quot;;[.$B97]&amp;&quot;,&quot;&amp;[.G97]&amp;&quot;,&quot;&amp;[.G$1]&amp;&quot;;&quot;;&quot;&quot;)">
            <text:p/>
          </table:table-cell>
          <table:table-cell table:style-name="ce10" table:formula="of:=IF([.H97]&lt;&gt;&quot;&quot;;[.$B97]&amp;&quot;,&quot;&amp;[.H97]&amp;&quot;,&quot;&amp;[.H$1]&amp;&quot;;&quot;;&quot;&quot;)">
            <text:p/>
          </table:table-cell>
          <table:table-cell table:style-name="ce10" table:formula="of:=IF([.I97]&lt;&gt;&quot;&quot;;[.$B97]&amp;&quot;,&quot;&amp;[.I97]&amp;&quot;,&quot;&amp;[.I$1]&amp;&quot;;&quot;;&quot;&quot;)">
            <text:p/>
          </table:table-cell>
          <table:table-cell table:style-name="ce10" table:formula="of:=IF([.J97]&lt;&gt;&quot;&quot;;[.$B97]&amp;&quot;,&quot;&amp;[.J97]&amp;&quot;,&quot;&amp;[.J$1]&amp;&quot;;&quot;;&quot;&quot;)" office:value-type="string" office:string-value="2022-04-22,262,3;" calcext:value-type="string">
            <text:p>2022-04-22,262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23" calcext:value-type="date">
            <text:p>2022-04-23</text:p>
          </table:table-cell>
          <table:table-cell table:style-name="ce8" table:formula="of:=IF(WEEKDAY([.A98];2)&gt;5;&quot;&quot;;TEXT([.A98];&quot;YYYY-MM-DD&quot;))">
            <text:p/>
          </table:table-cell>
          <table:table-cell table:number-columns-repeated="7"/>
          <table:table-cell table:style-name="Default"/>
          <table:table-cell/>
          <table:table-cell table:style-name="ce10" table:formula="of:=IF([.C98]&lt;&gt;&quot;&quot;;[.$B98]&amp;&quot;,&quot;&amp;[.C98]&amp;&quot;,&quot;&amp;[.C$1]&amp;&quot;;&quot;;&quot;&quot;)">
            <text:p/>
          </table:table-cell>
          <table:table-cell table:style-name="ce10" table:formula="of:=IF([.D98]&lt;&gt;&quot;&quot;;[.$B98]&amp;&quot;,&quot;&amp;[.D98]&amp;&quot;,&quot;&amp;[.D$1]&amp;&quot;;&quot;;&quot;&quot;)">
            <text:p/>
          </table:table-cell>
          <table:table-cell table:style-name="ce10" table:formula="of:=IF([.E98]&lt;&gt;&quot;&quot;;[.$B98]&amp;&quot;,&quot;&amp;[.E98]&amp;&quot;,&quot;&amp;[.E$1]&amp;&quot;;&quot;;&quot;&quot;)">
            <text:p/>
          </table:table-cell>
          <table:table-cell table:style-name="ce10" table:formula="of:=IF([.F98]&lt;&gt;&quot;&quot;;[.$B98]&amp;&quot;,&quot;&amp;[.F98]&amp;&quot;,&quot;&amp;[.F$1]&amp;&quot;;&quot;;&quot;&quot;)">
            <text:p/>
          </table:table-cell>
          <table:table-cell table:style-name="ce10" table:formula="of:=IF([.G98]&lt;&gt;&quot;&quot;;[.$B98]&amp;&quot;,&quot;&amp;[.G98]&amp;&quot;,&quot;&amp;[.G$1]&amp;&quot;;&quot;;&quot;&quot;)">
            <text:p/>
          </table:table-cell>
          <table:table-cell table:style-name="ce10" table:formula="of:=IF([.H98]&lt;&gt;&quot;&quot;;[.$B98]&amp;&quot;,&quot;&amp;[.H98]&amp;&quot;,&quot;&amp;[.H$1]&amp;&quot;;&quot;;&quot;&quot;)">
            <text:p/>
          </table:table-cell>
          <table:table-cell table:style-name="ce10" table:formula="of:=IF([.I98]&lt;&gt;&quot;&quot;;[.$B98]&amp;&quot;,&quot;&amp;[.I98]&amp;&quot;,&quot;&amp;[.I$1]&amp;&quot;;&quot;;&quot;&quot;)">
            <text:p/>
          </table:table-cell>
          <table:table-cell table:style-name="ce10" table:formula="of:=IF([.J98]&lt;&gt;&quot;&quot;;[.$B98]&amp;&quot;,&quot;&amp;[.J9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4-24" calcext:value-type="date">
            <text:p>2022-04-24</text:p>
          </table:table-cell>
          <table:table-cell table:style-name="ce8" table:formula="of:=IF(WEEKDAY([.A99];2)&gt;5;&quot;&quot;;TEXT([.A99];&quot;YYYY-MM-DD&quot;))">
            <text:p/>
          </table:table-cell>
          <table:table-cell table:number-columns-repeated="7"/>
          <table:table-cell table:style-name="Default"/>
          <table:table-cell/>
          <table:table-cell table:style-name="ce10" table:formula="of:=IF([.C99]&lt;&gt;&quot;&quot;;[.$B99]&amp;&quot;,&quot;&amp;[.C99]&amp;&quot;,&quot;&amp;[.C$1]&amp;&quot;;&quot;;&quot;&quot;)">
            <text:p/>
          </table:table-cell>
          <table:table-cell table:style-name="ce10" table:formula="of:=IF([.D99]&lt;&gt;&quot;&quot;;[.$B99]&amp;&quot;,&quot;&amp;[.D99]&amp;&quot;,&quot;&amp;[.D$1]&amp;&quot;;&quot;;&quot;&quot;)">
            <text:p/>
          </table:table-cell>
          <table:table-cell table:style-name="ce10" table:formula="of:=IF([.E99]&lt;&gt;&quot;&quot;;[.$B99]&amp;&quot;,&quot;&amp;[.E99]&amp;&quot;,&quot;&amp;[.E$1]&amp;&quot;;&quot;;&quot;&quot;)">
            <text:p/>
          </table:table-cell>
          <table:table-cell table:style-name="ce10" table:formula="of:=IF([.F99]&lt;&gt;&quot;&quot;;[.$B99]&amp;&quot;,&quot;&amp;[.F99]&amp;&quot;,&quot;&amp;[.F$1]&amp;&quot;;&quot;;&quot;&quot;)">
            <text:p/>
          </table:table-cell>
          <table:table-cell table:style-name="ce10" table:formula="of:=IF([.G99]&lt;&gt;&quot;&quot;;[.$B99]&amp;&quot;,&quot;&amp;[.G99]&amp;&quot;,&quot;&amp;[.G$1]&amp;&quot;;&quot;;&quot;&quot;)">
            <text:p/>
          </table:table-cell>
          <table:table-cell table:style-name="ce10" table:formula="of:=IF([.H99]&lt;&gt;&quot;&quot;;[.$B99]&amp;&quot;,&quot;&amp;[.H99]&amp;&quot;,&quot;&amp;[.H$1]&amp;&quot;;&quot;;&quot;&quot;)">
            <text:p/>
          </table:table-cell>
          <table:table-cell table:style-name="ce10" table:formula="of:=IF([.I99]&lt;&gt;&quot;&quot;;[.$B99]&amp;&quot;,&quot;&amp;[.I99]&amp;&quot;,&quot;&amp;[.I$1]&amp;&quot;;&quot;;&quot;&quot;)">
            <text:p/>
          </table:table-cell>
          <table:table-cell table:style-name="ce10" table:formula="of:=IF([.J99]&lt;&gt;&quot;&quot;;[.$B99]&amp;&quot;,&quot;&amp;[.J9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4-25" calcext:value-type="date">
            <text:p>2022-04-25</text:p>
          </table:table-cell>
          <table:table-cell table:style-name="ce8" table:formula="of:=IF(WEEKDAY([.A100];2)&gt;5;&quot;&quot;;TEXT([.A100];&quot;YYYY-MM-DD&quot;))" office:value-type="string" office:string-value="2022-04-25" calcext:value-type="string">
            <text:p>2022-04-25</text:p>
          </table:table-cell>
          <table:table-cell table:number-columns-repeated="7"/>
          <table:table-cell table:style-name="Default" office:value-type="float" office:value="265" calcext:value-type="float">
            <text:p>265</text:p>
          </table:table-cell>
          <table:table-cell/>
          <table:table-cell table:style-name="ce10" table:formula="of:=IF([.C100]&lt;&gt;&quot;&quot;;[.$B100]&amp;&quot;,&quot;&amp;[.C100]&amp;&quot;,&quot;&amp;[.C$1]&amp;&quot;;&quot;;&quot;&quot;)">
            <text:p/>
          </table:table-cell>
          <table:table-cell table:style-name="ce10" table:formula="of:=IF([.D100]&lt;&gt;&quot;&quot;;[.$B100]&amp;&quot;,&quot;&amp;[.D100]&amp;&quot;,&quot;&amp;[.D$1]&amp;&quot;;&quot;;&quot;&quot;)">
            <text:p/>
          </table:table-cell>
          <table:table-cell table:style-name="ce10" table:formula="of:=IF([.E100]&lt;&gt;&quot;&quot;;[.$B100]&amp;&quot;,&quot;&amp;[.E100]&amp;&quot;,&quot;&amp;[.E$1]&amp;&quot;;&quot;;&quot;&quot;)">
            <text:p/>
          </table:table-cell>
          <table:table-cell table:style-name="ce10" table:formula="of:=IF([.F100]&lt;&gt;&quot;&quot;;[.$B100]&amp;&quot;,&quot;&amp;[.F100]&amp;&quot;,&quot;&amp;[.F$1]&amp;&quot;;&quot;;&quot;&quot;)">
            <text:p/>
          </table:table-cell>
          <table:table-cell table:style-name="ce10" table:formula="of:=IF([.G100]&lt;&gt;&quot;&quot;;[.$B100]&amp;&quot;,&quot;&amp;[.G100]&amp;&quot;,&quot;&amp;[.G$1]&amp;&quot;;&quot;;&quot;&quot;)">
            <text:p/>
          </table:table-cell>
          <table:table-cell table:style-name="ce10" table:formula="of:=IF([.H100]&lt;&gt;&quot;&quot;;[.$B100]&amp;&quot;,&quot;&amp;[.H100]&amp;&quot;,&quot;&amp;[.H$1]&amp;&quot;;&quot;;&quot;&quot;)">
            <text:p/>
          </table:table-cell>
          <table:table-cell table:style-name="ce10" table:formula="of:=IF([.I100]&lt;&gt;&quot;&quot;;[.$B100]&amp;&quot;,&quot;&amp;[.I100]&amp;&quot;,&quot;&amp;[.I$1]&amp;&quot;;&quot;;&quot;&quot;)">
            <text:p/>
          </table:table-cell>
          <table:table-cell table:style-name="ce10" table:formula="of:=IF([.J100]&lt;&gt;&quot;&quot;;[.$B100]&amp;&quot;,&quot;&amp;[.J100]&amp;&quot;,&quot;&amp;[.J$1]&amp;&quot;;&quot;;&quot;&quot;)" office:value-type="string" office:string-value="2022-04-25,265,3;" calcext:value-type="string">
            <text:p>2022-04-25,265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8" table:formula="of:=IF(WEEKDAY([.A101];2)&gt;5;&quot;&quot;;TEXT([.A101];&quot;YYYY-MM-DD&quot;))" office:value-type="string" office:string-value="2022-04-26" calcext:value-type="string">
            <text:p>2022-04-26</text:p>
          </table:table-cell>
          <table:table-cell table:number-columns-repeated="7"/>
          <table:table-cell table:style-name="Default" office:value-type="float" office:value="266" calcext:value-type="float">
            <text:p>266</text:p>
          </table:table-cell>
          <table:table-cell/>
          <table:table-cell table:style-name="ce10" table:formula="of:=IF([.C101]&lt;&gt;&quot;&quot;;[.$B101]&amp;&quot;,&quot;&amp;[.C101]&amp;&quot;,&quot;&amp;[.C$1]&amp;&quot;;&quot;;&quot;&quot;)">
            <text:p/>
          </table:table-cell>
          <table:table-cell table:style-name="ce10" table:formula="of:=IF([.D101]&lt;&gt;&quot;&quot;;[.$B101]&amp;&quot;,&quot;&amp;[.D101]&amp;&quot;,&quot;&amp;[.D$1]&amp;&quot;;&quot;;&quot;&quot;)">
            <text:p/>
          </table:table-cell>
          <table:table-cell table:style-name="ce10" table:formula="of:=IF([.E101]&lt;&gt;&quot;&quot;;[.$B101]&amp;&quot;,&quot;&amp;[.E101]&amp;&quot;,&quot;&amp;[.E$1]&amp;&quot;;&quot;;&quot;&quot;)">
            <text:p/>
          </table:table-cell>
          <table:table-cell table:style-name="ce10" table:formula="of:=IF([.F101]&lt;&gt;&quot;&quot;;[.$B101]&amp;&quot;,&quot;&amp;[.F101]&amp;&quot;,&quot;&amp;[.F$1]&amp;&quot;;&quot;;&quot;&quot;)">
            <text:p/>
          </table:table-cell>
          <table:table-cell table:style-name="ce10" table:formula="of:=IF([.G101]&lt;&gt;&quot;&quot;;[.$B101]&amp;&quot;,&quot;&amp;[.G101]&amp;&quot;,&quot;&amp;[.G$1]&amp;&quot;;&quot;;&quot;&quot;)">
            <text:p/>
          </table:table-cell>
          <table:table-cell table:style-name="ce10" table:formula="of:=IF([.H101]&lt;&gt;&quot;&quot;;[.$B101]&amp;&quot;,&quot;&amp;[.H101]&amp;&quot;,&quot;&amp;[.H$1]&amp;&quot;;&quot;;&quot;&quot;)">
            <text:p/>
          </table:table-cell>
          <table:table-cell table:style-name="ce10" table:formula="of:=IF([.I101]&lt;&gt;&quot;&quot;;[.$B101]&amp;&quot;,&quot;&amp;[.I101]&amp;&quot;,&quot;&amp;[.I$1]&amp;&quot;;&quot;;&quot;&quot;)">
            <text:p/>
          </table:table-cell>
          <table:table-cell table:style-name="ce10" table:formula="of:=IF([.J101]&lt;&gt;&quot;&quot;;[.$B101]&amp;&quot;,&quot;&amp;[.J101]&amp;&quot;,&quot;&amp;[.J$1]&amp;&quot;;&quot;;&quot;&quot;)" office:value-type="string" office:string-value="2022-04-26,266,3;" calcext:value-type="string">
            <text:p>2022-04-26,266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27" calcext:value-type="date">
            <text:p>2022-04-27</text:p>
          </table:table-cell>
          <table:table-cell table:style-name="ce8" table:formula="of:=IF(WEEKDAY([.A102];2)&gt;5;&quot;&quot;;TEXT([.A102];&quot;YYYY-MM-DD&quot;))" office:value-type="string" office:string-value="2022-04-27" calcext:value-type="string">
            <text:p>2022-04-27</text:p>
          </table:table-cell>
          <table:table-cell table:number-columns-repeated="7"/>
          <table:table-cell table:style-name="Default" office:value-type="float" office:value="267" calcext:value-type="float">
            <text:p>267</text:p>
          </table:table-cell>
          <table:table-cell/>
          <table:table-cell table:style-name="ce10" table:formula="of:=IF([.C102]&lt;&gt;&quot;&quot;;[.$B102]&amp;&quot;,&quot;&amp;[.C102]&amp;&quot;,&quot;&amp;[.C$1]&amp;&quot;;&quot;;&quot;&quot;)">
            <text:p/>
          </table:table-cell>
          <table:table-cell table:style-name="ce10" table:formula="of:=IF([.D102]&lt;&gt;&quot;&quot;;[.$B102]&amp;&quot;,&quot;&amp;[.D102]&amp;&quot;,&quot;&amp;[.D$1]&amp;&quot;;&quot;;&quot;&quot;)">
            <text:p/>
          </table:table-cell>
          <table:table-cell table:style-name="ce10" table:formula="of:=IF([.E102]&lt;&gt;&quot;&quot;;[.$B102]&amp;&quot;,&quot;&amp;[.E102]&amp;&quot;,&quot;&amp;[.E$1]&amp;&quot;;&quot;;&quot;&quot;)">
            <text:p/>
          </table:table-cell>
          <table:table-cell table:style-name="ce10" table:formula="of:=IF([.F102]&lt;&gt;&quot;&quot;;[.$B102]&amp;&quot;,&quot;&amp;[.F102]&amp;&quot;,&quot;&amp;[.F$1]&amp;&quot;;&quot;;&quot;&quot;)">
            <text:p/>
          </table:table-cell>
          <table:table-cell table:style-name="ce10" table:formula="of:=IF([.G102]&lt;&gt;&quot;&quot;;[.$B102]&amp;&quot;,&quot;&amp;[.G102]&amp;&quot;,&quot;&amp;[.G$1]&amp;&quot;;&quot;;&quot;&quot;)">
            <text:p/>
          </table:table-cell>
          <table:table-cell table:style-name="ce10" table:formula="of:=IF([.H102]&lt;&gt;&quot;&quot;;[.$B102]&amp;&quot;,&quot;&amp;[.H102]&amp;&quot;,&quot;&amp;[.H$1]&amp;&quot;;&quot;;&quot;&quot;)">
            <text:p/>
          </table:table-cell>
          <table:table-cell table:style-name="ce10" table:formula="of:=IF([.I102]&lt;&gt;&quot;&quot;;[.$B102]&amp;&quot;,&quot;&amp;[.I102]&amp;&quot;,&quot;&amp;[.I$1]&amp;&quot;;&quot;;&quot;&quot;)">
            <text:p/>
          </table:table-cell>
          <table:table-cell table:style-name="ce10" table:formula="of:=IF([.J102]&lt;&gt;&quot;&quot;;[.$B102]&amp;&quot;,&quot;&amp;[.J102]&amp;&quot;,&quot;&amp;[.J$1]&amp;&quot;;&quot;;&quot;&quot;)" office:value-type="string" office:string-value="2022-04-27,267,3;" calcext:value-type="string">
            <text:p>2022-04-27,267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28" calcext:value-type="date">
            <text:p>2022-04-28</text:p>
          </table:table-cell>
          <table:table-cell table:style-name="ce8" table:formula="of:=IF(WEEKDAY([.A103];2)&gt;5;&quot;&quot;;TEXT([.A103];&quot;YYYY-MM-DD&quot;))" office:value-type="string" office:string-value="2022-04-28" calcext:value-type="string">
            <text:p>2022-04-28</text:p>
          </table:table-cell>
          <table:table-cell table:number-columns-repeated="7"/>
          <table:table-cell table:style-name="Default" office:value-type="float" office:value="268" calcext:value-type="float">
            <text:p>268</text:p>
          </table:table-cell>
          <table:table-cell/>
          <table:table-cell table:style-name="ce10" table:formula="of:=IF([.C103]&lt;&gt;&quot;&quot;;[.$B103]&amp;&quot;,&quot;&amp;[.C103]&amp;&quot;,&quot;&amp;[.C$1]&amp;&quot;;&quot;;&quot;&quot;)">
            <text:p/>
          </table:table-cell>
          <table:table-cell table:style-name="ce10" table:formula="of:=IF([.D103]&lt;&gt;&quot;&quot;;[.$B103]&amp;&quot;,&quot;&amp;[.D103]&amp;&quot;,&quot;&amp;[.D$1]&amp;&quot;;&quot;;&quot;&quot;)">
            <text:p/>
          </table:table-cell>
          <table:table-cell table:style-name="ce10" table:formula="of:=IF([.E103]&lt;&gt;&quot;&quot;;[.$B103]&amp;&quot;,&quot;&amp;[.E103]&amp;&quot;,&quot;&amp;[.E$1]&amp;&quot;;&quot;;&quot;&quot;)">
            <text:p/>
          </table:table-cell>
          <table:table-cell table:style-name="ce10" table:formula="of:=IF([.F103]&lt;&gt;&quot;&quot;;[.$B103]&amp;&quot;,&quot;&amp;[.F103]&amp;&quot;,&quot;&amp;[.F$1]&amp;&quot;;&quot;;&quot;&quot;)">
            <text:p/>
          </table:table-cell>
          <table:table-cell table:style-name="ce10" table:formula="of:=IF([.G103]&lt;&gt;&quot;&quot;;[.$B103]&amp;&quot;,&quot;&amp;[.G103]&amp;&quot;,&quot;&amp;[.G$1]&amp;&quot;;&quot;;&quot;&quot;)">
            <text:p/>
          </table:table-cell>
          <table:table-cell table:style-name="ce10" table:formula="of:=IF([.H103]&lt;&gt;&quot;&quot;;[.$B103]&amp;&quot;,&quot;&amp;[.H103]&amp;&quot;,&quot;&amp;[.H$1]&amp;&quot;;&quot;;&quot;&quot;)">
            <text:p/>
          </table:table-cell>
          <table:table-cell table:style-name="ce10" table:formula="of:=IF([.I103]&lt;&gt;&quot;&quot;;[.$B103]&amp;&quot;,&quot;&amp;[.I103]&amp;&quot;,&quot;&amp;[.I$1]&amp;&quot;;&quot;;&quot;&quot;)">
            <text:p/>
          </table:table-cell>
          <table:table-cell table:style-name="ce10" table:formula="of:=IF([.J103]&lt;&gt;&quot;&quot;;[.$B103]&amp;&quot;,&quot;&amp;[.J103]&amp;&quot;,&quot;&amp;[.J$1]&amp;&quot;;&quot;;&quot;&quot;)" office:value-type="string" office:string-value="2022-04-28,268,3;" calcext:value-type="string">
            <text:p>2022-04-28,268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29" calcext:value-type="date">
            <text:p>2022-04-29</text:p>
          </table:table-cell>
          <table:table-cell table:style-name="ce8" table:formula="of:=IF(WEEKDAY([.A104];2)&gt;5;&quot;&quot;;TEXT([.A104];&quot;YYYY-MM-DD&quot;))" office:value-type="string" office:string-value="2022-04-29" calcext:value-type="string">
            <text:p>2022-04-29</text:p>
          </table:table-cell>
          <table:table-cell table:number-columns-repeated="7"/>
          <table:table-cell table:style-name="Default" office:value-type="float" office:value="269" calcext:value-type="float">
            <text:p>269</text:p>
          </table:table-cell>
          <table:table-cell/>
          <table:table-cell table:style-name="ce10" table:formula="of:=IF([.C104]&lt;&gt;&quot;&quot;;[.$B104]&amp;&quot;,&quot;&amp;[.C104]&amp;&quot;,&quot;&amp;[.C$1]&amp;&quot;;&quot;;&quot;&quot;)">
            <text:p/>
          </table:table-cell>
          <table:table-cell table:style-name="ce10" table:formula="of:=IF([.D104]&lt;&gt;&quot;&quot;;[.$B104]&amp;&quot;,&quot;&amp;[.D104]&amp;&quot;,&quot;&amp;[.D$1]&amp;&quot;;&quot;;&quot;&quot;)">
            <text:p/>
          </table:table-cell>
          <table:table-cell table:style-name="ce10" table:formula="of:=IF([.E104]&lt;&gt;&quot;&quot;;[.$B104]&amp;&quot;,&quot;&amp;[.E104]&amp;&quot;,&quot;&amp;[.E$1]&amp;&quot;;&quot;;&quot;&quot;)">
            <text:p/>
          </table:table-cell>
          <table:table-cell table:style-name="ce10" table:formula="of:=IF([.F104]&lt;&gt;&quot;&quot;;[.$B104]&amp;&quot;,&quot;&amp;[.F104]&amp;&quot;,&quot;&amp;[.F$1]&amp;&quot;;&quot;;&quot;&quot;)">
            <text:p/>
          </table:table-cell>
          <table:table-cell table:style-name="ce10" table:formula="of:=IF([.G104]&lt;&gt;&quot;&quot;;[.$B104]&amp;&quot;,&quot;&amp;[.G104]&amp;&quot;,&quot;&amp;[.G$1]&amp;&quot;;&quot;;&quot;&quot;)">
            <text:p/>
          </table:table-cell>
          <table:table-cell table:style-name="ce10" table:formula="of:=IF([.H104]&lt;&gt;&quot;&quot;;[.$B104]&amp;&quot;,&quot;&amp;[.H104]&amp;&quot;,&quot;&amp;[.H$1]&amp;&quot;;&quot;;&quot;&quot;)">
            <text:p/>
          </table:table-cell>
          <table:table-cell table:style-name="ce10" table:formula="of:=IF([.I104]&lt;&gt;&quot;&quot;;[.$B104]&amp;&quot;,&quot;&amp;[.I104]&amp;&quot;,&quot;&amp;[.I$1]&amp;&quot;;&quot;;&quot;&quot;)">
            <text:p/>
          </table:table-cell>
          <table:table-cell table:style-name="ce10" table:formula="of:=IF([.J104]&lt;&gt;&quot;&quot;;[.$B104]&amp;&quot;,&quot;&amp;[.J104]&amp;&quot;,&quot;&amp;[.J$1]&amp;&quot;;&quot;;&quot;&quot;)" office:value-type="string" office:string-value="2022-04-29,269,3;" calcext:value-type="string">
            <text:p>2022-04-29,269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4-30" calcext:value-type="date">
            <text:p>2022-04-30</text:p>
          </table:table-cell>
          <table:table-cell table:style-name="ce8" table:formula="of:=IF(WEEKDAY([.A105];2)&gt;5;&quot;&quot;;TEXT([.A105];&quot;YYYY-MM-DD&quot;))">
            <text:p/>
          </table:table-cell>
          <table:table-cell table:number-columns-repeated="7"/>
          <table:table-cell table:style-name="Default"/>
          <table:table-cell/>
          <table:table-cell table:style-name="ce10" table:formula="of:=IF([.C105]&lt;&gt;&quot;&quot;;[.$B105]&amp;&quot;,&quot;&amp;[.C105]&amp;&quot;,&quot;&amp;[.C$1]&amp;&quot;;&quot;;&quot;&quot;)">
            <text:p/>
          </table:table-cell>
          <table:table-cell table:style-name="ce10" table:formula="of:=IF([.D105]&lt;&gt;&quot;&quot;;[.$B105]&amp;&quot;,&quot;&amp;[.D105]&amp;&quot;,&quot;&amp;[.D$1]&amp;&quot;;&quot;;&quot;&quot;)">
            <text:p/>
          </table:table-cell>
          <table:table-cell table:style-name="ce10" table:formula="of:=IF([.E105]&lt;&gt;&quot;&quot;;[.$B105]&amp;&quot;,&quot;&amp;[.E105]&amp;&quot;,&quot;&amp;[.E$1]&amp;&quot;;&quot;;&quot;&quot;)">
            <text:p/>
          </table:table-cell>
          <table:table-cell table:style-name="ce10" table:formula="of:=IF([.F105]&lt;&gt;&quot;&quot;;[.$B105]&amp;&quot;,&quot;&amp;[.F105]&amp;&quot;,&quot;&amp;[.F$1]&amp;&quot;;&quot;;&quot;&quot;)">
            <text:p/>
          </table:table-cell>
          <table:table-cell table:style-name="ce10" table:formula="of:=IF([.G105]&lt;&gt;&quot;&quot;;[.$B105]&amp;&quot;,&quot;&amp;[.G105]&amp;&quot;,&quot;&amp;[.G$1]&amp;&quot;;&quot;;&quot;&quot;)">
            <text:p/>
          </table:table-cell>
          <table:table-cell table:style-name="ce10" table:formula="of:=IF([.H105]&lt;&gt;&quot;&quot;;[.$B105]&amp;&quot;,&quot;&amp;[.H105]&amp;&quot;,&quot;&amp;[.H$1]&amp;&quot;;&quot;;&quot;&quot;)">
            <text:p/>
          </table:table-cell>
          <table:table-cell table:style-name="ce10" table:formula="of:=IF([.I105]&lt;&gt;&quot;&quot;;[.$B105]&amp;&quot;,&quot;&amp;[.I105]&amp;&quot;,&quot;&amp;[.I$1]&amp;&quot;;&quot;;&quot;&quot;)">
            <text:p/>
          </table:table-cell>
          <table:table-cell table:style-name="ce10" table:formula="of:=IF([.J105]&lt;&gt;&quot;&quot;;[.$B105]&amp;&quot;,&quot;&amp;[.J10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01" calcext:value-type="date">
            <text:p>2022-05-01</text:p>
          </table:table-cell>
          <table:table-cell table:style-name="ce8" table:formula="of:=IF(WEEKDAY([.A106];2)&gt;5;&quot;&quot;;TEXT([.A106];&quot;YYYY-MM-DD&quot;))">
            <text:p/>
          </table:table-cell>
          <table:table-cell table:number-columns-repeated="9"/>
          <table:table-cell table:style-name="ce10" table:formula="of:=IF([.C106]&lt;&gt;&quot;&quot;;[.$B106]&amp;&quot;,&quot;&amp;[.C106]&amp;&quot;,&quot;&amp;[.C$1]&amp;&quot;;&quot;;&quot;&quot;)">
            <text:p/>
          </table:table-cell>
          <table:table-cell table:style-name="ce10" table:formula="of:=IF([.D106]&lt;&gt;&quot;&quot;;[.$B106]&amp;&quot;,&quot;&amp;[.D106]&amp;&quot;,&quot;&amp;[.D$1]&amp;&quot;;&quot;;&quot;&quot;)">
            <text:p/>
          </table:table-cell>
          <table:table-cell table:style-name="ce10" table:formula="of:=IF([.E106]&lt;&gt;&quot;&quot;;[.$B106]&amp;&quot;,&quot;&amp;[.E106]&amp;&quot;,&quot;&amp;[.E$1]&amp;&quot;;&quot;;&quot;&quot;)">
            <text:p/>
          </table:table-cell>
          <table:table-cell table:style-name="ce10" table:formula="of:=IF([.F106]&lt;&gt;&quot;&quot;;[.$B106]&amp;&quot;,&quot;&amp;[.F106]&amp;&quot;,&quot;&amp;[.F$1]&amp;&quot;;&quot;;&quot;&quot;)">
            <text:p/>
          </table:table-cell>
          <table:table-cell table:style-name="ce10" table:formula="of:=IF([.G106]&lt;&gt;&quot;&quot;;[.$B106]&amp;&quot;,&quot;&amp;[.G106]&amp;&quot;,&quot;&amp;[.G$1]&amp;&quot;;&quot;;&quot;&quot;)">
            <text:p/>
          </table:table-cell>
          <table:table-cell table:style-name="ce10" table:formula="of:=IF([.H106]&lt;&gt;&quot;&quot;;[.$B106]&amp;&quot;,&quot;&amp;[.H106]&amp;&quot;,&quot;&amp;[.H$1]&amp;&quot;;&quot;;&quot;&quot;)">
            <text:p/>
          </table:table-cell>
          <table:table-cell table:style-name="ce10" table:formula="of:=IF([.I106]&lt;&gt;&quot;&quot;;[.$B106]&amp;&quot;,&quot;&amp;[.I106]&amp;&quot;,&quot;&amp;[.I$1]&amp;&quot;;&quot;;&quot;&quot;)">
            <text:p/>
          </table:table-cell>
          <table:table-cell table:style-name="ce10" table:formula="of:=IF([.J106]&lt;&gt;&quot;&quot;;[.$B106]&amp;&quot;,&quot;&amp;[.J10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02" calcext:value-type="date">
            <text:p>2022-05-02</text:p>
          </table:table-cell>
          <table:table-cell table:style-name="ce8" table:formula="of:=IF(WEEKDAY([.A107];2)&gt;5;&quot;&quot;;TEXT([.A107];&quot;YYYY-MM-DD&quot;))" office:value-type="string" office:string-value="2022-05-02" calcext:value-type="string">
            <text:p>2022-05-02</text:p>
          </table:table-cell>
          <table:table-cell table:number-columns-repeated="7"/>
          <table:table-cell table:style-name="Default" office:value-type="float" office:value="248" calcext:value-type="float">
            <text:p>248</text:p>
          </table:table-cell>
          <table:table-cell/>
          <table:table-cell table:style-name="ce10" table:formula="of:=IF([.C107]&lt;&gt;&quot;&quot;;[.$B107]&amp;&quot;,&quot;&amp;[.C107]&amp;&quot;,&quot;&amp;[.C$1]&amp;&quot;;&quot;;&quot;&quot;)">
            <text:p/>
          </table:table-cell>
          <table:table-cell table:style-name="ce10" table:formula="of:=IF([.D107]&lt;&gt;&quot;&quot;;[.$B107]&amp;&quot;,&quot;&amp;[.D107]&amp;&quot;,&quot;&amp;[.D$1]&amp;&quot;;&quot;;&quot;&quot;)">
            <text:p/>
          </table:table-cell>
          <table:table-cell table:style-name="ce10" table:formula="of:=IF([.E107]&lt;&gt;&quot;&quot;;[.$B107]&amp;&quot;,&quot;&amp;[.E107]&amp;&quot;,&quot;&amp;[.E$1]&amp;&quot;;&quot;;&quot;&quot;)">
            <text:p/>
          </table:table-cell>
          <table:table-cell table:style-name="ce10" table:formula="of:=IF([.F107]&lt;&gt;&quot;&quot;;[.$B107]&amp;&quot;,&quot;&amp;[.F107]&amp;&quot;,&quot;&amp;[.F$1]&amp;&quot;;&quot;;&quot;&quot;)">
            <text:p/>
          </table:table-cell>
          <table:table-cell table:style-name="ce10" table:formula="of:=IF([.G107]&lt;&gt;&quot;&quot;;[.$B107]&amp;&quot;,&quot;&amp;[.G107]&amp;&quot;,&quot;&amp;[.G$1]&amp;&quot;;&quot;;&quot;&quot;)">
            <text:p/>
          </table:table-cell>
          <table:table-cell table:style-name="ce10" table:formula="of:=IF([.H107]&lt;&gt;&quot;&quot;;[.$B107]&amp;&quot;,&quot;&amp;[.H107]&amp;&quot;,&quot;&amp;[.H$1]&amp;&quot;;&quot;;&quot;&quot;)">
            <text:p/>
          </table:table-cell>
          <table:table-cell table:style-name="ce10" table:formula="of:=IF([.I107]&lt;&gt;&quot;&quot;;[.$B107]&amp;&quot;,&quot;&amp;[.I107]&amp;&quot;,&quot;&amp;[.I$1]&amp;&quot;;&quot;;&quot;&quot;)">
            <text:p/>
          </table:table-cell>
          <table:table-cell table:style-name="ce10" table:formula="of:=IF([.J107]&lt;&gt;&quot;&quot;;[.$B107]&amp;&quot;,&quot;&amp;[.J107]&amp;&quot;,&quot;&amp;[.J$1]&amp;&quot;;&quot;;&quot;&quot;)" office:value-type="string" office:string-value="2022-05-02,248,3;" calcext:value-type="string">
            <text:p>2022-05-02,248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5-03" calcext:value-type="date">
            <text:p>2022-05-03</text:p>
          </table:table-cell>
          <table:table-cell table:style-name="ce8" table:formula="of:=IF(WEEKDAY([.A108];2)&gt;5;&quot;&quot;;TEXT([.A108];&quot;YYYY-MM-DD&quot;))" office:value-type="string" office:string-value="2022-05-03" calcext:value-type="string">
            <text:p>2022-05-03</text:p>
          </table:table-cell>
          <table:table-cell table:number-columns-repeated="7"/>
          <table:table-cell table:style-name="Default" office:value-type="float" office:value="249" calcext:value-type="float">
            <text:p>249</text:p>
          </table:table-cell>
          <table:table-cell/>
          <table:table-cell table:style-name="ce10" table:formula="of:=IF([.C108]&lt;&gt;&quot;&quot;;[.$B108]&amp;&quot;,&quot;&amp;[.C108]&amp;&quot;,&quot;&amp;[.C$1]&amp;&quot;;&quot;;&quot;&quot;)">
            <text:p/>
          </table:table-cell>
          <table:table-cell table:style-name="ce10" table:formula="of:=IF([.D108]&lt;&gt;&quot;&quot;;[.$B108]&amp;&quot;,&quot;&amp;[.D108]&amp;&quot;,&quot;&amp;[.D$1]&amp;&quot;;&quot;;&quot;&quot;)">
            <text:p/>
          </table:table-cell>
          <table:table-cell table:style-name="ce10" table:formula="of:=IF([.E108]&lt;&gt;&quot;&quot;;[.$B108]&amp;&quot;,&quot;&amp;[.E108]&amp;&quot;,&quot;&amp;[.E$1]&amp;&quot;;&quot;;&quot;&quot;)">
            <text:p/>
          </table:table-cell>
          <table:table-cell table:style-name="ce10" table:formula="of:=IF([.F108]&lt;&gt;&quot;&quot;;[.$B108]&amp;&quot;,&quot;&amp;[.F108]&amp;&quot;,&quot;&amp;[.F$1]&amp;&quot;;&quot;;&quot;&quot;)">
            <text:p/>
          </table:table-cell>
          <table:table-cell table:style-name="ce10" table:formula="of:=IF([.G108]&lt;&gt;&quot;&quot;;[.$B108]&amp;&quot;,&quot;&amp;[.G108]&amp;&quot;,&quot;&amp;[.G$1]&amp;&quot;;&quot;;&quot;&quot;)">
            <text:p/>
          </table:table-cell>
          <table:table-cell table:style-name="ce10" table:formula="of:=IF([.H108]&lt;&gt;&quot;&quot;;[.$B108]&amp;&quot;,&quot;&amp;[.H108]&amp;&quot;,&quot;&amp;[.H$1]&amp;&quot;;&quot;;&quot;&quot;)">
            <text:p/>
          </table:table-cell>
          <table:table-cell table:style-name="ce10" table:formula="of:=IF([.I108]&lt;&gt;&quot;&quot;;[.$B108]&amp;&quot;,&quot;&amp;[.I108]&amp;&quot;,&quot;&amp;[.I$1]&amp;&quot;;&quot;;&quot;&quot;)">
            <text:p/>
          </table:table-cell>
          <table:table-cell table:style-name="ce10" table:formula="of:=IF([.J108]&lt;&gt;&quot;&quot;;[.$B108]&amp;&quot;,&quot;&amp;[.J108]&amp;&quot;,&quot;&amp;[.J$1]&amp;&quot;;&quot;;&quot;&quot;)" office:value-type="string" office:string-value="2022-05-03,249,3;" calcext:value-type="string">
            <text:p>2022-05-03,249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5-04" calcext:value-type="date">
            <text:p>2022-05-04</text:p>
          </table:table-cell>
          <table:table-cell table:style-name="ce8" table:formula="of:=IF(WEEKDAY([.A109];2)&gt;5;&quot;&quot;;TEXT([.A109];&quot;YYYY-MM-DD&quot;))" office:value-type="string" office:string-value="2022-05-04" calcext:value-type="string">
            <text:p>2022-05-04</text:p>
          </table:table-cell>
          <table:table-cell table:number-columns-repeated="7"/>
          <table:table-cell table:style-name="Default" office:value-type="float" office:value="255" calcext:value-type="float">
            <text:p>255</text:p>
          </table:table-cell>
          <table:table-cell/>
          <table:table-cell table:style-name="ce10" table:formula="of:=IF([.C109]&lt;&gt;&quot;&quot;;[.$B109]&amp;&quot;,&quot;&amp;[.C109]&amp;&quot;,&quot;&amp;[.C$1]&amp;&quot;;&quot;;&quot;&quot;)">
            <text:p/>
          </table:table-cell>
          <table:table-cell table:style-name="ce10" table:formula="of:=IF([.D109]&lt;&gt;&quot;&quot;;[.$B109]&amp;&quot;,&quot;&amp;[.D109]&amp;&quot;,&quot;&amp;[.D$1]&amp;&quot;;&quot;;&quot;&quot;)">
            <text:p/>
          </table:table-cell>
          <table:table-cell table:style-name="ce10" table:formula="of:=IF([.E109]&lt;&gt;&quot;&quot;;[.$B109]&amp;&quot;,&quot;&amp;[.E109]&amp;&quot;,&quot;&amp;[.E$1]&amp;&quot;;&quot;;&quot;&quot;)">
            <text:p/>
          </table:table-cell>
          <table:table-cell table:style-name="ce10" table:formula="of:=IF([.F109]&lt;&gt;&quot;&quot;;[.$B109]&amp;&quot;,&quot;&amp;[.F109]&amp;&quot;,&quot;&amp;[.F$1]&amp;&quot;;&quot;;&quot;&quot;)">
            <text:p/>
          </table:table-cell>
          <table:table-cell table:style-name="ce10" table:formula="of:=IF([.G109]&lt;&gt;&quot;&quot;;[.$B109]&amp;&quot;,&quot;&amp;[.G109]&amp;&quot;,&quot;&amp;[.G$1]&amp;&quot;;&quot;;&quot;&quot;)">
            <text:p/>
          </table:table-cell>
          <table:table-cell table:style-name="ce10" table:formula="of:=IF([.H109]&lt;&gt;&quot;&quot;;[.$B109]&amp;&quot;,&quot;&amp;[.H109]&amp;&quot;,&quot;&amp;[.H$1]&amp;&quot;;&quot;;&quot;&quot;)">
            <text:p/>
          </table:table-cell>
          <table:table-cell table:style-name="ce10" table:formula="of:=IF([.I109]&lt;&gt;&quot;&quot;;[.$B109]&amp;&quot;,&quot;&amp;[.I109]&amp;&quot;,&quot;&amp;[.I$1]&amp;&quot;;&quot;;&quot;&quot;)">
            <text:p/>
          </table:table-cell>
          <table:table-cell table:style-name="ce10" table:formula="of:=IF([.J109]&lt;&gt;&quot;&quot;;[.$B109]&amp;&quot;,&quot;&amp;[.J109]&amp;&quot;,&quot;&amp;[.J$1]&amp;&quot;;&quot;;&quot;&quot;)" office:value-type="string" office:string-value="2022-05-04,255,3;" calcext:value-type="string">
            <text:p>2022-05-04,255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8" table:formula="of:=IF(WEEKDAY([.A110];2)&gt;5;&quot;&quot;;TEXT([.A110];&quot;YYYY-MM-DD&quot;))" office:value-type="string" office:string-value="2022-05-05" calcext:value-type="string">
            <text:p>2022-05-05</text:p>
          </table:table-cell>
          <table:table-cell table:number-columns-repeated="7"/>
          <table:table-cell table:style-name="Default" office:value-type="float" office:value="256" calcext:value-type="float">
            <text:p>256</text:p>
          </table:table-cell>
          <table:table-cell/>
          <table:table-cell table:style-name="ce10" table:formula="of:=IF([.C110]&lt;&gt;&quot;&quot;;[.$B110]&amp;&quot;,&quot;&amp;[.C110]&amp;&quot;,&quot;&amp;[.C$1]&amp;&quot;;&quot;;&quot;&quot;)">
            <text:p/>
          </table:table-cell>
          <table:table-cell table:style-name="ce10" table:formula="of:=IF([.D110]&lt;&gt;&quot;&quot;;[.$B110]&amp;&quot;,&quot;&amp;[.D110]&amp;&quot;,&quot;&amp;[.D$1]&amp;&quot;;&quot;;&quot;&quot;)">
            <text:p/>
          </table:table-cell>
          <table:table-cell table:style-name="ce10" table:formula="of:=IF([.E110]&lt;&gt;&quot;&quot;;[.$B110]&amp;&quot;,&quot;&amp;[.E110]&amp;&quot;,&quot;&amp;[.E$1]&amp;&quot;;&quot;;&quot;&quot;)">
            <text:p/>
          </table:table-cell>
          <table:table-cell table:style-name="ce10" table:formula="of:=IF([.F110]&lt;&gt;&quot;&quot;;[.$B110]&amp;&quot;,&quot;&amp;[.F110]&amp;&quot;,&quot;&amp;[.F$1]&amp;&quot;;&quot;;&quot;&quot;)">
            <text:p/>
          </table:table-cell>
          <table:table-cell table:style-name="ce10" table:formula="of:=IF([.G110]&lt;&gt;&quot;&quot;;[.$B110]&amp;&quot;,&quot;&amp;[.G110]&amp;&quot;,&quot;&amp;[.G$1]&amp;&quot;;&quot;;&quot;&quot;)">
            <text:p/>
          </table:table-cell>
          <table:table-cell table:style-name="ce10" table:formula="of:=IF([.H110]&lt;&gt;&quot;&quot;;[.$B110]&amp;&quot;,&quot;&amp;[.H110]&amp;&quot;,&quot;&amp;[.H$1]&amp;&quot;;&quot;;&quot;&quot;)">
            <text:p/>
          </table:table-cell>
          <table:table-cell table:style-name="ce10" table:formula="of:=IF([.I110]&lt;&gt;&quot;&quot;;[.$B110]&amp;&quot;,&quot;&amp;[.I110]&amp;&quot;,&quot;&amp;[.I$1]&amp;&quot;;&quot;;&quot;&quot;)">
            <text:p/>
          </table:table-cell>
          <table:table-cell table:style-name="ce10" table:formula="of:=IF([.J110]&lt;&gt;&quot;&quot;;[.$B110]&amp;&quot;,&quot;&amp;[.J110]&amp;&quot;,&quot;&amp;[.J$1]&amp;&quot;;&quot;;&quot;&quot;)" office:value-type="string" office:string-value="2022-05-05,256,3;" calcext:value-type="string">
            <text:p>2022-05-05,256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5-06" calcext:value-type="date">
            <text:p>2022-05-06</text:p>
          </table:table-cell>
          <table:table-cell table:style-name="ce8" table:formula="of:=IF(WEEKDAY([.A111];2)&gt;5;&quot;&quot;;TEXT([.A111];&quot;YYYY-MM-DD&quot;))" office:value-type="string" office:string-value="2022-05-06" calcext:value-type="string">
            <text:p>2022-05-06</text:p>
          </table:table-cell>
          <table:table-cell table:number-columns-repeated="7"/>
          <table:table-cell table:style-name="Default" office:value-type="float" office:value="263" calcext:value-type="float">
            <text:p>263</text:p>
          </table:table-cell>
          <table:table-cell/>
          <table:table-cell table:style-name="ce10" table:formula="of:=IF([.C111]&lt;&gt;&quot;&quot;;[.$B111]&amp;&quot;,&quot;&amp;[.C111]&amp;&quot;,&quot;&amp;[.C$1]&amp;&quot;;&quot;;&quot;&quot;)">
            <text:p/>
          </table:table-cell>
          <table:table-cell table:style-name="ce10" table:formula="of:=IF([.D111]&lt;&gt;&quot;&quot;;[.$B111]&amp;&quot;,&quot;&amp;[.D111]&amp;&quot;,&quot;&amp;[.D$1]&amp;&quot;;&quot;;&quot;&quot;)">
            <text:p/>
          </table:table-cell>
          <table:table-cell table:style-name="ce10" table:formula="of:=IF([.E111]&lt;&gt;&quot;&quot;;[.$B111]&amp;&quot;,&quot;&amp;[.E111]&amp;&quot;,&quot;&amp;[.E$1]&amp;&quot;;&quot;;&quot;&quot;)">
            <text:p/>
          </table:table-cell>
          <table:table-cell table:style-name="ce10" table:formula="of:=IF([.F111]&lt;&gt;&quot;&quot;;[.$B111]&amp;&quot;,&quot;&amp;[.F111]&amp;&quot;,&quot;&amp;[.F$1]&amp;&quot;;&quot;;&quot;&quot;)">
            <text:p/>
          </table:table-cell>
          <table:table-cell table:style-name="ce10" table:formula="of:=IF([.G111]&lt;&gt;&quot;&quot;;[.$B111]&amp;&quot;,&quot;&amp;[.G111]&amp;&quot;,&quot;&amp;[.G$1]&amp;&quot;;&quot;;&quot;&quot;)">
            <text:p/>
          </table:table-cell>
          <table:table-cell table:style-name="ce10" table:formula="of:=IF([.H111]&lt;&gt;&quot;&quot;;[.$B111]&amp;&quot;,&quot;&amp;[.H111]&amp;&quot;,&quot;&amp;[.H$1]&amp;&quot;;&quot;;&quot;&quot;)">
            <text:p/>
          </table:table-cell>
          <table:table-cell table:style-name="ce10" table:formula="of:=IF([.I111]&lt;&gt;&quot;&quot;;[.$B111]&amp;&quot;,&quot;&amp;[.I111]&amp;&quot;,&quot;&amp;[.I$1]&amp;&quot;;&quot;;&quot;&quot;)">
            <text:p/>
          </table:table-cell>
          <table:table-cell table:style-name="ce10" table:formula="of:=IF([.J111]&lt;&gt;&quot;&quot;;[.$B111]&amp;&quot;,&quot;&amp;[.J111]&amp;&quot;,&quot;&amp;[.J$1]&amp;&quot;;&quot;;&quot;&quot;)" office:value-type="string" office:string-value="2022-05-06,263,3;" calcext:value-type="string">
            <text:p>2022-05-06,263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5-07" calcext:value-type="date">
            <text:p>2022-05-07</text:p>
          </table:table-cell>
          <table:table-cell table:style-name="ce8" table:formula="of:=IF(WEEKDAY([.A112];2)&gt;5;&quot;&quot;;TEXT([.A112];&quot;YYYY-MM-DD&quot;))">
            <text:p/>
          </table:table-cell>
          <table:table-cell table:number-columns-repeated="7"/>
          <table:table-cell table:style-name="Default"/>
          <table:table-cell/>
          <table:table-cell table:style-name="ce10" table:formula="of:=IF([.C112]&lt;&gt;&quot;&quot;;[.$B112]&amp;&quot;,&quot;&amp;[.C112]&amp;&quot;,&quot;&amp;[.C$1]&amp;&quot;;&quot;;&quot;&quot;)">
            <text:p/>
          </table:table-cell>
          <table:table-cell table:style-name="ce10" table:formula="of:=IF([.D112]&lt;&gt;&quot;&quot;;[.$B112]&amp;&quot;,&quot;&amp;[.D112]&amp;&quot;,&quot;&amp;[.D$1]&amp;&quot;;&quot;;&quot;&quot;)">
            <text:p/>
          </table:table-cell>
          <table:table-cell table:style-name="ce10" table:formula="of:=IF([.E112]&lt;&gt;&quot;&quot;;[.$B112]&amp;&quot;,&quot;&amp;[.E112]&amp;&quot;,&quot;&amp;[.E$1]&amp;&quot;;&quot;;&quot;&quot;)">
            <text:p/>
          </table:table-cell>
          <table:table-cell table:style-name="ce10" table:formula="of:=IF([.F112]&lt;&gt;&quot;&quot;;[.$B112]&amp;&quot;,&quot;&amp;[.F112]&amp;&quot;,&quot;&amp;[.F$1]&amp;&quot;;&quot;;&quot;&quot;)">
            <text:p/>
          </table:table-cell>
          <table:table-cell table:style-name="ce10" table:formula="of:=IF([.G112]&lt;&gt;&quot;&quot;;[.$B112]&amp;&quot;,&quot;&amp;[.G112]&amp;&quot;,&quot;&amp;[.G$1]&amp;&quot;;&quot;;&quot;&quot;)">
            <text:p/>
          </table:table-cell>
          <table:table-cell table:style-name="ce10" table:formula="of:=IF([.H112]&lt;&gt;&quot;&quot;;[.$B112]&amp;&quot;,&quot;&amp;[.H112]&amp;&quot;,&quot;&amp;[.H$1]&amp;&quot;;&quot;;&quot;&quot;)">
            <text:p/>
          </table:table-cell>
          <table:table-cell table:style-name="ce10" table:formula="of:=IF([.I112]&lt;&gt;&quot;&quot;;[.$B112]&amp;&quot;,&quot;&amp;[.I112]&amp;&quot;,&quot;&amp;[.I$1]&amp;&quot;;&quot;;&quot;&quot;)">
            <text:p/>
          </table:table-cell>
          <table:table-cell table:style-name="ce10" table:formula="of:=IF([.J112]&lt;&gt;&quot;&quot;;[.$B112]&amp;&quot;,&quot;&amp;[.J11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08" calcext:value-type="date">
            <text:p>2022-05-08</text:p>
          </table:table-cell>
          <table:table-cell table:style-name="ce8" table:formula="of:=IF(WEEKDAY([.A113];2)&gt;5;&quot;&quot;;TEXT([.A113];&quot;YYYY-MM-DD&quot;))">
            <text:p/>
          </table:table-cell>
          <table:table-cell table:number-columns-repeated="9"/>
          <table:table-cell table:style-name="ce10" table:formula="of:=IF([.C113]&lt;&gt;&quot;&quot;;[.$B113]&amp;&quot;,&quot;&amp;[.C113]&amp;&quot;,&quot;&amp;[.C$1]&amp;&quot;;&quot;;&quot;&quot;)">
            <text:p/>
          </table:table-cell>
          <table:table-cell table:style-name="ce10" table:formula="of:=IF([.D113]&lt;&gt;&quot;&quot;;[.$B113]&amp;&quot;,&quot;&amp;[.D113]&amp;&quot;,&quot;&amp;[.D$1]&amp;&quot;;&quot;;&quot;&quot;)">
            <text:p/>
          </table:table-cell>
          <table:table-cell table:style-name="ce10" table:formula="of:=IF([.E113]&lt;&gt;&quot;&quot;;[.$B113]&amp;&quot;,&quot;&amp;[.E113]&amp;&quot;,&quot;&amp;[.E$1]&amp;&quot;;&quot;;&quot;&quot;)">
            <text:p/>
          </table:table-cell>
          <table:table-cell table:style-name="ce10" table:formula="of:=IF([.F113]&lt;&gt;&quot;&quot;;[.$B113]&amp;&quot;,&quot;&amp;[.F113]&amp;&quot;,&quot;&amp;[.F$1]&amp;&quot;;&quot;;&quot;&quot;)">
            <text:p/>
          </table:table-cell>
          <table:table-cell table:style-name="ce10" table:formula="of:=IF([.G113]&lt;&gt;&quot;&quot;;[.$B113]&amp;&quot;,&quot;&amp;[.G113]&amp;&quot;,&quot;&amp;[.G$1]&amp;&quot;;&quot;;&quot;&quot;)">
            <text:p/>
          </table:table-cell>
          <table:table-cell table:style-name="ce10" table:formula="of:=IF([.H113]&lt;&gt;&quot;&quot;;[.$B113]&amp;&quot;,&quot;&amp;[.H113]&amp;&quot;,&quot;&amp;[.H$1]&amp;&quot;;&quot;;&quot;&quot;)">
            <text:p/>
          </table:table-cell>
          <table:table-cell table:style-name="ce10" table:formula="of:=IF([.I113]&lt;&gt;&quot;&quot;;[.$B113]&amp;&quot;,&quot;&amp;[.I113]&amp;&quot;,&quot;&amp;[.I$1]&amp;&quot;;&quot;;&quot;&quot;)">
            <text:p/>
          </table:table-cell>
          <table:table-cell table:style-name="ce10" table:formula="of:=IF([.J113]&lt;&gt;&quot;&quot;;[.$B113]&amp;&quot;,&quot;&amp;[.J11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09" calcext:value-type="date">
            <text:p>2022-05-09</text:p>
          </table:table-cell>
          <table:table-cell table:style-name="ce8" table:formula="of:=IF(WEEKDAY([.A114];2)&gt;5;&quot;&quot;;TEXT([.A114];&quot;YYYY-MM-DD&quot;))" office:value-type="string" office:string-value="2022-05-09" calcext:value-type="string">
            <text:p>2022-05-09</text:p>
          </table:table-cell>
          <table:table-cell table:number-columns-repeated="7"/>
          <table:table-cell table:style-name="Default" office:value-type="float" office:value="264" calcext:value-type="float">
            <text:p>264</text:p>
          </table:table-cell>
          <table:table-cell/>
          <table:table-cell table:style-name="ce10" table:formula="of:=IF([.C114]&lt;&gt;&quot;&quot;;[.$B114]&amp;&quot;,&quot;&amp;[.C114]&amp;&quot;,&quot;&amp;[.C$1]&amp;&quot;;&quot;;&quot;&quot;)">
            <text:p/>
          </table:table-cell>
          <table:table-cell table:style-name="ce10" table:formula="of:=IF([.D114]&lt;&gt;&quot;&quot;;[.$B114]&amp;&quot;,&quot;&amp;[.D114]&amp;&quot;,&quot;&amp;[.D$1]&amp;&quot;;&quot;;&quot;&quot;)">
            <text:p/>
          </table:table-cell>
          <table:table-cell table:style-name="ce10" table:formula="of:=IF([.E114]&lt;&gt;&quot;&quot;;[.$B114]&amp;&quot;,&quot;&amp;[.E114]&amp;&quot;,&quot;&amp;[.E$1]&amp;&quot;;&quot;;&quot;&quot;)">
            <text:p/>
          </table:table-cell>
          <table:table-cell table:style-name="ce10" table:formula="of:=IF([.F114]&lt;&gt;&quot;&quot;;[.$B114]&amp;&quot;,&quot;&amp;[.F114]&amp;&quot;,&quot;&amp;[.F$1]&amp;&quot;;&quot;;&quot;&quot;)">
            <text:p/>
          </table:table-cell>
          <table:table-cell table:style-name="ce10" table:formula="of:=IF([.G114]&lt;&gt;&quot;&quot;;[.$B114]&amp;&quot;,&quot;&amp;[.G114]&amp;&quot;,&quot;&amp;[.G$1]&amp;&quot;;&quot;;&quot;&quot;)">
            <text:p/>
          </table:table-cell>
          <table:table-cell table:style-name="ce10" table:formula="of:=IF([.H114]&lt;&gt;&quot;&quot;;[.$B114]&amp;&quot;,&quot;&amp;[.H114]&amp;&quot;,&quot;&amp;[.H$1]&amp;&quot;;&quot;;&quot;&quot;)">
            <text:p/>
          </table:table-cell>
          <table:table-cell table:style-name="ce10" table:formula="of:=IF([.I114]&lt;&gt;&quot;&quot;;[.$B114]&amp;&quot;,&quot;&amp;[.I114]&amp;&quot;,&quot;&amp;[.I$1]&amp;&quot;;&quot;;&quot;&quot;)">
            <text:p/>
          </table:table-cell>
          <table:table-cell table:style-name="ce10" table:formula="of:=IF([.J114]&lt;&gt;&quot;&quot;;[.$B114]&amp;&quot;,&quot;&amp;[.J114]&amp;&quot;,&quot;&amp;[.J$1]&amp;&quot;;&quot;;&quot;&quot;)" office:value-type="string" office:string-value="2022-05-09,264,3;" calcext:value-type="string">
            <text:p>2022-05-09,264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5-10" calcext:value-type="date">
            <text:p>2022-05-10</text:p>
          </table:table-cell>
          <table:table-cell table:style-name="ce8" table:formula="of:=IF(WEEKDAY([.A115];2)&gt;5;&quot;&quot;;TEXT([.A115];&quot;YYYY-MM-DD&quot;))" office:value-type="string" office:string-value="2022-05-10" calcext:value-type="string">
            <text:p>2022-05-10</text:p>
          </table:table-cell>
          <table:table-cell table:number-columns-repeated="7"/>
          <table:table-cell table:style-name="Default" office:value-type="float" office:value="270" calcext:value-type="float">
            <text:p>270</text:p>
          </table:table-cell>
          <table:table-cell/>
          <table:table-cell table:style-name="ce10" table:formula="of:=IF([.C115]&lt;&gt;&quot;&quot;;[.$B115]&amp;&quot;,&quot;&amp;[.C115]&amp;&quot;,&quot;&amp;[.C$1]&amp;&quot;;&quot;;&quot;&quot;)">
            <text:p/>
          </table:table-cell>
          <table:table-cell table:style-name="ce10" table:formula="of:=IF([.D115]&lt;&gt;&quot;&quot;;[.$B115]&amp;&quot;,&quot;&amp;[.D115]&amp;&quot;,&quot;&amp;[.D$1]&amp;&quot;;&quot;;&quot;&quot;)">
            <text:p/>
          </table:table-cell>
          <table:table-cell table:style-name="ce10" table:formula="of:=IF([.E115]&lt;&gt;&quot;&quot;;[.$B115]&amp;&quot;,&quot;&amp;[.E115]&amp;&quot;,&quot;&amp;[.E$1]&amp;&quot;;&quot;;&quot;&quot;)">
            <text:p/>
          </table:table-cell>
          <table:table-cell table:style-name="ce10" table:formula="of:=IF([.F115]&lt;&gt;&quot;&quot;;[.$B115]&amp;&quot;,&quot;&amp;[.F115]&amp;&quot;,&quot;&amp;[.F$1]&amp;&quot;;&quot;;&quot;&quot;)">
            <text:p/>
          </table:table-cell>
          <table:table-cell table:style-name="ce10" table:formula="of:=IF([.G115]&lt;&gt;&quot;&quot;;[.$B115]&amp;&quot;,&quot;&amp;[.G115]&amp;&quot;,&quot;&amp;[.G$1]&amp;&quot;;&quot;;&quot;&quot;)">
            <text:p/>
          </table:table-cell>
          <table:table-cell table:style-name="ce10" table:formula="of:=IF([.H115]&lt;&gt;&quot;&quot;;[.$B115]&amp;&quot;,&quot;&amp;[.H115]&amp;&quot;,&quot;&amp;[.H$1]&amp;&quot;;&quot;;&quot;&quot;)">
            <text:p/>
          </table:table-cell>
          <table:table-cell table:style-name="ce10" table:formula="of:=IF([.I115]&lt;&gt;&quot;&quot;;[.$B115]&amp;&quot;,&quot;&amp;[.I115]&amp;&quot;,&quot;&amp;[.I$1]&amp;&quot;;&quot;;&quot;&quot;)">
            <text:p/>
          </table:table-cell>
          <table:table-cell table:style-name="ce10" table:formula="of:=IF([.J115]&lt;&gt;&quot;&quot;;[.$B115]&amp;&quot;,&quot;&amp;[.J115]&amp;&quot;,&quot;&amp;[.J$1]&amp;&quot;;&quot;;&quot;&quot;)" office:value-type="string" office:string-value="2022-05-10,270,3;" calcext:value-type="string">
            <text:p>2022-05-10,270,3;</text:p>
          </table:table-cell>
          <table:table-cell table:number-columns-repeated="10"/>
        </table:table-row>
        <table:table-row table:style-name="ro1">
          <table:table-cell table:style-name="ce2" office:value-type="date" office:date-value="2022-05-11" calcext:value-type="date">
            <text:p>2022-05-11</text:p>
          </table:table-cell>
          <table:table-cell table:style-name="ce8" table:formula="of:=IF(WEEKDAY([.A116];2)&gt;5;&quot;&quot;;TEXT([.A116];&quot;YYYY-MM-DD&quot;))" office:value-type="string" office:string-value="2022-05-11" calcext:value-type="string">
            <text:p>2022-05-11</text:p>
          </table:table-cell>
          <table:table-cell table:number-columns-repeated="9"/>
          <table:table-cell table:style-name="ce10" table:formula="of:=IF([.C116]&lt;&gt;&quot;&quot;;[.$B116]&amp;&quot;,&quot;&amp;[.C116]&amp;&quot;,&quot;&amp;[.C$1]&amp;&quot;;&quot;;&quot;&quot;)">
            <text:p/>
          </table:table-cell>
          <table:table-cell table:style-name="ce10" table:formula="of:=IF([.D116]&lt;&gt;&quot;&quot;;[.$B116]&amp;&quot;,&quot;&amp;[.D116]&amp;&quot;,&quot;&amp;[.D$1]&amp;&quot;;&quot;;&quot;&quot;)">
            <text:p/>
          </table:table-cell>
          <table:table-cell table:style-name="ce10" table:formula="of:=IF([.E116]&lt;&gt;&quot;&quot;;[.$B116]&amp;&quot;,&quot;&amp;[.E116]&amp;&quot;,&quot;&amp;[.E$1]&amp;&quot;;&quot;;&quot;&quot;)">
            <text:p/>
          </table:table-cell>
          <table:table-cell table:style-name="ce10" table:formula="of:=IF([.F116]&lt;&gt;&quot;&quot;;[.$B116]&amp;&quot;,&quot;&amp;[.F116]&amp;&quot;,&quot;&amp;[.F$1]&amp;&quot;;&quot;;&quot;&quot;)">
            <text:p/>
          </table:table-cell>
          <table:table-cell table:style-name="ce10" table:formula="of:=IF([.G116]&lt;&gt;&quot;&quot;;[.$B116]&amp;&quot;,&quot;&amp;[.G116]&amp;&quot;,&quot;&amp;[.G$1]&amp;&quot;;&quot;;&quot;&quot;)">
            <text:p/>
          </table:table-cell>
          <table:table-cell table:style-name="ce10" table:formula="of:=IF([.H116]&lt;&gt;&quot;&quot;;[.$B116]&amp;&quot;,&quot;&amp;[.H116]&amp;&quot;,&quot;&amp;[.H$1]&amp;&quot;;&quot;;&quot;&quot;)">
            <text:p/>
          </table:table-cell>
          <table:table-cell table:style-name="ce10" table:formula="of:=IF([.I116]&lt;&gt;&quot;&quot;;[.$B116]&amp;&quot;,&quot;&amp;[.I116]&amp;&quot;,&quot;&amp;[.I$1]&amp;&quot;;&quot;;&quot;&quot;)">
            <text:p/>
          </table:table-cell>
          <table:table-cell table:style-name="ce10" table:formula="of:=IF([.J116]&lt;&gt;&quot;&quot;;[.$B116]&amp;&quot;,&quot;&amp;[.J11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12" calcext:value-type="date">
            <text:p>2022-05-12</text:p>
          </table:table-cell>
          <table:table-cell table:style-name="ce8" table:formula="of:=IF(WEEKDAY([.A117];2)&gt;5;&quot;&quot;;TEXT([.A117];&quot;YYYY-MM-DD&quot;))" office:value-type="string" office:string-value="2022-05-12" calcext:value-type="string">
            <text:p>2022-05-12</text:p>
          </table:table-cell>
          <table:table-cell table:number-columns-repeated="9"/>
          <table:table-cell table:style-name="ce10" table:formula="of:=IF([.C117]&lt;&gt;&quot;&quot;;[.$B117]&amp;&quot;,&quot;&amp;[.C117]&amp;&quot;,&quot;&amp;[.C$1]&amp;&quot;;&quot;;&quot;&quot;)">
            <text:p/>
          </table:table-cell>
          <table:table-cell table:style-name="ce10" table:formula="of:=IF([.D117]&lt;&gt;&quot;&quot;;[.$B117]&amp;&quot;,&quot;&amp;[.D117]&amp;&quot;,&quot;&amp;[.D$1]&amp;&quot;;&quot;;&quot;&quot;)">
            <text:p/>
          </table:table-cell>
          <table:table-cell table:style-name="ce10" table:formula="of:=IF([.E117]&lt;&gt;&quot;&quot;;[.$B117]&amp;&quot;,&quot;&amp;[.E117]&amp;&quot;,&quot;&amp;[.E$1]&amp;&quot;;&quot;;&quot;&quot;)">
            <text:p/>
          </table:table-cell>
          <table:table-cell table:style-name="ce10" table:formula="of:=IF([.F117]&lt;&gt;&quot;&quot;;[.$B117]&amp;&quot;,&quot;&amp;[.F117]&amp;&quot;,&quot;&amp;[.F$1]&amp;&quot;;&quot;;&quot;&quot;)">
            <text:p/>
          </table:table-cell>
          <table:table-cell table:style-name="ce10" table:formula="of:=IF([.G117]&lt;&gt;&quot;&quot;;[.$B117]&amp;&quot;,&quot;&amp;[.G117]&amp;&quot;,&quot;&amp;[.G$1]&amp;&quot;;&quot;;&quot;&quot;)">
            <text:p/>
          </table:table-cell>
          <table:table-cell table:style-name="ce10" table:formula="of:=IF([.H117]&lt;&gt;&quot;&quot;;[.$B117]&amp;&quot;,&quot;&amp;[.H117]&amp;&quot;,&quot;&amp;[.H$1]&amp;&quot;;&quot;;&quot;&quot;)">
            <text:p/>
          </table:table-cell>
          <table:table-cell table:style-name="ce10" table:formula="of:=IF([.I117]&lt;&gt;&quot;&quot;;[.$B117]&amp;&quot;,&quot;&amp;[.I117]&amp;&quot;,&quot;&amp;[.I$1]&amp;&quot;;&quot;;&quot;&quot;)">
            <text:p/>
          </table:table-cell>
          <table:table-cell table:style-name="ce10" table:formula="of:=IF([.J117]&lt;&gt;&quot;&quot;;[.$B117]&amp;&quot;,&quot;&amp;[.J11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13" calcext:value-type="date">
            <text:p>2022-05-13</text:p>
          </table:table-cell>
          <table:table-cell table:style-name="ce8" table:formula="of:=IF(WEEKDAY([.A118];2)&gt;5;&quot;&quot;;TEXT([.A118];&quot;YYYY-MM-DD&quot;))" office:value-type="string" office:string-value="2022-05-13" calcext:value-type="string">
            <text:p>2022-05-13</text:p>
          </table:table-cell>
          <table:table-cell table:number-columns-repeated="9"/>
          <table:table-cell table:style-name="ce10" table:formula="of:=IF([.C118]&lt;&gt;&quot;&quot;;[.$B118]&amp;&quot;,&quot;&amp;[.C118]&amp;&quot;,&quot;&amp;[.C$1]&amp;&quot;;&quot;;&quot;&quot;)">
            <text:p/>
          </table:table-cell>
          <table:table-cell table:style-name="ce10" table:formula="of:=IF([.D118]&lt;&gt;&quot;&quot;;[.$B118]&amp;&quot;,&quot;&amp;[.D118]&amp;&quot;,&quot;&amp;[.D$1]&amp;&quot;;&quot;;&quot;&quot;)">
            <text:p/>
          </table:table-cell>
          <table:table-cell table:style-name="ce10" table:formula="of:=IF([.E118]&lt;&gt;&quot;&quot;;[.$B118]&amp;&quot;,&quot;&amp;[.E118]&amp;&quot;,&quot;&amp;[.E$1]&amp;&quot;;&quot;;&quot;&quot;)">
            <text:p/>
          </table:table-cell>
          <table:table-cell table:style-name="ce10" table:formula="of:=IF([.F118]&lt;&gt;&quot;&quot;;[.$B118]&amp;&quot;,&quot;&amp;[.F118]&amp;&quot;,&quot;&amp;[.F$1]&amp;&quot;;&quot;;&quot;&quot;)">
            <text:p/>
          </table:table-cell>
          <table:table-cell table:style-name="ce10" table:formula="of:=IF([.G118]&lt;&gt;&quot;&quot;;[.$B118]&amp;&quot;,&quot;&amp;[.G118]&amp;&quot;,&quot;&amp;[.G$1]&amp;&quot;;&quot;;&quot;&quot;)">
            <text:p/>
          </table:table-cell>
          <table:table-cell table:style-name="ce10" table:formula="of:=IF([.H118]&lt;&gt;&quot;&quot;;[.$B118]&amp;&quot;,&quot;&amp;[.H118]&amp;&quot;,&quot;&amp;[.H$1]&amp;&quot;;&quot;;&quot;&quot;)">
            <text:p/>
          </table:table-cell>
          <table:table-cell table:style-name="ce10" table:formula="of:=IF([.I118]&lt;&gt;&quot;&quot;;[.$B118]&amp;&quot;,&quot;&amp;[.I118]&amp;&quot;,&quot;&amp;[.I$1]&amp;&quot;;&quot;;&quot;&quot;)">
            <text:p/>
          </table:table-cell>
          <table:table-cell table:style-name="ce10" table:formula="of:=IF([.J118]&lt;&gt;&quot;&quot;;[.$B118]&amp;&quot;,&quot;&amp;[.J11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14" calcext:value-type="date">
            <text:p>2022-05-14</text:p>
          </table:table-cell>
          <table:table-cell table:style-name="ce8" table:formula="of:=IF(WEEKDAY([.A119];2)&gt;5;&quot;&quot;;TEXT([.A119];&quot;YYYY-MM-DD&quot;))">
            <text:p/>
          </table:table-cell>
          <table:table-cell table:number-columns-repeated="9"/>
          <table:table-cell table:style-name="ce10" table:formula="of:=IF([.C119]&lt;&gt;&quot;&quot;;[.$B119]&amp;&quot;,&quot;&amp;[.C119]&amp;&quot;,&quot;&amp;[.C$1]&amp;&quot;;&quot;;&quot;&quot;)">
            <text:p/>
          </table:table-cell>
          <table:table-cell table:style-name="ce10" table:formula="of:=IF([.D119]&lt;&gt;&quot;&quot;;[.$B119]&amp;&quot;,&quot;&amp;[.D119]&amp;&quot;,&quot;&amp;[.D$1]&amp;&quot;;&quot;;&quot;&quot;)">
            <text:p/>
          </table:table-cell>
          <table:table-cell table:style-name="ce10" table:formula="of:=IF([.E119]&lt;&gt;&quot;&quot;;[.$B119]&amp;&quot;,&quot;&amp;[.E119]&amp;&quot;,&quot;&amp;[.E$1]&amp;&quot;;&quot;;&quot;&quot;)">
            <text:p/>
          </table:table-cell>
          <table:table-cell table:style-name="ce10" table:formula="of:=IF([.F119]&lt;&gt;&quot;&quot;;[.$B119]&amp;&quot;,&quot;&amp;[.F119]&amp;&quot;,&quot;&amp;[.F$1]&amp;&quot;;&quot;;&quot;&quot;)">
            <text:p/>
          </table:table-cell>
          <table:table-cell table:style-name="ce10" table:formula="of:=IF([.G119]&lt;&gt;&quot;&quot;;[.$B119]&amp;&quot;,&quot;&amp;[.G119]&amp;&quot;,&quot;&amp;[.G$1]&amp;&quot;;&quot;;&quot;&quot;)">
            <text:p/>
          </table:table-cell>
          <table:table-cell table:style-name="ce10" table:formula="of:=IF([.H119]&lt;&gt;&quot;&quot;;[.$B119]&amp;&quot;,&quot;&amp;[.H119]&amp;&quot;,&quot;&amp;[.H$1]&amp;&quot;;&quot;;&quot;&quot;)">
            <text:p/>
          </table:table-cell>
          <table:table-cell table:style-name="ce10" table:formula="of:=IF([.I119]&lt;&gt;&quot;&quot;;[.$B119]&amp;&quot;,&quot;&amp;[.I119]&amp;&quot;,&quot;&amp;[.I$1]&amp;&quot;;&quot;;&quot;&quot;)">
            <text:p/>
          </table:table-cell>
          <table:table-cell table:style-name="ce10" table:formula="of:=IF([.J119]&lt;&gt;&quot;&quot;;[.$B119]&amp;&quot;,&quot;&amp;[.J11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15" calcext:value-type="date">
            <text:p>2022-05-15</text:p>
          </table:table-cell>
          <table:table-cell table:style-name="ce8" table:formula="of:=IF(WEEKDAY([.A120];2)&gt;5;&quot;&quot;;TEXT([.A120];&quot;YYYY-MM-DD&quot;))">
            <text:p/>
          </table:table-cell>
          <table:table-cell table:number-columns-repeated="9"/>
          <table:table-cell table:style-name="ce10" table:formula="of:=IF([.C120]&lt;&gt;&quot;&quot;;[.$B120]&amp;&quot;,&quot;&amp;[.C120]&amp;&quot;,&quot;&amp;[.C$1]&amp;&quot;;&quot;;&quot;&quot;)">
            <text:p/>
          </table:table-cell>
          <table:table-cell table:style-name="ce10" table:formula="of:=IF([.D120]&lt;&gt;&quot;&quot;;[.$B120]&amp;&quot;,&quot;&amp;[.D120]&amp;&quot;,&quot;&amp;[.D$1]&amp;&quot;;&quot;;&quot;&quot;)">
            <text:p/>
          </table:table-cell>
          <table:table-cell table:style-name="ce10" table:formula="of:=IF([.E120]&lt;&gt;&quot;&quot;;[.$B120]&amp;&quot;,&quot;&amp;[.E120]&amp;&quot;,&quot;&amp;[.E$1]&amp;&quot;;&quot;;&quot;&quot;)">
            <text:p/>
          </table:table-cell>
          <table:table-cell table:style-name="ce10" table:formula="of:=IF([.F120]&lt;&gt;&quot;&quot;;[.$B120]&amp;&quot;,&quot;&amp;[.F120]&amp;&quot;,&quot;&amp;[.F$1]&amp;&quot;;&quot;;&quot;&quot;)">
            <text:p/>
          </table:table-cell>
          <table:table-cell table:style-name="ce10" table:formula="of:=IF([.G120]&lt;&gt;&quot;&quot;;[.$B120]&amp;&quot;,&quot;&amp;[.G120]&amp;&quot;,&quot;&amp;[.G$1]&amp;&quot;;&quot;;&quot;&quot;)">
            <text:p/>
          </table:table-cell>
          <table:table-cell table:style-name="ce10" table:formula="of:=IF([.H120]&lt;&gt;&quot;&quot;;[.$B120]&amp;&quot;,&quot;&amp;[.H120]&amp;&quot;,&quot;&amp;[.H$1]&amp;&quot;;&quot;;&quot;&quot;)">
            <text:p/>
          </table:table-cell>
          <table:table-cell table:style-name="ce10" table:formula="of:=IF([.I120]&lt;&gt;&quot;&quot;;[.$B120]&amp;&quot;,&quot;&amp;[.I120]&amp;&quot;,&quot;&amp;[.I$1]&amp;&quot;;&quot;;&quot;&quot;)">
            <text:p/>
          </table:table-cell>
          <table:table-cell table:style-name="ce10" table:formula="of:=IF([.J120]&lt;&gt;&quot;&quot;;[.$B120]&amp;&quot;,&quot;&amp;[.J12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16" calcext:value-type="date">
            <text:p>2022-05-16</text:p>
          </table:table-cell>
          <table:table-cell table:style-name="ce8" table:formula="of:=IF(WEEKDAY([.A121];2)&gt;5;&quot;&quot;;TEXT([.A121];&quot;YYYY-MM-DD&quot;))" office:value-type="string" office:string-value="2022-05-16" calcext:value-type="string">
            <text:p>2022-05-16</text:p>
          </table:table-cell>
          <table:table-cell table:number-columns-repeated="9"/>
          <table:table-cell table:style-name="ce10" table:formula="of:=IF([.C121]&lt;&gt;&quot;&quot;;[.$B121]&amp;&quot;,&quot;&amp;[.C121]&amp;&quot;,&quot;&amp;[.C$1]&amp;&quot;;&quot;;&quot;&quot;)">
            <text:p/>
          </table:table-cell>
          <table:table-cell table:style-name="ce10" table:formula="of:=IF([.D121]&lt;&gt;&quot;&quot;;[.$B121]&amp;&quot;,&quot;&amp;[.D121]&amp;&quot;,&quot;&amp;[.D$1]&amp;&quot;;&quot;;&quot;&quot;)">
            <text:p/>
          </table:table-cell>
          <table:table-cell table:style-name="ce10" table:formula="of:=IF([.E121]&lt;&gt;&quot;&quot;;[.$B121]&amp;&quot;,&quot;&amp;[.E121]&amp;&quot;,&quot;&amp;[.E$1]&amp;&quot;;&quot;;&quot;&quot;)">
            <text:p/>
          </table:table-cell>
          <table:table-cell table:style-name="ce10" table:formula="of:=IF([.F121]&lt;&gt;&quot;&quot;;[.$B121]&amp;&quot;,&quot;&amp;[.F121]&amp;&quot;,&quot;&amp;[.F$1]&amp;&quot;;&quot;;&quot;&quot;)">
            <text:p/>
          </table:table-cell>
          <table:table-cell table:style-name="ce10" table:formula="of:=IF([.G121]&lt;&gt;&quot;&quot;;[.$B121]&amp;&quot;,&quot;&amp;[.G121]&amp;&quot;,&quot;&amp;[.G$1]&amp;&quot;;&quot;;&quot;&quot;)">
            <text:p/>
          </table:table-cell>
          <table:table-cell table:style-name="ce10" table:formula="of:=IF([.H121]&lt;&gt;&quot;&quot;;[.$B121]&amp;&quot;,&quot;&amp;[.H121]&amp;&quot;,&quot;&amp;[.H$1]&amp;&quot;;&quot;;&quot;&quot;)">
            <text:p/>
          </table:table-cell>
          <table:table-cell table:style-name="ce10" table:formula="of:=IF([.I121]&lt;&gt;&quot;&quot;;[.$B121]&amp;&quot;,&quot;&amp;[.I121]&amp;&quot;,&quot;&amp;[.I$1]&amp;&quot;;&quot;;&quot;&quot;)">
            <text:p/>
          </table:table-cell>
          <table:table-cell table:style-name="ce10" table:formula="of:=IF([.J121]&lt;&gt;&quot;&quot;;[.$B121]&amp;&quot;,&quot;&amp;[.J12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17" calcext:value-type="date">
            <text:p>2022-05-17</text:p>
          </table:table-cell>
          <table:table-cell table:style-name="ce8" table:formula="of:=IF(WEEKDAY([.A122];2)&gt;5;&quot;&quot;;TEXT([.A122];&quot;YYYY-MM-DD&quot;))" office:value-type="string" office:string-value="2022-05-17" calcext:value-type="string">
            <text:p>2022-05-17</text:p>
          </table:table-cell>
          <table:table-cell table:number-columns-repeated="9"/>
          <table:table-cell table:style-name="ce10" table:formula="of:=IF([.C122]&lt;&gt;&quot;&quot;;[.$B122]&amp;&quot;,&quot;&amp;[.C122]&amp;&quot;,&quot;&amp;[.C$1]&amp;&quot;;&quot;;&quot;&quot;)">
            <text:p/>
          </table:table-cell>
          <table:table-cell table:style-name="ce10" table:formula="of:=IF([.D122]&lt;&gt;&quot;&quot;;[.$B122]&amp;&quot;,&quot;&amp;[.D122]&amp;&quot;,&quot;&amp;[.D$1]&amp;&quot;;&quot;;&quot;&quot;)">
            <text:p/>
          </table:table-cell>
          <table:table-cell table:style-name="ce10" table:formula="of:=IF([.E122]&lt;&gt;&quot;&quot;;[.$B122]&amp;&quot;,&quot;&amp;[.E122]&amp;&quot;,&quot;&amp;[.E$1]&amp;&quot;;&quot;;&quot;&quot;)">
            <text:p/>
          </table:table-cell>
          <table:table-cell table:style-name="ce10" table:formula="of:=IF([.F122]&lt;&gt;&quot;&quot;;[.$B122]&amp;&quot;,&quot;&amp;[.F122]&amp;&quot;,&quot;&amp;[.F$1]&amp;&quot;;&quot;;&quot;&quot;)">
            <text:p/>
          </table:table-cell>
          <table:table-cell table:style-name="ce10" table:formula="of:=IF([.G122]&lt;&gt;&quot;&quot;;[.$B122]&amp;&quot;,&quot;&amp;[.G122]&amp;&quot;,&quot;&amp;[.G$1]&amp;&quot;;&quot;;&quot;&quot;)">
            <text:p/>
          </table:table-cell>
          <table:table-cell table:style-name="ce10" table:formula="of:=IF([.H122]&lt;&gt;&quot;&quot;;[.$B122]&amp;&quot;,&quot;&amp;[.H122]&amp;&quot;,&quot;&amp;[.H$1]&amp;&quot;;&quot;;&quot;&quot;)">
            <text:p/>
          </table:table-cell>
          <table:table-cell table:style-name="ce10" table:formula="of:=IF([.I122]&lt;&gt;&quot;&quot;;[.$B122]&amp;&quot;,&quot;&amp;[.I122]&amp;&quot;,&quot;&amp;[.I$1]&amp;&quot;;&quot;;&quot;&quot;)">
            <text:p/>
          </table:table-cell>
          <table:table-cell table:style-name="ce10" table:formula="of:=IF([.J122]&lt;&gt;&quot;&quot;;[.$B122]&amp;&quot;,&quot;&amp;[.J12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18" calcext:value-type="date">
            <text:p>2022-05-18</text:p>
          </table:table-cell>
          <table:table-cell table:style-name="ce8" table:formula="of:=IF(WEEKDAY([.A123];2)&gt;5;&quot;&quot;;TEXT([.A123];&quot;YYYY-MM-DD&quot;))" office:value-type="string" office:string-value="2022-05-18" calcext:value-type="string">
            <text:p>2022-05-18</text:p>
          </table:table-cell>
          <table:table-cell table:number-columns-repeated="9"/>
          <table:table-cell table:style-name="ce10" table:formula="of:=IF([.C123]&lt;&gt;&quot;&quot;;[.$B123]&amp;&quot;,&quot;&amp;[.C123]&amp;&quot;,&quot;&amp;[.C$1]&amp;&quot;;&quot;;&quot;&quot;)">
            <text:p/>
          </table:table-cell>
          <table:table-cell table:style-name="ce10" table:formula="of:=IF([.D123]&lt;&gt;&quot;&quot;;[.$B123]&amp;&quot;,&quot;&amp;[.D123]&amp;&quot;,&quot;&amp;[.D$1]&amp;&quot;;&quot;;&quot;&quot;)">
            <text:p/>
          </table:table-cell>
          <table:table-cell table:style-name="ce10" table:formula="of:=IF([.E123]&lt;&gt;&quot;&quot;;[.$B123]&amp;&quot;,&quot;&amp;[.E123]&amp;&quot;,&quot;&amp;[.E$1]&amp;&quot;;&quot;;&quot;&quot;)">
            <text:p/>
          </table:table-cell>
          <table:table-cell table:style-name="ce10" table:formula="of:=IF([.F123]&lt;&gt;&quot;&quot;;[.$B123]&amp;&quot;,&quot;&amp;[.F123]&amp;&quot;,&quot;&amp;[.F$1]&amp;&quot;;&quot;;&quot;&quot;)">
            <text:p/>
          </table:table-cell>
          <table:table-cell table:style-name="ce10" table:formula="of:=IF([.G123]&lt;&gt;&quot;&quot;;[.$B123]&amp;&quot;,&quot;&amp;[.G123]&amp;&quot;,&quot;&amp;[.G$1]&amp;&quot;;&quot;;&quot;&quot;)">
            <text:p/>
          </table:table-cell>
          <table:table-cell table:style-name="ce10" table:formula="of:=IF([.H123]&lt;&gt;&quot;&quot;;[.$B123]&amp;&quot;,&quot;&amp;[.H123]&amp;&quot;,&quot;&amp;[.H$1]&amp;&quot;;&quot;;&quot;&quot;)">
            <text:p/>
          </table:table-cell>
          <table:table-cell table:style-name="ce10" table:formula="of:=IF([.I123]&lt;&gt;&quot;&quot;;[.$B123]&amp;&quot;,&quot;&amp;[.I123]&amp;&quot;,&quot;&amp;[.I$1]&amp;&quot;;&quot;;&quot;&quot;)">
            <text:p/>
          </table:table-cell>
          <table:table-cell table:style-name="ce10" table:formula="of:=IF([.J123]&lt;&gt;&quot;&quot;;[.$B123]&amp;&quot;,&quot;&amp;[.J12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19" calcext:value-type="date">
            <text:p>2022-05-19</text:p>
          </table:table-cell>
          <table:table-cell table:style-name="ce8" table:formula="of:=IF(WEEKDAY([.A124];2)&gt;5;&quot;&quot;;TEXT([.A124];&quot;YYYY-MM-DD&quot;))" office:value-type="string" office:string-value="2022-05-19" calcext:value-type="string">
            <text:p>2022-05-19</text:p>
          </table:table-cell>
          <table:table-cell table:number-columns-repeated="9"/>
          <table:table-cell table:style-name="ce10" table:formula="of:=IF([.C124]&lt;&gt;&quot;&quot;;[.$B124]&amp;&quot;,&quot;&amp;[.C124]&amp;&quot;,&quot;&amp;[.C$1]&amp;&quot;;&quot;;&quot;&quot;)">
            <text:p/>
          </table:table-cell>
          <table:table-cell table:style-name="ce10" table:formula="of:=IF([.D124]&lt;&gt;&quot;&quot;;[.$B124]&amp;&quot;,&quot;&amp;[.D124]&amp;&quot;,&quot;&amp;[.D$1]&amp;&quot;;&quot;;&quot;&quot;)">
            <text:p/>
          </table:table-cell>
          <table:table-cell table:style-name="ce10" table:formula="of:=IF([.E124]&lt;&gt;&quot;&quot;;[.$B124]&amp;&quot;,&quot;&amp;[.E124]&amp;&quot;,&quot;&amp;[.E$1]&amp;&quot;;&quot;;&quot;&quot;)">
            <text:p/>
          </table:table-cell>
          <table:table-cell table:style-name="ce10" table:formula="of:=IF([.F124]&lt;&gt;&quot;&quot;;[.$B124]&amp;&quot;,&quot;&amp;[.F124]&amp;&quot;,&quot;&amp;[.F$1]&amp;&quot;;&quot;;&quot;&quot;)">
            <text:p/>
          </table:table-cell>
          <table:table-cell table:style-name="ce10" table:formula="of:=IF([.G124]&lt;&gt;&quot;&quot;;[.$B124]&amp;&quot;,&quot;&amp;[.G124]&amp;&quot;,&quot;&amp;[.G$1]&amp;&quot;;&quot;;&quot;&quot;)">
            <text:p/>
          </table:table-cell>
          <table:table-cell table:style-name="ce10" table:formula="of:=IF([.H124]&lt;&gt;&quot;&quot;;[.$B124]&amp;&quot;,&quot;&amp;[.H124]&amp;&quot;,&quot;&amp;[.H$1]&amp;&quot;;&quot;;&quot;&quot;)">
            <text:p/>
          </table:table-cell>
          <table:table-cell table:style-name="ce10" table:formula="of:=IF([.I124]&lt;&gt;&quot;&quot;;[.$B124]&amp;&quot;,&quot;&amp;[.I124]&amp;&quot;,&quot;&amp;[.I$1]&amp;&quot;;&quot;;&quot;&quot;)">
            <text:p/>
          </table:table-cell>
          <table:table-cell table:style-name="ce10" table:formula="of:=IF([.J124]&lt;&gt;&quot;&quot;;[.$B124]&amp;&quot;,&quot;&amp;[.J12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20" calcext:value-type="date">
            <text:p>2022-05-20</text:p>
          </table:table-cell>
          <table:table-cell table:style-name="ce8" table:formula="of:=IF(WEEKDAY([.A125];2)&gt;5;&quot;&quot;;TEXT([.A125];&quot;YYYY-MM-DD&quot;))" office:value-type="string" office:string-value="2022-05-20" calcext:value-type="string">
            <text:p>2022-05-20</text:p>
          </table:table-cell>
          <table:table-cell table:number-columns-repeated="9"/>
          <table:table-cell table:style-name="ce10" table:formula="of:=IF([.C125]&lt;&gt;&quot;&quot;;[.$B125]&amp;&quot;,&quot;&amp;[.C125]&amp;&quot;,&quot;&amp;[.C$1]&amp;&quot;;&quot;;&quot;&quot;)">
            <text:p/>
          </table:table-cell>
          <table:table-cell table:style-name="ce10" table:formula="of:=IF([.D125]&lt;&gt;&quot;&quot;;[.$B125]&amp;&quot;,&quot;&amp;[.D125]&amp;&quot;,&quot;&amp;[.D$1]&amp;&quot;;&quot;;&quot;&quot;)">
            <text:p/>
          </table:table-cell>
          <table:table-cell table:style-name="ce10" table:formula="of:=IF([.E125]&lt;&gt;&quot;&quot;;[.$B125]&amp;&quot;,&quot;&amp;[.E125]&amp;&quot;,&quot;&amp;[.E$1]&amp;&quot;;&quot;;&quot;&quot;)">
            <text:p/>
          </table:table-cell>
          <table:table-cell table:style-name="ce10" table:formula="of:=IF([.F125]&lt;&gt;&quot;&quot;;[.$B125]&amp;&quot;,&quot;&amp;[.F125]&amp;&quot;,&quot;&amp;[.F$1]&amp;&quot;;&quot;;&quot;&quot;)">
            <text:p/>
          </table:table-cell>
          <table:table-cell table:style-name="ce10" table:formula="of:=IF([.G125]&lt;&gt;&quot;&quot;;[.$B125]&amp;&quot;,&quot;&amp;[.G125]&amp;&quot;,&quot;&amp;[.G$1]&amp;&quot;;&quot;;&quot;&quot;)">
            <text:p/>
          </table:table-cell>
          <table:table-cell table:style-name="ce10" table:formula="of:=IF([.H125]&lt;&gt;&quot;&quot;;[.$B125]&amp;&quot;,&quot;&amp;[.H125]&amp;&quot;,&quot;&amp;[.H$1]&amp;&quot;;&quot;;&quot;&quot;)">
            <text:p/>
          </table:table-cell>
          <table:table-cell table:style-name="ce10" table:formula="of:=IF([.I125]&lt;&gt;&quot;&quot;;[.$B125]&amp;&quot;,&quot;&amp;[.I125]&amp;&quot;,&quot;&amp;[.I$1]&amp;&quot;;&quot;;&quot;&quot;)">
            <text:p/>
          </table:table-cell>
          <table:table-cell table:style-name="ce10" table:formula="of:=IF([.J125]&lt;&gt;&quot;&quot;;[.$B125]&amp;&quot;,&quot;&amp;[.J12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21" calcext:value-type="date">
            <text:p>2022-05-21</text:p>
          </table:table-cell>
          <table:table-cell table:style-name="ce8" table:formula="of:=IF(WEEKDAY([.A126];2)&gt;5;&quot;&quot;;TEXT([.A126];&quot;YYYY-MM-DD&quot;))">
            <text:p/>
          </table:table-cell>
          <table:table-cell table:number-columns-repeated="9"/>
          <table:table-cell table:style-name="ce10" table:formula="of:=IF([.C126]&lt;&gt;&quot;&quot;;[.$B126]&amp;&quot;,&quot;&amp;[.C126]&amp;&quot;,&quot;&amp;[.C$1]&amp;&quot;;&quot;;&quot;&quot;)">
            <text:p/>
          </table:table-cell>
          <table:table-cell table:style-name="ce10" table:formula="of:=IF([.D126]&lt;&gt;&quot;&quot;;[.$B126]&amp;&quot;,&quot;&amp;[.D126]&amp;&quot;,&quot;&amp;[.D$1]&amp;&quot;;&quot;;&quot;&quot;)">
            <text:p/>
          </table:table-cell>
          <table:table-cell table:style-name="ce10" table:formula="of:=IF([.E126]&lt;&gt;&quot;&quot;;[.$B126]&amp;&quot;,&quot;&amp;[.E126]&amp;&quot;,&quot;&amp;[.E$1]&amp;&quot;;&quot;;&quot;&quot;)">
            <text:p/>
          </table:table-cell>
          <table:table-cell table:style-name="ce10" table:formula="of:=IF([.F126]&lt;&gt;&quot;&quot;;[.$B126]&amp;&quot;,&quot;&amp;[.F126]&amp;&quot;,&quot;&amp;[.F$1]&amp;&quot;;&quot;;&quot;&quot;)">
            <text:p/>
          </table:table-cell>
          <table:table-cell table:style-name="ce10" table:formula="of:=IF([.G126]&lt;&gt;&quot;&quot;;[.$B126]&amp;&quot;,&quot;&amp;[.G126]&amp;&quot;,&quot;&amp;[.G$1]&amp;&quot;;&quot;;&quot;&quot;)">
            <text:p/>
          </table:table-cell>
          <table:table-cell table:style-name="ce10" table:formula="of:=IF([.H126]&lt;&gt;&quot;&quot;;[.$B126]&amp;&quot;,&quot;&amp;[.H126]&amp;&quot;,&quot;&amp;[.H$1]&amp;&quot;;&quot;;&quot;&quot;)">
            <text:p/>
          </table:table-cell>
          <table:table-cell table:style-name="ce10" table:formula="of:=IF([.I126]&lt;&gt;&quot;&quot;;[.$B126]&amp;&quot;,&quot;&amp;[.I126]&amp;&quot;,&quot;&amp;[.I$1]&amp;&quot;;&quot;;&quot;&quot;)">
            <text:p/>
          </table:table-cell>
          <table:table-cell table:style-name="ce10" table:formula="of:=IF([.J126]&lt;&gt;&quot;&quot;;[.$B126]&amp;&quot;,&quot;&amp;[.J12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22" calcext:value-type="date">
            <text:p>2022-05-22</text:p>
          </table:table-cell>
          <table:table-cell table:style-name="ce8" table:formula="of:=IF(WEEKDAY([.A127];2)&gt;5;&quot;&quot;;TEXT([.A127];&quot;YYYY-MM-DD&quot;))">
            <text:p/>
          </table:table-cell>
          <table:table-cell table:number-columns-repeated="9"/>
          <table:table-cell table:style-name="ce10" table:formula="of:=IF([.C127]&lt;&gt;&quot;&quot;;[.$B127]&amp;&quot;,&quot;&amp;[.C127]&amp;&quot;,&quot;&amp;[.C$1]&amp;&quot;;&quot;;&quot;&quot;)">
            <text:p/>
          </table:table-cell>
          <table:table-cell table:style-name="ce10" table:formula="of:=IF([.D127]&lt;&gt;&quot;&quot;;[.$B127]&amp;&quot;,&quot;&amp;[.D127]&amp;&quot;,&quot;&amp;[.D$1]&amp;&quot;;&quot;;&quot;&quot;)">
            <text:p/>
          </table:table-cell>
          <table:table-cell table:style-name="ce10" table:formula="of:=IF([.E127]&lt;&gt;&quot;&quot;;[.$B127]&amp;&quot;,&quot;&amp;[.E127]&amp;&quot;,&quot;&amp;[.E$1]&amp;&quot;;&quot;;&quot;&quot;)">
            <text:p/>
          </table:table-cell>
          <table:table-cell table:style-name="ce10" table:formula="of:=IF([.F127]&lt;&gt;&quot;&quot;;[.$B127]&amp;&quot;,&quot;&amp;[.F127]&amp;&quot;,&quot;&amp;[.F$1]&amp;&quot;;&quot;;&quot;&quot;)">
            <text:p/>
          </table:table-cell>
          <table:table-cell table:style-name="ce10" table:formula="of:=IF([.G127]&lt;&gt;&quot;&quot;;[.$B127]&amp;&quot;,&quot;&amp;[.G127]&amp;&quot;,&quot;&amp;[.G$1]&amp;&quot;;&quot;;&quot;&quot;)">
            <text:p/>
          </table:table-cell>
          <table:table-cell table:style-name="ce10" table:formula="of:=IF([.H127]&lt;&gt;&quot;&quot;;[.$B127]&amp;&quot;,&quot;&amp;[.H127]&amp;&quot;,&quot;&amp;[.H$1]&amp;&quot;;&quot;;&quot;&quot;)">
            <text:p/>
          </table:table-cell>
          <table:table-cell table:style-name="ce10" table:formula="of:=IF([.I127]&lt;&gt;&quot;&quot;;[.$B127]&amp;&quot;,&quot;&amp;[.I127]&amp;&quot;,&quot;&amp;[.I$1]&amp;&quot;;&quot;;&quot;&quot;)">
            <text:p/>
          </table:table-cell>
          <table:table-cell table:style-name="ce10" table:formula="of:=IF([.J127]&lt;&gt;&quot;&quot;;[.$B127]&amp;&quot;,&quot;&amp;[.J12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23" calcext:value-type="date">
            <text:p>2022-05-23</text:p>
          </table:table-cell>
          <table:table-cell table:style-name="ce8" table:formula="of:=IF(WEEKDAY([.A128];2)&gt;5;&quot;&quot;;TEXT([.A128];&quot;YYYY-MM-DD&quot;))" office:value-type="string" office:string-value="2022-05-23" calcext:value-type="string">
            <text:p>2022-05-23</text:p>
          </table:table-cell>
          <table:table-cell table:number-columns-repeated="9"/>
          <table:table-cell table:style-name="ce10" table:formula="of:=IF([.C128]&lt;&gt;&quot;&quot;;[.$B128]&amp;&quot;,&quot;&amp;[.C128]&amp;&quot;,&quot;&amp;[.C$1]&amp;&quot;;&quot;;&quot;&quot;)">
            <text:p/>
          </table:table-cell>
          <table:table-cell table:style-name="ce10" table:formula="of:=IF([.D128]&lt;&gt;&quot;&quot;;[.$B128]&amp;&quot;,&quot;&amp;[.D128]&amp;&quot;,&quot;&amp;[.D$1]&amp;&quot;;&quot;;&quot;&quot;)">
            <text:p/>
          </table:table-cell>
          <table:table-cell table:style-name="ce10" table:formula="of:=IF([.E128]&lt;&gt;&quot;&quot;;[.$B128]&amp;&quot;,&quot;&amp;[.E128]&amp;&quot;,&quot;&amp;[.E$1]&amp;&quot;;&quot;;&quot;&quot;)">
            <text:p/>
          </table:table-cell>
          <table:table-cell table:style-name="ce10" table:formula="of:=IF([.F128]&lt;&gt;&quot;&quot;;[.$B128]&amp;&quot;,&quot;&amp;[.F128]&amp;&quot;,&quot;&amp;[.F$1]&amp;&quot;;&quot;;&quot;&quot;)">
            <text:p/>
          </table:table-cell>
          <table:table-cell table:style-name="ce10" table:formula="of:=IF([.G128]&lt;&gt;&quot;&quot;;[.$B128]&amp;&quot;,&quot;&amp;[.G128]&amp;&quot;,&quot;&amp;[.G$1]&amp;&quot;;&quot;;&quot;&quot;)">
            <text:p/>
          </table:table-cell>
          <table:table-cell table:style-name="ce10" table:formula="of:=IF([.H128]&lt;&gt;&quot;&quot;;[.$B128]&amp;&quot;,&quot;&amp;[.H128]&amp;&quot;,&quot;&amp;[.H$1]&amp;&quot;;&quot;;&quot;&quot;)">
            <text:p/>
          </table:table-cell>
          <table:table-cell table:style-name="ce10" table:formula="of:=IF([.I128]&lt;&gt;&quot;&quot;;[.$B128]&amp;&quot;,&quot;&amp;[.I128]&amp;&quot;,&quot;&amp;[.I$1]&amp;&quot;;&quot;;&quot;&quot;)">
            <text:p/>
          </table:table-cell>
          <table:table-cell table:style-name="ce10" table:formula="of:=IF([.J128]&lt;&gt;&quot;&quot;;[.$B128]&amp;&quot;,&quot;&amp;[.J12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24" calcext:value-type="date">
            <text:p>2022-05-24</text:p>
          </table:table-cell>
          <table:table-cell table:style-name="ce8" table:formula="of:=IF(WEEKDAY([.A129];2)&gt;5;&quot;&quot;;TEXT([.A129];&quot;YYYY-MM-DD&quot;))" office:value-type="string" office:string-value="2022-05-24" calcext:value-type="string">
            <text:p>2022-05-24</text:p>
          </table:table-cell>
          <table:table-cell table:number-columns-repeated="9"/>
          <table:table-cell table:style-name="ce10" table:formula="of:=IF([.C129]&lt;&gt;&quot;&quot;;[.$B129]&amp;&quot;,&quot;&amp;[.C129]&amp;&quot;,&quot;&amp;[.C$1]&amp;&quot;;&quot;;&quot;&quot;)">
            <text:p/>
          </table:table-cell>
          <table:table-cell table:style-name="ce10" table:formula="of:=IF([.D129]&lt;&gt;&quot;&quot;;[.$B129]&amp;&quot;,&quot;&amp;[.D129]&amp;&quot;,&quot;&amp;[.D$1]&amp;&quot;;&quot;;&quot;&quot;)">
            <text:p/>
          </table:table-cell>
          <table:table-cell table:style-name="ce10" table:formula="of:=IF([.E129]&lt;&gt;&quot;&quot;;[.$B129]&amp;&quot;,&quot;&amp;[.E129]&amp;&quot;,&quot;&amp;[.E$1]&amp;&quot;;&quot;;&quot;&quot;)">
            <text:p/>
          </table:table-cell>
          <table:table-cell table:style-name="ce10" table:formula="of:=IF([.F129]&lt;&gt;&quot;&quot;;[.$B129]&amp;&quot;,&quot;&amp;[.F129]&amp;&quot;,&quot;&amp;[.F$1]&amp;&quot;;&quot;;&quot;&quot;)">
            <text:p/>
          </table:table-cell>
          <table:table-cell table:style-name="ce10" table:formula="of:=IF([.G129]&lt;&gt;&quot;&quot;;[.$B129]&amp;&quot;,&quot;&amp;[.G129]&amp;&quot;,&quot;&amp;[.G$1]&amp;&quot;;&quot;;&quot;&quot;)">
            <text:p/>
          </table:table-cell>
          <table:table-cell table:style-name="ce10" table:formula="of:=IF([.H129]&lt;&gt;&quot;&quot;;[.$B129]&amp;&quot;,&quot;&amp;[.H129]&amp;&quot;,&quot;&amp;[.H$1]&amp;&quot;;&quot;;&quot;&quot;)">
            <text:p/>
          </table:table-cell>
          <table:table-cell table:style-name="ce10" table:formula="of:=IF([.I129]&lt;&gt;&quot;&quot;;[.$B129]&amp;&quot;,&quot;&amp;[.I129]&amp;&quot;,&quot;&amp;[.I$1]&amp;&quot;;&quot;;&quot;&quot;)">
            <text:p/>
          </table:table-cell>
          <table:table-cell table:style-name="ce10" table:formula="of:=IF([.J129]&lt;&gt;&quot;&quot;;[.$B129]&amp;&quot;,&quot;&amp;[.J12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25" calcext:value-type="date">
            <text:p>2022-05-25</text:p>
          </table:table-cell>
          <table:table-cell table:style-name="ce8" table:formula="of:=IF(WEEKDAY([.A130];2)&gt;5;&quot;&quot;;TEXT([.A130];&quot;YYYY-MM-DD&quot;))" office:value-type="string" office:string-value="2022-05-25" calcext:value-type="string">
            <text:p>2022-05-25</text:p>
          </table:table-cell>
          <table:table-cell table:number-columns-repeated="9"/>
          <table:table-cell table:style-name="ce10" table:formula="of:=IF([.C130]&lt;&gt;&quot;&quot;;[.$B130]&amp;&quot;,&quot;&amp;[.C130]&amp;&quot;,&quot;&amp;[.C$1]&amp;&quot;;&quot;;&quot;&quot;)">
            <text:p/>
          </table:table-cell>
          <table:table-cell table:style-name="ce10" table:formula="of:=IF([.D130]&lt;&gt;&quot;&quot;;[.$B130]&amp;&quot;,&quot;&amp;[.D130]&amp;&quot;,&quot;&amp;[.D$1]&amp;&quot;;&quot;;&quot;&quot;)">
            <text:p/>
          </table:table-cell>
          <table:table-cell table:style-name="ce10" table:formula="of:=IF([.E130]&lt;&gt;&quot;&quot;;[.$B130]&amp;&quot;,&quot;&amp;[.E130]&amp;&quot;,&quot;&amp;[.E$1]&amp;&quot;;&quot;;&quot;&quot;)">
            <text:p/>
          </table:table-cell>
          <table:table-cell table:style-name="ce10" table:formula="of:=IF([.F130]&lt;&gt;&quot;&quot;;[.$B130]&amp;&quot;,&quot;&amp;[.F130]&amp;&quot;,&quot;&amp;[.F$1]&amp;&quot;;&quot;;&quot;&quot;)">
            <text:p/>
          </table:table-cell>
          <table:table-cell table:style-name="ce10" table:formula="of:=IF([.G130]&lt;&gt;&quot;&quot;;[.$B130]&amp;&quot;,&quot;&amp;[.G130]&amp;&quot;,&quot;&amp;[.G$1]&amp;&quot;;&quot;;&quot;&quot;)">
            <text:p/>
          </table:table-cell>
          <table:table-cell table:style-name="ce10" table:formula="of:=IF([.H130]&lt;&gt;&quot;&quot;;[.$B130]&amp;&quot;,&quot;&amp;[.H130]&amp;&quot;,&quot;&amp;[.H$1]&amp;&quot;;&quot;;&quot;&quot;)">
            <text:p/>
          </table:table-cell>
          <table:table-cell table:style-name="ce10" table:formula="of:=IF([.I130]&lt;&gt;&quot;&quot;;[.$B130]&amp;&quot;,&quot;&amp;[.I130]&amp;&quot;,&quot;&amp;[.I$1]&amp;&quot;;&quot;;&quot;&quot;)">
            <text:p/>
          </table:table-cell>
          <table:table-cell table:style-name="ce10" table:formula="of:=IF([.J130]&lt;&gt;&quot;&quot;;[.$B130]&amp;&quot;,&quot;&amp;[.J13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8" table:formula="of:=IF(WEEKDAY([.A131];2)&gt;5;&quot;&quot;;TEXT([.A131];&quot;YYYY-MM-DD&quot;))" office:value-type="string" office:string-value="2022-05-26" calcext:value-type="string">
            <text:p>2022-05-26</text:p>
          </table:table-cell>
          <table:table-cell table:number-columns-repeated="9"/>
          <table:table-cell table:style-name="ce10" table:formula="of:=IF([.C131]&lt;&gt;&quot;&quot;;[.$B131]&amp;&quot;,&quot;&amp;[.C131]&amp;&quot;,&quot;&amp;[.C$1]&amp;&quot;;&quot;;&quot;&quot;)">
            <text:p/>
          </table:table-cell>
          <table:table-cell table:style-name="ce10" table:formula="of:=IF([.D131]&lt;&gt;&quot;&quot;;[.$B131]&amp;&quot;,&quot;&amp;[.D131]&amp;&quot;,&quot;&amp;[.D$1]&amp;&quot;;&quot;;&quot;&quot;)">
            <text:p/>
          </table:table-cell>
          <table:table-cell table:style-name="ce10" table:formula="of:=IF([.E131]&lt;&gt;&quot;&quot;;[.$B131]&amp;&quot;,&quot;&amp;[.E131]&amp;&quot;,&quot;&amp;[.E$1]&amp;&quot;;&quot;;&quot;&quot;)">
            <text:p/>
          </table:table-cell>
          <table:table-cell table:style-name="ce10" table:formula="of:=IF([.F131]&lt;&gt;&quot;&quot;;[.$B131]&amp;&quot;,&quot;&amp;[.F131]&amp;&quot;,&quot;&amp;[.F$1]&amp;&quot;;&quot;;&quot;&quot;)">
            <text:p/>
          </table:table-cell>
          <table:table-cell table:style-name="ce10" table:formula="of:=IF([.G131]&lt;&gt;&quot;&quot;;[.$B131]&amp;&quot;,&quot;&amp;[.G131]&amp;&quot;,&quot;&amp;[.G$1]&amp;&quot;;&quot;;&quot;&quot;)">
            <text:p/>
          </table:table-cell>
          <table:table-cell table:style-name="ce10" table:formula="of:=IF([.H131]&lt;&gt;&quot;&quot;;[.$B131]&amp;&quot;,&quot;&amp;[.H131]&amp;&quot;,&quot;&amp;[.H$1]&amp;&quot;;&quot;;&quot;&quot;)">
            <text:p/>
          </table:table-cell>
          <table:table-cell table:style-name="ce10" table:formula="of:=IF([.I131]&lt;&gt;&quot;&quot;;[.$B131]&amp;&quot;,&quot;&amp;[.I131]&amp;&quot;,&quot;&amp;[.I$1]&amp;&quot;;&quot;;&quot;&quot;)">
            <text:p/>
          </table:table-cell>
          <table:table-cell table:style-name="ce10" table:formula="of:=IF([.J131]&lt;&gt;&quot;&quot;;[.$B131]&amp;&quot;,&quot;&amp;[.J13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8" table:formula="of:=IF(WEEKDAY([.A132];2)&gt;5;&quot;&quot;;TEXT([.A132];&quot;YYYY-MM-DD&quot;))" office:value-type="string" office:string-value="2022-05-27" calcext:value-type="string">
            <text:p>2022-05-27</text:p>
          </table:table-cell>
          <table:table-cell table:number-columns-repeated="9"/>
          <table:table-cell table:style-name="ce10" table:formula="of:=IF([.C132]&lt;&gt;&quot;&quot;;[.$B132]&amp;&quot;,&quot;&amp;[.C132]&amp;&quot;,&quot;&amp;[.C$1]&amp;&quot;;&quot;;&quot;&quot;)">
            <text:p/>
          </table:table-cell>
          <table:table-cell table:style-name="ce10" table:formula="of:=IF([.D132]&lt;&gt;&quot;&quot;;[.$B132]&amp;&quot;,&quot;&amp;[.D132]&amp;&quot;,&quot;&amp;[.D$1]&amp;&quot;;&quot;;&quot;&quot;)">
            <text:p/>
          </table:table-cell>
          <table:table-cell table:style-name="ce10" table:formula="of:=IF([.E132]&lt;&gt;&quot;&quot;;[.$B132]&amp;&quot;,&quot;&amp;[.E132]&amp;&quot;,&quot;&amp;[.E$1]&amp;&quot;;&quot;;&quot;&quot;)">
            <text:p/>
          </table:table-cell>
          <table:table-cell table:style-name="ce10" table:formula="of:=IF([.F132]&lt;&gt;&quot;&quot;;[.$B132]&amp;&quot;,&quot;&amp;[.F132]&amp;&quot;,&quot;&amp;[.F$1]&amp;&quot;;&quot;;&quot;&quot;)">
            <text:p/>
          </table:table-cell>
          <table:table-cell table:style-name="ce10" table:formula="of:=IF([.G132]&lt;&gt;&quot;&quot;;[.$B132]&amp;&quot;,&quot;&amp;[.G132]&amp;&quot;,&quot;&amp;[.G$1]&amp;&quot;;&quot;;&quot;&quot;)">
            <text:p/>
          </table:table-cell>
          <table:table-cell table:style-name="ce10" table:formula="of:=IF([.H132]&lt;&gt;&quot;&quot;;[.$B132]&amp;&quot;,&quot;&amp;[.H132]&amp;&quot;,&quot;&amp;[.H$1]&amp;&quot;;&quot;;&quot;&quot;)">
            <text:p/>
          </table:table-cell>
          <table:table-cell table:style-name="ce10" table:formula="of:=IF([.I132]&lt;&gt;&quot;&quot;;[.$B132]&amp;&quot;,&quot;&amp;[.I132]&amp;&quot;,&quot;&amp;[.I$1]&amp;&quot;;&quot;;&quot;&quot;)">
            <text:p/>
          </table:table-cell>
          <table:table-cell table:style-name="ce10" table:formula="of:=IF([.J132]&lt;&gt;&quot;&quot;;[.$B132]&amp;&quot;,&quot;&amp;[.J13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28" calcext:value-type="date">
            <text:p>2022-05-28</text:p>
          </table:table-cell>
          <table:table-cell table:style-name="ce8" table:formula="of:=IF(WEEKDAY([.A133];2)&gt;5;&quot;&quot;;TEXT([.A133];&quot;YYYY-MM-DD&quot;))">
            <text:p/>
          </table:table-cell>
          <table:table-cell table:number-columns-repeated="9"/>
          <table:table-cell table:style-name="ce10" table:formula="of:=IF([.C133]&lt;&gt;&quot;&quot;;[.$B133]&amp;&quot;,&quot;&amp;[.C133]&amp;&quot;,&quot;&amp;[.C$1]&amp;&quot;;&quot;;&quot;&quot;)">
            <text:p/>
          </table:table-cell>
          <table:table-cell table:style-name="ce10" table:formula="of:=IF([.D133]&lt;&gt;&quot;&quot;;[.$B133]&amp;&quot;,&quot;&amp;[.D133]&amp;&quot;,&quot;&amp;[.D$1]&amp;&quot;;&quot;;&quot;&quot;)">
            <text:p/>
          </table:table-cell>
          <table:table-cell table:style-name="ce10" table:formula="of:=IF([.E133]&lt;&gt;&quot;&quot;;[.$B133]&amp;&quot;,&quot;&amp;[.E133]&amp;&quot;,&quot;&amp;[.E$1]&amp;&quot;;&quot;;&quot;&quot;)">
            <text:p/>
          </table:table-cell>
          <table:table-cell table:style-name="ce10" table:formula="of:=IF([.F133]&lt;&gt;&quot;&quot;;[.$B133]&amp;&quot;,&quot;&amp;[.F133]&amp;&quot;,&quot;&amp;[.F$1]&amp;&quot;;&quot;;&quot;&quot;)">
            <text:p/>
          </table:table-cell>
          <table:table-cell table:style-name="ce10" table:formula="of:=IF([.G133]&lt;&gt;&quot;&quot;;[.$B133]&amp;&quot;,&quot;&amp;[.G133]&amp;&quot;,&quot;&amp;[.G$1]&amp;&quot;;&quot;;&quot;&quot;)">
            <text:p/>
          </table:table-cell>
          <table:table-cell table:style-name="ce10" table:formula="of:=IF([.H133]&lt;&gt;&quot;&quot;;[.$B133]&amp;&quot;,&quot;&amp;[.H133]&amp;&quot;,&quot;&amp;[.H$1]&amp;&quot;;&quot;;&quot;&quot;)">
            <text:p/>
          </table:table-cell>
          <table:table-cell table:style-name="ce10" table:formula="of:=IF([.I133]&lt;&gt;&quot;&quot;;[.$B133]&amp;&quot;,&quot;&amp;[.I133]&amp;&quot;,&quot;&amp;[.I$1]&amp;&quot;;&quot;;&quot;&quot;)">
            <text:p/>
          </table:table-cell>
          <table:table-cell table:style-name="ce10" table:formula="of:=IF([.J133]&lt;&gt;&quot;&quot;;[.$B133]&amp;&quot;,&quot;&amp;[.J13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29" calcext:value-type="date">
            <text:p>2022-05-29</text:p>
          </table:table-cell>
          <table:table-cell table:style-name="ce8" table:formula="of:=IF(WEEKDAY([.A134];2)&gt;5;&quot;&quot;;TEXT([.A134];&quot;YYYY-MM-DD&quot;))">
            <text:p/>
          </table:table-cell>
          <table:table-cell table:number-columns-repeated="9"/>
          <table:table-cell table:style-name="ce10" table:formula="of:=IF([.C134]&lt;&gt;&quot;&quot;;[.$B134]&amp;&quot;,&quot;&amp;[.C134]&amp;&quot;,&quot;&amp;[.C$1]&amp;&quot;;&quot;;&quot;&quot;)">
            <text:p/>
          </table:table-cell>
          <table:table-cell table:style-name="ce10" table:formula="of:=IF([.D134]&lt;&gt;&quot;&quot;;[.$B134]&amp;&quot;,&quot;&amp;[.D134]&amp;&quot;,&quot;&amp;[.D$1]&amp;&quot;;&quot;;&quot;&quot;)">
            <text:p/>
          </table:table-cell>
          <table:table-cell table:style-name="ce10" table:formula="of:=IF([.E134]&lt;&gt;&quot;&quot;;[.$B134]&amp;&quot;,&quot;&amp;[.E134]&amp;&quot;,&quot;&amp;[.E$1]&amp;&quot;;&quot;;&quot;&quot;)">
            <text:p/>
          </table:table-cell>
          <table:table-cell table:style-name="ce10" table:formula="of:=IF([.F134]&lt;&gt;&quot;&quot;;[.$B134]&amp;&quot;,&quot;&amp;[.F134]&amp;&quot;,&quot;&amp;[.F$1]&amp;&quot;;&quot;;&quot;&quot;)">
            <text:p/>
          </table:table-cell>
          <table:table-cell table:style-name="ce10" table:formula="of:=IF([.G134]&lt;&gt;&quot;&quot;;[.$B134]&amp;&quot;,&quot;&amp;[.G134]&amp;&quot;,&quot;&amp;[.G$1]&amp;&quot;;&quot;;&quot;&quot;)">
            <text:p/>
          </table:table-cell>
          <table:table-cell table:style-name="ce10" table:formula="of:=IF([.H134]&lt;&gt;&quot;&quot;;[.$B134]&amp;&quot;,&quot;&amp;[.H134]&amp;&quot;,&quot;&amp;[.H$1]&amp;&quot;;&quot;;&quot;&quot;)">
            <text:p/>
          </table:table-cell>
          <table:table-cell table:style-name="ce10" table:formula="of:=IF([.I134]&lt;&gt;&quot;&quot;;[.$B134]&amp;&quot;,&quot;&amp;[.I134]&amp;&quot;,&quot;&amp;[.I$1]&amp;&quot;;&quot;;&quot;&quot;)">
            <text:p/>
          </table:table-cell>
          <table:table-cell table:style-name="ce10" table:formula="of:=IF([.J134]&lt;&gt;&quot;&quot;;[.$B134]&amp;&quot;,&quot;&amp;[.J13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30" calcext:value-type="date">
            <text:p>2022-05-30</text:p>
          </table:table-cell>
          <table:table-cell table:style-name="ce8" table:formula="of:=IF(WEEKDAY([.A135];2)&gt;5;&quot;&quot;;TEXT([.A135];&quot;YYYY-MM-DD&quot;))" office:value-type="string" office:string-value="2022-05-30" calcext:value-type="string">
            <text:p>2022-05-30</text:p>
          </table:table-cell>
          <table:table-cell table:number-columns-repeated="9"/>
          <table:table-cell table:style-name="ce10" table:formula="of:=IF([.C135]&lt;&gt;&quot;&quot;;[.$B135]&amp;&quot;,&quot;&amp;[.C135]&amp;&quot;,&quot;&amp;[.C$1]&amp;&quot;;&quot;;&quot;&quot;)">
            <text:p/>
          </table:table-cell>
          <table:table-cell table:style-name="ce10" table:formula="of:=IF([.D135]&lt;&gt;&quot;&quot;;[.$B135]&amp;&quot;,&quot;&amp;[.D135]&amp;&quot;,&quot;&amp;[.D$1]&amp;&quot;;&quot;;&quot;&quot;)">
            <text:p/>
          </table:table-cell>
          <table:table-cell table:style-name="ce10" table:formula="of:=IF([.E135]&lt;&gt;&quot;&quot;;[.$B135]&amp;&quot;,&quot;&amp;[.E135]&amp;&quot;,&quot;&amp;[.E$1]&amp;&quot;;&quot;;&quot;&quot;)">
            <text:p/>
          </table:table-cell>
          <table:table-cell table:style-name="ce10" table:formula="of:=IF([.F135]&lt;&gt;&quot;&quot;;[.$B135]&amp;&quot;,&quot;&amp;[.F135]&amp;&quot;,&quot;&amp;[.F$1]&amp;&quot;;&quot;;&quot;&quot;)">
            <text:p/>
          </table:table-cell>
          <table:table-cell table:style-name="ce10" table:formula="of:=IF([.G135]&lt;&gt;&quot;&quot;;[.$B135]&amp;&quot;,&quot;&amp;[.G135]&amp;&quot;,&quot;&amp;[.G$1]&amp;&quot;;&quot;;&quot;&quot;)">
            <text:p/>
          </table:table-cell>
          <table:table-cell table:style-name="ce10" table:formula="of:=IF([.H135]&lt;&gt;&quot;&quot;;[.$B135]&amp;&quot;,&quot;&amp;[.H135]&amp;&quot;,&quot;&amp;[.H$1]&amp;&quot;;&quot;;&quot;&quot;)">
            <text:p/>
          </table:table-cell>
          <table:table-cell table:style-name="ce10" table:formula="of:=IF([.I135]&lt;&gt;&quot;&quot;;[.$B135]&amp;&quot;,&quot;&amp;[.I135]&amp;&quot;,&quot;&amp;[.I$1]&amp;&quot;;&quot;;&quot;&quot;)">
            <text:p/>
          </table:table-cell>
          <table:table-cell table:style-name="ce10" table:formula="of:=IF([.J135]&lt;&gt;&quot;&quot;;[.$B135]&amp;&quot;,&quot;&amp;[.J13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5-31" calcext:value-type="date">
            <text:p>2022-05-31</text:p>
          </table:table-cell>
          <table:table-cell table:style-name="ce8" table:formula="of:=IF(WEEKDAY([.A136];2)&gt;5;&quot;&quot;;TEXT([.A136];&quot;YYYY-MM-DD&quot;))" office:value-type="string" office:string-value="2022-05-31" calcext:value-type="string">
            <text:p>2022-05-31</text:p>
          </table:table-cell>
          <table:table-cell table:number-columns-repeated="9"/>
          <table:table-cell table:style-name="ce10" table:formula="of:=IF([.C136]&lt;&gt;&quot;&quot;;[.$B136]&amp;&quot;,&quot;&amp;[.C136]&amp;&quot;,&quot;&amp;[.C$1]&amp;&quot;;&quot;;&quot;&quot;)">
            <text:p/>
          </table:table-cell>
          <table:table-cell table:style-name="ce10" table:formula="of:=IF([.D136]&lt;&gt;&quot;&quot;;[.$B136]&amp;&quot;,&quot;&amp;[.D136]&amp;&quot;,&quot;&amp;[.D$1]&amp;&quot;;&quot;;&quot;&quot;)">
            <text:p/>
          </table:table-cell>
          <table:table-cell table:style-name="ce10" table:formula="of:=IF([.E136]&lt;&gt;&quot;&quot;;[.$B136]&amp;&quot;,&quot;&amp;[.E136]&amp;&quot;,&quot;&amp;[.E$1]&amp;&quot;;&quot;;&quot;&quot;)">
            <text:p/>
          </table:table-cell>
          <table:table-cell table:style-name="ce10" table:formula="of:=IF([.F136]&lt;&gt;&quot;&quot;;[.$B136]&amp;&quot;,&quot;&amp;[.F136]&amp;&quot;,&quot;&amp;[.F$1]&amp;&quot;;&quot;;&quot;&quot;)">
            <text:p/>
          </table:table-cell>
          <table:table-cell table:style-name="ce10" table:formula="of:=IF([.G136]&lt;&gt;&quot;&quot;;[.$B136]&amp;&quot;,&quot;&amp;[.G136]&amp;&quot;,&quot;&amp;[.G$1]&amp;&quot;;&quot;;&quot;&quot;)">
            <text:p/>
          </table:table-cell>
          <table:table-cell table:style-name="ce10" table:formula="of:=IF([.H136]&lt;&gt;&quot;&quot;;[.$B136]&amp;&quot;,&quot;&amp;[.H136]&amp;&quot;,&quot;&amp;[.H$1]&amp;&quot;;&quot;;&quot;&quot;)">
            <text:p/>
          </table:table-cell>
          <table:table-cell table:style-name="ce10" table:formula="of:=IF([.I136]&lt;&gt;&quot;&quot;;[.$B136]&amp;&quot;,&quot;&amp;[.I136]&amp;&quot;,&quot;&amp;[.I$1]&amp;&quot;;&quot;;&quot;&quot;)">
            <text:p/>
          </table:table-cell>
          <table:table-cell table:style-name="ce10" table:formula="of:=IF([.J136]&lt;&gt;&quot;&quot;;[.$B136]&amp;&quot;,&quot;&amp;[.J13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8" table:formula="of:=IF(WEEKDAY([.A137];2)&gt;5;&quot;&quot;;TEXT([.A137];&quot;YYYY-MM-DD&quot;))" office:value-type="string" office:string-value="2022-06-01" calcext:value-type="string">
            <text:p>2022-06-01</text:p>
          </table:table-cell>
          <table:table-cell table:number-columns-repeated="9"/>
          <table:table-cell table:style-name="ce10" table:formula="of:=IF([.C137]&lt;&gt;&quot;&quot;;[.$B137]&amp;&quot;,&quot;&amp;[.C137]&amp;&quot;,&quot;&amp;[.C$1]&amp;&quot;;&quot;;&quot;&quot;)">
            <text:p/>
          </table:table-cell>
          <table:table-cell table:style-name="ce10" table:formula="of:=IF([.D137]&lt;&gt;&quot;&quot;;[.$B137]&amp;&quot;,&quot;&amp;[.D137]&amp;&quot;,&quot;&amp;[.D$1]&amp;&quot;;&quot;;&quot;&quot;)">
            <text:p/>
          </table:table-cell>
          <table:table-cell table:style-name="ce10" table:formula="of:=IF([.E137]&lt;&gt;&quot;&quot;;[.$B137]&amp;&quot;,&quot;&amp;[.E137]&amp;&quot;,&quot;&amp;[.E$1]&amp;&quot;;&quot;;&quot;&quot;)">
            <text:p/>
          </table:table-cell>
          <table:table-cell table:style-name="ce10" table:formula="of:=IF([.F137]&lt;&gt;&quot;&quot;;[.$B137]&amp;&quot;,&quot;&amp;[.F137]&amp;&quot;,&quot;&amp;[.F$1]&amp;&quot;;&quot;;&quot;&quot;)">
            <text:p/>
          </table:table-cell>
          <table:table-cell table:style-name="ce10" table:formula="of:=IF([.G137]&lt;&gt;&quot;&quot;;[.$B137]&amp;&quot;,&quot;&amp;[.G137]&amp;&quot;,&quot;&amp;[.G$1]&amp;&quot;;&quot;;&quot;&quot;)">
            <text:p/>
          </table:table-cell>
          <table:table-cell table:style-name="ce10" table:formula="of:=IF([.H137]&lt;&gt;&quot;&quot;;[.$B137]&amp;&quot;,&quot;&amp;[.H137]&amp;&quot;,&quot;&amp;[.H$1]&amp;&quot;;&quot;;&quot;&quot;)">
            <text:p/>
          </table:table-cell>
          <table:table-cell table:style-name="ce10" table:formula="of:=IF([.I137]&lt;&gt;&quot;&quot;;[.$B137]&amp;&quot;,&quot;&amp;[.I137]&amp;&quot;,&quot;&amp;[.I$1]&amp;&quot;;&quot;;&quot;&quot;)">
            <text:p/>
          </table:table-cell>
          <table:table-cell table:style-name="ce10" table:formula="of:=IF([.J137]&lt;&gt;&quot;&quot;;[.$B137]&amp;&quot;,&quot;&amp;[.J13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02" calcext:value-type="date">
            <text:p>2022-06-02</text:p>
          </table:table-cell>
          <table:table-cell table:style-name="ce8" table:formula="of:=IF(WEEKDAY([.A138];2)&gt;5;&quot;&quot;;TEXT([.A138];&quot;YYYY-MM-DD&quot;))" office:value-type="string" office:string-value="2022-06-02" calcext:value-type="string">
            <text:p>2022-06-02</text:p>
          </table:table-cell>
          <table:table-cell table:number-columns-repeated="9"/>
          <table:table-cell table:style-name="ce10" table:formula="of:=IF([.C138]&lt;&gt;&quot;&quot;;[.$B138]&amp;&quot;,&quot;&amp;[.C138]&amp;&quot;,&quot;&amp;[.C$1]&amp;&quot;;&quot;;&quot;&quot;)">
            <text:p/>
          </table:table-cell>
          <table:table-cell table:style-name="ce10" table:formula="of:=IF([.D138]&lt;&gt;&quot;&quot;;[.$B138]&amp;&quot;,&quot;&amp;[.D138]&amp;&quot;,&quot;&amp;[.D$1]&amp;&quot;;&quot;;&quot;&quot;)">
            <text:p/>
          </table:table-cell>
          <table:table-cell table:style-name="ce10" table:formula="of:=IF([.E138]&lt;&gt;&quot;&quot;;[.$B138]&amp;&quot;,&quot;&amp;[.E138]&amp;&quot;,&quot;&amp;[.E$1]&amp;&quot;;&quot;;&quot;&quot;)">
            <text:p/>
          </table:table-cell>
          <table:table-cell table:style-name="ce10" table:formula="of:=IF([.F138]&lt;&gt;&quot;&quot;;[.$B138]&amp;&quot;,&quot;&amp;[.F138]&amp;&quot;,&quot;&amp;[.F$1]&amp;&quot;;&quot;;&quot;&quot;)">
            <text:p/>
          </table:table-cell>
          <table:table-cell table:style-name="ce10" table:formula="of:=IF([.G138]&lt;&gt;&quot;&quot;;[.$B138]&amp;&quot;,&quot;&amp;[.G138]&amp;&quot;,&quot;&amp;[.G$1]&amp;&quot;;&quot;;&quot;&quot;)">
            <text:p/>
          </table:table-cell>
          <table:table-cell table:style-name="ce10" table:formula="of:=IF([.H138]&lt;&gt;&quot;&quot;;[.$B138]&amp;&quot;,&quot;&amp;[.H138]&amp;&quot;,&quot;&amp;[.H$1]&amp;&quot;;&quot;;&quot;&quot;)">
            <text:p/>
          </table:table-cell>
          <table:table-cell table:style-name="ce10" table:formula="of:=IF([.I138]&lt;&gt;&quot;&quot;;[.$B138]&amp;&quot;,&quot;&amp;[.I138]&amp;&quot;,&quot;&amp;[.I$1]&amp;&quot;;&quot;;&quot;&quot;)">
            <text:p/>
          </table:table-cell>
          <table:table-cell table:style-name="ce10" table:formula="of:=IF([.J138]&lt;&gt;&quot;&quot;;[.$B138]&amp;&quot;,&quot;&amp;[.J13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03" calcext:value-type="date">
            <text:p>2022-06-03</text:p>
          </table:table-cell>
          <table:table-cell table:number-columns-repeated="10"/>
          <table:table-cell table:style-name="ce10" table:formula="of:=IF([.C139]&lt;&gt;&quot;&quot;;[.$B139]&amp;&quot;,&quot;&amp;[.C139]&amp;&quot;,&quot;&amp;[.C$1]&amp;&quot;;&quot;;&quot;&quot;)">
            <text:p/>
          </table:table-cell>
          <table:table-cell table:style-name="ce10" table:formula="of:=IF([.D139]&lt;&gt;&quot;&quot;;[.$B139]&amp;&quot;,&quot;&amp;[.D139]&amp;&quot;,&quot;&amp;[.D$1]&amp;&quot;;&quot;;&quot;&quot;)">
            <text:p/>
          </table:table-cell>
          <table:table-cell table:style-name="ce10" table:formula="of:=IF([.E139]&lt;&gt;&quot;&quot;;[.$B139]&amp;&quot;,&quot;&amp;[.E139]&amp;&quot;,&quot;&amp;[.E$1]&amp;&quot;;&quot;;&quot;&quot;)">
            <text:p/>
          </table:table-cell>
          <table:table-cell table:style-name="ce10" table:formula="of:=IF([.F139]&lt;&gt;&quot;&quot;;[.$B139]&amp;&quot;,&quot;&amp;[.F139]&amp;&quot;,&quot;&amp;[.F$1]&amp;&quot;;&quot;;&quot;&quot;)">
            <text:p/>
          </table:table-cell>
          <table:table-cell table:style-name="ce10" table:formula="of:=IF([.G139]&lt;&gt;&quot;&quot;;[.$B139]&amp;&quot;,&quot;&amp;[.G139]&amp;&quot;,&quot;&amp;[.G$1]&amp;&quot;;&quot;;&quot;&quot;)">
            <text:p/>
          </table:table-cell>
          <table:table-cell table:style-name="ce10" table:formula="of:=IF([.H139]&lt;&gt;&quot;&quot;;[.$B139]&amp;&quot;,&quot;&amp;[.H139]&amp;&quot;,&quot;&amp;[.H$1]&amp;&quot;;&quot;;&quot;&quot;)">
            <text:p/>
          </table:table-cell>
          <table:table-cell table:style-name="ce10" table:formula="of:=IF([.I139]&lt;&gt;&quot;&quot;;[.$B139]&amp;&quot;,&quot;&amp;[.I139]&amp;&quot;,&quot;&amp;[.I$1]&amp;&quot;;&quot;;&quot;&quot;)">
            <text:p/>
          </table:table-cell>
          <table:table-cell table:style-name="ce10" table:formula="of:=IF([.J139]&lt;&gt;&quot;&quot;;[.$B139]&amp;&quot;,&quot;&amp;[.J13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04" calcext:value-type="date">
            <text:p>2022-06-04</text:p>
          </table:table-cell>
          <table:table-cell table:number-columns-repeated="10"/>
          <table:table-cell table:style-name="ce10" table:formula="of:=IF([.C140]&lt;&gt;&quot;&quot;;[.$B140]&amp;&quot;,&quot;&amp;[.C140]&amp;&quot;,&quot;&amp;[.C$1]&amp;&quot;;&quot;;&quot;&quot;)">
            <text:p/>
          </table:table-cell>
          <table:table-cell table:style-name="ce10" table:formula="of:=IF([.D140]&lt;&gt;&quot;&quot;;[.$B140]&amp;&quot;,&quot;&amp;[.D140]&amp;&quot;,&quot;&amp;[.D$1]&amp;&quot;;&quot;;&quot;&quot;)">
            <text:p/>
          </table:table-cell>
          <table:table-cell table:style-name="ce10" table:formula="of:=IF([.E140]&lt;&gt;&quot;&quot;;[.$B140]&amp;&quot;,&quot;&amp;[.E140]&amp;&quot;,&quot;&amp;[.E$1]&amp;&quot;;&quot;;&quot;&quot;)">
            <text:p/>
          </table:table-cell>
          <table:table-cell table:style-name="ce10" table:formula="of:=IF([.F140]&lt;&gt;&quot;&quot;;[.$B140]&amp;&quot;,&quot;&amp;[.F140]&amp;&quot;,&quot;&amp;[.F$1]&amp;&quot;;&quot;;&quot;&quot;)">
            <text:p/>
          </table:table-cell>
          <table:table-cell table:style-name="ce10" table:formula="of:=IF([.G140]&lt;&gt;&quot;&quot;;[.$B140]&amp;&quot;,&quot;&amp;[.G140]&amp;&quot;,&quot;&amp;[.G$1]&amp;&quot;;&quot;;&quot;&quot;)">
            <text:p/>
          </table:table-cell>
          <table:table-cell table:style-name="ce10" table:formula="of:=IF([.H140]&lt;&gt;&quot;&quot;;[.$B140]&amp;&quot;,&quot;&amp;[.H140]&amp;&quot;,&quot;&amp;[.H$1]&amp;&quot;;&quot;;&quot;&quot;)">
            <text:p/>
          </table:table-cell>
          <table:table-cell table:style-name="ce10" table:formula="of:=IF([.I140]&lt;&gt;&quot;&quot;;[.$B140]&amp;&quot;,&quot;&amp;[.I140]&amp;&quot;,&quot;&amp;[.I$1]&amp;&quot;;&quot;;&quot;&quot;)">
            <text:p/>
          </table:table-cell>
          <table:table-cell table:style-name="ce10" table:formula="of:=IF([.J140]&lt;&gt;&quot;&quot;;[.$B140]&amp;&quot;,&quot;&amp;[.J14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05" calcext:value-type="date">
            <text:p>2022-06-05</text:p>
          </table:table-cell>
          <table:table-cell table:number-columns-repeated="10"/>
          <table:table-cell table:style-name="ce10" table:formula="of:=IF([.C141]&lt;&gt;&quot;&quot;;[.$B141]&amp;&quot;,&quot;&amp;[.C141]&amp;&quot;,&quot;&amp;[.C$1]&amp;&quot;;&quot;;&quot;&quot;)">
            <text:p/>
          </table:table-cell>
          <table:table-cell table:style-name="ce10" table:formula="of:=IF([.D141]&lt;&gt;&quot;&quot;;[.$B141]&amp;&quot;,&quot;&amp;[.D141]&amp;&quot;,&quot;&amp;[.D$1]&amp;&quot;;&quot;;&quot;&quot;)">
            <text:p/>
          </table:table-cell>
          <table:table-cell table:style-name="ce10" table:formula="of:=IF([.E141]&lt;&gt;&quot;&quot;;[.$B141]&amp;&quot;,&quot;&amp;[.E141]&amp;&quot;,&quot;&amp;[.E$1]&amp;&quot;;&quot;;&quot;&quot;)">
            <text:p/>
          </table:table-cell>
          <table:table-cell table:style-name="ce10" table:formula="of:=IF([.F141]&lt;&gt;&quot;&quot;;[.$B141]&amp;&quot;,&quot;&amp;[.F141]&amp;&quot;,&quot;&amp;[.F$1]&amp;&quot;;&quot;;&quot;&quot;)">
            <text:p/>
          </table:table-cell>
          <table:table-cell table:style-name="ce10" table:formula="of:=IF([.G141]&lt;&gt;&quot;&quot;;[.$B141]&amp;&quot;,&quot;&amp;[.G141]&amp;&quot;,&quot;&amp;[.G$1]&amp;&quot;;&quot;;&quot;&quot;)">
            <text:p/>
          </table:table-cell>
          <table:table-cell table:style-name="ce10" table:formula="of:=IF([.H141]&lt;&gt;&quot;&quot;;[.$B141]&amp;&quot;,&quot;&amp;[.H141]&amp;&quot;,&quot;&amp;[.H$1]&amp;&quot;;&quot;;&quot;&quot;)">
            <text:p/>
          </table:table-cell>
          <table:table-cell table:style-name="ce10" table:formula="of:=IF([.I141]&lt;&gt;&quot;&quot;;[.$B141]&amp;&quot;,&quot;&amp;[.I141]&amp;&quot;,&quot;&amp;[.I$1]&amp;&quot;;&quot;;&quot;&quot;)">
            <text:p/>
          </table:table-cell>
          <table:table-cell table:style-name="ce10" table:formula="of:=IF([.J141]&lt;&gt;&quot;&quot;;[.$B141]&amp;&quot;,&quot;&amp;[.J14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06" calcext:value-type="date">
            <text:p>2022-06-06</text:p>
          </table:table-cell>
          <table:table-cell table:number-columns-repeated="10"/>
          <table:table-cell table:style-name="ce10" table:formula="of:=IF([.C142]&lt;&gt;&quot;&quot;;[.$B142]&amp;&quot;,&quot;&amp;[.C142]&amp;&quot;,&quot;&amp;[.C$1]&amp;&quot;;&quot;;&quot;&quot;)">
            <text:p/>
          </table:table-cell>
          <table:table-cell table:style-name="ce10" table:formula="of:=IF([.D142]&lt;&gt;&quot;&quot;;[.$B142]&amp;&quot;,&quot;&amp;[.D142]&amp;&quot;,&quot;&amp;[.D$1]&amp;&quot;;&quot;;&quot;&quot;)">
            <text:p/>
          </table:table-cell>
          <table:table-cell table:style-name="ce10" table:formula="of:=IF([.E142]&lt;&gt;&quot;&quot;;[.$B142]&amp;&quot;,&quot;&amp;[.E142]&amp;&quot;,&quot;&amp;[.E$1]&amp;&quot;;&quot;;&quot;&quot;)">
            <text:p/>
          </table:table-cell>
          <table:table-cell table:style-name="ce10" table:formula="of:=IF([.F142]&lt;&gt;&quot;&quot;;[.$B142]&amp;&quot;,&quot;&amp;[.F142]&amp;&quot;,&quot;&amp;[.F$1]&amp;&quot;;&quot;;&quot;&quot;)">
            <text:p/>
          </table:table-cell>
          <table:table-cell table:style-name="ce10" table:formula="of:=IF([.G142]&lt;&gt;&quot;&quot;;[.$B142]&amp;&quot;,&quot;&amp;[.G142]&amp;&quot;,&quot;&amp;[.G$1]&amp;&quot;;&quot;;&quot;&quot;)">
            <text:p/>
          </table:table-cell>
          <table:table-cell table:style-name="ce10" table:formula="of:=IF([.H142]&lt;&gt;&quot;&quot;;[.$B142]&amp;&quot;,&quot;&amp;[.H142]&amp;&quot;,&quot;&amp;[.H$1]&amp;&quot;;&quot;;&quot;&quot;)">
            <text:p/>
          </table:table-cell>
          <table:table-cell table:style-name="ce10" table:formula="of:=IF([.I142]&lt;&gt;&quot;&quot;;[.$B142]&amp;&quot;,&quot;&amp;[.I142]&amp;&quot;,&quot;&amp;[.I$1]&amp;&quot;;&quot;;&quot;&quot;)">
            <text:p/>
          </table:table-cell>
          <table:table-cell table:style-name="ce10" table:formula="of:=IF([.J142]&lt;&gt;&quot;&quot;;[.$B142]&amp;&quot;,&quot;&amp;[.J14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07" calcext:value-type="date">
            <text:p>2022-06-07</text:p>
          </table:table-cell>
          <table:table-cell table:number-columns-repeated="10"/>
          <table:table-cell table:style-name="ce10" table:formula="of:=IF([.C143]&lt;&gt;&quot;&quot;;[.$B143]&amp;&quot;,&quot;&amp;[.C143]&amp;&quot;,&quot;&amp;[.C$1]&amp;&quot;;&quot;;&quot;&quot;)">
            <text:p/>
          </table:table-cell>
          <table:table-cell table:style-name="ce10" table:formula="of:=IF([.D143]&lt;&gt;&quot;&quot;;[.$B143]&amp;&quot;,&quot;&amp;[.D143]&amp;&quot;,&quot;&amp;[.D$1]&amp;&quot;;&quot;;&quot;&quot;)">
            <text:p/>
          </table:table-cell>
          <table:table-cell table:style-name="ce10" table:formula="of:=IF([.E143]&lt;&gt;&quot;&quot;;[.$B143]&amp;&quot;,&quot;&amp;[.E143]&amp;&quot;,&quot;&amp;[.E$1]&amp;&quot;;&quot;;&quot;&quot;)">
            <text:p/>
          </table:table-cell>
          <table:table-cell table:style-name="ce10" table:formula="of:=IF([.F143]&lt;&gt;&quot;&quot;;[.$B143]&amp;&quot;,&quot;&amp;[.F143]&amp;&quot;,&quot;&amp;[.F$1]&amp;&quot;;&quot;;&quot;&quot;)">
            <text:p/>
          </table:table-cell>
          <table:table-cell table:style-name="ce10" table:formula="of:=IF([.G143]&lt;&gt;&quot;&quot;;[.$B143]&amp;&quot;,&quot;&amp;[.G143]&amp;&quot;,&quot;&amp;[.G$1]&amp;&quot;;&quot;;&quot;&quot;)">
            <text:p/>
          </table:table-cell>
          <table:table-cell table:style-name="ce10" table:formula="of:=IF([.H143]&lt;&gt;&quot;&quot;;[.$B143]&amp;&quot;,&quot;&amp;[.H143]&amp;&quot;,&quot;&amp;[.H$1]&amp;&quot;;&quot;;&quot;&quot;)">
            <text:p/>
          </table:table-cell>
          <table:table-cell table:style-name="ce10" table:formula="of:=IF([.I143]&lt;&gt;&quot;&quot;;[.$B143]&amp;&quot;,&quot;&amp;[.I143]&amp;&quot;,&quot;&amp;[.I$1]&amp;&quot;;&quot;;&quot;&quot;)">
            <text:p/>
          </table:table-cell>
          <table:table-cell table:style-name="ce10" table:formula="of:=IF([.J143]&lt;&gt;&quot;&quot;;[.$B143]&amp;&quot;,&quot;&amp;[.J14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number-columns-repeated="10"/>
          <table:table-cell table:style-name="ce10" table:formula="of:=IF([.C144]&lt;&gt;&quot;&quot;;[.$B144]&amp;&quot;,&quot;&amp;[.C144]&amp;&quot;,&quot;&amp;[.C$1]&amp;&quot;;&quot;;&quot;&quot;)">
            <text:p/>
          </table:table-cell>
          <table:table-cell table:style-name="ce10" table:formula="of:=IF([.D144]&lt;&gt;&quot;&quot;;[.$B144]&amp;&quot;,&quot;&amp;[.D144]&amp;&quot;,&quot;&amp;[.D$1]&amp;&quot;;&quot;;&quot;&quot;)">
            <text:p/>
          </table:table-cell>
          <table:table-cell table:style-name="ce10" table:formula="of:=IF([.E144]&lt;&gt;&quot;&quot;;[.$B144]&amp;&quot;,&quot;&amp;[.E144]&amp;&quot;,&quot;&amp;[.E$1]&amp;&quot;;&quot;;&quot;&quot;)">
            <text:p/>
          </table:table-cell>
          <table:table-cell table:style-name="ce10" table:formula="of:=IF([.F144]&lt;&gt;&quot;&quot;;[.$B144]&amp;&quot;,&quot;&amp;[.F144]&amp;&quot;,&quot;&amp;[.F$1]&amp;&quot;;&quot;;&quot;&quot;)">
            <text:p/>
          </table:table-cell>
          <table:table-cell table:style-name="ce10" table:formula="of:=IF([.G144]&lt;&gt;&quot;&quot;;[.$B144]&amp;&quot;,&quot;&amp;[.G144]&amp;&quot;,&quot;&amp;[.G$1]&amp;&quot;;&quot;;&quot;&quot;)">
            <text:p/>
          </table:table-cell>
          <table:table-cell table:style-name="ce10" table:formula="of:=IF([.H144]&lt;&gt;&quot;&quot;;[.$B144]&amp;&quot;,&quot;&amp;[.H144]&amp;&quot;,&quot;&amp;[.H$1]&amp;&quot;;&quot;;&quot;&quot;)">
            <text:p/>
          </table:table-cell>
          <table:table-cell table:style-name="ce10" table:formula="of:=IF([.I144]&lt;&gt;&quot;&quot;;[.$B144]&amp;&quot;,&quot;&amp;[.I144]&amp;&quot;,&quot;&amp;[.I$1]&amp;&quot;;&quot;;&quot;&quot;)">
            <text:p/>
          </table:table-cell>
          <table:table-cell table:style-name="ce10" table:formula="of:=IF([.J144]&lt;&gt;&quot;&quot;;[.$B144]&amp;&quot;,&quot;&amp;[.J14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09" calcext:value-type="date">
            <text:p>2022-06-09</text:p>
          </table:table-cell>
          <table:table-cell table:number-columns-repeated="10"/>
          <table:table-cell table:style-name="ce10" table:formula="of:=IF([.C145]&lt;&gt;&quot;&quot;;[.$B145]&amp;&quot;,&quot;&amp;[.C145]&amp;&quot;,&quot;&amp;[.C$1]&amp;&quot;;&quot;;&quot;&quot;)">
            <text:p/>
          </table:table-cell>
          <table:table-cell table:style-name="ce10" table:formula="of:=IF([.D145]&lt;&gt;&quot;&quot;;[.$B145]&amp;&quot;,&quot;&amp;[.D145]&amp;&quot;,&quot;&amp;[.D$1]&amp;&quot;;&quot;;&quot;&quot;)">
            <text:p/>
          </table:table-cell>
          <table:table-cell table:style-name="ce10" table:formula="of:=IF([.E145]&lt;&gt;&quot;&quot;;[.$B145]&amp;&quot;,&quot;&amp;[.E145]&amp;&quot;,&quot;&amp;[.E$1]&amp;&quot;;&quot;;&quot;&quot;)">
            <text:p/>
          </table:table-cell>
          <table:table-cell table:style-name="ce10" table:formula="of:=IF([.F145]&lt;&gt;&quot;&quot;;[.$B145]&amp;&quot;,&quot;&amp;[.F145]&amp;&quot;,&quot;&amp;[.F$1]&amp;&quot;;&quot;;&quot;&quot;)">
            <text:p/>
          </table:table-cell>
          <table:table-cell table:style-name="ce10" table:formula="of:=IF([.G145]&lt;&gt;&quot;&quot;;[.$B145]&amp;&quot;,&quot;&amp;[.G145]&amp;&quot;,&quot;&amp;[.G$1]&amp;&quot;;&quot;;&quot;&quot;)">
            <text:p/>
          </table:table-cell>
          <table:table-cell table:style-name="ce10" table:formula="of:=IF([.H145]&lt;&gt;&quot;&quot;;[.$B145]&amp;&quot;,&quot;&amp;[.H145]&amp;&quot;,&quot;&amp;[.H$1]&amp;&quot;;&quot;;&quot;&quot;)">
            <text:p/>
          </table:table-cell>
          <table:table-cell table:style-name="ce10" table:formula="of:=IF([.I145]&lt;&gt;&quot;&quot;;[.$B145]&amp;&quot;,&quot;&amp;[.I145]&amp;&quot;,&quot;&amp;[.I$1]&amp;&quot;;&quot;;&quot;&quot;)">
            <text:p/>
          </table:table-cell>
          <table:table-cell table:style-name="ce10" table:formula="of:=IF([.J145]&lt;&gt;&quot;&quot;;[.$B145]&amp;&quot;,&quot;&amp;[.J14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10" calcext:value-type="date">
            <text:p>2022-06-10</text:p>
          </table:table-cell>
          <table:table-cell table:number-columns-repeated="10"/>
          <table:table-cell table:style-name="ce10" table:formula="of:=IF([.C146]&lt;&gt;&quot;&quot;;[.$B146]&amp;&quot;,&quot;&amp;[.C146]&amp;&quot;,&quot;&amp;[.C$1]&amp;&quot;;&quot;;&quot;&quot;)">
            <text:p/>
          </table:table-cell>
          <table:table-cell table:style-name="ce10" table:formula="of:=IF([.D146]&lt;&gt;&quot;&quot;;[.$B146]&amp;&quot;,&quot;&amp;[.D146]&amp;&quot;,&quot;&amp;[.D$1]&amp;&quot;;&quot;;&quot;&quot;)">
            <text:p/>
          </table:table-cell>
          <table:table-cell table:style-name="ce10" table:formula="of:=IF([.E146]&lt;&gt;&quot;&quot;;[.$B146]&amp;&quot;,&quot;&amp;[.E146]&amp;&quot;,&quot;&amp;[.E$1]&amp;&quot;;&quot;;&quot;&quot;)">
            <text:p/>
          </table:table-cell>
          <table:table-cell table:style-name="ce10" table:formula="of:=IF([.F146]&lt;&gt;&quot;&quot;;[.$B146]&amp;&quot;,&quot;&amp;[.F146]&amp;&quot;,&quot;&amp;[.F$1]&amp;&quot;;&quot;;&quot;&quot;)">
            <text:p/>
          </table:table-cell>
          <table:table-cell table:style-name="ce10" table:formula="of:=IF([.G146]&lt;&gt;&quot;&quot;;[.$B146]&amp;&quot;,&quot;&amp;[.G146]&amp;&quot;,&quot;&amp;[.G$1]&amp;&quot;;&quot;;&quot;&quot;)">
            <text:p/>
          </table:table-cell>
          <table:table-cell table:style-name="ce10" table:formula="of:=IF([.H146]&lt;&gt;&quot;&quot;;[.$B146]&amp;&quot;,&quot;&amp;[.H146]&amp;&quot;,&quot;&amp;[.H$1]&amp;&quot;;&quot;;&quot;&quot;)">
            <text:p/>
          </table:table-cell>
          <table:table-cell table:style-name="ce10" table:formula="of:=IF([.I146]&lt;&gt;&quot;&quot;;[.$B146]&amp;&quot;,&quot;&amp;[.I146]&amp;&quot;,&quot;&amp;[.I$1]&amp;&quot;;&quot;;&quot;&quot;)">
            <text:p/>
          </table:table-cell>
          <table:table-cell table:style-name="ce10" table:formula="of:=IF([.J146]&lt;&gt;&quot;&quot;;[.$B146]&amp;&quot;,&quot;&amp;[.J14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11" calcext:value-type="date">
            <text:p>2022-06-11</text:p>
          </table:table-cell>
          <table:table-cell table:number-columns-repeated="10"/>
          <table:table-cell table:style-name="ce10" table:formula="of:=IF([.C147]&lt;&gt;&quot;&quot;;[.$B147]&amp;&quot;,&quot;&amp;[.C147]&amp;&quot;,&quot;&amp;[.C$1]&amp;&quot;;&quot;;&quot;&quot;)">
            <text:p/>
          </table:table-cell>
          <table:table-cell table:style-name="ce10" table:formula="of:=IF([.D147]&lt;&gt;&quot;&quot;;[.$B147]&amp;&quot;,&quot;&amp;[.D147]&amp;&quot;,&quot;&amp;[.D$1]&amp;&quot;;&quot;;&quot;&quot;)">
            <text:p/>
          </table:table-cell>
          <table:table-cell table:style-name="ce10" table:formula="of:=IF([.E147]&lt;&gt;&quot;&quot;;[.$B147]&amp;&quot;,&quot;&amp;[.E147]&amp;&quot;,&quot;&amp;[.E$1]&amp;&quot;;&quot;;&quot;&quot;)">
            <text:p/>
          </table:table-cell>
          <table:table-cell table:style-name="ce10" table:formula="of:=IF([.F147]&lt;&gt;&quot;&quot;;[.$B147]&amp;&quot;,&quot;&amp;[.F147]&amp;&quot;,&quot;&amp;[.F$1]&amp;&quot;;&quot;;&quot;&quot;)">
            <text:p/>
          </table:table-cell>
          <table:table-cell table:style-name="ce10" table:formula="of:=IF([.G147]&lt;&gt;&quot;&quot;;[.$B147]&amp;&quot;,&quot;&amp;[.G147]&amp;&quot;,&quot;&amp;[.G$1]&amp;&quot;;&quot;;&quot;&quot;)">
            <text:p/>
          </table:table-cell>
          <table:table-cell table:style-name="ce10" table:formula="of:=IF([.H147]&lt;&gt;&quot;&quot;;[.$B147]&amp;&quot;,&quot;&amp;[.H147]&amp;&quot;,&quot;&amp;[.H$1]&amp;&quot;;&quot;;&quot;&quot;)">
            <text:p/>
          </table:table-cell>
          <table:table-cell table:style-name="ce10" table:formula="of:=IF([.I147]&lt;&gt;&quot;&quot;;[.$B147]&amp;&quot;,&quot;&amp;[.I147]&amp;&quot;,&quot;&amp;[.I$1]&amp;&quot;;&quot;;&quot;&quot;)">
            <text:p/>
          </table:table-cell>
          <table:table-cell table:style-name="ce10" table:formula="of:=IF([.J147]&lt;&gt;&quot;&quot;;[.$B147]&amp;&quot;,&quot;&amp;[.J14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12" calcext:value-type="date">
            <text:p>2022-06-12</text:p>
          </table:table-cell>
          <table:table-cell table:number-columns-repeated="10"/>
          <table:table-cell table:style-name="ce10" table:formula="of:=IF([.C148]&lt;&gt;&quot;&quot;;[.$B148]&amp;&quot;,&quot;&amp;[.C148]&amp;&quot;,&quot;&amp;[.C$1]&amp;&quot;;&quot;;&quot;&quot;)">
            <text:p/>
          </table:table-cell>
          <table:table-cell table:style-name="ce10" table:formula="of:=IF([.D148]&lt;&gt;&quot;&quot;;[.$B148]&amp;&quot;,&quot;&amp;[.D148]&amp;&quot;,&quot;&amp;[.D$1]&amp;&quot;;&quot;;&quot;&quot;)">
            <text:p/>
          </table:table-cell>
          <table:table-cell table:style-name="ce10" table:formula="of:=IF([.E148]&lt;&gt;&quot;&quot;;[.$B148]&amp;&quot;,&quot;&amp;[.E148]&amp;&quot;,&quot;&amp;[.E$1]&amp;&quot;;&quot;;&quot;&quot;)">
            <text:p/>
          </table:table-cell>
          <table:table-cell table:style-name="ce10" table:formula="of:=IF([.F148]&lt;&gt;&quot;&quot;;[.$B148]&amp;&quot;,&quot;&amp;[.F148]&amp;&quot;,&quot;&amp;[.F$1]&amp;&quot;;&quot;;&quot;&quot;)">
            <text:p/>
          </table:table-cell>
          <table:table-cell table:style-name="ce10" table:formula="of:=IF([.G148]&lt;&gt;&quot;&quot;;[.$B148]&amp;&quot;,&quot;&amp;[.G148]&amp;&quot;,&quot;&amp;[.G$1]&amp;&quot;;&quot;;&quot;&quot;)">
            <text:p/>
          </table:table-cell>
          <table:table-cell table:style-name="ce10" table:formula="of:=IF([.H148]&lt;&gt;&quot;&quot;;[.$B148]&amp;&quot;,&quot;&amp;[.H148]&amp;&quot;,&quot;&amp;[.H$1]&amp;&quot;;&quot;;&quot;&quot;)">
            <text:p/>
          </table:table-cell>
          <table:table-cell table:style-name="ce10" table:formula="of:=IF([.I148]&lt;&gt;&quot;&quot;;[.$B148]&amp;&quot;,&quot;&amp;[.I148]&amp;&quot;,&quot;&amp;[.I$1]&amp;&quot;;&quot;;&quot;&quot;)">
            <text:p/>
          </table:table-cell>
          <table:table-cell table:style-name="ce10" table:formula="of:=IF([.J148]&lt;&gt;&quot;&quot;;[.$B148]&amp;&quot;,&quot;&amp;[.J14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13" calcext:value-type="date">
            <text:p>2022-06-13</text:p>
          </table:table-cell>
          <table:table-cell table:number-columns-repeated="10"/>
          <table:table-cell table:style-name="ce10" table:formula="of:=IF([.C149]&lt;&gt;&quot;&quot;;[.$B149]&amp;&quot;,&quot;&amp;[.C149]&amp;&quot;,&quot;&amp;[.C$1]&amp;&quot;;&quot;;&quot;&quot;)">
            <text:p/>
          </table:table-cell>
          <table:table-cell table:style-name="ce10" table:formula="of:=IF([.D149]&lt;&gt;&quot;&quot;;[.$B149]&amp;&quot;,&quot;&amp;[.D149]&amp;&quot;,&quot;&amp;[.D$1]&amp;&quot;;&quot;;&quot;&quot;)">
            <text:p/>
          </table:table-cell>
          <table:table-cell table:style-name="ce10" table:formula="of:=IF([.E149]&lt;&gt;&quot;&quot;;[.$B149]&amp;&quot;,&quot;&amp;[.E149]&amp;&quot;,&quot;&amp;[.E$1]&amp;&quot;;&quot;;&quot;&quot;)">
            <text:p/>
          </table:table-cell>
          <table:table-cell table:style-name="ce10" table:formula="of:=IF([.F149]&lt;&gt;&quot;&quot;;[.$B149]&amp;&quot;,&quot;&amp;[.F149]&amp;&quot;,&quot;&amp;[.F$1]&amp;&quot;;&quot;;&quot;&quot;)">
            <text:p/>
          </table:table-cell>
          <table:table-cell table:style-name="ce10" table:formula="of:=IF([.G149]&lt;&gt;&quot;&quot;;[.$B149]&amp;&quot;,&quot;&amp;[.G149]&amp;&quot;,&quot;&amp;[.G$1]&amp;&quot;;&quot;;&quot;&quot;)">
            <text:p/>
          </table:table-cell>
          <table:table-cell table:style-name="ce10" table:formula="of:=IF([.H149]&lt;&gt;&quot;&quot;;[.$B149]&amp;&quot;,&quot;&amp;[.H149]&amp;&quot;,&quot;&amp;[.H$1]&amp;&quot;;&quot;;&quot;&quot;)">
            <text:p/>
          </table:table-cell>
          <table:table-cell table:style-name="ce10" table:formula="of:=IF([.I149]&lt;&gt;&quot;&quot;;[.$B149]&amp;&quot;,&quot;&amp;[.I149]&amp;&quot;,&quot;&amp;[.I$1]&amp;&quot;;&quot;;&quot;&quot;)">
            <text:p/>
          </table:table-cell>
          <table:table-cell table:style-name="ce10" table:formula="of:=IF([.J149]&lt;&gt;&quot;&quot;;[.$B149]&amp;&quot;,&quot;&amp;[.J14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14" calcext:value-type="date">
            <text:p>2022-06-14</text:p>
          </table:table-cell>
          <table:table-cell table:number-columns-repeated="10"/>
          <table:table-cell table:style-name="ce10" table:formula="of:=IF([.C150]&lt;&gt;&quot;&quot;;[.$B150]&amp;&quot;,&quot;&amp;[.C150]&amp;&quot;,&quot;&amp;[.C$1]&amp;&quot;;&quot;;&quot;&quot;)">
            <text:p/>
          </table:table-cell>
          <table:table-cell table:style-name="ce10" table:formula="of:=IF([.D150]&lt;&gt;&quot;&quot;;[.$B150]&amp;&quot;,&quot;&amp;[.D150]&amp;&quot;,&quot;&amp;[.D$1]&amp;&quot;;&quot;;&quot;&quot;)">
            <text:p/>
          </table:table-cell>
          <table:table-cell table:style-name="ce10" table:formula="of:=IF([.E150]&lt;&gt;&quot;&quot;;[.$B150]&amp;&quot;,&quot;&amp;[.E150]&amp;&quot;,&quot;&amp;[.E$1]&amp;&quot;;&quot;;&quot;&quot;)">
            <text:p/>
          </table:table-cell>
          <table:table-cell table:style-name="ce10" table:formula="of:=IF([.F150]&lt;&gt;&quot;&quot;;[.$B150]&amp;&quot;,&quot;&amp;[.F150]&amp;&quot;,&quot;&amp;[.F$1]&amp;&quot;;&quot;;&quot;&quot;)">
            <text:p/>
          </table:table-cell>
          <table:table-cell table:style-name="ce10" table:formula="of:=IF([.G150]&lt;&gt;&quot;&quot;;[.$B150]&amp;&quot;,&quot;&amp;[.G150]&amp;&quot;,&quot;&amp;[.G$1]&amp;&quot;;&quot;;&quot;&quot;)">
            <text:p/>
          </table:table-cell>
          <table:table-cell table:style-name="ce10" table:formula="of:=IF([.H150]&lt;&gt;&quot;&quot;;[.$B150]&amp;&quot;,&quot;&amp;[.H150]&amp;&quot;,&quot;&amp;[.H$1]&amp;&quot;;&quot;;&quot;&quot;)">
            <text:p/>
          </table:table-cell>
          <table:table-cell table:style-name="ce10" table:formula="of:=IF([.I150]&lt;&gt;&quot;&quot;;[.$B150]&amp;&quot;,&quot;&amp;[.I150]&amp;&quot;,&quot;&amp;[.I$1]&amp;&quot;;&quot;;&quot;&quot;)">
            <text:p/>
          </table:table-cell>
          <table:table-cell table:style-name="ce10" table:formula="of:=IF([.J150]&lt;&gt;&quot;&quot;;[.$B150]&amp;&quot;,&quot;&amp;[.J15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15" calcext:value-type="date">
            <text:p>2022-06-15</text:p>
          </table:table-cell>
          <table:table-cell table:number-columns-repeated="10"/>
          <table:table-cell table:style-name="ce10" table:formula="of:=IF([.C151]&lt;&gt;&quot;&quot;;[.$B151]&amp;&quot;,&quot;&amp;[.C151]&amp;&quot;,&quot;&amp;[.C$1]&amp;&quot;;&quot;;&quot;&quot;)">
            <text:p/>
          </table:table-cell>
          <table:table-cell table:style-name="ce10" table:formula="of:=IF([.D151]&lt;&gt;&quot;&quot;;[.$B151]&amp;&quot;,&quot;&amp;[.D151]&amp;&quot;,&quot;&amp;[.D$1]&amp;&quot;;&quot;;&quot;&quot;)">
            <text:p/>
          </table:table-cell>
          <table:table-cell table:style-name="ce10" table:formula="of:=IF([.E151]&lt;&gt;&quot;&quot;;[.$B151]&amp;&quot;,&quot;&amp;[.E151]&amp;&quot;,&quot;&amp;[.E$1]&amp;&quot;;&quot;;&quot;&quot;)">
            <text:p/>
          </table:table-cell>
          <table:table-cell table:style-name="ce10" table:formula="of:=IF([.F151]&lt;&gt;&quot;&quot;;[.$B151]&amp;&quot;,&quot;&amp;[.F151]&amp;&quot;,&quot;&amp;[.F$1]&amp;&quot;;&quot;;&quot;&quot;)">
            <text:p/>
          </table:table-cell>
          <table:table-cell table:style-name="ce10" table:formula="of:=IF([.G151]&lt;&gt;&quot;&quot;;[.$B151]&amp;&quot;,&quot;&amp;[.G151]&amp;&quot;,&quot;&amp;[.G$1]&amp;&quot;;&quot;;&quot;&quot;)">
            <text:p/>
          </table:table-cell>
          <table:table-cell table:style-name="ce10" table:formula="of:=IF([.H151]&lt;&gt;&quot;&quot;;[.$B151]&amp;&quot;,&quot;&amp;[.H151]&amp;&quot;,&quot;&amp;[.H$1]&amp;&quot;;&quot;;&quot;&quot;)">
            <text:p/>
          </table:table-cell>
          <table:table-cell table:style-name="ce10" table:formula="of:=IF([.I151]&lt;&gt;&quot;&quot;;[.$B151]&amp;&quot;,&quot;&amp;[.I151]&amp;&quot;,&quot;&amp;[.I$1]&amp;&quot;;&quot;;&quot;&quot;)">
            <text:p/>
          </table:table-cell>
          <table:table-cell table:style-name="ce10" table:formula="of:=IF([.J151]&lt;&gt;&quot;&quot;;[.$B151]&amp;&quot;,&quot;&amp;[.J15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16" calcext:value-type="date">
            <text:p>2022-06-16</text:p>
          </table:table-cell>
          <table:table-cell table:number-columns-repeated="10"/>
          <table:table-cell table:style-name="ce10" table:formula="of:=IF([.C152]&lt;&gt;&quot;&quot;;[.$B152]&amp;&quot;,&quot;&amp;[.C152]&amp;&quot;,&quot;&amp;[.C$1]&amp;&quot;;&quot;;&quot;&quot;)">
            <text:p/>
          </table:table-cell>
          <table:table-cell table:style-name="ce10" table:formula="of:=IF([.D152]&lt;&gt;&quot;&quot;;[.$B152]&amp;&quot;,&quot;&amp;[.D152]&amp;&quot;,&quot;&amp;[.D$1]&amp;&quot;;&quot;;&quot;&quot;)">
            <text:p/>
          </table:table-cell>
          <table:table-cell table:style-name="ce10" table:formula="of:=IF([.E152]&lt;&gt;&quot;&quot;;[.$B152]&amp;&quot;,&quot;&amp;[.E152]&amp;&quot;,&quot;&amp;[.E$1]&amp;&quot;;&quot;;&quot;&quot;)">
            <text:p/>
          </table:table-cell>
          <table:table-cell table:style-name="ce10" table:formula="of:=IF([.F152]&lt;&gt;&quot;&quot;;[.$B152]&amp;&quot;,&quot;&amp;[.F152]&amp;&quot;,&quot;&amp;[.F$1]&amp;&quot;;&quot;;&quot;&quot;)">
            <text:p/>
          </table:table-cell>
          <table:table-cell table:style-name="ce10" table:formula="of:=IF([.G152]&lt;&gt;&quot;&quot;;[.$B152]&amp;&quot;,&quot;&amp;[.G152]&amp;&quot;,&quot;&amp;[.G$1]&amp;&quot;;&quot;;&quot;&quot;)">
            <text:p/>
          </table:table-cell>
          <table:table-cell table:style-name="ce10" table:formula="of:=IF([.H152]&lt;&gt;&quot;&quot;;[.$B152]&amp;&quot;,&quot;&amp;[.H152]&amp;&quot;,&quot;&amp;[.H$1]&amp;&quot;;&quot;;&quot;&quot;)">
            <text:p/>
          </table:table-cell>
          <table:table-cell table:style-name="ce10" table:formula="of:=IF([.I152]&lt;&gt;&quot;&quot;;[.$B152]&amp;&quot;,&quot;&amp;[.I152]&amp;&quot;,&quot;&amp;[.I$1]&amp;&quot;;&quot;;&quot;&quot;)">
            <text:p/>
          </table:table-cell>
          <table:table-cell table:style-name="ce10" table:formula="of:=IF([.J152]&lt;&gt;&quot;&quot;;[.$B152]&amp;&quot;,&quot;&amp;[.J152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number-columns-repeated="10"/>
          <table:table-cell table:style-name="ce10" table:formula="of:=IF([.C153]&lt;&gt;&quot;&quot;;[.$B153]&amp;&quot;,&quot;&amp;[.C153]&amp;&quot;,&quot;&amp;[.C$1]&amp;&quot;;&quot;;&quot;&quot;)">
            <text:p/>
          </table:table-cell>
          <table:table-cell table:style-name="ce10" table:formula="of:=IF([.D153]&lt;&gt;&quot;&quot;;[.$B153]&amp;&quot;,&quot;&amp;[.D153]&amp;&quot;,&quot;&amp;[.D$1]&amp;&quot;;&quot;;&quot;&quot;)">
            <text:p/>
          </table:table-cell>
          <table:table-cell table:style-name="ce10" table:formula="of:=IF([.E153]&lt;&gt;&quot;&quot;;[.$B153]&amp;&quot;,&quot;&amp;[.E153]&amp;&quot;,&quot;&amp;[.E$1]&amp;&quot;;&quot;;&quot;&quot;)">
            <text:p/>
          </table:table-cell>
          <table:table-cell table:style-name="ce10" table:formula="of:=IF([.F153]&lt;&gt;&quot;&quot;;[.$B153]&amp;&quot;,&quot;&amp;[.F153]&amp;&quot;,&quot;&amp;[.F$1]&amp;&quot;;&quot;;&quot;&quot;)">
            <text:p/>
          </table:table-cell>
          <table:table-cell table:style-name="ce10" table:formula="of:=IF([.G153]&lt;&gt;&quot;&quot;;[.$B153]&amp;&quot;,&quot;&amp;[.G153]&amp;&quot;,&quot;&amp;[.G$1]&amp;&quot;;&quot;;&quot;&quot;)">
            <text:p/>
          </table:table-cell>
          <table:table-cell table:style-name="ce10" table:formula="of:=IF([.H153]&lt;&gt;&quot;&quot;;[.$B153]&amp;&quot;,&quot;&amp;[.H153]&amp;&quot;,&quot;&amp;[.H$1]&amp;&quot;;&quot;;&quot;&quot;)">
            <text:p/>
          </table:table-cell>
          <table:table-cell table:style-name="ce10" table:formula="of:=IF([.I153]&lt;&gt;&quot;&quot;;[.$B153]&amp;&quot;,&quot;&amp;[.I153]&amp;&quot;,&quot;&amp;[.I$1]&amp;&quot;;&quot;;&quot;&quot;)">
            <text:p/>
          </table:table-cell>
          <table:table-cell table:style-name="ce10" table:formula="of:=IF([.J153]&lt;&gt;&quot;&quot;;[.$B153]&amp;&quot;,&quot;&amp;[.J153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18" calcext:value-type="date">
            <text:p>2022-06-18</text:p>
          </table:table-cell>
          <table:table-cell table:number-columns-repeated="10"/>
          <table:table-cell table:style-name="ce10" table:formula="of:=IF([.C154]&lt;&gt;&quot;&quot;;[.$B154]&amp;&quot;,&quot;&amp;[.C154]&amp;&quot;,&quot;&amp;[.C$1]&amp;&quot;;&quot;;&quot;&quot;)">
            <text:p/>
          </table:table-cell>
          <table:table-cell table:style-name="ce10" table:formula="of:=IF([.D154]&lt;&gt;&quot;&quot;;[.$B154]&amp;&quot;,&quot;&amp;[.D154]&amp;&quot;,&quot;&amp;[.D$1]&amp;&quot;;&quot;;&quot;&quot;)">
            <text:p/>
          </table:table-cell>
          <table:table-cell table:style-name="ce10" table:formula="of:=IF([.E154]&lt;&gt;&quot;&quot;;[.$B154]&amp;&quot;,&quot;&amp;[.E154]&amp;&quot;,&quot;&amp;[.E$1]&amp;&quot;;&quot;;&quot;&quot;)">
            <text:p/>
          </table:table-cell>
          <table:table-cell table:style-name="ce10" table:formula="of:=IF([.F154]&lt;&gt;&quot;&quot;;[.$B154]&amp;&quot;,&quot;&amp;[.F154]&amp;&quot;,&quot;&amp;[.F$1]&amp;&quot;;&quot;;&quot;&quot;)">
            <text:p/>
          </table:table-cell>
          <table:table-cell table:style-name="ce10" table:formula="of:=IF([.G154]&lt;&gt;&quot;&quot;;[.$B154]&amp;&quot;,&quot;&amp;[.G154]&amp;&quot;,&quot;&amp;[.G$1]&amp;&quot;;&quot;;&quot;&quot;)">
            <text:p/>
          </table:table-cell>
          <table:table-cell table:style-name="ce10" table:formula="of:=IF([.H154]&lt;&gt;&quot;&quot;;[.$B154]&amp;&quot;,&quot;&amp;[.H154]&amp;&quot;,&quot;&amp;[.H$1]&amp;&quot;;&quot;;&quot;&quot;)">
            <text:p/>
          </table:table-cell>
          <table:table-cell table:style-name="ce10" table:formula="of:=IF([.I154]&lt;&gt;&quot;&quot;;[.$B154]&amp;&quot;,&quot;&amp;[.I154]&amp;&quot;,&quot;&amp;[.I$1]&amp;&quot;;&quot;;&quot;&quot;)">
            <text:p/>
          </table:table-cell>
          <table:table-cell table:style-name="ce10" table:formula="of:=IF([.J154]&lt;&gt;&quot;&quot;;[.$B154]&amp;&quot;,&quot;&amp;[.J154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19" calcext:value-type="date">
            <text:p>2022-06-19</text:p>
          </table:table-cell>
          <table:table-cell table:number-columns-repeated="10"/>
          <table:table-cell table:style-name="ce10" table:formula="of:=IF([.C155]&lt;&gt;&quot;&quot;;[.$B155]&amp;&quot;,&quot;&amp;[.C155]&amp;&quot;,&quot;&amp;[.C$1]&amp;&quot;;&quot;;&quot;&quot;)">
            <text:p/>
          </table:table-cell>
          <table:table-cell table:style-name="ce10" table:formula="of:=IF([.D155]&lt;&gt;&quot;&quot;;[.$B155]&amp;&quot;,&quot;&amp;[.D155]&amp;&quot;,&quot;&amp;[.D$1]&amp;&quot;;&quot;;&quot;&quot;)">
            <text:p/>
          </table:table-cell>
          <table:table-cell table:style-name="ce10" table:formula="of:=IF([.E155]&lt;&gt;&quot;&quot;;[.$B155]&amp;&quot;,&quot;&amp;[.E155]&amp;&quot;,&quot;&amp;[.E$1]&amp;&quot;;&quot;;&quot;&quot;)">
            <text:p/>
          </table:table-cell>
          <table:table-cell table:style-name="ce10" table:formula="of:=IF([.F155]&lt;&gt;&quot;&quot;;[.$B155]&amp;&quot;,&quot;&amp;[.F155]&amp;&quot;,&quot;&amp;[.F$1]&amp;&quot;;&quot;;&quot;&quot;)">
            <text:p/>
          </table:table-cell>
          <table:table-cell table:style-name="ce10" table:formula="of:=IF([.G155]&lt;&gt;&quot;&quot;;[.$B155]&amp;&quot;,&quot;&amp;[.G155]&amp;&quot;,&quot;&amp;[.G$1]&amp;&quot;;&quot;;&quot;&quot;)">
            <text:p/>
          </table:table-cell>
          <table:table-cell table:style-name="ce10" table:formula="of:=IF([.H155]&lt;&gt;&quot;&quot;;[.$B155]&amp;&quot;,&quot;&amp;[.H155]&amp;&quot;,&quot;&amp;[.H$1]&amp;&quot;;&quot;;&quot;&quot;)">
            <text:p/>
          </table:table-cell>
          <table:table-cell table:style-name="ce10" table:formula="of:=IF([.I155]&lt;&gt;&quot;&quot;;[.$B155]&amp;&quot;,&quot;&amp;[.I155]&amp;&quot;,&quot;&amp;[.I$1]&amp;&quot;;&quot;;&quot;&quot;)">
            <text:p/>
          </table:table-cell>
          <table:table-cell table:style-name="ce10" table:formula="of:=IF([.J155]&lt;&gt;&quot;&quot;;[.$B155]&amp;&quot;,&quot;&amp;[.J155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number-columns-repeated="10"/>
          <table:table-cell table:style-name="ce10" table:formula="of:=IF([.C156]&lt;&gt;&quot;&quot;;[.$B156]&amp;&quot;,&quot;&amp;[.C156]&amp;&quot;,&quot;&amp;[.C$1]&amp;&quot;;&quot;;&quot;&quot;)">
            <text:p/>
          </table:table-cell>
          <table:table-cell table:style-name="ce10" table:formula="of:=IF([.D156]&lt;&gt;&quot;&quot;;[.$B156]&amp;&quot;,&quot;&amp;[.D156]&amp;&quot;,&quot;&amp;[.D$1]&amp;&quot;;&quot;;&quot;&quot;)">
            <text:p/>
          </table:table-cell>
          <table:table-cell table:style-name="ce10" table:formula="of:=IF([.E156]&lt;&gt;&quot;&quot;;[.$B156]&amp;&quot;,&quot;&amp;[.E156]&amp;&quot;,&quot;&amp;[.E$1]&amp;&quot;;&quot;;&quot;&quot;)">
            <text:p/>
          </table:table-cell>
          <table:table-cell table:style-name="ce10" table:formula="of:=IF([.F156]&lt;&gt;&quot;&quot;;[.$B156]&amp;&quot;,&quot;&amp;[.F156]&amp;&quot;,&quot;&amp;[.F$1]&amp;&quot;;&quot;;&quot;&quot;)">
            <text:p/>
          </table:table-cell>
          <table:table-cell table:style-name="ce10" table:formula="of:=IF([.G156]&lt;&gt;&quot;&quot;;[.$B156]&amp;&quot;,&quot;&amp;[.G156]&amp;&quot;,&quot;&amp;[.G$1]&amp;&quot;;&quot;;&quot;&quot;)">
            <text:p/>
          </table:table-cell>
          <table:table-cell table:style-name="ce10" table:formula="of:=IF([.H156]&lt;&gt;&quot;&quot;;[.$B156]&amp;&quot;,&quot;&amp;[.H156]&amp;&quot;,&quot;&amp;[.H$1]&amp;&quot;;&quot;;&quot;&quot;)">
            <text:p/>
          </table:table-cell>
          <table:table-cell table:style-name="ce10" table:formula="of:=IF([.I156]&lt;&gt;&quot;&quot;;[.$B156]&amp;&quot;,&quot;&amp;[.I156]&amp;&quot;,&quot;&amp;[.I$1]&amp;&quot;;&quot;;&quot;&quot;)">
            <text:p/>
          </table:table-cell>
          <table:table-cell table:style-name="ce10" table:formula="of:=IF([.J156]&lt;&gt;&quot;&quot;;[.$B156]&amp;&quot;,&quot;&amp;[.J156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21" calcext:value-type="date">
            <text:p>2022-06-21</text:p>
          </table:table-cell>
          <table:table-cell table:number-columns-repeated="10"/>
          <table:table-cell table:style-name="ce10" table:formula="of:=IF([.C157]&lt;&gt;&quot;&quot;;[.$B157]&amp;&quot;,&quot;&amp;[.C157]&amp;&quot;,&quot;&amp;[.C$1]&amp;&quot;;&quot;;&quot;&quot;)">
            <text:p/>
          </table:table-cell>
          <table:table-cell table:style-name="ce10" table:formula="of:=IF([.D157]&lt;&gt;&quot;&quot;;[.$B157]&amp;&quot;,&quot;&amp;[.D157]&amp;&quot;,&quot;&amp;[.D$1]&amp;&quot;;&quot;;&quot;&quot;)">
            <text:p/>
          </table:table-cell>
          <table:table-cell table:style-name="ce10" table:formula="of:=IF([.E157]&lt;&gt;&quot;&quot;;[.$B157]&amp;&quot;,&quot;&amp;[.E157]&amp;&quot;,&quot;&amp;[.E$1]&amp;&quot;;&quot;;&quot;&quot;)">
            <text:p/>
          </table:table-cell>
          <table:table-cell table:style-name="ce10" table:formula="of:=IF([.F157]&lt;&gt;&quot;&quot;;[.$B157]&amp;&quot;,&quot;&amp;[.F157]&amp;&quot;,&quot;&amp;[.F$1]&amp;&quot;;&quot;;&quot;&quot;)">
            <text:p/>
          </table:table-cell>
          <table:table-cell table:style-name="ce10" table:formula="of:=IF([.G157]&lt;&gt;&quot;&quot;;[.$B157]&amp;&quot;,&quot;&amp;[.G157]&amp;&quot;,&quot;&amp;[.G$1]&amp;&quot;;&quot;;&quot;&quot;)">
            <text:p/>
          </table:table-cell>
          <table:table-cell table:style-name="ce10" table:formula="of:=IF([.H157]&lt;&gt;&quot;&quot;;[.$B157]&amp;&quot;,&quot;&amp;[.H157]&amp;&quot;,&quot;&amp;[.H$1]&amp;&quot;;&quot;;&quot;&quot;)">
            <text:p/>
          </table:table-cell>
          <table:table-cell table:style-name="ce10" table:formula="of:=IF([.I157]&lt;&gt;&quot;&quot;;[.$B157]&amp;&quot;,&quot;&amp;[.I157]&amp;&quot;,&quot;&amp;[.I$1]&amp;&quot;;&quot;;&quot;&quot;)">
            <text:p/>
          </table:table-cell>
          <table:table-cell table:style-name="ce10" table:formula="of:=IF([.J157]&lt;&gt;&quot;&quot;;[.$B157]&amp;&quot;,&quot;&amp;[.J157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22" calcext:value-type="date">
            <text:p>2022-06-22</text:p>
          </table:table-cell>
          <table:table-cell table:number-columns-repeated="10"/>
          <table:table-cell table:style-name="ce10" table:formula="of:=IF([.C158]&lt;&gt;&quot;&quot;;[.$B158]&amp;&quot;,&quot;&amp;[.C158]&amp;&quot;,&quot;&amp;[.C$1]&amp;&quot;;&quot;;&quot;&quot;)">
            <text:p/>
          </table:table-cell>
          <table:table-cell table:style-name="ce10" table:formula="of:=IF([.D158]&lt;&gt;&quot;&quot;;[.$B158]&amp;&quot;,&quot;&amp;[.D158]&amp;&quot;,&quot;&amp;[.D$1]&amp;&quot;;&quot;;&quot;&quot;)">
            <text:p/>
          </table:table-cell>
          <table:table-cell table:style-name="ce10" table:formula="of:=IF([.E158]&lt;&gt;&quot;&quot;;[.$B158]&amp;&quot;,&quot;&amp;[.E158]&amp;&quot;,&quot;&amp;[.E$1]&amp;&quot;;&quot;;&quot;&quot;)">
            <text:p/>
          </table:table-cell>
          <table:table-cell table:style-name="ce10" table:formula="of:=IF([.F158]&lt;&gt;&quot;&quot;;[.$B158]&amp;&quot;,&quot;&amp;[.F158]&amp;&quot;,&quot;&amp;[.F$1]&amp;&quot;;&quot;;&quot;&quot;)">
            <text:p/>
          </table:table-cell>
          <table:table-cell table:style-name="ce10" table:formula="of:=IF([.G158]&lt;&gt;&quot;&quot;;[.$B158]&amp;&quot;,&quot;&amp;[.G158]&amp;&quot;,&quot;&amp;[.G$1]&amp;&quot;;&quot;;&quot;&quot;)">
            <text:p/>
          </table:table-cell>
          <table:table-cell table:style-name="ce10" table:formula="of:=IF([.H158]&lt;&gt;&quot;&quot;;[.$B158]&amp;&quot;,&quot;&amp;[.H158]&amp;&quot;,&quot;&amp;[.H$1]&amp;&quot;;&quot;;&quot;&quot;)">
            <text:p/>
          </table:table-cell>
          <table:table-cell table:style-name="ce10" table:formula="of:=IF([.I158]&lt;&gt;&quot;&quot;;[.$B158]&amp;&quot;,&quot;&amp;[.I158]&amp;&quot;,&quot;&amp;[.I$1]&amp;&quot;;&quot;;&quot;&quot;)">
            <text:p/>
          </table:table-cell>
          <table:table-cell table:style-name="ce10" table:formula="of:=IF([.J158]&lt;&gt;&quot;&quot;;[.$B158]&amp;&quot;,&quot;&amp;[.J158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23" calcext:value-type="date">
            <text:p>2022-06-23</text:p>
          </table:table-cell>
          <table:table-cell table:number-columns-repeated="10"/>
          <table:table-cell table:style-name="ce10" table:formula="of:=IF([.C159]&lt;&gt;&quot;&quot;;[.$B159]&amp;&quot;,&quot;&amp;[.C159]&amp;&quot;,&quot;&amp;[.C$1]&amp;&quot;;&quot;;&quot;&quot;)">
            <text:p/>
          </table:table-cell>
          <table:table-cell table:style-name="ce10" table:formula="of:=IF([.D159]&lt;&gt;&quot;&quot;;[.$B159]&amp;&quot;,&quot;&amp;[.D159]&amp;&quot;,&quot;&amp;[.D$1]&amp;&quot;;&quot;;&quot;&quot;)">
            <text:p/>
          </table:table-cell>
          <table:table-cell table:style-name="ce10" table:formula="of:=IF([.E159]&lt;&gt;&quot;&quot;;[.$B159]&amp;&quot;,&quot;&amp;[.E159]&amp;&quot;,&quot;&amp;[.E$1]&amp;&quot;;&quot;;&quot;&quot;)">
            <text:p/>
          </table:table-cell>
          <table:table-cell table:style-name="ce10" table:formula="of:=IF([.F159]&lt;&gt;&quot;&quot;;[.$B159]&amp;&quot;,&quot;&amp;[.F159]&amp;&quot;,&quot;&amp;[.F$1]&amp;&quot;;&quot;;&quot;&quot;)">
            <text:p/>
          </table:table-cell>
          <table:table-cell table:style-name="ce10" table:formula="of:=IF([.G159]&lt;&gt;&quot;&quot;;[.$B159]&amp;&quot;,&quot;&amp;[.G159]&amp;&quot;,&quot;&amp;[.G$1]&amp;&quot;;&quot;;&quot;&quot;)">
            <text:p/>
          </table:table-cell>
          <table:table-cell table:style-name="ce10" table:formula="of:=IF([.H159]&lt;&gt;&quot;&quot;;[.$B159]&amp;&quot;,&quot;&amp;[.H159]&amp;&quot;,&quot;&amp;[.H$1]&amp;&quot;;&quot;;&quot;&quot;)">
            <text:p/>
          </table:table-cell>
          <table:table-cell table:style-name="ce10" table:formula="of:=IF([.I159]&lt;&gt;&quot;&quot;;[.$B159]&amp;&quot;,&quot;&amp;[.I159]&amp;&quot;,&quot;&amp;[.I$1]&amp;&quot;;&quot;;&quot;&quot;)">
            <text:p/>
          </table:table-cell>
          <table:table-cell table:style-name="ce10" table:formula="of:=IF([.J159]&lt;&gt;&quot;&quot;;[.$B159]&amp;&quot;,&quot;&amp;[.J159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24" calcext:value-type="date">
            <text:p>2022-06-24</text:p>
          </table:table-cell>
          <table:table-cell table:number-columns-repeated="10"/>
          <table:table-cell table:style-name="ce10" table:formula="of:=IF([.C160]&lt;&gt;&quot;&quot;;[.$B160]&amp;&quot;,&quot;&amp;[.C160]&amp;&quot;,&quot;&amp;[.C$1]&amp;&quot;;&quot;;&quot;&quot;)">
            <text:p/>
          </table:table-cell>
          <table:table-cell table:style-name="ce10" table:formula="of:=IF([.D160]&lt;&gt;&quot;&quot;;[.$B160]&amp;&quot;,&quot;&amp;[.D160]&amp;&quot;,&quot;&amp;[.D$1]&amp;&quot;;&quot;;&quot;&quot;)">
            <text:p/>
          </table:table-cell>
          <table:table-cell table:style-name="ce10" table:formula="of:=IF([.E160]&lt;&gt;&quot;&quot;;[.$B160]&amp;&quot;,&quot;&amp;[.E160]&amp;&quot;,&quot;&amp;[.E$1]&amp;&quot;;&quot;;&quot;&quot;)">
            <text:p/>
          </table:table-cell>
          <table:table-cell table:style-name="ce10" table:formula="of:=IF([.F160]&lt;&gt;&quot;&quot;;[.$B160]&amp;&quot;,&quot;&amp;[.F160]&amp;&quot;,&quot;&amp;[.F$1]&amp;&quot;;&quot;;&quot;&quot;)">
            <text:p/>
          </table:table-cell>
          <table:table-cell table:style-name="ce10" table:formula="of:=IF([.G160]&lt;&gt;&quot;&quot;;[.$B160]&amp;&quot;,&quot;&amp;[.G160]&amp;&quot;,&quot;&amp;[.G$1]&amp;&quot;;&quot;;&quot;&quot;)">
            <text:p/>
          </table:table-cell>
          <table:table-cell table:style-name="ce10" table:formula="of:=IF([.H160]&lt;&gt;&quot;&quot;;[.$B160]&amp;&quot;,&quot;&amp;[.H160]&amp;&quot;,&quot;&amp;[.H$1]&amp;&quot;;&quot;;&quot;&quot;)">
            <text:p/>
          </table:table-cell>
          <table:table-cell table:style-name="ce10" table:formula="of:=IF([.I160]&lt;&gt;&quot;&quot;;[.$B160]&amp;&quot;,&quot;&amp;[.I160]&amp;&quot;,&quot;&amp;[.I$1]&amp;&quot;;&quot;;&quot;&quot;)">
            <text:p/>
          </table:table-cell>
          <table:table-cell table:style-name="ce10" table:formula="of:=IF([.J160]&lt;&gt;&quot;&quot;;[.$B160]&amp;&quot;,&quot;&amp;[.J160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25" calcext:value-type="date">
            <text:p>2022-06-25</text:p>
          </table:table-cell>
          <table:table-cell table:number-columns-repeated="10"/>
          <table:table-cell table:style-name="ce10" table:formula="of:=IF([.C161]&lt;&gt;&quot;&quot;;[.$B161]&amp;&quot;,&quot;&amp;[.C161]&amp;&quot;,&quot;&amp;[.C$1]&amp;&quot;;&quot;;&quot;&quot;)">
            <text:p/>
          </table:table-cell>
          <table:table-cell table:style-name="ce10" table:formula="of:=IF([.D161]&lt;&gt;&quot;&quot;;[.$B161]&amp;&quot;,&quot;&amp;[.D161]&amp;&quot;,&quot;&amp;[.D$1]&amp;&quot;;&quot;;&quot;&quot;)">
            <text:p/>
          </table:table-cell>
          <table:table-cell table:style-name="ce10" table:formula="of:=IF([.E161]&lt;&gt;&quot;&quot;;[.$B161]&amp;&quot;,&quot;&amp;[.E161]&amp;&quot;,&quot;&amp;[.E$1]&amp;&quot;;&quot;;&quot;&quot;)">
            <text:p/>
          </table:table-cell>
          <table:table-cell table:style-name="ce10" table:formula="of:=IF([.F161]&lt;&gt;&quot;&quot;;[.$B161]&amp;&quot;,&quot;&amp;[.F161]&amp;&quot;,&quot;&amp;[.F$1]&amp;&quot;;&quot;;&quot;&quot;)">
            <text:p/>
          </table:table-cell>
          <table:table-cell table:style-name="ce10" table:formula="of:=IF([.G161]&lt;&gt;&quot;&quot;;[.$B161]&amp;&quot;,&quot;&amp;[.G161]&amp;&quot;,&quot;&amp;[.G$1]&amp;&quot;;&quot;;&quot;&quot;)">
            <text:p/>
          </table:table-cell>
          <table:table-cell table:style-name="ce10" table:formula="of:=IF([.H161]&lt;&gt;&quot;&quot;;[.$B161]&amp;&quot;,&quot;&amp;[.H161]&amp;&quot;,&quot;&amp;[.H$1]&amp;&quot;;&quot;;&quot;&quot;)">
            <text:p/>
          </table:table-cell>
          <table:table-cell table:style-name="ce10" table:formula="of:=IF([.I161]&lt;&gt;&quot;&quot;;[.$B161]&amp;&quot;,&quot;&amp;[.I161]&amp;&quot;,&quot;&amp;[.I$1]&amp;&quot;;&quot;;&quot;&quot;)">
            <text:p/>
          </table:table-cell>
          <table:table-cell table:style-name="ce10" table:formula="of:=IF([.J161]&lt;&gt;&quot;&quot;;[.$B161]&amp;&quot;,&quot;&amp;[.J161]&amp;&quot;,&quot;&amp;[.J$1]&amp;&quot;;&quot;;&quot;&quot;)">
            <text:p/>
          </table:table-cell>
          <table:table-cell table:number-columns-repeated="10"/>
        </table:table-row>
        <table:table-row table:style-name="ro1">
          <table:table-cell table:style-name="ce2" office:value-type="date" office:date-value="2022-06-26" calcext:value-type="date">
            <text:p>2022-06-26</text:p>
          </table:table-cell>
          <table:table-cell table:number-columns-repeated="10"/>
          <table:table-cell table:style-name="ce10" table:formula="of:=IF([.C162]&lt;&gt;&quot;&quot;;[.$B162]&amp;&quot;,&quot;&amp;[.C162]&amp;&quot;,&quot;&amp;[.C$1]&amp;&quot;;&quot;;&quot;&quot;)">
            <text:p/>
          </table:table-cell>
          <table:table-cell table:style-name="ce10" table:formula="of:=IF([.D162]&lt;&gt;&quot;&quot;;[.$B162]&amp;&quot;,&quot;&amp;[.D162]&amp;&quot;,&quot;&amp;[.D$1]&amp;&quot;;&quot;;&quot;&quot;)">
            <text:p/>
          </table:table-cell>
          <table:table-cell table:style-name="ce10" table:formula="of:=IF([.E162]&lt;&gt;&quot;&quot;;[.$B162]&amp;&quot;,&quot;&amp;[.E162]&amp;&quot;,&quot;&amp;[.E$1]&amp;&quot;;&quot;;&quot;&quot;)">
            <text:p/>
          </table:table-cell>
          <table:table-cell table:style-name="ce10" table:formula="of:=IF([.F162]&lt;&gt;&quot;&quot;;[.$B162]&amp;&quot;,&quot;&amp;[.F162]&amp;&quot;,&quot;&amp;[.F$1]&amp;&quot;;&quot;;&quot;&quot;)">
            <text:p/>
          </table:table-cell>
          <table:table-cell table:style-name="ce10" table:formula="of:=IF([.G162]&lt;&gt;&quot;&quot;;[.$B162]&amp;&quot;,&quot;&amp;[.G162]&amp;&quot;,&quot;&amp;[.G$1]&amp;&quot;;&quot;;&quot;&quot;)">
            <text:p/>
          </table:table-cell>
          <table:table-cell table:style-name="ce10" table:formula="of:=IF([.H162]&lt;&gt;&quot;&quot;;[.$B162]&amp;&quot;,&quot;&amp;[.H162]&amp;&quot;,&quot;&amp;[.H$1]&amp;&quot;;&quot;;&quot;&quot;)">
            <text:p/>
          </table:table-cell>
          <table:table-cell table:style-name="ce10" table:formula="of:=IF([.I162]&lt;&gt;&quot;&quot;;[.$B162]&amp;&quot;,&quot;&amp;[.I162]&amp;&quot;,&quot;&amp;[.I$1]&amp;&quot;;&quot;;&quot;&quot;)">
            <text:p/>
          </table:table-cell>
          <table:table-cell table:style-name="ce10" table:formula="of:=IF([.J162]&lt;&gt;&quot;&quot;;[.$B162]&amp;&quot;,&quot;&amp;[.J162]&amp;&quot;,&quot;&amp;[.J$1]&amp;&quot;;&quot;;&quot;&quot;)">
            <text:p/>
          </table:table-cell>
          <table:table-cell table:number-columns-repeated="10"/>
        </table:table-row>
        <table:table-row table:style-name="ro1" table:number-rows-repeated="1048413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1" table:target-range-address="School.H4:School.H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User.A1:User.I1048576">
          <table:sort>
            <table:sort-by table:field-number="0" table:data-type="automatic"/>
          </table:sort>
        </table:database-range>
        <table:database-range table:name="__Anonymous_Sheet_DB__4" table:target-range-address="Group.AC2:Group.AC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text>(</number:text>
      <number:number number:decimal-places="0" number:min-decimal-places="0" number:min-integer-digits="5" number:grouping="true"/>
      <number:text>)</number:text>
    </number:number-style>
    <number:number-style style:name="N10108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19" number:language="sv" number:country="SE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20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22" number:language="sv" number:country="SE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23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23P0"/>
    </number:number-style>
    <number:number-style style:name="N10127P0" style:volatile="true" number:language="sv" number:country="S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0127P1" style:volatile="true" number:language="sv" number:country="S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0127P2" style:volatile="true" number:language="sv" number:country="SE">
      <number:text> </number:text>
      <number:fill-character> </number:fill-character>
      <number:text>-     </number:text>
    </number:number-style>
    <number:text-style style:name="N10127" number:language="sv" number:country="S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sv" number:country="S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0131P1" style:volatile="true" number:language="sv" number:country="S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0131P2" style:volatile="true" number:language="sv" number:country="SE">
      <number:text> </number:text>
      <number:fill-character> </number:fill-character>
      <number:text>- kr </number:text>
    </number:number-style>
    <number:text-style style:name="N10131" number:language="sv" number:country="S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v" number:country="S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0135P1" style:volatile="true" number:language="sv" number:country="S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0135P2" style:volatile="true" number:language="sv" number:country="S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0135" number:language="sv" number:country="S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v" number:country="S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0139P1" style:volatile="true" number:language="sv" number:country="S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0139P2" style:volatile="true" number:language="sv" number:country="SE">
      <number:text> </number:text>
      <number:fill-character> </number:fill-character>
      <number:text>-</number:text>
      <number:number number:decimal-places="0" number:min-decimal-places="0" number:min-integer-digits="0"/>
      <number:text> kr </number:text>
    </number:number-style>
    <number:text-style style:name="N10139" number:language="sv" number:country="S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3" style:display-name="Normal 3" style:family="table-cell" style:parent-style-name="Default" style:data-style-name="N0">
      <style:table-cell-properties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00-00-00</text:date>, <text:time style:data-style-name="N2" text:time-value="17:54:47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2T18:31:01.690000000</meta:creation-date>
    <meta:generator>LibreOffice/7.0.2.2$Windows_X86_64 LibreOffice_project/8349ace3c3162073abd90d81fd06dcfb6b36b994</meta:generator>
    <dc:date>2022-01-08T17:55:00.936000000</dc:date>
    <meta:editing-duration>P4DT19H43M57S</meta:editing-duration>
    <meta:editing-cycles>129</meta:editing-cycles>
    <meta:document-statistic meta:table-count="11" meta:cell-count="16389" meta:object-count="0"/>
  </office:meta>
</office:document-meta>
</file>